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99in"/>
    </style:style>
    <style:style style:name="co2" style:family="table-column">
      <style:table-column-properties fo:break-before="auto" style:column-width="1.4799in"/>
    </style:style>
    <style:style style:name="co3" style:family="table-column">
      <style:table-column-properties fo:break-before="auto" style:column-width="1.6181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2.0472in"/>
    </style:style>
    <style:style style:name="co6" style:family="table-column">
      <style:table-column-properties fo:break-before="auto" style:column-width="1.9965in"/>
    </style:style>
    <style:style style:name="co7" style:family="table-column">
      <style:table-column-properties fo:break-before="auto" style:column-width="2.1354in"/>
    </style:style>
    <style:style style:name="co8" style:family="table-column">
      <style:table-column-properties fo:break-before="auto" style:column-width="1.9465in"/>
    </style:style>
    <style:style style:name="co9" style:family="table-column">
      <style:table-column-properties fo:break-before="auto" style:column-width="2.0854in"/>
    </style:style>
    <style:style style:name="co10" style:family="table-column">
      <style:table-column-properties fo:break-before="auto" style:column-width="1.6563in"/>
    </style:style>
    <style:style style:name="co11" style:family="table-column">
      <style:table-column-properties fo:break-before="auto" style:column-width="1.6055in"/>
    </style:style>
    <style:style style:name="co12" style:family="table-column">
      <style:table-column-properties fo:break-before="auto" style:column-width="1.7445in"/>
    </style:style>
    <style:style style:name="co13" style:family="table-column">
      <style:table-column-properties fo:break-before="auto" style:column-width="1.7827in"/>
    </style:style>
    <style:style style:name="co14" style:family="table-column">
      <style:table-column-properties fo:break-before="auto" style:column-width="1.7319in"/>
    </style:style>
    <style:style style:name="co15" style:family="table-column">
      <style:table-column-properties fo:break-before="auto" style:column-width="1.8709in"/>
    </style:style>
    <style:style style:name="co16" style:family="table-column">
      <style:table-column-properties fo:break-before="auto" style:column-width="1.6937in"/>
    </style:style>
    <style:style style:name="co17" style:family="table-column">
      <style:table-column-properties fo:break-before="auto" style:column-width="1.6437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4433in" svg:height="4.1421in" svg:x="2.5594in" svg:y="19.1114in">
            <draw:object draw:notify-on-update-of-ranges="Sheet1.A2:Sheet1.A101 Sheet1.E2:Sheet1.E101 Sheet1.I2:Sheet1.I101 Sheet1.M2:Sheet1.M101 Sheet1.Q2:Sheet1.Q101 Sheet1.U2:Sheet1.U101 Sheet1.Y2:Sheet1.Y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porcentaje_ocio_horas</text:p>
          </table:table-cell>
          <table:table-cell table:style-name="ce1" office:value-type="string" calcext:value-type="string">
            <text:p>media_en_cola_horas</text:p>
          </table:table-cell>
          <table:table-cell table:style-name="ce1" office:value-type="string" calcext:value-type="string">
            <text:p>tiempo_ejecucion_horas</text:p>
          </table:table-cell>
          <table:table-cell table:style-name="ce1"/>
          <table:table-cell table:style-name="ce1" office:value-type="string" calcext:value-type="string">
            <text:p>porcentaje_ocio_medias_horas</text:p>
          </table:table-cell>
          <table:table-cell table:style-name="ce1" office:value-type="string" calcext:value-type="string">
            <text:p>media_en_cola_medias_horas</text:p>
          </table:table-cell>
          <table:table-cell table:style-name="ce1" office:value-type="string" calcext:value-type="string">
            <text:p>tiempo_ejecucion_medias_horas</text:p>
          </table:table-cell>
          <table:table-cell table:style-name="ce1"/>
          <table:table-cell table:style-name="ce1" office:value-type="string" calcext:value-type="string">
            <text:p>porcentaje_ocio_cuarto_horas</text:p>
          </table:table-cell>
          <table:table-cell table:style-name="ce1" office:value-type="string" calcext:value-type="string">
            <text:p>media_en_cola_cuarto_horas</text:p>
          </table:table-cell>
          <table:table-cell table:style-name="ce1" office:value-type="string" calcext:value-type="string">
            <text:p>tiempo_ejecucion_cuarto_horas</text:p>
          </table:table-cell>
          <table:table-cell table:style-name="ce1"/>
          <table:table-cell table:style-name="ce1" office:value-type="string" calcext:value-type="string">
            <text:p>porcentaje_ocio_minutos</text:p>
          </table:table-cell>
          <table:table-cell table:style-name="ce1" office:value-type="string" calcext:value-type="string">
            <text:p>media_en_cola<text:span text:style-name="T1">_</text:span><text:span text:style-name="T2">minutos</text:span></text:p>
          </table:table-cell>
          <table:table-cell table:style-name="ce1" office:value-type="string" calcext:value-type="string">
            <text:p>tiempo_ejecucion_minutos</text:p>
          </table:table-cell>
          <table:table-cell table:style-name="ce1"/>
          <table:table-cell table:style-name="ce1" office:value-type="string" calcext:value-type="string">
            <text:p>porcentaje_ocio_segundos</text:p>
          </table:table-cell>
          <table:table-cell table:style-name="ce1" office:value-type="string" calcext:value-type="string">
            <text:p>media_en_cola_segundos</text:p>
          </table:table-cell>
          <table:table-cell table:style-name="ce1" office:value-type="string" calcext:value-type="string">
            <text:p>tiempo_ejecucion_segundos</text:p>
          </table:table-cell>
          <table:table-cell table:style-name="ce1"/>
          <table:table-cell table:style-name="ce1" office:value-type="string" calcext:value-type="string">
            <text:p>porcentaje_ocio_decimas</text:p>
          </table:table-cell>
          <table:table-cell table:style-name="ce1" office:value-type="string" calcext:value-type="string">
            <text:p>media_en_cola<text:span text:style-name="T2">_decimas</text:span></text:p>
          </table:table-cell>
          <table:table-cell table:style-name="ce1" office:value-type="string" calcext:value-type="string">
            <text:p>tiempo_ejecucion_decimas</text:p>
          </table:table-cell>
          <table:table-cell table:style-name="ce1"/>
          <table:table-cell table:style-name="ce3" office:value-type="string" calcext:value-type="string">
            <text:p>porcentaje_ocio_milesimas</text:p>
          </table:table-cell>
          <table:table-cell table:style-name="ce1" office:value-type="string" calcext:value-type="string">
            <text:p>media_en_cola_milesimas</text:p>
          </table:table-cell>
          <table:table-cell table:style-name="ce1" office:value-type="string" calcext:value-type="string">
            <text:p>tiempo_ejecucion_milesimas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41988" calcext:value-type="float">
            <text:p>0.00141988</text:p>
          </table:table-cell>
          <table:table-cell table:style-name="ce1"/>
          <table:table-cell table:style-name="ce1" office:value-type="float" office:value="33.2776" calcext:value-type="float">
            <text:p>33.2776</text:p>
          </table:table-cell>
          <table:table-cell table:style-name="ce1" office:value-type="float" office:value="1.17307" calcext:value-type="float">
            <text:p>1.17307</text:p>
          </table:table-cell>
          <table:table-cell table:style-name="ce1" office:value-type="float" office:value="0.000838816" calcext:value-type="float">
            <text:p>0.000838816</text:p>
          </table:table-cell>
          <table:table-cell table:style-name="ce1"/>
          <table:table-cell table:style-name="ce1" office:value-type="float" office:value="32.2002" calcext:value-type="float">
            <text:p>32.2002</text:p>
          </table:table-cell>
          <table:table-cell table:style-name="ce1" office:value-type="float" office:value="1.35355" calcext:value-type="float">
            <text:p>1.35355</text:p>
          </table:table-cell>
          <table:table-cell table:style-name="ce1" office:value-type="float" office:value="0.00243513" calcext:value-type="float">
            <text:p>0.00243513</text:p>
          </table:table-cell>
          <table:table-cell table:style-name="ce1"/>
          <table:table-cell table:style-name="ce1" office:value-type="float" office:value="32.6102" calcext:value-type="float">
            <text:p>32.6102</text:p>
          </table:table-cell>
          <table:table-cell table:style-name="ce1" office:value-type="float" office:value="1.28017" calcext:value-type="float">
            <text:p>1.28017</text:p>
          </table:table-cell>
          <table:table-cell table:style-name="ce1" office:value-type="float" office:value="0.000829879" calcext:value-type="float">
            <text:p>0.000829879</text:p>
          </table:table-cell>
          <table:table-cell table:style-name="ce1"/>
          <table:table-cell table:style-name="ce1" office:value-type="float" office:value="33.2153" calcext:value-type="float">
            <text:p>33.2153</text:p>
          </table:table-cell>
          <table:table-cell table:style-name="ce1" office:value-type="float" office:value="1.46596" calcext:value-type="float">
            <text:p>1.46596</text:p>
          </table:table-cell>
          <table:table-cell table:style-name="ce1" office:value-type="float" office:value="0.017764" calcext:value-type="float">
            <text:p>0.017764</text:p>
          </table:table-cell>
          <table:table-cell table:style-name="ce1"/>
          <table:table-cell table:style-name="ce1" office:value-type="float" office:value="34.1958" calcext:value-type="float">
            <text:p>34.1958</text:p>
          </table:table-cell>
          <table:table-cell table:style-name="ce1" office:value-type="float" office:value="1.19981" calcext:value-type="float">
            <text:p>1.19981</text:p>
          </table:table-cell>
          <table:table-cell table:style-name="ce1" office:value-type="float" office:value="0.0903458" calcext:value-type="float">
            <text:p>0.0903458</text:p>
          </table:table-cell>
          <table:table-cell table:style-name="ce1"/>
          <table:table-cell table:style-name="ce1" office:value-type="float" office:value="33.3535" calcext:value-type="float">
            <text:p>33.3535</text:p>
          </table:table-cell>
          <table:table-cell table:style-name="ce1" office:value-type="float" office:value="1.35791" calcext:value-type="float">
            <text:p>1.35791</text:p>
          </table:table-cell>
          <table:table-cell table:style-name="ce1" office:value-type="float" office:value="0.607437" calcext:value-type="float">
            <text:p>0.607437</text:p>
          </table:table-cell>
        </table:table-row>
        <table:table-row table:style-name="ro1">
          <table:table-cell table:style-name="ce1" office:value-type="float" office:value="0.019994" calcext:value-type="float">
            <text:p>0.0199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210815" calcext:value-type="float">
            <text:p>0.00210815</text:p>
          </table:table-cell>
          <table:table-cell table:style-name="ce1"/>
          <table:table-cell table:style-name="ce1" office:value-type="float" office:value="31.6323" calcext:value-type="float">
            <text:p>31.6323</text:p>
          </table:table-cell>
          <table:table-cell table:style-name="ce1" office:value-type="float" office:value="1.27675" calcext:value-type="float">
            <text:p>1.27675</text:p>
          </table:table-cell>
          <table:table-cell table:style-name="ce1" office:value-type="float" office:value="0.00198781" calcext:value-type="float">
            <text:p>0.00198781</text:p>
          </table:table-cell>
          <table:table-cell table:style-name="ce1"/>
          <table:table-cell table:style-name="ce1" office:value-type="float" office:value="32.9474" calcext:value-type="float">
            <text:p>32.9474</text:p>
          </table:table-cell>
          <table:table-cell table:style-name="ce1" office:value-type="float" office:value="1.27085" calcext:value-type="float">
            <text:p>1.27085</text:p>
          </table:table-cell>
          <table:table-cell table:style-name="ce1" office:value-type="float" office:value="0.00241126" calcext:value-type="float">
            <text:p>0.00241126</text:p>
          </table:table-cell>
          <table:table-cell table:style-name="ce1"/>
          <table:table-cell table:style-name="ce1" office:value-type="float" office:value="34.113" calcext:value-type="float">
            <text:p>34.113</text:p>
          </table:table-cell>
          <table:table-cell table:style-name="ce1" office:value-type="float" office:value="1.29392" calcext:value-type="float">
            <text:p>1.29392</text:p>
          </table:table-cell>
          <table:table-cell table:style-name="ce1" office:value-type="float" office:value="0.00216625" calcext:value-type="float">
            <text:p>0.00216625</text:p>
          </table:table-cell>
          <table:table-cell table:style-name="ce1"/>
          <table:table-cell table:style-name="ce1" office:value-type="float" office:value="33.581" calcext:value-type="float">
            <text:p>33.581</text:p>
          </table:table-cell>
          <table:table-cell table:style-name="ce1" office:value-type="float" office:value="1.27498" calcext:value-type="float">
            <text:p>1.27498</text:p>
          </table:table-cell>
          <table:table-cell table:style-name="ce1" office:value-type="float" office:value="0.0192578" calcext:value-type="float">
            <text:p>0.0192578</text:p>
          </table:table-cell>
          <table:table-cell table:style-name="ce1"/>
          <table:table-cell table:style-name="ce1" office:value-type="float" office:value="33.2141" calcext:value-type="float">
            <text:p>33.2141</text:p>
          </table:table-cell>
          <table:table-cell table:style-name="ce1" office:value-type="float" office:value="1.22351" calcext:value-type="float">
            <text:p>1.22351</text:p>
          </table:table-cell>
          <table:table-cell table:style-name="ce1" office:value-type="float" office:value="0.0597655" calcext:value-type="float">
            <text:p>0.0597655</text:p>
          </table:table-cell>
          <table:table-cell table:style-name="ce1"/>
          <table:table-cell table:style-name="ce1" office:value-type="float" office:value="32.0145" calcext:value-type="float">
            <text:p>32.0145</text:p>
          </table:table-cell>
          <table:table-cell table:style-name="ce1" office:value-type="float" office:value="1.44637" calcext:value-type="float">
            <text:p>1.44637</text:p>
          </table:table-cell>
          <table:table-cell table:style-name="ce1" office:value-type="float" office:value="0.575387" calcext:value-type="float">
            <text:p>0.575387</text:p>
          </table:table-cell>
        </table:table-row>
        <table:table-row table:style-name="ro1">
          <table:table-cell table:style-name="ce1" office:value-type="float" office:value="0.019994" calcext:value-type="float">
            <text:p>0.0199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43402" calcext:value-type="float">
            <text:p>0.00143402</text:p>
          </table:table-cell>
          <table:table-cell table:style-name="ce1"/>
          <table:table-cell table:style-name="ce1" office:value-type="float" office:value="31.2349" calcext:value-type="float">
            <text:p>31.2349</text:p>
          </table:table-cell>
          <table:table-cell table:style-name="ce1" office:value-type="float" office:value="1.22559" calcext:value-type="float">
            <text:p>1.22559</text:p>
          </table:table-cell>
          <table:table-cell table:style-name="ce1" office:value-type="float" office:value="0.000792268" calcext:value-type="float">
            <text:p>0.000792268</text:p>
          </table:table-cell>
          <table:table-cell table:style-name="ce1"/>
          <table:table-cell table:style-name="ce1" office:value-type="float" office:value="32.1683" calcext:value-type="float">
            <text:p>32.1683</text:p>
          </table:table-cell>
          <table:table-cell table:style-name="ce1" office:value-type="float" office:value="1.29153" calcext:value-type="float">
            <text:p>1.29153</text:p>
          </table:table-cell>
          <table:table-cell table:style-name="ce1" office:value-type="float" office:value="0.00240964" calcext:value-type="float">
            <text:p>0.00240964</text:p>
          </table:table-cell>
          <table:table-cell table:style-name="ce1"/>
          <table:table-cell table:style-name="ce1" office:value-type="float" office:value="33.2579" calcext:value-type="float">
            <text:p>33.2579</text:p>
          </table:table-cell>
          <table:table-cell table:style-name="ce1" office:value-type="float" office:value="1.22696" calcext:value-type="float">
            <text:p>1.22696</text:p>
          </table:table-cell>
          <table:table-cell table:style-name="ce1" office:value-type="float" office:value="0.000833986" calcext:value-type="float">
            <text:p>0.000833986</text:p>
          </table:table-cell>
          <table:table-cell table:style-name="ce1"/>
          <table:table-cell table:style-name="ce1" office:value-type="float" office:value="31.4516" calcext:value-type="float">
            <text:p>31.4516</text:p>
          </table:table-cell>
          <table:table-cell table:style-name="ce1" office:value-type="float" office:value="1.43909" calcext:value-type="float">
            <text:p>1.43909</text:p>
          </table:table-cell>
          <table:table-cell table:style-name="ce1" office:value-type="float" office:value="0.0116043" calcext:value-type="float">
            <text:p>0.0116043</text:p>
          </table:table-cell>
          <table:table-cell table:style-name="ce1"/>
          <table:table-cell table:style-name="ce1" office:value-type="float" office:value="34.3966" calcext:value-type="float">
            <text:p>34.3966</text:p>
          </table:table-cell>
          <table:table-cell table:style-name="ce1" office:value-type="float" office:value="1.29008" calcext:value-type="float">
            <text:p>1.29008</text:p>
          </table:table-cell>
          <table:table-cell table:style-name="ce1" office:value-type="float" office:value="0.0603674" calcext:value-type="float">
            <text:p>0.0603674</text:p>
          </table:table-cell>
          <table:table-cell table:style-name="ce1"/>
          <table:table-cell table:style-name="ce1" office:value-type="float" office:value="34.9718" calcext:value-type="float">
            <text:p>34.9718</text:p>
          </table:table-cell>
          <table:table-cell table:style-name="ce1" office:value-type="float" office:value="1.17236" calcext:value-type="float">
            <text:p>1.17236</text:p>
          </table:table-cell>
          <table:table-cell table:style-name="ce1" office:value-type="float" office:value="0.583551" calcext:value-type="float">
            <text:p>0.583551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53759" calcext:value-type="float">
            <text:p>0.00153759</text:p>
          </table:table-cell>
          <table:table-cell table:style-name="ce1"/>
          <table:table-cell table:style-name="ce1" office:value-type="float" office:value="31.7654" calcext:value-type="float">
            <text:p>31.7654</text:p>
          </table:table-cell>
          <table:table-cell table:style-name="ce1" office:value-type="float" office:value="1.21376" calcext:value-type="float">
            <text:p>1.21376</text:p>
          </table:table-cell>
          <table:table-cell table:style-name="ce1" office:value-type="float" office:value="0.000796586" calcext:value-type="float">
            <text:p>0.000796586</text:p>
          </table:table-cell>
          <table:table-cell table:style-name="ce1"/>
          <table:table-cell table:style-name="ce1" office:value-type="float" office:value="33.4584" calcext:value-type="float">
            <text:p>33.4584</text:p>
          </table:table-cell>
          <table:table-cell table:style-name="ce1" office:value-type="float" office:value="1.21891" calcext:value-type="float">
            <text:p>1.21891</text:p>
          </table:table-cell>
          <table:table-cell table:style-name="ce1" office:value-type="float" office:value="0.00241118" calcext:value-type="float">
            <text:p>0.00241118</text:p>
          </table:table-cell>
          <table:table-cell table:style-name="ce1"/>
          <table:table-cell table:style-name="ce1" office:value-type="float" office:value="33.8588" calcext:value-type="float">
            <text:p>33.8588</text:p>
          </table:table-cell>
          <table:table-cell table:style-name="ce1" office:value-type="float" office:value="1.21395" calcext:value-type="float">
            <text:p>1.21395</text:p>
          </table:table-cell>
          <table:table-cell table:style-name="ce1" office:value-type="float" office:value="0.00081489" calcext:value-type="float">
            <text:p>0.00081489</text:p>
          </table:table-cell>
          <table:table-cell table:style-name="ce1"/>
          <table:table-cell table:style-name="ce1" office:value-type="float" office:value="32.2032" calcext:value-type="float">
            <text:p>32.2032</text:p>
          </table:table-cell>
          <table:table-cell table:style-name="ce1" office:value-type="float" office:value="1.42206" calcext:value-type="float">
            <text:p>1.42206</text:p>
          </table:table-cell>
          <table:table-cell table:style-name="ce1" office:value-type="float" office:value="0.00640796" calcext:value-type="float">
            <text:p>0.00640796</text:p>
          </table:table-cell>
          <table:table-cell table:style-name="ce1"/>
          <table:table-cell table:style-name="ce1" office:value-type="float" office:value="33.4199" calcext:value-type="float">
            <text:p>33.4199</text:p>
          </table:table-cell>
          <table:table-cell table:style-name="ce1" office:value-type="float" office:value="1.36873" calcext:value-type="float">
            <text:p>1.36873</text:p>
          </table:table-cell>
          <table:table-cell table:style-name="ce1" office:value-type="float" office:value="0.0604225" calcext:value-type="float">
            <text:p>0.0604225</text:p>
          </table:table-cell>
          <table:table-cell table:style-name="ce1"/>
          <table:table-cell table:style-name="ce1" office:value-type="float" office:value="33.4999" calcext:value-type="float">
            <text:p>33.4999</text:p>
          </table:table-cell>
          <table:table-cell table:style-name="ce1" office:value-type="float" office:value="1.38223" calcext:value-type="float">
            <text:p>1.38223</text:p>
          </table:table-cell>
          <table:table-cell table:style-name="ce1" office:value-type="float" office:value="0.845175" calcext:value-type="float">
            <text:p>0.845175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4234" calcext:value-type="float">
            <text:p>0.0014234</text:p>
          </table:table-cell>
          <table:table-cell table:style-name="ce1"/>
          <table:table-cell table:style-name="ce1" office:value-type="float" office:value="31.4834" calcext:value-type="float">
            <text:p>31.4834</text:p>
          </table:table-cell>
          <table:table-cell table:style-name="ce1" office:value-type="float" office:value="1.21626" calcext:value-type="float">
            <text:p>1.21626</text:p>
          </table:table-cell>
          <table:table-cell table:style-name="ce1" office:value-type="float" office:value="0.000800854" calcext:value-type="float">
            <text:p>0.000800854</text:p>
          </table:table-cell>
          <table:table-cell table:style-name="ce1"/>
          <table:table-cell table:style-name="ce1" office:value-type="float" office:value="32.7356" calcext:value-type="float">
            <text:p>32.7356</text:p>
          </table:table-cell>
          <table:table-cell table:style-name="ce1" office:value-type="float" office:value="1.17038" calcext:value-type="float">
            <text:p>1.17038</text:p>
          </table:table-cell>
          <table:table-cell table:style-name="ce1" office:value-type="float" office:value="0.00240018" calcext:value-type="float">
            <text:p>0.00240018</text:p>
          </table:table-cell>
          <table:table-cell table:style-name="ce1"/>
          <table:table-cell table:style-name="ce1" office:value-type="float" office:value="33.1285" calcext:value-type="float">
            <text:p>33.1285</text:p>
          </table:table-cell>
          <table:table-cell table:style-name="ce1" office:value-type="float" office:value="1.54287" calcext:value-type="float">
            <text:p>1.54287</text:p>
          </table:table-cell>
          <table:table-cell table:style-name="ce1" office:value-type="float" office:value="0.00082532" calcext:value-type="float">
            <text:p>0.00082532</text:p>
          </table:table-cell>
          <table:table-cell table:style-name="ce1"/>
          <table:table-cell table:style-name="ce1" office:value-type="float" office:value="32.2279" calcext:value-type="float">
            <text:p>32.2279</text:p>
          </table:table-cell>
          <table:table-cell table:style-name="ce1" office:value-type="float" office:value="1.38369" calcext:value-type="float">
            <text:p>1.38369</text:p>
          </table:table-cell>
          <table:table-cell table:style-name="ce1" office:value-type="float" office:value="0.00636363" calcext:value-type="float">
            <text:p>0.00636363</text:p>
          </table:table-cell>
          <table:table-cell table:style-name="ce1"/>
          <table:table-cell table:style-name="ce1" office:value-type="float" office:value="34.099" calcext:value-type="float">
            <text:p>34.099</text:p>
          </table:table-cell>
          <table:table-cell table:style-name="ce1" office:value-type="float" office:value="1.20439" calcext:value-type="float">
            <text:p>1.20439</text:p>
          </table:table-cell>
          <table:table-cell table:style-name="ce1" office:value-type="float" office:value="0.0597003" calcext:value-type="float">
            <text:p>0.0597003</text:p>
          </table:table-cell>
          <table:table-cell table:style-name="ce1"/>
          <table:table-cell table:style-name="ce1" office:value-type="float" office:value="33.9841" calcext:value-type="float">
            <text:p>33.9841</text:p>
          </table:table-cell>
          <table:table-cell table:style-name="ce1" office:value-type="float" office:value="1.36347" calcext:value-type="float">
            <text:p>1.36347</text:p>
          </table:table-cell>
          <table:table-cell table:style-name="ce1" office:value-type="float" office:value="0.919958" calcext:value-type="float">
            <text:p>0.919958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43745" calcext:value-type="float">
            <text:p>0.00143745</text:p>
          </table:table-cell>
          <table:table-cell table:style-name="ce1"/>
          <table:table-cell table:style-name="ce1" office:value-type="float" office:value="31.1983" calcext:value-type="float">
            <text:p>31.1983</text:p>
          </table:table-cell>
          <table:table-cell table:style-name="ce1" office:value-type="float" office:value="1.30558" calcext:value-type="float">
            <text:p>1.30558</text:p>
          </table:table-cell>
          <table:table-cell table:style-name="ce1" office:value-type="float" office:value="0.000797137" calcext:value-type="float">
            <text:p>0.000797137</text:p>
          </table:table-cell>
          <table:table-cell table:style-name="ce1"/>
          <table:table-cell table:style-name="ce1" office:value-type="float" office:value="34.4772" calcext:value-type="float">
            <text:p>34.4772</text:p>
          </table:table-cell>
          <table:table-cell table:style-name="ce1" office:value-type="float" office:value="1.15843" calcext:value-type="float">
            <text:p>1.15843</text:p>
          </table:table-cell>
          <table:table-cell table:style-name="ce1" office:value-type="float" office:value="0.00241588" calcext:value-type="float">
            <text:p>0.00241588</text:p>
          </table:table-cell>
          <table:table-cell table:style-name="ce1"/>
          <table:table-cell table:style-name="ce1" office:value-type="float" office:value="31.9999" calcext:value-type="float">
            <text:p>31.9999</text:p>
          </table:table-cell>
          <table:table-cell table:style-name="ce1" office:value-type="float" office:value="1.42912" calcext:value-type="float">
            <text:p>1.42912</text:p>
          </table:table-cell>
          <table:table-cell table:style-name="ce1" office:value-type="float" office:value="0.000803519" calcext:value-type="float">
            <text:p>0.000803519</text:p>
          </table:table-cell>
          <table:table-cell table:style-name="ce1"/>
          <table:table-cell table:style-name="ce1" office:value-type="float" office:value="32.2403" calcext:value-type="float">
            <text:p>32.2403</text:p>
          </table:table-cell>
          <table:table-cell table:style-name="ce1" office:value-type="float" office:value="1.3655" calcext:value-type="float">
            <text:p>1.3655</text:p>
          </table:table-cell>
          <table:table-cell table:style-name="ce1" office:value-type="float" office:value="0.00636611" calcext:value-type="float">
            <text:p>0.00636611</text:p>
          </table:table-cell>
          <table:table-cell table:style-name="ce1"/>
          <table:table-cell table:style-name="ce1" office:value-type="float" office:value="34.2282" calcext:value-type="float">
            <text:p>34.2282</text:p>
          </table:table-cell>
          <table:table-cell table:style-name="ce1" office:value-type="float" office:value="1.19235" calcext:value-type="float">
            <text:p>1.19235</text:p>
          </table:table-cell>
          <table:table-cell table:style-name="ce1" office:value-type="float" office:value="0.0606534" calcext:value-type="float">
            <text:p>0.0606534</text:p>
          </table:table-cell>
          <table:table-cell table:style-name="ce1"/>
          <table:table-cell table:style-name="ce1" office:value-type="float" office:value="32.9744" calcext:value-type="float">
            <text:p>32.9744</text:p>
          </table:table-cell>
          <table:table-cell table:style-name="ce1" office:value-type="float" office:value="1.34923" calcext:value-type="float">
            <text:p>1.34923</text:p>
          </table:table-cell>
          <table:table-cell table:style-name="ce1" office:value-type="float" office:value="0.776958" calcext:value-type="float">
            <text:p>0.776958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41224" calcext:value-type="float">
            <text:p>0.00141224</text:p>
          </table:table-cell>
          <table:table-cell table:style-name="ce1"/>
          <table:table-cell table:style-name="ce1" office:value-type="float" office:value="32.4818" calcext:value-type="float">
            <text:p>32.4818</text:p>
          </table:table-cell>
          <table:table-cell table:style-name="ce1" office:value-type="float" office:value="1.12542" calcext:value-type="float">
            <text:p>1.12542</text:p>
          </table:table-cell>
          <table:table-cell table:style-name="ce1" office:value-type="float" office:value="0.00079848" calcext:value-type="float">
            <text:p>0.00079848</text:p>
          </table:table-cell>
          <table:table-cell table:style-name="ce1"/>
          <table:table-cell table:style-name="ce1" office:value-type="float" office:value="32.1938" calcext:value-type="float">
            <text:p>32.1938</text:p>
          </table:table-cell>
          <table:table-cell table:style-name="ce1" office:value-type="float" office:value="1.27732" calcext:value-type="float">
            <text:p>1.27732</text:p>
          </table:table-cell>
          <table:table-cell table:style-name="ce1" office:value-type="float" office:value="0.00243325" calcext:value-type="float">
            <text:p>0.00243325</text:p>
          </table:table-cell>
          <table:table-cell table:style-name="ce1"/>
          <table:table-cell table:style-name="ce1" office:value-type="float" office:value="32.46" calcext:value-type="float">
            <text:p>32.46</text:p>
          </table:table-cell>
          <table:table-cell table:style-name="ce1" office:value-type="float" office:value="1.42464" calcext:value-type="float">
            <text:p>1.42464</text:p>
          </table:table-cell>
          <table:table-cell table:style-name="ce1" office:value-type="float" office:value="0.000816093" calcext:value-type="float">
            <text:p>0.000816093</text:p>
          </table:table-cell>
          <table:table-cell table:style-name="ce1"/>
          <table:table-cell table:style-name="ce1" office:value-type="float" office:value="34.101" calcext:value-type="float">
            <text:p>34.101</text:p>
          </table:table-cell>
          <table:table-cell table:style-name="ce1" office:value-type="float" office:value="1.26265" calcext:value-type="float">
            <text:p>1.26265</text:p>
          </table:table-cell>
          <table:table-cell table:style-name="ce1" office:value-type="float" office:value="0.00649712" calcext:value-type="float">
            <text:p>0.00649712</text:p>
          </table:table-cell>
          <table:table-cell table:style-name="ce1"/>
          <table:table-cell table:style-name="ce1" office:value-type="float" office:value="32.9848" calcext:value-type="float">
            <text:p>32.9848</text:p>
          </table:table-cell>
          <table:table-cell table:style-name="ce1" office:value-type="float" office:value="1.40574" calcext:value-type="float">
            <text:p>1.40574</text:p>
          </table:table-cell>
          <table:table-cell table:style-name="ce1" office:value-type="float" office:value="0.0603303" calcext:value-type="float">
            <text:p>0.0603303</text:p>
          </table:table-cell>
          <table:table-cell table:style-name="ce1"/>
          <table:table-cell table:style-name="ce1" office:value-type="float" office:value="33.6696" calcext:value-type="float">
            <text:p>33.6696</text:p>
          </table:table-cell>
          <table:table-cell table:style-name="ce1" office:value-type="float" office:value="1.22739" calcext:value-type="float">
            <text:p>1.22739</text:p>
          </table:table-cell>
          <table:table-cell table:style-name="ce1" office:value-type="float" office:value="0.576726" calcext:value-type="float">
            <text:p>0.576726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43145" calcext:value-type="float">
            <text:p>0.00143145</text:p>
          </table:table-cell>
          <table:table-cell table:style-name="ce1"/>
          <table:table-cell table:style-name="ce1" office:value-type="float" office:value="31.7492" calcext:value-type="float">
            <text:p>31.7492</text:p>
          </table:table-cell>
          <table:table-cell table:style-name="ce1" office:value-type="float" office:value="1.18109" calcext:value-type="float">
            <text:p>1.18109</text:p>
          </table:table-cell>
          <table:table-cell table:style-name="ce1" office:value-type="float" office:value="0.000788301" calcext:value-type="float">
            <text:p>0.000788301</text:p>
          </table:table-cell>
          <table:table-cell table:style-name="ce1"/>
          <table:table-cell table:style-name="ce1" office:value-type="float" office:value="33.1176" calcext:value-type="float">
            <text:p>33.1176</text:p>
          </table:table-cell>
          <table:table-cell table:style-name="ce1" office:value-type="float" office:value="1.21544" calcext:value-type="float">
            <text:p>1.21544</text:p>
          </table:table-cell>
          <table:table-cell table:style-name="ce1" office:value-type="float" office:value="0.0024099" calcext:value-type="float">
            <text:p>0.0024099</text:p>
          </table:table-cell>
          <table:table-cell table:style-name="ce1"/>
          <table:table-cell table:style-name="ce1" office:value-type="float" office:value="34.1642" calcext:value-type="float">
            <text:p>34.1642</text:p>
          </table:table-cell>
          <table:table-cell table:style-name="ce1" office:value-type="float" office:value="1.22626" calcext:value-type="float">
            <text:p>1.22626</text:p>
          </table:table-cell>
          <table:table-cell table:style-name="ce1" office:value-type="float" office:value="0.00080931" calcext:value-type="float">
            <text:p>0.00080931</text:p>
          </table:table-cell>
          <table:table-cell table:style-name="ce1"/>
          <table:table-cell table:style-name="ce1" office:value-type="float" office:value="33.2375" calcext:value-type="float">
            <text:p>33.2375</text:p>
          </table:table-cell>
          <table:table-cell table:style-name="ce1" office:value-type="float" office:value="1.22868" calcext:value-type="float">
            <text:p>1.22868</text:p>
          </table:table-cell>
          <table:table-cell table:style-name="ce1" office:value-type="float" office:value="0.00644807" calcext:value-type="float">
            <text:p>0.00644807</text:p>
          </table:table-cell>
          <table:table-cell table:style-name="ce1"/>
          <table:table-cell table:style-name="ce1" office:value-type="float" office:value="32.1908" calcext:value-type="float">
            <text:p>32.1908</text:p>
          </table:table-cell>
          <table:table-cell table:style-name="ce1" office:value-type="float" office:value="1.39498" calcext:value-type="float">
            <text:p>1.39498</text:p>
          </table:table-cell>
          <table:table-cell table:style-name="ce1" office:value-type="float" office:value="0.0600643" calcext:value-type="float">
            <text:p>0.0600643</text:p>
          </table:table-cell>
          <table:table-cell table:style-name="ce1"/>
          <table:table-cell table:style-name="ce1" office:value-type="float" office:value="32.9324" calcext:value-type="float">
            <text:p>32.9324</text:p>
          </table:table-cell>
          <table:table-cell table:style-name="ce1" office:value-type="float" office:value="1.35279" calcext:value-type="float">
            <text:p>1.35279</text:p>
          </table:table-cell>
          <table:table-cell table:style-name="ce1" office:value-type="float" office:value="0.580205" calcext:value-type="float">
            <text:p>0.580205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45601" calcext:value-type="float">
            <text:p>0.00145601</text:p>
          </table:table-cell>
          <table:table-cell table:style-name="ce1"/>
          <table:table-cell table:style-name="ce1" office:value-type="float" office:value="32.2323" calcext:value-type="float">
            <text:p>32.2323</text:p>
          </table:table-cell>
          <table:table-cell table:style-name="ce1" office:value-type="float" office:value="1.34969" calcext:value-type="float">
            <text:p>1.34969</text:p>
          </table:table-cell>
          <table:table-cell table:style-name="ce1" office:value-type="float" office:value="0.000798139" calcext:value-type="float">
            <text:p>0.000798139</text:p>
          </table:table-cell>
          <table:table-cell table:style-name="ce1"/>
          <table:table-cell table:style-name="ce1" office:value-type="float" office:value="34.1764" calcext:value-type="float">
            <text:p>34.1764</text:p>
          </table:table-cell>
          <table:table-cell table:style-name="ce1" office:value-type="float" office:value="1.22165" calcext:value-type="float">
            <text:p>1.22165</text:p>
          </table:table-cell>
          <table:table-cell table:style-name="ce1" office:value-type="float" office:value="0.0024081" calcext:value-type="float">
            <text:p>0.0024081</text:p>
          </table:table-cell>
          <table:table-cell table:style-name="ce1"/>
          <table:table-cell table:style-name="ce1" office:value-type="float" office:value="32.341" calcext:value-type="float">
            <text:p>32.341</text:p>
          </table:table-cell>
          <table:table-cell table:style-name="ce1" office:value-type="float" office:value="1.33788" calcext:value-type="float">
            <text:p>1.33788</text:p>
          </table:table-cell>
          <table:table-cell table:style-name="ce1" office:value-type="float" office:value="0.000844607" calcext:value-type="float">
            <text:p>0.000844607</text:p>
          </table:table-cell>
          <table:table-cell table:style-name="ce1"/>
          <table:table-cell table:style-name="ce1" office:value-type="float" office:value="34.1661" calcext:value-type="float">
            <text:p>34.1661</text:p>
          </table:table-cell>
          <table:table-cell table:style-name="ce1" office:value-type="float" office:value="1.22599" calcext:value-type="float">
            <text:p>1.22599</text:p>
          </table:table-cell>
          <table:table-cell table:style-name="ce1" office:value-type="float" office:value="0.00647422" calcext:value-type="float">
            <text:p>0.00647422</text:p>
          </table:table-cell>
          <table:table-cell table:style-name="ce1"/>
          <table:table-cell table:style-name="ce1" office:value-type="float" office:value="32.7855" calcext:value-type="float">
            <text:p>32.7855</text:p>
          </table:table-cell>
          <table:table-cell table:style-name="ce1" office:value-type="float" office:value="1.38472" calcext:value-type="float">
            <text:p>1.38472</text:p>
          </table:table-cell>
          <table:table-cell table:style-name="ce1" office:value-type="float" office:value="0.0593914" calcext:value-type="float">
            <text:p>0.0593914</text:p>
          </table:table-cell>
          <table:table-cell table:style-name="ce1"/>
          <table:table-cell table:style-name="ce1" office:value-type="float" office:value="32.785" calcext:value-type="float">
            <text:p>32.785</text:p>
          </table:table-cell>
          <table:table-cell table:style-name="ce1" office:value-type="float" office:value="1.39487" calcext:value-type="float">
            <text:p>1.39487</text:p>
          </table:table-cell>
          <table:table-cell table:style-name="ce1" office:value-type="float" office:value="0.570503" calcext:value-type="float">
            <text:p>0.570503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26718" calcext:value-type="float">
            <text:p>0.00126718</text:p>
          </table:table-cell>
          <table:table-cell table:style-name="ce1"/>
          <table:table-cell table:style-name="ce1" office:value-type="float" office:value="31.482" calcext:value-type="float">
            <text:p>31.482</text:p>
          </table:table-cell>
          <table:table-cell table:style-name="ce1" office:value-type="float" office:value="1.24618" calcext:value-type="float">
            <text:p>1.24618</text:p>
          </table:table-cell>
          <table:table-cell table:style-name="ce1" office:value-type="float" office:value="0.000799241" calcext:value-type="float">
            <text:p>0.000799241</text:p>
          </table:table-cell>
          <table:table-cell table:style-name="ce1"/>
          <table:table-cell table:style-name="ce1" office:value-type="float" office:value="33.2797" calcext:value-type="float">
            <text:p>33.2797</text:p>
          </table:table-cell>
          <table:table-cell table:style-name="ce1" office:value-type="float" office:value="1.2307" calcext:value-type="float">
            <text:p>1.2307</text:p>
          </table:table-cell>
          <table:table-cell table:style-name="ce1" office:value-type="float" office:value="0.00241461" calcext:value-type="float">
            <text:p>0.00241461</text:p>
          </table:table-cell>
          <table:table-cell table:style-name="ce1"/>
          <table:table-cell table:style-name="ce1" office:value-type="float" office:value="34.0206" calcext:value-type="float">
            <text:p>34.0206</text:p>
          </table:table-cell>
          <table:table-cell table:style-name="ce1" office:value-type="float" office:value="1.14471" calcext:value-type="float">
            <text:p>1.14471</text:p>
          </table:table-cell>
          <table:table-cell table:style-name="ce1" office:value-type="float" office:value="0.000817446" calcext:value-type="float">
            <text:p>0.000817446</text:p>
          </table:table-cell>
          <table:table-cell table:style-name="ce1"/>
          <table:table-cell table:style-name="ce1" office:value-type="float" office:value="31.9799" calcext:value-type="float">
            <text:p>31.9799</text:p>
          </table:table-cell>
          <table:table-cell table:style-name="ce1" office:value-type="float" office:value="1.37213" calcext:value-type="float">
            <text:p>1.37213</text:p>
          </table:table-cell>
          <table:table-cell table:style-name="ce1" office:value-type="float" office:value="0.00639269" calcext:value-type="float">
            <text:p>0.00639269</text:p>
          </table:table-cell>
          <table:table-cell table:style-name="ce1"/>
          <table:table-cell table:style-name="ce1" office:value-type="float" office:value="35.1911" calcext:value-type="float">
            <text:p>35.1911</text:p>
          </table:table-cell>
          <table:table-cell table:style-name="ce1" office:value-type="float" office:value="1.22738" calcext:value-type="float">
            <text:p>1.22738</text:p>
          </table:table-cell>
          <table:table-cell table:style-name="ce1" office:value-type="float" office:value="0.0635018" calcext:value-type="float">
            <text:p>0.0635018</text:p>
          </table:table-cell>
          <table:table-cell table:style-name="ce1"/>
          <table:table-cell table:style-name="ce1" office:value-type="float" office:value="33.6839" calcext:value-type="float">
            <text:p>33.6839</text:p>
          </table:table-cell>
          <table:table-cell table:style-name="ce1" office:value-type="float" office:value="1.2832" calcext:value-type="float">
            <text:p>1.2832</text:p>
          </table:table-cell>
          <table:table-cell table:style-name="ce1" office:value-type="float" office:value="0.572116" calcext:value-type="float">
            <text:p>0.572116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2964" calcext:value-type="float">
            <text:p>0.0012964</text:p>
          </table:table-cell>
          <table:table-cell table:style-name="ce1"/>
          <table:table-cell table:style-name="ce1" office:value-type="float" office:value="32.0248" calcext:value-type="float">
            <text:p>32.0248</text:p>
          </table:table-cell>
          <table:table-cell table:style-name="ce1" office:value-type="float" office:value="1.18073" calcext:value-type="float">
            <text:p>1.18073</text:p>
          </table:table-cell>
          <table:table-cell table:style-name="ce1" office:value-type="float" office:value="0.000793109" calcext:value-type="float">
            <text:p>0.000793109</text:p>
          </table:table-cell>
          <table:table-cell table:style-name="ce1"/>
          <table:table-cell table:style-name="ce1" office:value-type="float" office:value="31.942" calcext:value-type="float">
            <text:p>31.942</text:p>
          </table:table-cell>
          <table:table-cell table:style-name="ce1" office:value-type="float" office:value="1.35099" calcext:value-type="float">
            <text:p>1.35099</text:p>
          </table:table-cell>
          <table:table-cell table:style-name="ce1" office:value-type="float" office:value="0.00241795" calcext:value-type="float">
            <text:p>0.00241795</text:p>
          </table:table-cell>
          <table:table-cell table:style-name="ce1"/>
          <table:table-cell table:style-name="ce1" office:value-type="float" office:value="31.8416" calcext:value-type="float">
            <text:p>31.8416</text:p>
          </table:table-cell>
          <table:table-cell table:style-name="ce1" office:value-type="float" office:value="1.4024" calcext:value-type="float">
            <text:p>1.4024</text:p>
          </table:table-cell>
          <table:table-cell table:style-name="ce1" office:value-type="float" office:value="0.000816353" calcext:value-type="float">
            <text:p>0.000816353</text:p>
          </table:table-cell>
          <table:table-cell table:style-name="ce1"/>
          <table:table-cell table:style-name="ce1" office:value-type="float" office:value="32.2464" calcext:value-type="float">
            <text:p>32.2464</text:p>
          </table:table-cell>
          <table:table-cell table:style-name="ce1" office:value-type="float" office:value="1.41723" calcext:value-type="float">
            <text:p>1.41723</text:p>
          </table:table-cell>
          <table:table-cell table:style-name="ce1" office:value-type="float" office:value="0.00647946" calcext:value-type="float">
            <text:p>0.00647946</text:p>
          </table:table-cell>
          <table:table-cell table:style-name="ce1"/>
          <table:table-cell table:style-name="ce1" office:value-type="float" office:value="33.1371" calcext:value-type="float">
            <text:p>33.1371</text:p>
          </table:table-cell>
          <table:table-cell table:style-name="ce1" office:value-type="float" office:value="1.47749" calcext:value-type="float">
            <text:p>1.47749</text:p>
          </table:table-cell>
          <table:table-cell table:style-name="ce1" office:value-type="float" office:value="0.102271" calcext:value-type="float">
            <text:p>0.102271</text:p>
          </table:table-cell>
          <table:table-cell table:style-name="ce1"/>
          <table:table-cell table:style-name="ce1" office:value-type="float" office:value="32.137" calcext:value-type="float">
            <text:p>32.137</text:p>
          </table:table-cell>
          <table:table-cell table:style-name="ce1" office:value-type="float" office:value="1.53642" calcext:value-type="float">
            <text:p>1.53642</text:p>
          </table:table-cell>
          <table:table-cell table:style-name="ce1" office:value-type="float" office:value="0.56554" calcext:value-type="float">
            <text:p>0.56554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41016" calcext:value-type="float">
            <text:p>0.00141016</text:p>
          </table:table-cell>
          <table:table-cell table:style-name="ce1"/>
          <table:table-cell table:style-name="ce1" office:value-type="float" office:value="30.4079" calcext:value-type="float">
            <text:p>30.4079</text:p>
          </table:table-cell>
          <table:table-cell table:style-name="ce1" office:value-type="float" office:value="1.44076" calcext:value-type="float">
            <text:p>1.44076</text:p>
          </table:table-cell>
          <table:table-cell table:style-name="ce1" office:value-type="float" office:value="0.000796817" calcext:value-type="float">
            <text:p>0.000796817</text:p>
          </table:table-cell>
          <table:table-cell table:style-name="ce1"/>
          <table:table-cell table:style-name="ce1" office:value-type="float" office:value="32.6461" calcext:value-type="float">
            <text:p>32.6461</text:p>
          </table:table-cell>
          <table:table-cell table:style-name="ce1" office:value-type="float" office:value="1.3029" calcext:value-type="float">
            <text:p>1.3029</text:p>
          </table:table-cell>
          <table:table-cell table:style-name="ce1" office:value-type="float" office:value="0.00242159" calcext:value-type="float">
            <text:p>0.00242159</text:p>
          </table:table-cell>
          <table:table-cell table:style-name="ce1"/>
          <table:table-cell table:style-name="ce1" office:value-type="float" office:value="31.9583" calcext:value-type="float">
            <text:p>31.9583</text:p>
          </table:table-cell>
          <table:table-cell table:style-name="ce1" office:value-type="float" office:value="1.45407" calcext:value-type="float">
            <text:p>1.45407</text:p>
          </table:table-cell>
          <table:table-cell table:style-name="ce1" office:value-type="float" office:value="0.000832513" calcext:value-type="float">
            <text:p>0.000832513</text:p>
          </table:table-cell>
          <table:table-cell table:style-name="ce1"/>
          <table:table-cell table:style-name="ce1" office:value-type="float" office:value="33.2049" calcext:value-type="float">
            <text:p>33.2049</text:p>
          </table:table-cell>
          <table:table-cell table:style-name="ce1" office:value-type="float" office:value="1.44902" calcext:value-type="float">
            <text:p>1.44902</text:p>
          </table:table-cell>
          <table:table-cell table:style-name="ce1" office:value-type="float" office:value="0.00643195" calcext:value-type="float">
            <text:p>0.00643195</text:p>
          </table:table-cell>
          <table:table-cell table:style-name="ce1"/>
          <table:table-cell table:style-name="ce1" office:value-type="float" office:value="33.3858" calcext:value-type="float">
            <text:p>33.3858</text:p>
          </table:table-cell>
          <table:table-cell table:style-name="ce1" office:value-type="float" office:value="1.22089" calcext:value-type="float">
            <text:p>1.22089</text:p>
          </table:table-cell>
          <table:table-cell table:style-name="ce1" office:value-type="float" office:value="0.102743" calcext:value-type="float">
            <text:p>0.102743</text:p>
          </table:table-cell>
          <table:table-cell table:style-name="ce1"/>
          <table:table-cell table:style-name="ce1" office:value-type="float" office:value="32.1181" calcext:value-type="float">
            <text:p>32.1181</text:p>
          </table:table-cell>
          <table:table-cell table:style-name="ce1" office:value-type="float" office:value="1.55165" calcext:value-type="float">
            <text:p>1.55165</text:p>
          </table:table-cell>
          <table:table-cell table:style-name="ce1" office:value-type="float" office:value="0.577148" calcext:value-type="float">
            <text:p>0.577148</text:p>
          </table:table-cell>
        </table:table-row>
        <table:table-row table:style-name="ro1">
          <table:table-cell table:style-name="ce1" office:value-type="float" office:value="0.019994" calcext:value-type="float">
            <text:p>0.0199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41164" calcext:value-type="float">
            <text:p>0.00141164</text:p>
          </table:table-cell>
          <table:table-cell table:style-name="ce1"/>
          <table:table-cell table:style-name="ce1" office:value-type="float" office:value="32.0897" calcext:value-type="float">
            <text:p>32.0897</text:p>
          </table:table-cell>
          <table:table-cell table:style-name="ce1" office:value-type="float" office:value="1.23535" calcext:value-type="float">
            <text:p>1.23535</text:p>
          </table:table-cell>
          <table:table-cell table:style-name="ce1" office:value-type="float" office:value="0.000787519" calcext:value-type="float">
            <text:p>0.000787519</text:p>
          </table:table-cell>
          <table:table-cell table:style-name="ce1"/>
          <table:table-cell table:style-name="ce1" office:value-type="float" office:value="32.8994" calcext:value-type="float">
            <text:p>32.8994</text:p>
          </table:table-cell>
          <table:table-cell table:style-name="ce1" office:value-type="float" office:value="1.1817" calcext:value-type="float">
            <text:p>1.1817</text:p>
          </table:table-cell>
          <table:table-cell table:style-name="ce1" office:value-type="float" office:value="0.0024105" calcext:value-type="float">
            <text:p>0.0024105</text:p>
          </table:table-cell>
          <table:table-cell table:style-name="ce1"/>
          <table:table-cell table:style-name="ce1" office:value-type="float" office:value="32.8536" calcext:value-type="float">
            <text:p>32.8536</text:p>
          </table:table-cell>
          <table:table-cell table:style-name="ce1" office:value-type="float" office:value="1.45394" calcext:value-type="float">
            <text:p>1.45394</text:p>
          </table:table-cell>
          <table:table-cell table:style-name="ce1" office:value-type="float" office:value="0.000854906" calcext:value-type="float">
            <text:p>0.000854906</text:p>
          </table:table-cell>
          <table:table-cell table:style-name="ce1"/>
          <table:table-cell table:style-name="ce1" office:value-type="float" office:value="31.9266" calcext:value-type="float">
            <text:p>31.9266</text:p>
          </table:table-cell>
          <table:table-cell table:style-name="ce1" office:value-type="float" office:value="1.39347" calcext:value-type="float">
            <text:p>1.39347</text:p>
          </table:table-cell>
          <table:table-cell table:style-name="ce1" office:value-type="float" office:value="0.00644966" calcext:value-type="float">
            <text:p>0.00644966</text:p>
          </table:table-cell>
          <table:table-cell table:style-name="ce1"/>
          <table:table-cell table:style-name="ce1" office:value-type="float" office:value="34.2449" calcext:value-type="float">
            <text:p>34.2449</text:p>
          </table:table-cell>
          <table:table-cell table:style-name="ce1" office:value-type="float" office:value="1.30371" calcext:value-type="float">
            <text:p>1.30371</text:p>
          </table:table-cell>
          <table:table-cell table:style-name="ce1" office:value-type="float" office:value="0.10439" calcext:value-type="float">
            <text:p>0.10439</text:p>
          </table:table-cell>
          <table:table-cell table:style-name="ce1"/>
          <table:table-cell table:style-name="ce1" office:value-type="float" office:value="34.0859" calcext:value-type="float">
            <text:p>34.0859</text:p>
          </table:table-cell>
          <table:table-cell table:style-name="ce1" office:value-type="float" office:value="1.24696" calcext:value-type="float">
            <text:p>1.24696</text:p>
          </table:table-cell>
          <table:table-cell table:style-name="ce1" office:value-type="float" office:value="0.583117" calcext:value-type="float">
            <text:p>0.583117</text:p>
          </table:table-cell>
        </table:table-row>
        <table:table-row table:style-name="ro1">
          <table:table-cell table:style-name="ce1" office:value-type="float" office:value="0.019994" calcext:value-type="float">
            <text:p>0.0199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42934" calcext:value-type="float">
            <text:p>0.00142934</text:p>
          </table:table-cell>
          <table:table-cell table:style-name="ce1"/>
          <table:table-cell table:style-name="ce1" office:value-type="float" office:value="31.6464" calcext:value-type="float">
            <text:p>31.6464</text:p>
          </table:table-cell>
          <table:table-cell table:style-name="ce1" office:value-type="float" office:value="1.17326" calcext:value-type="float">
            <text:p>1.17326</text:p>
          </table:table-cell>
          <table:table-cell table:style-name="ce1" office:value-type="float" office:value="0.000813387" calcext:value-type="float">
            <text:p>0.000813387</text:p>
          </table:table-cell>
          <table:table-cell table:style-name="ce1"/>
          <table:table-cell table:style-name="ce1" office:value-type="float" office:value="32.8" calcext:value-type="float">
            <text:p>32.8</text:p>
          </table:table-cell>
          <table:table-cell table:style-name="ce1" office:value-type="float" office:value="1.32322" calcext:value-type="float">
            <text:p>1.32322</text:p>
          </table:table-cell>
          <table:table-cell table:style-name="ce1" office:value-type="float" office:value="0.00242875" calcext:value-type="float">
            <text:p>0.00242875</text:p>
          </table:table-cell>
          <table:table-cell table:style-name="ce1"/>
          <table:table-cell table:style-name="ce1" office:value-type="float" office:value="34.2868" calcext:value-type="float">
            <text:p>34.2868</text:p>
          </table:table-cell>
          <table:table-cell table:style-name="ce1" office:value-type="float" office:value="1.08076" calcext:value-type="float">
            <text:p>1.08076</text:p>
          </table:table-cell>
          <table:table-cell table:style-name="ce1" office:value-type="float" office:value="0.000828747" calcext:value-type="float">
            <text:p>0.000828747</text:p>
          </table:table-cell>
          <table:table-cell table:style-name="ce1"/>
          <table:table-cell table:style-name="ce1" office:value-type="float" office:value="33.674" calcext:value-type="float">
            <text:p>33.674</text:p>
          </table:table-cell>
          <table:table-cell table:style-name="ce1" office:value-type="float" office:value="1.32124" calcext:value-type="float">
            <text:p>1.32124</text:p>
          </table:table-cell>
          <table:table-cell table:style-name="ce1" office:value-type="float" office:value="0.0064357" calcext:value-type="float">
            <text:p>0.0064357</text:p>
          </table:table-cell>
          <table:table-cell table:style-name="ce1"/>
          <table:table-cell table:style-name="ce1" office:value-type="float" office:value="32.9258" calcext:value-type="float">
            <text:p>32.9258</text:p>
          </table:table-cell>
          <table:table-cell table:style-name="ce1" office:value-type="float" office:value="1.37012" calcext:value-type="float">
            <text:p>1.37012</text:p>
          </table:table-cell>
          <table:table-cell table:style-name="ce1" office:value-type="float" office:value="0.10195" calcext:value-type="float">
            <text:p>0.10195</text:p>
          </table:table-cell>
          <table:table-cell table:style-name="ce1"/>
          <table:table-cell table:style-name="ce1" office:value-type="float" office:value="31.3971" calcext:value-type="float">
            <text:p>31.3971</text:p>
          </table:table-cell>
          <table:table-cell table:style-name="ce1" office:value-type="float" office:value="1.51175" calcext:value-type="float">
            <text:p>1.51175</text:p>
          </table:table-cell>
          <table:table-cell table:style-name="ce1" office:value-type="float" office:value="0.572182" calcext:value-type="float">
            <text:p>0.572182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42978" calcext:value-type="float">
            <text:p>0.00142978</text:p>
          </table:table-cell>
          <table:table-cell table:style-name="ce1"/>
          <table:table-cell table:style-name="ce1" office:value-type="float" office:value="32.7576" calcext:value-type="float">
            <text:p>32.7576</text:p>
          </table:table-cell>
          <table:table-cell table:style-name="ce1" office:value-type="float" office:value="1.09719" calcext:value-type="float">
            <text:p>1.09719</text:p>
          </table:table-cell>
          <table:table-cell table:style-name="ce1" office:value-type="float" office:value="0.000810412" calcext:value-type="float">
            <text:p>0.000810412</text:p>
          </table:table-cell>
          <table:table-cell table:style-name="ce1"/>
          <table:table-cell table:style-name="ce1" office:value-type="float" office:value="35.3445" calcext:value-type="float">
            <text:p>35.3445</text:p>
          </table:table-cell>
          <table:table-cell table:style-name="ce1" office:value-type="float" office:value="1.01851" calcext:value-type="float">
            <text:p>1.01851</text:p>
          </table:table-cell>
          <table:table-cell table:style-name="ce1" office:value-type="float" office:value="0.00241789" calcext:value-type="float">
            <text:p>0.00241789</text:p>
          </table:table-cell>
          <table:table-cell table:style-name="ce1"/>
          <table:table-cell table:style-name="ce1" office:value-type="float" office:value="34.2509" calcext:value-type="float">
            <text:p>34.2509</text:p>
          </table:table-cell>
          <table:table-cell table:style-name="ce1" office:value-type="float" office:value="1.2402" calcext:value-type="float">
            <text:p>1.2402</text:p>
          </table:table-cell>
          <table:table-cell table:style-name="ce1" office:value-type="float" office:value="0.000819329" calcext:value-type="float">
            <text:p>0.000819329</text:p>
          </table:table-cell>
          <table:table-cell table:style-name="ce1"/>
          <table:table-cell table:style-name="ce1" office:value-type="float" office:value="33.7882" calcext:value-type="float">
            <text:p>33.7882</text:p>
          </table:table-cell>
          <table:table-cell table:style-name="ce1" office:value-type="float" office:value="1.27827" calcext:value-type="float">
            <text:p>1.27827</text:p>
          </table:table-cell>
          <table:table-cell table:style-name="ce1" office:value-type="float" office:value="0.00662094" calcext:value-type="float">
            <text:p>0.00662094</text:p>
          </table:table-cell>
          <table:table-cell table:style-name="ce1"/>
          <table:table-cell table:style-name="ce1" office:value-type="float" office:value="32.1897" calcext:value-type="float">
            <text:p>32.1897</text:p>
          </table:table-cell>
          <table:table-cell table:style-name="ce1" office:value-type="float" office:value="1.39631" calcext:value-type="float">
            <text:p>1.39631</text:p>
          </table:table-cell>
          <table:table-cell table:style-name="ce1" office:value-type="float" office:value="0.101352" calcext:value-type="float">
            <text:p>0.101352</text:p>
          </table:table-cell>
          <table:table-cell table:style-name="ce1"/>
          <table:table-cell table:style-name="ce1" office:value-type="float" office:value="32.3593" calcext:value-type="float">
            <text:p>32.3593</text:p>
          </table:table-cell>
          <table:table-cell table:style-name="ce1" office:value-type="float" office:value="1.30814" calcext:value-type="float">
            <text:p>1.30814</text:p>
          </table:table-cell>
          <table:table-cell table:style-name="ce1" office:value-type="float" office:value="0.583364" calcext:value-type="float">
            <text:p>0.583364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44689" calcext:value-type="float">
            <text:p>0.00144689</text:p>
          </table:table-cell>
          <table:table-cell table:style-name="ce1"/>
          <table:table-cell table:style-name="ce1" office:value-type="float" office:value="31.8987" calcext:value-type="float">
            <text:p>31.8987</text:p>
          </table:table-cell>
          <table:table-cell table:style-name="ce1" office:value-type="float" office:value="1.13894" calcext:value-type="float">
            <text:p>1.13894</text:p>
          </table:table-cell>
          <table:table-cell table:style-name="ce1" office:value-type="float" office:value="0.00079871" calcext:value-type="float">
            <text:p>0.00079871</text:p>
          </table:table-cell>
          <table:table-cell table:style-name="ce1"/>
          <table:table-cell table:style-name="ce1" office:value-type="float" office:value="31.8816" calcext:value-type="float">
            <text:p>31.8816</text:p>
          </table:table-cell>
          <table:table-cell table:style-name="ce1" office:value-type="float" office:value="1.35186" calcext:value-type="float">
            <text:p>1.35186</text:p>
          </table:table-cell>
          <table:table-cell table:style-name="ce1" office:value-type="float" office:value="0.00240545" calcext:value-type="float">
            <text:p>0.00240545</text:p>
          </table:table-cell>
          <table:table-cell table:style-name="ce1"/>
          <table:table-cell table:style-name="ce1" office:value-type="float" office:value="33.0095" calcext:value-type="float">
            <text:p>33.0095</text:p>
          </table:table-cell>
          <table:table-cell table:style-name="ce1" office:value-type="float" office:value="1.44826" calcext:value-type="float">
            <text:p>1.44826</text:p>
          </table:table-cell>
          <table:table-cell table:style-name="ce1" office:value-type="float" office:value="0.000820552" calcext:value-type="float">
            <text:p>0.000820552</text:p>
          </table:table-cell>
          <table:table-cell table:style-name="ce1"/>
          <table:table-cell table:style-name="ce1" office:value-type="float" office:value="32.1066" calcext:value-type="float">
            <text:p>32.1066</text:p>
          </table:table-cell>
          <table:table-cell table:style-name="ce1" office:value-type="float" office:value="1.5238" calcext:value-type="float">
            <text:p>1.5238</text:p>
          </table:table-cell>
          <table:table-cell table:style-name="ce1" office:value-type="float" office:value="0.00632761" calcext:value-type="float">
            <text:p>0.00632761</text:p>
          </table:table-cell>
          <table:table-cell table:style-name="ce1"/>
          <table:table-cell table:style-name="ce1" office:value-type="float" office:value="33.1283" calcext:value-type="float">
            <text:p>33.1283</text:p>
          </table:table-cell>
          <table:table-cell table:style-name="ce1" office:value-type="float" office:value="1.40641" calcext:value-type="float">
            <text:p>1.40641</text:p>
          </table:table-cell>
          <table:table-cell table:style-name="ce1" office:value-type="float" office:value="0.104817" calcext:value-type="float">
            <text:p>0.104817</text:p>
          </table:table-cell>
          <table:table-cell table:style-name="ce1"/>
          <table:table-cell table:style-name="ce1" office:value-type="float" office:value="32.4212" calcext:value-type="float">
            <text:p>32.4212</text:p>
          </table:table-cell>
          <table:table-cell table:style-name="ce1" office:value-type="float" office:value="1.38363" calcext:value-type="float">
            <text:p>1.38363</text:p>
          </table:table-cell>
          <table:table-cell table:style-name="ce1" office:value-type="float" office:value="0.57819" calcext:value-type="float">
            <text:p>0.57819</text:p>
          </table:table-cell>
        </table:table-row>
        <table:table-row table:style-name="ro1">
          <table:table-cell table:style-name="ce1" office:value-type="float" office:value="0.019994" calcext:value-type="float">
            <text:p>0.0199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42491" calcext:value-type="float">
            <text:p>0.00142491</text:p>
          </table:table-cell>
          <table:table-cell table:style-name="ce1"/>
          <table:table-cell table:style-name="ce1" office:value-type="float" office:value="33.1881" calcext:value-type="float">
            <text:p>33.1881</text:p>
          </table:table-cell>
          <table:table-cell table:style-name="ce1" office:value-type="float" office:value="1.20188" calcext:value-type="float">
            <text:p>1.20188</text:p>
          </table:table-cell>
          <table:table-cell table:style-name="ce1" office:value-type="float" office:value="0.000796106" calcext:value-type="float">
            <text:p>0.000796106</text:p>
          </table:table-cell>
          <table:table-cell table:style-name="ce1"/>
          <table:table-cell table:style-name="ce1" office:value-type="float" office:value="33.3734" calcext:value-type="float">
            <text:p>33.3734</text:p>
          </table:table-cell>
          <table:table-cell table:style-name="ce1" office:value-type="float" office:value="1.26457" calcext:value-type="float">
            <text:p>1.26457</text:p>
          </table:table-cell>
          <table:table-cell table:style-name="ce1" office:value-type="float" office:value="0.00233578" calcext:value-type="float">
            <text:p>0.00233578</text:p>
          </table:table-cell>
          <table:table-cell table:style-name="ce1"/>
          <table:table-cell table:style-name="ce1" office:value-type="float" office:value="32.6009" calcext:value-type="float">
            <text:p>32.6009</text:p>
          </table:table-cell>
          <table:table-cell table:style-name="ce1" office:value-type="float" office:value="1.3832" calcext:value-type="float">
            <text:p>1.3832</text:p>
          </table:table-cell>
          <table:table-cell table:style-name="ce1" office:value-type="float" office:value="0.000821984" calcext:value-type="float">
            <text:p>0.000821984</text:p>
          </table:table-cell>
          <table:table-cell table:style-name="ce1"/>
          <table:table-cell table:style-name="ce1" office:value-type="float" office:value="32.9215" calcext:value-type="float">
            <text:p>32.9215</text:p>
          </table:table-cell>
          <table:table-cell table:style-name="ce1" office:value-type="float" office:value="1.35507" calcext:value-type="float">
            <text:p>1.35507</text:p>
          </table:table-cell>
          <table:table-cell table:style-name="ce1" office:value-type="float" office:value="0.00654036" calcext:value-type="float">
            <text:p>0.00654036</text:p>
          </table:table-cell>
          <table:table-cell table:style-name="ce1"/>
          <table:table-cell table:style-name="ce1" office:value-type="float" office:value="34.7391" calcext:value-type="float">
            <text:p>34.7391</text:p>
          </table:table-cell>
          <table:table-cell table:style-name="ce1" office:value-type="float" office:value="1.34448" calcext:value-type="float">
            <text:p>1.34448</text:p>
          </table:table-cell>
          <table:table-cell table:style-name="ce1" office:value-type="float" office:value="0.102373" calcext:value-type="float">
            <text:p>0.102373</text:p>
          </table:table-cell>
          <table:table-cell table:style-name="ce1"/>
          <table:table-cell table:style-name="ce1" office:value-type="float" office:value="33.871" calcext:value-type="float">
            <text:p>33.871</text:p>
          </table:table-cell>
          <table:table-cell table:style-name="ce1" office:value-type="float" office:value="1.16974" calcext:value-type="float">
            <text:p>1.16974</text:p>
          </table:table-cell>
          <table:table-cell table:style-name="ce1" office:value-type="float" office:value="0.573304" calcext:value-type="float">
            <text:p>0.573304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44006" calcext:value-type="float">
            <text:p>0.00144006</text:p>
          </table:table-cell>
          <table:table-cell table:style-name="ce1"/>
          <table:table-cell table:style-name="ce1" office:value-type="float" office:value="30.25" calcext:value-type="float">
            <text:p>30.25</text:p>
          </table:table-cell>
          <table:table-cell table:style-name="ce1" office:value-type="float" office:value="1.38476" calcext:value-type="float">
            <text:p>1.38476</text:p>
          </table:table-cell>
          <table:table-cell table:style-name="ce1" office:value-type="float" office:value="0.000791767" calcext:value-type="float">
            <text:p>0.000791767</text:p>
          </table:table-cell>
          <table:table-cell table:style-name="ce1"/>
          <table:table-cell table:style-name="ce1" office:value-type="float" office:value="31.394" calcext:value-type="float">
            <text:p>31.394</text:p>
          </table:table-cell>
          <table:table-cell table:style-name="ce1" office:value-type="float" office:value="1.41785" calcext:value-type="float">
            <text:p>1.41785</text:p>
          </table:table-cell>
          <table:table-cell table:style-name="ce1" office:value-type="float" office:value="0.00175534" calcext:value-type="float">
            <text:p>0.00175534</text:p>
          </table:table-cell>
          <table:table-cell table:style-name="ce1"/>
          <table:table-cell table:style-name="ce1" office:value-type="float" office:value="33.4865" calcext:value-type="float">
            <text:p>33.4865</text:p>
          </table:table-cell>
          <table:table-cell table:style-name="ce1" office:value-type="float" office:value="1.29041" calcext:value-type="float">
            <text:p>1.29041</text:p>
          </table:table-cell>
          <table:table-cell table:style-name="ce1" office:value-type="float" office:value="0.000822515" calcext:value-type="float">
            <text:p>0.000822515</text:p>
          </table:table-cell>
          <table:table-cell table:style-name="ce1"/>
          <table:table-cell table:style-name="ce1" office:value-type="float" office:value="34.4804" calcext:value-type="float">
            <text:p>34.4804</text:p>
          </table:table-cell>
          <table:table-cell table:style-name="ce1" office:value-type="float" office:value="1.17533" calcext:value-type="float">
            <text:p>1.17533</text:p>
          </table:table-cell>
          <table:table-cell table:style-name="ce1" office:value-type="float" office:value="0.00641551" calcext:value-type="float">
            <text:p>0.00641551</text:p>
          </table:table-cell>
          <table:table-cell table:style-name="ce1"/>
          <table:table-cell table:style-name="ce1" office:value-type="float" office:value="33.5181" calcext:value-type="float">
            <text:p>33.5181</text:p>
          </table:table-cell>
          <table:table-cell table:style-name="ce1" office:value-type="float" office:value="1.3032" calcext:value-type="float">
            <text:p>1.3032</text:p>
          </table:table-cell>
          <table:table-cell table:style-name="ce1" office:value-type="float" office:value="0.101567" calcext:value-type="float">
            <text:p>0.101567</text:p>
          </table:table-cell>
          <table:table-cell table:style-name="ce1"/>
          <table:table-cell table:style-name="ce1" office:value-type="float" office:value="33.2901" calcext:value-type="float">
            <text:p>33.2901</text:p>
          </table:table-cell>
          <table:table-cell table:style-name="ce1" office:value-type="float" office:value="1.24729" calcext:value-type="float">
            <text:p>1.24729</text:p>
          </table:table-cell>
          <table:table-cell table:style-name="ce1" office:value-type="float" office:value="0.574816" calcext:value-type="float">
            <text:p>0.574816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41222" calcext:value-type="float">
            <text:p>0.00141222</text:p>
          </table:table-cell>
          <table:table-cell table:style-name="ce1"/>
          <table:table-cell table:style-name="ce1" office:value-type="float" office:value="31.4238" calcext:value-type="float">
            <text:p>31.4238</text:p>
          </table:table-cell>
          <table:table-cell table:style-name="ce1" office:value-type="float" office:value="1.31132" calcext:value-type="float">
            <text:p>1.31132</text:p>
          </table:table-cell>
          <table:table-cell table:style-name="ce1" office:value-type="float" office:value="0.000815943" calcext:value-type="float">
            <text:p>0.000815943</text:p>
          </table:table-cell>
          <table:table-cell table:style-name="ce1"/>
          <table:table-cell table:style-name="ce1" office:value-type="float" office:value="32.0965" calcext:value-type="float">
            <text:p>32.0965</text:p>
          </table:table-cell>
          <table:table-cell table:style-name="ce1" office:value-type="float" office:value="1.33452" calcext:value-type="float">
            <text:p>1.33452</text:p>
          </table:table-cell>
          <table:table-cell table:style-name="ce1" office:value-type="float" office:value="0.000800995" calcext:value-type="float">
            <text:p>0.000800995</text:p>
          </table:table-cell>
          <table:table-cell table:style-name="ce1"/>
          <table:table-cell table:style-name="ce1" office:value-type="float" office:value="33.5794" calcext:value-type="float">
            <text:p>33.5794</text:p>
          </table:table-cell>
          <table:table-cell table:style-name="ce1" office:value-type="float" office:value="1.19365" calcext:value-type="float">
            <text:p>1.19365</text:p>
          </table:table-cell>
          <table:table-cell table:style-name="ce1" office:value-type="float" office:value="0.000821303" calcext:value-type="float">
            <text:p>0.000821303</text:p>
          </table:table-cell>
          <table:table-cell table:style-name="ce1"/>
          <table:table-cell table:style-name="ce1" office:value-type="float" office:value="33.4633" calcext:value-type="float">
            <text:p>33.4633</text:p>
          </table:table-cell>
          <table:table-cell table:style-name="ce1" office:value-type="float" office:value="1.37228" calcext:value-type="float">
            <text:p>1.37228</text:p>
          </table:table-cell>
          <table:table-cell table:style-name="ce1" office:value-type="float" office:value="0.00644002" calcext:value-type="float">
            <text:p>0.00644002</text:p>
          </table:table-cell>
          <table:table-cell table:style-name="ce1"/>
          <table:table-cell table:style-name="ce1" office:value-type="float" office:value="34.1617" calcext:value-type="float">
            <text:p>34.1617</text:p>
          </table:table-cell>
          <table:table-cell table:style-name="ce1" office:value-type="float" office:value="1.31921" calcext:value-type="float">
            <text:p>1.31921</text:p>
          </table:table-cell>
          <table:table-cell table:style-name="ce1" office:value-type="float" office:value="0.104852" calcext:value-type="float">
            <text:p>0.104852</text:p>
          </table:table-cell>
          <table:table-cell table:style-name="ce1"/>
          <table:table-cell table:style-name="ce1" office:value-type="float" office:value="32.6718" calcext:value-type="float">
            <text:p>32.6718</text:p>
          </table:table-cell>
          <table:table-cell table:style-name="ce1" office:value-type="float" office:value="1.41261" calcext:value-type="float">
            <text:p>1.41261</text:p>
          </table:table-cell>
          <table:table-cell table:style-name="ce1" office:value-type="float" office:value="0.640287" calcext:value-type="float">
            <text:p>0.640287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41272" calcext:value-type="float">
            <text:p>0.00141272</text:p>
          </table:table-cell>
          <table:table-cell table:style-name="ce1"/>
          <table:table-cell table:style-name="ce1" office:value-type="float" office:value="30.8169" calcext:value-type="float">
            <text:p>30.8169</text:p>
          </table:table-cell>
          <table:table-cell table:style-name="ce1" office:value-type="float" office:value="1.39637" calcext:value-type="float">
            <text:p>1.39637</text:p>
          </table:table-cell>
          <table:table-cell table:style-name="ce1" office:value-type="float" office:value="0.000805503" calcext:value-type="float">
            <text:p>0.000805503</text:p>
          </table:table-cell>
          <table:table-cell table:style-name="ce1"/>
          <table:table-cell table:style-name="ce1" office:value-type="float" office:value="32.6446" calcext:value-type="float">
            <text:p>32.6446</text:p>
          </table:table-cell>
          <table:table-cell table:style-name="ce1" office:value-type="float" office:value="1.3273" calcext:value-type="float">
            <text:p>1.3273</text:p>
          </table:table-cell>
          <table:table-cell table:style-name="ce1" office:value-type="float" office:value="0.000801365" calcext:value-type="float">
            <text:p>0.000801365</text:p>
          </table:table-cell>
          <table:table-cell table:style-name="ce1"/>
          <table:table-cell table:style-name="ce1" office:value-type="float" office:value="33.3068" calcext:value-type="float">
            <text:p>33.3068</text:p>
          </table:table-cell>
          <table:table-cell table:style-name="ce1" office:value-type="float" office:value="1.33949" calcext:value-type="float">
            <text:p>1.33949</text:p>
          </table:table-cell>
          <table:table-cell table:style-name="ce1" office:value-type="float" office:value="0.000821734" calcext:value-type="float">
            <text:p>0.000821734</text:p>
          </table:table-cell>
          <table:table-cell table:style-name="ce1"/>
          <table:table-cell table:style-name="ce1" office:value-type="float" office:value="32.8544" calcext:value-type="float">
            <text:p>32.8544</text:p>
          </table:table-cell>
          <table:table-cell table:style-name="ce1" office:value-type="float" office:value="1.38085" calcext:value-type="float">
            <text:p>1.38085</text:p>
          </table:table-cell>
          <table:table-cell table:style-name="ce1" office:value-type="float" office:value="0.00634862" calcext:value-type="float">
            <text:p>0.00634862</text:p>
          </table:table-cell>
          <table:table-cell table:style-name="ce1"/>
          <table:table-cell table:style-name="ce1" office:value-type="float" office:value="31.5456" calcext:value-type="float">
            <text:p>31.5456</text:p>
          </table:table-cell>
          <table:table-cell table:style-name="ce1" office:value-type="float" office:value="1.42596" calcext:value-type="float">
            <text:p>1.42596</text:p>
          </table:table-cell>
          <table:table-cell table:style-name="ce1" office:value-type="float" office:value="0.101684" calcext:value-type="float">
            <text:p>0.101684</text:p>
          </table:table-cell>
          <table:table-cell table:style-name="ce1"/>
          <table:table-cell table:style-name="ce1" office:value-type="float" office:value="32.7338" calcext:value-type="float">
            <text:p>32.7338</text:p>
          </table:table-cell>
          <table:table-cell table:style-name="ce1" office:value-type="float" office:value="1.43127" calcext:value-type="float">
            <text:p>1.43127</text:p>
          </table:table-cell>
          <table:table-cell table:style-name="ce1" office:value-type="float" office:value="0.609934" calcext:value-type="float">
            <text:p>0.609934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4268" calcext:value-type="float">
            <text:p>0.0014268</text:p>
          </table:table-cell>
          <table:table-cell table:style-name="ce1"/>
          <table:table-cell table:style-name="ce1" office:value-type="float" office:value="30.565" calcext:value-type="float">
            <text:p>30.565</text:p>
          </table:table-cell>
          <table:table-cell table:style-name="ce1" office:value-type="float" office:value="1.44808" calcext:value-type="float">
            <text:p>1.44808</text:p>
          </table:table-cell>
          <table:table-cell table:style-name="ce1" office:value-type="float" office:value="0.000800935" calcext:value-type="float">
            <text:p>0.000800935</text:p>
          </table:table-cell>
          <table:table-cell table:style-name="ce1"/>
          <table:table-cell table:style-name="ce1" office:value-type="float" office:value="32.9328" calcext:value-type="float">
            <text:p>32.9328</text:p>
          </table:table-cell>
          <table:table-cell table:style-name="ce1" office:value-type="float" office:value="1.32211" calcext:value-type="float">
            <text:p>1.32211</text:p>
          </table:table-cell>
          <table:table-cell table:style-name="ce1" office:value-type="float" office:value="0.00080396" calcext:value-type="float">
            <text:p>0.00080396</text:p>
          </table:table-cell>
          <table:table-cell table:style-name="ce1"/>
          <table:table-cell table:style-name="ce1" office:value-type="float" office:value="34.0958" calcext:value-type="float">
            <text:p>34.0958</text:p>
          </table:table-cell>
          <table:table-cell table:style-name="ce1" office:value-type="float" office:value="1.18287" calcext:value-type="float">
            <text:p>1.18287</text:p>
          </table:table-cell>
          <table:table-cell table:style-name="ce1" office:value-type="float" office:value="0.000821954" calcext:value-type="float">
            <text:p>0.000821954</text:p>
          </table:table-cell>
          <table:table-cell table:style-name="ce1"/>
          <table:table-cell table:style-name="ce1" office:value-type="float" office:value="33.3152" calcext:value-type="float">
            <text:p>33.3152</text:p>
          </table:table-cell>
          <table:table-cell table:style-name="ce1" office:value-type="float" office:value="1.15754" calcext:value-type="float">
            <text:p>1.15754</text:p>
          </table:table-cell>
          <table:table-cell table:style-name="ce1" office:value-type="float" office:value="0.00642834" calcext:value-type="float">
            <text:p>0.00642834</text:p>
          </table:table-cell>
          <table:table-cell table:style-name="ce1"/>
          <table:table-cell table:style-name="ce1" office:value-type="float" office:value="33.6206" calcext:value-type="float">
            <text:p>33.6206</text:p>
          </table:table-cell>
          <table:table-cell table:style-name="ce1" office:value-type="float" office:value="1.22942" calcext:value-type="float">
            <text:p>1.22942</text:p>
          </table:table-cell>
          <table:table-cell table:style-name="ce1" office:value-type="float" office:value="0.102103" calcext:value-type="float">
            <text:p>0.102103</text:p>
          </table:table-cell>
          <table:table-cell table:style-name="ce1"/>
          <table:table-cell table:style-name="ce1" office:value-type="float" office:value="33.019" calcext:value-type="float">
            <text:p>33.019</text:p>
          </table:table-cell>
          <table:table-cell table:style-name="ce1" office:value-type="float" office:value="1.35106" calcext:value-type="float">
            <text:p>1.35106</text:p>
          </table:table-cell>
          <table:table-cell table:style-name="ce1" office:value-type="float" office:value="0.576981" calcext:value-type="float">
            <text:p>0.576981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41705" calcext:value-type="float">
            <text:p>0.00141705</text:p>
          </table:table-cell>
          <table:table-cell table:style-name="ce1"/>
          <table:table-cell table:style-name="ce1" office:value-type="float" office:value="30.4517" calcext:value-type="float">
            <text:p>30.4517</text:p>
          </table:table-cell>
          <table:table-cell table:style-name="ce1" office:value-type="float" office:value="1.41545" calcext:value-type="float">
            <text:p>1.41545</text:p>
          </table:table-cell>
          <table:table-cell table:style-name="ce1" office:value-type="float" office:value="0.000806946" calcext:value-type="float">
            <text:p>0.000806946</text:p>
          </table:table-cell>
          <table:table-cell table:style-name="ce1"/>
          <table:table-cell table:style-name="ce1" office:value-type="float" office:value="31.9083" calcext:value-type="float">
            <text:p>31.9083</text:p>
          </table:table-cell>
          <table:table-cell table:style-name="ce1" office:value-type="float" office:value="1.40649" calcext:value-type="float">
            <text:p>1.40649</text:p>
          </table:table-cell>
          <table:table-cell table:style-name="ce1" office:value-type="float" office:value="0.000805102" calcext:value-type="float">
            <text:p>0.000805102</text:p>
          </table:table-cell>
          <table:table-cell table:style-name="ce1"/>
          <table:table-cell table:style-name="ce1" office:value-type="float" office:value="32.474" calcext:value-type="float">
            <text:p>32.474</text:p>
          </table:table-cell>
          <table:table-cell table:style-name="ce1" office:value-type="float" office:value="1.37287" calcext:value-type="float">
            <text:p>1.37287</text:p>
          </table:table-cell>
          <table:table-cell table:style-name="ce1" office:value-type="float" office:value="0.000839687" calcext:value-type="float">
            <text:p>0.000839687</text:p>
          </table:table-cell>
          <table:table-cell table:style-name="ce1"/>
          <table:table-cell table:style-name="ce1" office:value-type="float" office:value="32.7144" calcext:value-type="float">
            <text:p>32.7144</text:p>
          </table:table-cell>
          <table:table-cell table:style-name="ce1" office:value-type="float" office:value="1.3105" calcext:value-type="float">
            <text:p>1.3105</text:p>
          </table:table-cell>
          <table:table-cell table:style-name="ce1" office:value-type="float" office:value="0.00649212" calcext:value-type="float">
            <text:p>0.00649212</text:p>
          </table:table-cell>
          <table:table-cell table:style-name="ce1"/>
          <table:table-cell table:style-name="ce1" office:value-type="float" office:value="32.933" calcext:value-type="float">
            <text:p>32.933</text:p>
          </table:table-cell>
          <table:table-cell table:style-name="ce1" office:value-type="float" office:value="1.48761" calcext:value-type="float">
            <text:p>1.48761</text:p>
          </table:table-cell>
          <table:table-cell table:style-name="ce1" office:value-type="float" office:value="0.101865" calcext:value-type="float">
            <text:p>0.101865</text:p>
          </table:table-cell>
          <table:table-cell table:style-name="ce1"/>
          <table:table-cell table:style-name="ce1" office:value-type="float" office:value="34.5154" calcext:value-type="float">
            <text:p>34.5154</text:p>
          </table:table-cell>
          <table:table-cell table:style-name="ce1" office:value-type="float" office:value="1.15664" calcext:value-type="float">
            <text:p>1.15664</text:p>
          </table:table-cell>
          <table:table-cell table:style-name="ce1" office:value-type="float" office:value="0.579024" calcext:value-type="float">
            <text:p>0.579024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42402" calcext:value-type="float">
            <text:p>0.00142402</text:p>
          </table:table-cell>
          <table:table-cell table:style-name="ce1"/>
          <table:table-cell table:style-name="ce1" office:value-type="float" office:value="32.563" calcext:value-type="float">
            <text:p>32.563</text:p>
          </table:table-cell>
          <table:table-cell table:style-name="ce1" office:value-type="float" office:value="1.24547" calcext:value-type="float">
            <text:p>1.24547</text:p>
          </table:table-cell>
          <table:table-cell table:style-name="ce1" office:value-type="float" office:value="0.000801786" calcext:value-type="float">
            <text:p>0.000801786</text:p>
          </table:table-cell>
          <table:table-cell table:style-name="ce1"/>
          <table:table-cell table:style-name="ce1" office:value-type="float" office:value="33.5879" calcext:value-type="float">
            <text:p>33.5879</text:p>
          </table:table-cell>
          <table:table-cell table:style-name="ce1" office:value-type="float" office:value="1.39248" calcext:value-type="float">
            <text:p>1.39248</text:p>
          </table:table-cell>
          <table:table-cell table:style-name="ce1" office:value-type="float" office:value="0.000800984" calcext:value-type="float">
            <text:p>0.000800984</text:p>
          </table:table-cell>
          <table:table-cell table:style-name="ce1"/>
          <table:table-cell table:style-name="ce1" office:value-type="float" office:value="32.3661" calcext:value-type="float">
            <text:p>32.3661</text:p>
          </table:table-cell>
          <table:table-cell table:style-name="ce1" office:value-type="float" office:value="1.36792" calcext:value-type="float">
            <text:p>1.36792</text:p>
          </table:table-cell>
          <table:table-cell table:style-name="ce1" office:value-type="float" office:value="0.000821763" calcext:value-type="float">
            <text:p>0.000821763</text:p>
          </table:table-cell>
          <table:table-cell table:style-name="ce1"/>
          <table:table-cell table:style-name="ce1" office:value-type="float" office:value="32.3875" calcext:value-type="float">
            <text:p>32.3875</text:p>
          </table:table-cell>
          <table:table-cell table:style-name="ce1" office:value-type="float" office:value="1.45448" calcext:value-type="float">
            <text:p>1.45448</text:p>
          </table:table-cell>
          <table:table-cell table:style-name="ce1" office:value-type="float" office:value="0.00641245" calcext:value-type="float">
            <text:p>0.00641245</text:p>
          </table:table-cell>
          <table:table-cell table:style-name="ce1"/>
          <table:table-cell table:style-name="ce1" office:value-type="float" office:value="33.1874" calcext:value-type="float">
            <text:p>33.1874</text:p>
          </table:table-cell>
          <table:table-cell table:style-name="ce1" office:value-type="float" office:value="1.41931" calcext:value-type="float">
            <text:p>1.41931</text:p>
          </table:table-cell>
          <table:table-cell table:style-name="ce1" office:value-type="float" office:value="0.101355" calcext:value-type="float">
            <text:p>0.101355</text:p>
          </table:table-cell>
          <table:table-cell table:style-name="ce1"/>
          <table:table-cell table:style-name="ce1" office:value-type="float" office:value="32.7886" calcext:value-type="float">
            <text:p>32.7886</text:p>
          </table:table-cell>
          <table:table-cell table:style-name="ce1" office:value-type="float" office:value="1.30786" calcext:value-type="float">
            <text:p>1.30786</text:p>
          </table:table-cell>
          <table:table-cell table:style-name="ce1" office:value-type="float" office:value="0.571613" calcext:value-type="float">
            <text:p>0.571613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41777" calcext:value-type="float">
            <text:p>0.00141777</text:p>
          </table:table-cell>
          <table:table-cell table:style-name="ce1"/>
          <table:table-cell table:style-name="ce1" office:value-type="float" office:value="31.6198" calcext:value-type="float">
            <text:p>31.6198</text:p>
          </table:table-cell>
          <table:table-cell table:style-name="ce1" office:value-type="float" office:value="1.40123" calcext:value-type="float">
            <text:p>1.40123</text:p>
          </table:table-cell>
          <table:table-cell table:style-name="ce1" office:value-type="float" office:value="0.000795354" calcext:value-type="float">
            <text:p>0.000795354</text:p>
          </table:table-cell>
          <table:table-cell table:style-name="ce1"/>
          <table:table-cell table:style-name="ce1" office:value-type="float" office:value="32.7788" calcext:value-type="float">
            <text:p>32.7788</text:p>
          </table:table-cell>
          <table:table-cell table:style-name="ce1" office:value-type="float" office:value="1.23231" calcext:value-type="float">
            <text:p>1.23231</text:p>
          </table:table-cell>
          <table:table-cell table:style-name="ce1" office:value-type="float" office:value="0.000804912" calcext:value-type="float">
            <text:p>0.000804912</text:p>
          </table:table-cell>
          <table:table-cell table:style-name="ce1"/>
          <table:table-cell table:style-name="ce1" office:value-type="float" office:value="32.5647" calcext:value-type="float">
            <text:p>32.5647</text:p>
          </table:table-cell>
          <table:table-cell table:style-name="ce1" office:value-type="float" office:value="1.3508" calcext:value-type="float">
            <text:p>1.3508</text:p>
          </table:table-cell>
          <table:table-cell table:style-name="ce1" office:value-type="float" office:value="0.000822415" calcext:value-type="float">
            <text:p>0.000822415</text:p>
          </table:table-cell>
          <table:table-cell table:style-name="ce1"/>
          <table:table-cell table:style-name="ce1" office:value-type="float" office:value="33.4588" calcext:value-type="float">
            <text:p>33.4588</text:p>
          </table:table-cell>
          <table:table-cell table:style-name="ce1" office:value-type="float" office:value="1.30823" calcext:value-type="float">
            <text:p>1.30823</text:p>
          </table:table-cell>
          <table:table-cell table:style-name="ce1" office:value-type="float" office:value="0.00641008" calcext:value-type="float">
            <text:p>0.00641008</text:p>
          </table:table-cell>
          <table:table-cell table:style-name="ce1"/>
          <table:table-cell table:style-name="ce1" office:value-type="float" office:value="32.7251" calcext:value-type="float">
            <text:p>32.7251</text:p>
          </table:table-cell>
          <table:table-cell table:style-name="ce1" office:value-type="float" office:value="1.40922" calcext:value-type="float">
            <text:p>1.40922</text:p>
          </table:table-cell>
          <table:table-cell table:style-name="ce1" office:value-type="float" office:value="0.100563" calcext:value-type="float">
            <text:p>0.100563</text:p>
          </table:table-cell>
          <table:table-cell table:style-name="ce1"/>
          <table:table-cell table:style-name="ce1" office:value-type="float" office:value="32.5775" calcext:value-type="float">
            <text:p>32.5775</text:p>
          </table:table-cell>
          <table:table-cell table:style-name="ce1" office:value-type="float" office:value="1.40549" calcext:value-type="float">
            <text:p>1.40549</text:p>
          </table:table-cell>
          <table:table-cell table:style-name="ce1" office:value-type="float" office:value="0.567857" calcext:value-type="float">
            <text:p>0.567857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41652" calcext:value-type="float">
            <text:p>0.00141652</text:p>
          </table:table-cell>
          <table:table-cell table:style-name="ce1"/>
          <table:table-cell table:style-name="ce1" office:value-type="float" office:value="31.714" calcext:value-type="float">
            <text:p>31.714</text:p>
          </table:table-cell>
          <table:table-cell table:style-name="ce1" office:value-type="float" office:value="1.35066" calcext:value-type="float">
            <text:p>1.35066</text:p>
          </table:table-cell>
          <table:table-cell table:style-name="ce1" office:value-type="float" office:value="0.000808128" calcext:value-type="float">
            <text:p>0.000808128</text:p>
          </table:table-cell>
          <table:table-cell table:style-name="ce1"/>
          <table:table-cell table:style-name="ce1" office:value-type="float" office:value="32.941" calcext:value-type="float">
            <text:p>32.941</text:p>
          </table:table-cell>
          <table:table-cell table:style-name="ce1" office:value-type="float" office:value="1.16177" calcext:value-type="float">
            <text:p>1.16177</text:p>
          </table:table-cell>
          <table:table-cell table:style-name="ce1" office:value-type="float" office:value="0.000808238" calcext:value-type="float">
            <text:p>0.000808238</text:p>
          </table:table-cell>
          <table:table-cell table:style-name="ce1"/>
          <table:table-cell table:style-name="ce1" office:value-type="float" office:value="33.1732" calcext:value-type="float">
            <text:p>33.1732</text:p>
          </table:table-cell>
          <table:table-cell table:style-name="ce1" office:value-type="float" office:value="1.28476" calcext:value-type="float">
            <text:p>1.28476</text:p>
          </table:table-cell>
          <table:table-cell table:style-name="ce1" office:value-type="float" office:value="0.000827814" calcext:value-type="float">
            <text:p>0.000827814</text:p>
          </table:table-cell>
          <table:table-cell table:style-name="ce1"/>
          <table:table-cell table:style-name="ce1" office:value-type="float" office:value="33.5015" calcext:value-type="float">
            <text:p>33.5015</text:p>
          </table:table-cell>
          <table:table-cell table:style-name="ce1" office:value-type="float" office:value="1.34858" calcext:value-type="float">
            <text:p>1.34858</text:p>
          </table:table-cell>
          <table:table-cell table:style-name="ce1" office:value-type="float" office:value="0.00647124" calcext:value-type="float">
            <text:p>0.00647124</text:p>
          </table:table-cell>
          <table:table-cell table:style-name="ce1"/>
          <table:table-cell table:style-name="ce1" office:value-type="float" office:value="34.4318" calcext:value-type="float">
            <text:p>34.4318</text:p>
          </table:table-cell>
          <table:table-cell table:style-name="ce1" office:value-type="float" office:value="1.31896" calcext:value-type="float">
            <text:p>1.31896</text:p>
          </table:table-cell>
          <table:table-cell table:style-name="ce1" office:value-type="float" office:value="0.101834" calcext:value-type="float">
            <text:p>0.101834</text:p>
          </table:table-cell>
          <table:table-cell table:style-name="ce1"/>
          <table:table-cell table:style-name="ce1" office:value-type="float" office:value="34.3413" calcext:value-type="float">
            <text:p>34.3413</text:p>
          </table:table-cell>
          <table:table-cell table:style-name="ce1" office:value-type="float" office:value="1.1236" calcext:value-type="float">
            <text:p>1.1236</text:p>
          </table:table-cell>
          <table:table-cell table:style-name="ce1" office:value-type="float" office:value="0.587877" calcext:value-type="float">
            <text:p>0.587877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43563" calcext:value-type="float">
            <text:p>0.00143563</text:p>
          </table:table-cell>
          <table:table-cell table:style-name="ce1"/>
          <table:table-cell table:style-name="ce1" office:value-type="float" office:value="31.8323" calcext:value-type="float">
            <text:p>31.8323</text:p>
          </table:table-cell>
          <table:table-cell table:style-name="ce1" office:value-type="float" office:value="1.30964" calcext:value-type="float">
            <text:p>1.30964</text:p>
          </table:table-cell>
          <table:table-cell table:style-name="ce1" office:value-type="float" office:value="0.000807647" calcext:value-type="float">
            <text:p>0.000807647</text:p>
          </table:table-cell>
          <table:table-cell table:style-name="ce1"/>
          <table:table-cell table:style-name="ce1" office:value-type="float" office:value="33.1391" calcext:value-type="float">
            <text:p>33.1391</text:p>
          </table:table-cell>
          <table:table-cell table:style-name="ce1" office:value-type="float" office:value="1.25076" calcext:value-type="float">
            <text:p>1.25076</text:p>
          </table:table-cell>
          <table:table-cell table:style-name="ce1" office:value-type="float" office:value="0.000806605" calcext:value-type="float">
            <text:p>0.000806605</text:p>
          </table:table-cell>
          <table:table-cell table:style-name="ce1"/>
          <table:table-cell table:style-name="ce1" office:value-type="float" office:value="34.299" calcext:value-type="float">
            <text:p>34.299</text:p>
          </table:table-cell>
          <table:table-cell table:style-name="ce1" office:value-type="float" office:value="1.10249" calcext:value-type="float">
            <text:p>1.10249</text:p>
          </table:table-cell>
          <table:table-cell table:style-name="ce1" office:value-type="float" office:value="0.000811744" calcext:value-type="float">
            <text:p>0.000811744</text:p>
          </table:table-cell>
          <table:table-cell table:style-name="ce1"/>
          <table:table-cell table:style-name="ce1" office:value-type="float" office:value="32.4755" calcext:value-type="float">
            <text:p>32.4755</text:p>
          </table:table-cell>
          <table:table-cell table:style-name="ce1" office:value-type="float" office:value="1.37264" calcext:value-type="float">
            <text:p>1.37264</text:p>
          </table:table-cell>
          <table:table-cell table:style-name="ce1" office:value-type="float" office:value="0.0064352" calcext:value-type="float">
            <text:p>0.0064352</text:p>
          </table:table-cell>
          <table:table-cell table:style-name="ce1"/>
          <table:table-cell table:style-name="ce1" office:value-type="float" office:value="33.9904" calcext:value-type="float">
            <text:p>33.9904</text:p>
          </table:table-cell>
          <table:table-cell table:style-name="ce1" office:value-type="float" office:value="1.32105" calcext:value-type="float">
            <text:p>1.32105</text:p>
          </table:table-cell>
          <table:table-cell table:style-name="ce1" office:value-type="float" office:value="0.102102" calcext:value-type="float">
            <text:p>0.102102</text:p>
          </table:table-cell>
          <table:table-cell table:style-name="ce1"/>
          <table:table-cell table:style-name="ce1" office:value-type="float" office:value="31.8788" calcext:value-type="float">
            <text:p>31.8788</text:p>
          </table:table-cell>
          <table:table-cell table:style-name="ce1" office:value-type="float" office:value="1.44228" calcext:value-type="float">
            <text:p>1.44228</text:p>
          </table:table-cell>
          <table:table-cell table:style-name="ce1" office:value-type="float" office:value="0.566294" calcext:value-type="float">
            <text:p>0.566294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50864" calcext:value-type="float">
            <text:p>0.00150864</text:p>
          </table:table-cell>
          <table:table-cell table:style-name="ce1"/>
          <table:table-cell table:style-name="ce1" office:value-type="float" office:value="31.1476" calcext:value-type="float">
            <text:p>31.1476</text:p>
          </table:table-cell>
          <table:table-cell table:style-name="ce1" office:value-type="float" office:value="1.24536" calcext:value-type="float">
            <text:p>1.24536</text:p>
          </table:table-cell>
          <table:table-cell table:style-name="ce1" office:value-type="float" office:value="0.000800103" calcext:value-type="float">
            <text:p>0.000800103</text:p>
          </table:table-cell>
          <table:table-cell table:style-name="ce1"/>
          <table:table-cell table:style-name="ce1" office:value-type="float" office:value="33.0414" calcext:value-type="float">
            <text:p>33.0414</text:p>
          </table:table-cell>
          <table:table-cell table:style-name="ce1" office:value-type="float" office:value="1.24048" calcext:value-type="float">
            <text:p>1.24048</text:p>
          </table:table-cell>
          <table:table-cell table:style-name="ce1" office:value-type="float" office:value="0.000797488" calcext:value-type="float">
            <text:p>0.000797488</text:p>
          </table:table-cell>
          <table:table-cell table:style-name="ce1"/>
          <table:table-cell table:style-name="ce1" office:value-type="float" office:value="33.8074" calcext:value-type="float">
            <text:p>33.8074</text:p>
          </table:table-cell>
          <table:table-cell table:style-name="ce1" office:value-type="float" office:value="1.30557" calcext:value-type="float">
            <text:p>1.30557</text:p>
          </table:table-cell>
          <table:table-cell table:style-name="ce1" office:value-type="float" office:value="0.000815521" calcext:value-type="float">
            <text:p>0.000815521</text:p>
          </table:table-cell>
          <table:table-cell table:style-name="ce1"/>
          <table:table-cell table:style-name="ce1" office:value-type="float" office:value="34.395" calcext:value-type="float">
            <text:p>34.395</text:p>
          </table:table-cell>
          <table:table-cell table:style-name="ce1" office:value-type="float" office:value="1.24273" calcext:value-type="float">
            <text:p>1.24273</text:p>
          </table:table-cell>
          <table:table-cell table:style-name="ce1" office:value-type="float" office:value="0.00640345" calcext:value-type="float">
            <text:p>0.00640345</text:p>
          </table:table-cell>
          <table:table-cell table:style-name="ce1"/>
          <table:table-cell table:style-name="ce1" office:value-type="float" office:value="32.4537" calcext:value-type="float">
            <text:p>32.4537</text:p>
          </table:table-cell>
          <table:table-cell table:style-name="ce1" office:value-type="float" office:value="1.44685" calcext:value-type="float">
            <text:p>1.44685</text:p>
          </table:table-cell>
          <table:table-cell table:style-name="ce1" office:value-type="float" office:value="0.102868" calcext:value-type="float">
            <text:p>0.102868</text:p>
          </table:table-cell>
          <table:table-cell table:style-name="ce1"/>
          <table:table-cell table:style-name="ce1" office:value-type="float" office:value="34.5619" calcext:value-type="float">
            <text:p>34.5619</text:p>
          </table:table-cell>
          <table:table-cell table:style-name="ce1" office:value-type="float" office:value="1.25235" calcext:value-type="float">
            <text:p>1.25235</text:p>
          </table:table-cell>
          <table:table-cell table:style-name="ce1" office:value-type="float" office:value="0.577677" calcext:value-type="float">
            <text:p>0.577677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4119" calcext:value-type="float">
            <text:p>0.0014119</text:p>
          </table:table-cell>
          <table:table-cell table:style-name="ce1"/>
          <table:table-cell table:style-name="ce1" office:value-type="float" office:value="32.8793" calcext:value-type="float">
            <text:p>32.8793</text:p>
          </table:table-cell>
          <table:table-cell table:style-name="ce1" office:value-type="float" office:value="1.13731" calcext:value-type="float">
            <text:p>1.13731</text:p>
          </table:table-cell>
          <table:table-cell table:style-name="ce1" office:value-type="float" office:value="0.000798991" calcext:value-type="float">
            <text:p>0.000798991</text:p>
          </table:table-cell>
          <table:table-cell table:style-name="ce1"/>
          <table:table-cell table:style-name="ce1" office:value-type="float" office:value="32.6525" calcext:value-type="float">
            <text:p>32.6525</text:p>
          </table:table-cell>
          <table:table-cell table:style-name="ce1" office:value-type="float" office:value="1.23352" calcext:value-type="float">
            <text:p>1.23352</text:p>
          </table:table-cell>
          <table:table-cell table:style-name="ce1" office:value-type="float" office:value="0.000801696" calcext:value-type="float">
            <text:p>0.000801696</text:p>
          </table:table-cell>
          <table:table-cell table:style-name="ce1"/>
          <table:table-cell table:style-name="ce1" office:value-type="float" office:value="33.395" calcext:value-type="float">
            <text:p>33.395</text:p>
          </table:table-cell>
          <table:table-cell table:style-name="ce1" office:value-type="float" office:value="1.35966" calcext:value-type="float">
            <text:p>1.35966</text:p>
          </table:table-cell>
          <table:table-cell table:style-name="ce1" office:value-type="float" office:value="0.000823046" calcext:value-type="float">
            <text:p>0.000823046</text:p>
          </table:table-cell>
          <table:table-cell table:style-name="ce1"/>
          <table:table-cell table:style-name="ce1" office:value-type="float" office:value="32.8094" calcext:value-type="float">
            <text:p>32.8094</text:p>
          </table:table-cell>
          <table:table-cell table:style-name="ce1" office:value-type="float" office:value="1.30113" calcext:value-type="float">
            <text:p>1.30113</text:p>
          </table:table-cell>
          <table:table-cell table:style-name="ce1" office:value-type="float" office:value="0.00639362" calcext:value-type="float">
            <text:p>0.00639362</text:p>
          </table:table-cell>
          <table:table-cell table:style-name="ce1"/>
          <table:table-cell table:style-name="ce1" office:value-type="float" office:value="34.0721" calcext:value-type="float">
            <text:p>34.0721</text:p>
          </table:table-cell>
          <table:table-cell table:style-name="ce1" office:value-type="float" office:value="1.33046" calcext:value-type="float">
            <text:p>1.33046</text:p>
          </table:table-cell>
          <table:table-cell table:style-name="ce1" office:value-type="float" office:value="0.0881215" calcext:value-type="float">
            <text:p>0.0881215</text:p>
          </table:table-cell>
          <table:table-cell table:style-name="ce1"/>
          <table:table-cell table:style-name="ce1" office:value-type="float" office:value="32.4447" calcext:value-type="float">
            <text:p>32.4447</text:p>
          </table:table-cell>
          <table:table-cell table:style-name="ce1" office:value-type="float" office:value="1.36098" calcext:value-type="float">
            <text:p>1.36098</text:p>
          </table:table-cell>
          <table:table-cell table:style-name="ce1" office:value-type="float" office:value="0.578941" calcext:value-type="float">
            <text:p>0.578941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4138" calcext:value-type="float">
            <text:p>0.0014138</text:p>
          </table:table-cell>
          <table:table-cell table:style-name="ce1"/>
          <table:table-cell table:style-name="ce1" office:value-type="float" office:value="31.2295" calcext:value-type="float">
            <text:p>31.2295</text:p>
          </table:table-cell>
          <table:table-cell table:style-name="ce1" office:value-type="float" office:value="1.35824" calcext:value-type="float">
            <text:p>1.35824</text:p>
          </table:table-cell>
          <table:table-cell table:style-name="ce1" office:value-type="float" office:value="0.000796916" calcext:value-type="float">
            <text:p>0.000796916</text:p>
          </table:table-cell>
          <table:table-cell table:style-name="ce1"/>
          <table:table-cell table:style-name="ce1" office:value-type="float" office:value="33.6771" calcext:value-type="float">
            <text:p>33.6771</text:p>
          </table:table-cell>
          <table:table-cell table:style-name="ce1" office:value-type="float" office:value="1.2571" calcext:value-type="float">
            <text:p>1.2571</text:p>
          </table:table-cell>
          <table:table-cell table:style-name="ce1" office:value-type="float" office:value="0.000801706" calcext:value-type="float">
            <text:p>0.000801706</text:p>
          </table:table-cell>
          <table:table-cell table:style-name="ce1"/>
          <table:table-cell table:style-name="ce1" office:value-type="float" office:value="33.3236" calcext:value-type="float">
            <text:p>33.3236</text:p>
          </table:table-cell>
          <table:table-cell table:style-name="ce1" office:value-type="float" office:value="1.28008" calcext:value-type="float">
            <text:p>1.28008</text:p>
          </table:table-cell>
          <table:table-cell table:style-name="ce1" office:value-type="float" office:value="0.00248197" calcext:value-type="float">
            <text:p>0.00248197</text:p>
          </table:table-cell>
          <table:table-cell table:style-name="ce1"/>
          <table:table-cell table:style-name="ce1" office:value-type="float" office:value="34.0811" calcext:value-type="float">
            <text:p>34.0811</text:p>
          </table:table-cell>
          <table:table-cell table:style-name="ce1" office:value-type="float" office:value="1.25989" calcext:value-type="float">
            <text:p>1.25989</text:p>
          </table:table-cell>
          <table:table-cell table:style-name="ce1" office:value-type="float" office:value="0.00647999" calcext:value-type="float">
            <text:p>0.00647999</text:p>
          </table:table-cell>
          <table:table-cell table:style-name="ce1"/>
          <table:table-cell table:style-name="ce1" office:value-type="float" office:value="33.2969" calcext:value-type="float">
            <text:p>33.2969</text:p>
          </table:table-cell>
          <table:table-cell table:style-name="ce1" office:value-type="float" office:value="1.32598" calcext:value-type="float">
            <text:p>1.32598</text:p>
          </table:table-cell>
          <table:table-cell table:style-name="ce1" office:value-type="float" office:value="0.0578403" calcext:value-type="float">
            <text:p>0.0578403</text:p>
          </table:table-cell>
          <table:table-cell table:style-name="ce1"/>
          <table:table-cell table:style-name="ce1" office:value-type="float" office:value="33.8033" calcext:value-type="float">
            <text:p>33.8033</text:p>
          </table:table-cell>
          <table:table-cell table:style-name="ce1" office:value-type="float" office:value="1.31619" calcext:value-type="float">
            <text:p>1.31619</text:p>
          </table:table-cell>
          <table:table-cell table:style-name="ce1" office:value-type="float" office:value="0.581572" calcext:value-type="float">
            <text:p>0.581572</text:p>
          </table:table-cell>
        </table:table-row>
        <table:table-row table:style-name="ro1">
          <table:table-cell table:style-name="ce1" office:value-type="float" office:value="0.019994" calcext:value-type="float">
            <text:p>0.0199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42355" calcext:value-type="float">
            <text:p>0.00142355</text:p>
          </table:table-cell>
          <table:table-cell table:style-name="ce1"/>
          <table:table-cell table:style-name="ce1" office:value-type="float" office:value="32.5328" calcext:value-type="float">
            <text:p>32.5328</text:p>
          </table:table-cell>
          <table:table-cell table:style-name="ce1" office:value-type="float" office:value="1.17547" calcext:value-type="float">
            <text:p>1.17547</text:p>
          </table:table-cell>
          <table:table-cell table:style-name="ce1" office:value-type="float" office:value="0.000799862" calcext:value-type="float">
            <text:p>0.000799862</text:p>
          </table:table-cell>
          <table:table-cell table:style-name="ce1"/>
          <table:table-cell table:style-name="ce1" office:value-type="float" office:value="33.0838" calcext:value-type="float">
            <text:p>33.0838</text:p>
          </table:table-cell>
          <table:table-cell table:style-name="ce1" office:value-type="float" office:value="1.23679" calcext:value-type="float">
            <text:p>1.23679</text:p>
          </table:table-cell>
          <table:table-cell table:style-name="ce1" office:value-type="float" office:value="0.000799101" calcext:value-type="float">
            <text:p>0.000799101</text:p>
          </table:table-cell>
          <table:table-cell table:style-name="ce1"/>
          <table:table-cell table:style-name="ce1" office:value-type="float" office:value="31.7519" calcext:value-type="float">
            <text:p>31.7519</text:p>
          </table:table-cell>
          <table:table-cell table:style-name="ce1" office:value-type="float" office:value="1.37682" calcext:value-type="float">
            <text:p>1.37682</text:p>
          </table:table-cell>
          <table:table-cell table:style-name="ce1" office:value-type="float" office:value="0.00247499" calcext:value-type="float">
            <text:p>0.00247499</text:p>
          </table:table-cell>
          <table:table-cell table:style-name="ce1"/>
          <table:table-cell table:style-name="ce1" office:value-type="float" office:value="33.8899" calcext:value-type="float">
            <text:p>33.8899</text:p>
          </table:table-cell>
          <table:table-cell table:style-name="ce1" office:value-type="float" office:value="1.23326" calcext:value-type="float">
            <text:p>1.23326</text:p>
          </table:table-cell>
          <table:table-cell table:style-name="ce1" office:value-type="float" office:value="0.00640519" calcext:value-type="float">
            <text:p>0.00640519</text:p>
          </table:table-cell>
          <table:table-cell table:style-name="ce1"/>
          <table:table-cell table:style-name="ce1" office:value-type="float" office:value="33.8654" calcext:value-type="float">
            <text:p>33.8654</text:p>
          </table:table-cell>
          <table:table-cell table:style-name="ce1" office:value-type="float" office:value="1.27467" calcext:value-type="float">
            <text:p>1.27467</text:p>
          </table:table-cell>
          <table:table-cell table:style-name="ce1" office:value-type="float" office:value="0.0591028" calcext:value-type="float">
            <text:p>0.0591028</text:p>
          </table:table-cell>
          <table:table-cell table:style-name="ce1"/>
          <table:table-cell table:style-name="ce1" office:value-type="float" office:value="33.1765" calcext:value-type="float">
            <text:p>33.1765</text:p>
          </table:table-cell>
          <table:table-cell table:style-name="ce1" office:value-type="float" office:value="1.36254" calcext:value-type="float">
            <text:p>1.36254</text:p>
          </table:table-cell>
          <table:table-cell table:style-name="ce1" office:value-type="float" office:value="0.56888" calcext:value-type="float">
            <text:p>0.56888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02283" calcext:value-type="float">
            <text:p>0.00102283</text:p>
          </table:table-cell>
          <table:table-cell table:style-name="ce1"/>
          <table:table-cell table:style-name="ce1" office:value-type="float" office:value="30.9829" calcext:value-type="float">
            <text:p>30.9829</text:p>
          </table:table-cell>
          <table:table-cell table:style-name="ce1" office:value-type="float" office:value="1.339" calcext:value-type="float">
            <text:p>1.339</text:p>
          </table:table-cell>
          <table:table-cell table:style-name="ce1" office:value-type="float" office:value="0.000802067" calcext:value-type="float">
            <text:p>0.000802067</text:p>
          </table:table-cell>
          <table:table-cell table:style-name="ce1"/>
          <table:table-cell table:style-name="ce1" office:value-type="float" office:value="33.9751" calcext:value-type="float">
            <text:p>33.9751</text:p>
          </table:table-cell>
          <table:table-cell table:style-name="ce1" office:value-type="float" office:value="1.22137" calcext:value-type="float">
            <text:p>1.22137</text:p>
          </table:table-cell>
          <table:table-cell table:style-name="ce1" office:value-type="float" office:value="0.000825721" calcext:value-type="float">
            <text:p>0.000825721</text:p>
          </table:table-cell>
          <table:table-cell table:style-name="ce1"/>
          <table:table-cell table:style-name="ce1" office:value-type="float" office:value="33.0686" calcext:value-type="float">
            <text:p>33.0686</text:p>
          </table:table-cell>
          <table:table-cell table:style-name="ce1" office:value-type="float" office:value="1.21544" calcext:value-type="float">
            <text:p>1.21544</text:p>
          </table:table-cell>
          <table:table-cell table:style-name="ce1" office:value-type="float" office:value="0.00245765" calcext:value-type="float">
            <text:p>0.00245765</text:p>
          </table:table-cell>
          <table:table-cell table:style-name="ce1"/>
          <table:table-cell table:style-name="ce1" office:value-type="float" office:value="33.0033" calcext:value-type="float">
            <text:p>33.0033</text:p>
          </table:table-cell>
          <table:table-cell table:style-name="ce1" office:value-type="float" office:value="1.45125" calcext:value-type="float">
            <text:p>1.45125</text:p>
          </table:table-cell>
          <table:table-cell table:style-name="ce1" office:value-type="float" office:value="0.00639769" calcext:value-type="float">
            <text:p>0.00639769</text:p>
          </table:table-cell>
          <table:table-cell table:style-name="ce1"/>
          <table:table-cell table:style-name="ce1" office:value-type="float" office:value="33.442" calcext:value-type="float">
            <text:p>33.442</text:p>
          </table:table-cell>
          <table:table-cell table:style-name="ce1" office:value-type="float" office:value="1.27654" calcext:value-type="float">
            <text:p>1.27654</text:p>
          </table:table-cell>
          <table:table-cell table:style-name="ce1" office:value-type="float" office:value="0.0589352" calcext:value-type="float">
            <text:p>0.0589352</text:p>
          </table:table-cell>
          <table:table-cell table:style-name="ce1"/>
          <table:table-cell table:style-name="ce1" office:value-type="float" office:value="32.2872" calcext:value-type="float">
            <text:p>32.2872</text:p>
          </table:table-cell>
          <table:table-cell table:style-name="ce1" office:value-type="float" office:value="1.32053" calcext:value-type="float">
            <text:p>1.32053</text:p>
          </table:table-cell>
          <table:table-cell table:style-name="ce1" office:value-type="float" office:value="0.568755" calcext:value-type="float">
            <text:p>0.568755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67698" calcext:value-type="float">
            <text:p>0.000467698</text:p>
          </table:table-cell>
          <table:table-cell table:style-name="ce1"/>
          <table:table-cell table:style-name="ce1" office:value-type="float" office:value="32.8405" calcext:value-type="float">
            <text:p>32.8405</text:p>
          </table:table-cell>
          <table:table-cell table:style-name="ce1" office:value-type="float" office:value="1.14546" calcext:value-type="float">
            <text:p>1.14546</text:p>
          </table:table-cell>
          <table:table-cell table:style-name="ce1" office:value-type="float" office:value="0.000806615" calcext:value-type="float">
            <text:p>0.000806615</text:p>
          </table:table-cell>
          <table:table-cell table:style-name="ce1"/>
          <table:table-cell table:style-name="ce1" office:value-type="float" office:value="32.6028" calcext:value-type="float">
            <text:p>32.6028</text:p>
          </table:table-cell>
          <table:table-cell table:style-name="ce1" office:value-type="float" office:value="1.20963" calcext:value-type="float">
            <text:p>1.20963</text:p>
          </table:table-cell>
          <table:table-cell table:style-name="ce1" office:value-type="float" office:value="0.000801556" calcext:value-type="float">
            <text:p>0.000801556</text:p>
          </table:table-cell>
          <table:table-cell table:style-name="ce1"/>
          <table:table-cell table:style-name="ce1" office:value-type="float" office:value="33.0723" calcext:value-type="float">
            <text:p>33.0723</text:p>
          </table:table-cell>
          <table:table-cell table:style-name="ce1" office:value-type="float" office:value="1.27023" calcext:value-type="float">
            <text:p>1.27023</text:p>
          </table:table-cell>
          <table:table-cell table:style-name="ce1" office:value-type="float" office:value="0.00246353" calcext:value-type="float">
            <text:p>0.00246353</text:p>
          </table:table-cell>
          <table:table-cell table:style-name="ce1"/>
          <table:table-cell table:style-name="ce1" office:value-type="float" office:value="33.3544" calcext:value-type="float">
            <text:p>33.3544</text:p>
          </table:table-cell>
          <table:table-cell table:style-name="ce1" office:value-type="float" office:value="1.306" calcext:value-type="float">
            <text:p>1.306</text:p>
          </table:table-cell>
          <table:table-cell table:style-name="ce1" office:value-type="float" office:value="0.00638757" calcext:value-type="float">
            <text:p>0.00638757</text:p>
          </table:table-cell>
          <table:table-cell table:style-name="ce1"/>
          <table:table-cell table:style-name="ce1" office:value-type="float" office:value="33.8063" calcext:value-type="float">
            <text:p>33.8063</text:p>
          </table:table-cell>
          <table:table-cell table:style-name="ce1" office:value-type="float" office:value="1.26195" calcext:value-type="float">
            <text:p>1.26195</text:p>
          </table:table-cell>
          <table:table-cell table:style-name="ce1" office:value-type="float" office:value="0.0577433" calcext:value-type="float">
            <text:p>0.0577433</text:p>
          </table:table-cell>
          <table:table-cell table:style-name="ce1"/>
          <table:table-cell table:style-name="ce1" office:value-type="float" office:value="34.5176" calcext:value-type="float">
            <text:p>34.5176</text:p>
          </table:table-cell>
          <table:table-cell table:style-name="ce1" office:value-type="float" office:value="1.19645" calcext:value-type="float">
            <text:p>1.19645</text:p>
          </table:table-cell>
          <table:table-cell table:style-name="ce1" office:value-type="float" office:value="0.580364" calcext:value-type="float">
            <text:p>0.580364</text:p>
          </table:table-cell>
        </table:table-row>
        <table:table-row table:style-name="ro1">
          <table:table-cell table:style-name="ce1" office:value-type="float" office:value="0.029988" calcext:value-type="float">
            <text:p>0.0299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75784" calcext:value-type="float">
            <text:p>0.000475784</text:p>
          </table:table-cell>
          <table:table-cell table:style-name="ce1"/>
          <table:table-cell table:style-name="ce1" office:value-type="float" office:value="31.2851" calcext:value-type="float">
            <text:p>31.2851</text:p>
          </table:table-cell>
          <table:table-cell table:style-name="ce1" office:value-type="float" office:value="1.2347" calcext:value-type="float">
            <text:p>1.2347</text:p>
          </table:table-cell>
          <table:table-cell table:style-name="ce1" office:value-type="float" office:value="0.000804671" calcext:value-type="float">
            <text:p>0.000804671</text:p>
          </table:table-cell>
          <table:table-cell table:style-name="ce1"/>
          <table:table-cell table:style-name="ce1" office:value-type="float" office:value="32.5371" calcext:value-type="float">
            <text:p>32.5371</text:p>
          </table:table-cell>
          <table:table-cell table:style-name="ce1" office:value-type="float" office:value="1.37383" calcext:value-type="float">
            <text:p>1.37383</text:p>
          </table:table-cell>
          <table:table-cell table:style-name="ce1" office:value-type="float" office:value="0.000800894" calcext:value-type="float">
            <text:p>0.000800894</text:p>
          </table:table-cell>
          <table:table-cell table:style-name="ce1"/>
          <table:table-cell table:style-name="ce1" office:value-type="float" office:value="34.5708" calcext:value-type="float">
            <text:p>34.5708</text:p>
          </table:table-cell>
          <table:table-cell table:style-name="ce1" office:value-type="float" office:value="1.14125" calcext:value-type="float">
            <text:p>1.14125</text:p>
          </table:table-cell>
          <table:table-cell table:style-name="ce1" office:value-type="float" office:value="0.00249281" calcext:value-type="float">
            <text:p>0.00249281</text:p>
          </table:table-cell>
          <table:table-cell table:style-name="ce1"/>
          <table:table-cell table:style-name="ce1" office:value-type="float" office:value="33.0816" calcext:value-type="float">
            <text:p>33.0816</text:p>
          </table:table-cell>
          <table:table-cell table:style-name="ce1" office:value-type="float" office:value="1.44963" calcext:value-type="float">
            <text:p>1.44963</text:p>
          </table:table-cell>
          <table:table-cell table:style-name="ce1" office:value-type="float" office:value="0.0064543" calcext:value-type="float">
            <text:p>0.0064543</text:p>
          </table:table-cell>
          <table:table-cell table:style-name="ce1"/>
          <table:table-cell table:style-name="ce1" office:value-type="float" office:value="31.7019" calcext:value-type="float">
            <text:p>31.7019</text:p>
          </table:table-cell>
          <table:table-cell table:style-name="ce1" office:value-type="float" office:value="1.38482" calcext:value-type="float">
            <text:p>1.38482</text:p>
          </table:table-cell>
          <table:table-cell table:style-name="ce1" office:value-type="float" office:value="0.0570092" calcext:value-type="float">
            <text:p>0.0570092</text:p>
          </table:table-cell>
          <table:table-cell table:style-name="ce1"/>
          <table:table-cell table:style-name="ce1" office:value-type="float" office:value="32.4307" calcext:value-type="float">
            <text:p>32.4307</text:p>
          </table:table-cell>
          <table:table-cell table:style-name="ce1" office:value-type="float" office:value="1.36773" calcext:value-type="float">
            <text:p>1.36773</text:p>
          </table:table-cell>
          <table:table-cell table:style-name="ce1" office:value-type="float" office:value="0.569777" calcext:value-type="float">
            <text:p>0.569777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6844" calcext:value-type="float">
            <text:p>0.00046844</text:p>
          </table:table-cell>
          <table:table-cell table:style-name="ce1"/>
          <table:table-cell table:style-name="ce1" office:value-type="float" office:value="30.4412" calcext:value-type="float">
            <text:p>30.4412</text:p>
          </table:table-cell>
          <table:table-cell table:style-name="ce1" office:value-type="float" office:value="1.36132" calcext:value-type="float">
            <text:p>1.36132</text:p>
          </table:table-cell>
          <table:table-cell table:style-name="ce1" office:value-type="float" office:value="0.000799782" calcext:value-type="float">
            <text:p>0.000799782</text:p>
          </table:table-cell>
          <table:table-cell table:style-name="ce1"/>
          <table:table-cell table:style-name="ce1" office:value-type="float" office:value="33.8663" calcext:value-type="float">
            <text:p>33.8663</text:p>
          </table:table-cell>
          <table:table-cell table:style-name="ce1" office:value-type="float" office:value="1.12727" calcext:value-type="float">
            <text:p>1.12727</text:p>
          </table:table-cell>
          <table:table-cell table:style-name="ce1" office:value-type="float" office:value="0.000805574" calcext:value-type="float">
            <text:p>0.000805574</text:p>
          </table:table-cell>
          <table:table-cell table:style-name="ce1"/>
          <table:table-cell table:style-name="ce1" office:value-type="float" office:value="32.3323" calcext:value-type="float">
            <text:p>32.3323</text:p>
          </table:table-cell>
          <table:table-cell table:style-name="ce1" office:value-type="float" office:value="1.25873" calcext:value-type="float">
            <text:p>1.25873</text:p>
          </table:table-cell>
          <table:table-cell table:style-name="ce1" office:value-type="float" office:value="0.00249177" calcext:value-type="float">
            <text:p>0.00249177</text:p>
          </table:table-cell>
          <table:table-cell table:style-name="ce1"/>
          <table:table-cell table:style-name="ce1" office:value-type="float" office:value="33.9934" calcext:value-type="float">
            <text:p>33.9934</text:p>
          </table:table-cell>
          <table:table-cell table:style-name="ce1" office:value-type="float" office:value="1.34004" calcext:value-type="float">
            <text:p>1.34004</text:p>
          </table:table-cell>
          <table:table-cell table:style-name="ce1" office:value-type="float" office:value="0.00650338" calcext:value-type="float">
            <text:p>0.00650338</text:p>
          </table:table-cell>
          <table:table-cell table:style-name="ce1"/>
          <table:table-cell table:style-name="ce1" office:value-type="float" office:value="32.478" calcext:value-type="float">
            <text:p>32.478</text:p>
          </table:table-cell>
          <table:table-cell table:style-name="ce1" office:value-type="float" office:value="1.40854" calcext:value-type="float">
            <text:p>1.40854</text:p>
          </table:table-cell>
          <table:table-cell table:style-name="ce1" office:value-type="float" office:value="0.0571308" calcext:value-type="float">
            <text:p>0.0571308</text:p>
          </table:table-cell>
          <table:table-cell table:style-name="ce1"/>
          <table:table-cell table:style-name="ce1" office:value-type="float" office:value="33.2472" calcext:value-type="float">
            <text:p>33.2472</text:p>
          </table:table-cell>
          <table:table-cell table:style-name="ce1" office:value-type="float" office:value="1.3609" calcext:value-type="float">
            <text:p>1.3609</text:p>
          </table:table-cell>
          <table:table-cell table:style-name="ce1" office:value-type="float" office:value="0.562932" calcext:value-type="float">
            <text:p>0.562932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73629" calcext:value-type="float">
            <text:p>0.000473629</text:p>
          </table:table-cell>
          <table:table-cell table:style-name="ce1"/>
          <table:table-cell table:style-name="ce1" office:value-type="float" office:value="30.9132" calcext:value-type="float">
            <text:p>30.9132</text:p>
          </table:table-cell>
          <table:table-cell table:style-name="ce1" office:value-type="float" office:value="1.33764" calcext:value-type="float">
            <text:p>1.33764</text:p>
          </table:table-cell>
          <table:table-cell table:style-name="ce1" office:value-type="float" office:value="0.000816844" calcext:value-type="float">
            <text:p>0.000816844</text:p>
          </table:table-cell>
          <table:table-cell table:style-name="ce1"/>
          <table:table-cell table:style-name="ce1" office:value-type="float" office:value="32.7903" calcext:value-type="float">
            <text:p>32.7903</text:p>
          </table:table-cell>
          <table:table-cell table:style-name="ce1" office:value-type="float" office:value="1.24813" calcext:value-type="float">
            <text:p>1.24813</text:p>
          </table:table-cell>
          <table:table-cell table:style-name="ce1" office:value-type="float" office:value="0.000805593" calcext:value-type="float">
            <text:p>0.000805593</text:p>
          </table:table-cell>
          <table:table-cell table:style-name="ce1"/>
          <table:table-cell table:style-name="ce1" office:value-type="float" office:value="35.0044" calcext:value-type="float">
            <text:p>35.0044</text:p>
          </table:table-cell>
          <table:table-cell table:style-name="ce1" office:value-type="float" office:value="1.1879" calcext:value-type="float">
            <text:p>1.1879</text:p>
          </table:table-cell>
          <table:table-cell table:style-name="ce1" office:value-type="float" office:value="0.00247247" calcext:value-type="float">
            <text:p>0.00247247</text:p>
          </table:table-cell>
          <table:table-cell table:style-name="ce1"/>
          <table:table-cell table:style-name="ce1" office:value-type="float" office:value="34.5934" calcext:value-type="float">
            <text:p>34.5934</text:p>
          </table:table-cell>
          <table:table-cell table:style-name="ce1" office:value-type="float" office:value="1.23078" calcext:value-type="float">
            <text:p>1.23078</text:p>
          </table:table-cell>
          <table:table-cell table:style-name="ce1" office:value-type="float" office:value="0.00648537" calcext:value-type="float">
            <text:p>0.00648537</text:p>
          </table:table-cell>
          <table:table-cell table:style-name="ce1"/>
          <table:table-cell table:style-name="ce1" office:value-type="float" office:value="33.9318" calcext:value-type="float">
            <text:p>33.9318</text:p>
          </table:table-cell>
          <table:table-cell table:style-name="ce1" office:value-type="float" office:value="1.32467" calcext:value-type="float">
            <text:p>1.32467</text:p>
          </table:table-cell>
          <table:table-cell table:style-name="ce1" office:value-type="float" office:value="0.0577727" calcext:value-type="float">
            <text:p>0.0577727</text:p>
          </table:table-cell>
          <table:table-cell table:style-name="ce1"/>
          <table:table-cell table:style-name="ce1" office:value-type="float" office:value="34.125" calcext:value-type="float">
            <text:p>34.125</text:p>
          </table:table-cell>
          <table:table-cell table:style-name="ce1" office:value-type="float" office:value="1.29391" calcext:value-type="float">
            <text:p>1.29391</text:p>
          </table:table-cell>
          <table:table-cell table:style-name="ce1" office:value-type="float" office:value="0.582424" calcext:value-type="float">
            <text:p>0.582424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6847" calcext:value-type="float">
            <text:p>0.00046847</text:p>
          </table:table-cell>
          <table:table-cell table:style-name="ce1"/>
          <table:table-cell table:style-name="ce1" office:value-type="float" office:value="29.8983" calcext:value-type="float">
            <text:p>29.8983</text:p>
          </table:table-cell>
          <table:table-cell table:style-name="ce1" office:value-type="float" office:value="1.39422" calcext:value-type="float">
            <text:p>1.39422</text:p>
          </table:table-cell>
          <table:table-cell table:style-name="ce1" office:value-type="float" office:value="0.000810533" calcext:value-type="float">
            <text:p>0.000810533</text:p>
          </table:table-cell>
          <table:table-cell table:style-name="ce1"/>
          <table:table-cell table:style-name="ce1" office:value-type="float" office:value="34.4223" calcext:value-type="float">
            <text:p>34.4223</text:p>
          </table:table-cell>
          <table:table-cell table:style-name="ce1" office:value-type="float" office:value="1.17277" calcext:value-type="float">
            <text:p>1.17277</text:p>
          </table:table-cell>
          <table:table-cell table:style-name="ce1" office:value-type="float" office:value="0.000801576" calcext:value-type="float">
            <text:p>0.000801576</text:p>
          </table:table-cell>
          <table:table-cell table:style-name="ce1"/>
          <table:table-cell table:style-name="ce1" office:value-type="float" office:value="33.7545" calcext:value-type="float">
            <text:p>33.7545</text:p>
          </table:table-cell>
          <table:table-cell table:style-name="ce1" office:value-type="float" office:value="1.35349" calcext:value-type="float">
            <text:p>1.35349</text:p>
          </table:table-cell>
          <table:table-cell table:style-name="ce1" office:value-type="float" office:value="0.00226848" calcext:value-type="float">
            <text:p>0.00226848</text:p>
          </table:table-cell>
          <table:table-cell table:style-name="ce1"/>
          <table:table-cell table:style-name="ce1" office:value-type="float" office:value="33.0819" calcext:value-type="float">
            <text:p>33.0819</text:p>
          </table:table-cell>
          <table:table-cell table:style-name="ce1" office:value-type="float" office:value="1.32093" calcext:value-type="float">
            <text:p>1.32093</text:p>
          </table:table-cell>
          <table:table-cell table:style-name="ce1" office:value-type="float" office:value="0.00640506" calcext:value-type="float">
            <text:p>0.00640506</text:p>
          </table:table-cell>
          <table:table-cell table:style-name="ce1"/>
          <table:table-cell table:style-name="ce1" office:value-type="float" office:value="34.8942" calcext:value-type="float">
            <text:p>34.8942</text:p>
          </table:table-cell>
          <table:table-cell table:style-name="ce1" office:value-type="float" office:value="1.17769" calcext:value-type="float">
            <text:p>1.17769</text:p>
          </table:table-cell>
          <table:table-cell table:style-name="ce1" office:value-type="float" office:value="0.0588468" calcext:value-type="float">
            <text:p>0.0588468</text:p>
          </table:table-cell>
          <table:table-cell table:style-name="ce1"/>
          <table:table-cell table:style-name="ce1" office:value-type="float" office:value="32.4337" calcext:value-type="float">
            <text:p>32.4337</text:p>
          </table:table-cell>
          <table:table-cell table:style-name="ce1" office:value-type="float" office:value="1.33508" calcext:value-type="float">
            <text:p>1.33508</text:p>
          </table:table-cell>
          <table:table-cell table:style-name="ce1" office:value-type="float" office:value="0.566263" calcext:value-type="float">
            <text:p>0.566263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76174" calcext:value-type="float">
            <text:p>0.000476174</text:p>
          </table:table-cell>
          <table:table-cell table:style-name="ce1"/>
          <table:table-cell table:style-name="ce1" office:value-type="float" office:value="33.4096" calcext:value-type="float">
            <text:p>33.4096</text:p>
          </table:table-cell>
          <table:table-cell table:style-name="ce1" office:value-type="float" office:value="1.17542" calcext:value-type="float">
            <text:p>1.17542</text:p>
          </table:table-cell>
          <table:table-cell table:style-name="ce1" office:value-type="float" office:value="0.000803198" calcext:value-type="float">
            <text:p>0.000803198</text:p>
          </table:table-cell>
          <table:table-cell table:style-name="ce1"/>
          <table:table-cell table:style-name="ce1" office:value-type="float" office:value="32.3833" calcext:value-type="float">
            <text:p>32.3833</text:p>
          </table:table-cell>
          <table:table-cell table:style-name="ce1" office:value-type="float" office:value="1.29675" calcext:value-type="float">
            <text:p>1.29675</text:p>
          </table:table-cell>
          <table:table-cell table:style-name="ce1" office:value-type="float" office:value="0.000799641" calcext:value-type="float">
            <text:p>0.000799641</text:p>
          </table:table-cell>
          <table:table-cell table:style-name="ce1"/>
          <table:table-cell table:style-name="ce1" office:value-type="float" office:value="32.4521" calcext:value-type="float">
            <text:p>32.4521</text:p>
          </table:table-cell>
          <table:table-cell table:style-name="ce1" office:value-type="float" office:value="1.26294" calcext:value-type="float">
            <text:p>1.26294</text:p>
          </table:table-cell>
          <table:table-cell table:style-name="ce1" office:value-type="float" office:value="0.00108613" calcext:value-type="float">
            <text:p>0.00108613</text:p>
          </table:table-cell>
          <table:table-cell table:style-name="ce1"/>
          <table:table-cell table:style-name="ce1" office:value-type="float" office:value="32.9457" calcext:value-type="float">
            <text:p>32.9457</text:p>
          </table:table-cell>
          <table:table-cell table:style-name="ce1" office:value-type="float" office:value="1.33291" calcext:value-type="float">
            <text:p>1.33291</text:p>
          </table:table-cell>
          <table:table-cell table:style-name="ce1" office:value-type="float" office:value="0.00642185" calcext:value-type="float">
            <text:p>0.00642185</text:p>
          </table:table-cell>
          <table:table-cell table:style-name="ce1"/>
          <table:table-cell table:style-name="ce1" office:value-type="float" office:value="32.0967" calcext:value-type="float">
            <text:p>32.0967</text:p>
          </table:table-cell>
          <table:table-cell table:style-name="ce1" office:value-type="float" office:value="1.41205" calcext:value-type="float">
            <text:p>1.41205</text:p>
          </table:table-cell>
          <table:table-cell table:style-name="ce1" office:value-type="float" office:value="0.0577272" calcext:value-type="float">
            <text:p>0.0577272</text:p>
          </table:table-cell>
          <table:table-cell table:style-name="ce1"/>
          <table:table-cell table:style-name="ce1" office:value-type="float" office:value="32.4551" calcext:value-type="float">
            <text:p>32.4551</text:p>
          </table:table-cell>
          <table:table-cell table:style-name="ce1" office:value-type="float" office:value="1.41621" calcext:value-type="float">
            <text:p>1.41621</text:p>
          </table:table-cell>
          <table:table-cell table:style-name="ce1" office:value-type="float" office:value="0.569243" calcext:value-type="float">
            <text:p>0.569243</text:p>
          </table:table-cell>
        </table:table-row>
        <table:table-row table:style-name="ro1">
          <table:table-cell table:style-name="ce1" office:value-type="float" office:value="0.019994" calcext:value-type="float">
            <text:p>0.0199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69082" calcext:value-type="float">
            <text:p>0.000469082</text:p>
          </table:table-cell>
          <table:table-cell table:style-name="ce1"/>
          <table:table-cell table:style-name="ce1" office:value-type="float" office:value="32.555" calcext:value-type="float">
            <text:p>32.555</text:p>
          </table:table-cell>
          <table:table-cell table:style-name="ce1" office:value-type="float" office:value="1.128" calcext:value-type="float">
            <text:p>1.128</text:p>
          </table:table-cell>
          <table:table-cell table:style-name="ce1" office:value-type="float" office:value="0.000805844" calcext:value-type="float">
            <text:p>0.000805844</text:p>
          </table:table-cell>
          <table:table-cell table:style-name="ce1"/>
          <table:table-cell table:style-name="ce1" office:value-type="float" office:value="30.5833" calcext:value-type="float">
            <text:p>30.5833</text:p>
          </table:table-cell>
          <table:table-cell table:style-name="ce1" office:value-type="float" office:value="1.52926" calcext:value-type="float">
            <text:p>1.52926</text:p>
          </table:table-cell>
          <table:table-cell table:style-name="ce1" office:value-type="float" office:value="0.000801645" calcext:value-type="float">
            <text:p>0.000801645</text:p>
          </table:table-cell>
          <table:table-cell table:style-name="ce1"/>
          <table:table-cell table:style-name="ce1" office:value-type="float" office:value="33.3823" calcext:value-type="float">
            <text:p>33.3823</text:p>
          </table:table-cell>
          <table:table-cell table:style-name="ce1" office:value-type="float" office:value="1.22326" calcext:value-type="float">
            <text:p>1.22326</text:p>
          </table:table-cell>
          <table:table-cell table:style-name="ce1" office:value-type="float" office:value="0.000818658" calcext:value-type="float">
            <text:p>0.000818658</text:p>
          </table:table-cell>
          <table:table-cell table:style-name="ce1"/>
          <table:table-cell table:style-name="ce1" office:value-type="float" office:value="31.7246" calcext:value-type="float">
            <text:p>31.7246</text:p>
          </table:table-cell>
          <table:table-cell table:style-name="ce1" office:value-type="float" office:value="1.54607" calcext:value-type="float">
            <text:p>1.54607</text:p>
          </table:table-cell>
          <table:table-cell table:style-name="ce1" office:value-type="float" office:value="0.00632248" calcext:value-type="float">
            <text:p>0.00632248</text:p>
          </table:table-cell>
          <table:table-cell table:style-name="ce1"/>
          <table:table-cell table:style-name="ce1" office:value-type="float" office:value="34.9466" calcext:value-type="float">
            <text:p>34.9466</text:p>
          </table:table-cell>
          <table:table-cell table:style-name="ce1" office:value-type="float" office:value="1.28541" calcext:value-type="float">
            <text:p>1.28541</text:p>
          </table:table-cell>
          <table:table-cell table:style-name="ce1" office:value-type="float" office:value="0.0590242" calcext:value-type="float">
            <text:p>0.0590242</text:p>
          </table:table-cell>
          <table:table-cell table:style-name="ce1"/>
          <table:table-cell table:style-name="ce1" office:value-type="float" office:value="33.5216" calcext:value-type="float">
            <text:p>33.5216</text:p>
          </table:table-cell>
          <table:table-cell table:style-name="ce1" office:value-type="float" office:value="1.29709" calcext:value-type="float">
            <text:p>1.29709</text:p>
          </table:table-cell>
          <table:table-cell table:style-name="ce1" office:value-type="float" office:value="0.57637" calcext:value-type="float">
            <text:p>0.57637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71826" calcext:value-type="float">
            <text:p>0.000471826</text:p>
          </table:table-cell>
          <table:table-cell table:style-name="ce1"/>
          <table:table-cell table:style-name="ce1" office:value-type="float" office:value="32.0071" calcext:value-type="float">
            <text:p>32.0071</text:p>
          </table:table-cell>
          <table:table-cell table:style-name="ce1" office:value-type="float" office:value="1.26847" calcext:value-type="float">
            <text:p>1.26847</text:p>
          </table:table-cell>
          <table:table-cell table:style-name="ce1" office:value-type="float" office:value="0.000800504" calcext:value-type="float">
            <text:p>0.000800504</text:p>
          </table:table-cell>
          <table:table-cell table:style-name="ce1"/>
          <table:table-cell table:style-name="ce1" office:value-type="float" office:value="33.3518" calcext:value-type="float">
            <text:p>33.3518</text:p>
          </table:table-cell>
          <table:table-cell table:style-name="ce1" office:value-type="float" office:value="1.24864" calcext:value-type="float">
            <text:p>1.24864</text:p>
          </table:table-cell>
          <table:table-cell table:style-name="ce1" office:value-type="float" office:value="0.000804471" calcext:value-type="float">
            <text:p>0.000804471</text:p>
          </table:table-cell>
          <table:table-cell table:style-name="ce1"/>
          <table:table-cell table:style-name="ce1" office:value-type="float" office:value="31.4587" calcext:value-type="float">
            <text:p>31.4587</text:p>
          </table:table-cell>
          <table:table-cell table:style-name="ce1" office:value-type="float" office:value="1.44178" calcext:value-type="float">
            <text:p>1.44178</text:p>
          </table:table-cell>
          <table:table-cell table:style-name="ce1" office:value-type="float" office:value="0.000824178" calcext:value-type="float">
            <text:p>0.000824178</text:p>
          </table:table-cell>
          <table:table-cell table:style-name="ce1"/>
          <table:table-cell table:style-name="ce1" office:value-type="float" office:value="32.6993" calcext:value-type="float">
            <text:p>32.6993</text:p>
          </table:table-cell>
          <table:table-cell table:style-name="ce1" office:value-type="float" office:value="1.36439" calcext:value-type="float">
            <text:p>1.36439</text:p>
          </table:table-cell>
          <table:table-cell table:style-name="ce1" office:value-type="float" office:value="0.00640872" calcext:value-type="float">
            <text:p>0.00640872</text:p>
          </table:table-cell>
          <table:table-cell table:style-name="ce1"/>
          <table:table-cell table:style-name="ce1" office:value-type="float" office:value="33.6744" calcext:value-type="float">
            <text:p>33.6744</text:p>
          </table:table-cell>
          <table:table-cell table:style-name="ce1" office:value-type="float" office:value="1.3373" calcext:value-type="float">
            <text:p>1.3373</text:p>
          </table:table-cell>
          <table:table-cell table:style-name="ce1" office:value-type="float" office:value="0.0578676" calcext:value-type="float">
            <text:p>0.0578676</text:p>
          </table:table-cell>
          <table:table-cell table:style-name="ce1"/>
          <table:table-cell table:style-name="ce1" office:value-type="float" office:value="32.8711" calcext:value-type="float">
            <text:p>32.8711</text:p>
          </table:table-cell>
          <table:table-cell table:style-name="ce1" office:value-type="float" office:value="1.43139" calcext:value-type="float">
            <text:p>1.43139</text:p>
          </table:table-cell>
          <table:table-cell table:style-name="ce1" office:value-type="float" office:value="0.573901" calcext:value-type="float">
            <text:p>0.573901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72898" calcext:value-type="float">
            <text:p>0.000472898</text:p>
          </table:table-cell>
          <table:table-cell table:style-name="ce1"/>
          <table:table-cell table:style-name="ce1" office:value-type="float" office:value="31.2451" calcext:value-type="float">
            <text:p>31.2451</text:p>
          </table:table-cell>
          <table:table-cell table:style-name="ce1" office:value-type="float" office:value="1.29486" calcext:value-type="float">
            <text:p>1.29486</text:p>
          </table:table-cell>
          <table:table-cell table:style-name="ce1" office:value-type="float" office:value="0.000805743" calcext:value-type="float">
            <text:p>0.000805743</text:p>
          </table:table-cell>
          <table:table-cell table:style-name="ce1"/>
          <table:table-cell table:style-name="ce1" office:value-type="float" office:value="32.3542" calcext:value-type="float">
            <text:p>32.3542</text:p>
          </table:table-cell>
          <table:table-cell table:style-name="ce1" office:value-type="float" office:value="1.49216" calcext:value-type="float">
            <text:p>1.49216</text:p>
          </table:table-cell>
          <table:table-cell table:style-name="ce1" office:value-type="float" office:value="0.000803309" calcext:value-type="float">
            <text:p>0.000803309</text:p>
          </table:table-cell>
          <table:table-cell table:style-name="ce1"/>
          <table:table-cell table:style-name="ce1" office:value-type="float" office:value="31.7618" calcext:value-type="float">
            <text:p>31.7618</text:p>
          </table:table-cell>
          <table:table-cell table:style-name="ce1" office:value-type="float" office:value="1.43568" calcext:value-type="float">
            <text:p>1.43568</text:p>
          </table:table-cell>
          <table:table-cell table:style-name="ce1" office:value-type="float" office:value="0.000822906" calcext:value-type="float">
            <text:p>0.000822906</text:p>
          </table:table-cell>
          <table:table-cell table:style-name="ce1"/>
          <table:table-cell table:style-name="ce1" office:value-type="float" office:value="34.4022" calcext:value-type="float">
            <text:p>34.4022</text:p>
          </table:table-cell>
          <table:table-cell table:style-name="ce1" office:value-type="float" office:value="1.24656" calcext:value-type="float">
            <text:p>1.24656</text:p>
          </table:table-cell>
          <table:table-cell table:style-name="ce1" office:value-type="float" office:value="0.00645698" calcext:value-type="float">
            <text:p>0.00645698</text:p>
          </table:table-cell>
          <table:table-cell table:style-name="ce1"/>
          <table:table-cell table:style-name="ce1" office:value-type="float" office:value="32.5867" calcext:value-type="float">
            <text:p>32.5867</text:p>
          </table:table-cell>
          <table:table-cell table:style-name="ce1" office:value-type="float" office:value="1.38893" calcext:value-type="float">
            <text:p>1.38893</text:p>
          </table:table-cell>
          <table:table-cell table:style-name="ce1" office:value-type="float" office:value="0.0581588" calcext:value-type="float">
            <text:p>0.0581588</text:p>
          </table:table-cell>
          <table:table-cell table:style-name="ce1"/>
          <table:table-cell table:style-name="ce1" office:value-type="float" office:value="33.2206" calcext:value-type="float">
            <text:p>33.2206</text:p>
          </table:table-cell>
          <table:table-cell table:style-name="ce1" office:value-type="float" office:value="1.3334" calcext:value-type="float">
            <text:p>1.3334</text:p>
          </table:table-cell>
          <table:table-cell table:style-name="ce1" office:value-type="float" office:value="0.581542" calcext:value-type="float">
            <text:p>0.581542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71566" calcext:value-type="float">
            <text:p>0.000471566</text:p>
          </table:table-cell>
          <table:table-cell table:style-name="ce1"/>
          <table:table-cell table:style-name="ce1" office:value-type="float" office:value="31.9542" calcext:value-type="float">
            <text:p>31.9542</text:p>
          </table:table-cell>
          <table:table-cell table:style-name="ce1" office:value-type="float" office:value="1.17891" calcext:value-type="float">
            <text:p>1.17891</text:p>
          </table:table-cell>
          <table:table-cell table:style-name="ce1" office:value-type="float" office:value="0.000807337" calcext:value-type="float">
            <text:p>0.000807337</text:p>
          </table:table-cell>
          <table:table-cell table:style-name="ce1"/>
          <table:table-cell table:style-name="ce1" office:value-type="float" office:value="31.1937" calcext:value-type="float">
            <text:p>31.1937</text:p>
          </table:table-cell>
          <table:table-cell table:style-name="ce1" office:value-type="float" office:value="1.4302" calcext:value-type="float">
            <text:p>1.4302</text:p>
          </table:table-cell>
          <table:table-cell table:style-name="ce1" office:value-type="float" office:value="0.00081462" calcext:value-type="float">
            <text:p>0.00081462</text:p>
          </table:table-cell>
          <table:table-cell table:style-name="ce1"/>
          <table:table-cell table:style-name="ce1" office:value-type="float" office:value="35.0104" calcext:value-type="float">
            <text:p>35.0104</text:p>
          </table:table-cell>
          <table:table-cell table:style-name="ce1" office:value-type="float" office:value="1.19439" calcext:value-type="float">
            <text:p>1.19439</text:p>
          </table:table-cell>
          <table:table-cell table:style-name="ce1" office:value-type="float" office:value="0.000822585" calcext:value-type="float">
            <text:p>0.000822585</text:p>
          </table:table-cell>
          <table:table-cell table:style-name="ce1"/>
          <table:table-cell table:style-name="ce1" office:value-type="float" office:value="31.8457" calcext:value-type="float">
            <text:p>31.8457</text:p>
          </table:table-cell>
          <table:table-cell table:style-name="ce1" office:value-type="float" office:value="1.43631" calcext:value-type="float">
            <text:p>1.43631</text:p>
          </table:table-cell>
          <table:table-cell table:style-name="ce1" office:value-type="float" office:value="0.00637423" calcext:value-type="float">
            <text:p>0.00637423</text:p>
          </table:table-cell>
          <table:table-cell table:style-name="ce1"/>
          <table:table-cell table:style-name="ce1" office:value-type="float" office:value="33.599" calcext:value-type="float">
            <text:p>33.599</text:p>
          </table:table-cell>
          <table:table-cell table:style-name="ce1" office:value-type="float" office:value="1.27493" calcext:value-type="float">
            <text:p>1.27493</text:p>
          </table:table-cell>
          <table:table-cell table:style-name="ce1" office:value-type="float" office:value="0.0581768" calcext:value-type="float">
            <text:p>0.0581768</text:p>
          </table:table-cell>
          <table:table-cell table:style-name="ce1"/>
          <table:table-cell table:style-name="ce1" office:value-type="float" office:value="34.7164" calcext:value-type="float">
            <text:p>34.7164</text:p>
          </table:table-cell>
          <table:table-cell table:style-name="ce1" office:value-type="float" office:value="1.23218" calcext:value-type="float">
            <text:p>1.23218</text:p>
          </table:table-cell>
          <table:table-cell table:style-name="ce1" office:value-type="float" office:value="0.577949" calcext:value-type="float">
            <text:p>0.577949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6836" calcext:value-type="float">
            <text:p>0.00046836</text:p>
          </table:table-cell>
          <table:table-cell table:style-name="ce1"/>
          <table:table-cell table:style-name="ce1" office:value-type="float" office:value="29.5465" calcext:value-type="float">
            <text:p>29.5465</text:p>
          </table:table-cell>
          <table:table-cell table:style-name="ce1" office:value-type="float" office:value="1.37855" calcext:value-type="float">
            <text:p>1.37855</text:p>
          </table:table-cell>
          <table:table-cell table:style-name="ce1" office:value-type="float" office:value="0.000801646" calcext:value-type="float">
            <text:p>0.000801646</text:p>
          </table:table-cell>
          <table:table-cell table:style-name="ce1"/>
          <table:table-cell table:style-name="ce1" office:value-type="float" office:value="32.4417" calcext:value-type="float">
            <text:p>32.4417</text:p>
          </table:table-cell>
          <table:table-cell table:style-name="ce1" office:value-type="float" office:value="1.33978" calcext:value-type="float">
            <text:p>1.33978</text:p>
          </table:table-cell>
          <table:table-cell table:style-name="ce1" office:value-type="float" office:value="0.000789442" calcext:value-type="float">
            <text:p>0.000789442</text:p>
          </table:table-cell>
          <table:table-cell table:style-name="ce1"/>
          <table:table-cell table:style-name="ce1" office:value-type="float" office:value="32.9549" calcext:value-type="float">
            <text:p>32.9549</text:p>
          </table:table-cell>
          <table:table-cell table:style-name="ce1" office:value-type="float" office:value="1.34303" calcext:value-type="float">
            <text:p>1.34303</text:p>
          </table:table-cell>
          <table:table-cell table:style-name="ce1" office:value-type="float" office:value="0.000822656" calcext:value-type="float">
            <text:p>0.000822656</text:p>
          </table:table-cell>
          <table:table-cell table:style-name="ce1"/>
          <table:table-cell table:style-name="ce1" office:value-type="float" office:value="33.2843" calcext:value-type="float">
            <text:p>33.2843</text:p>
          </table:table-cell>
          <table:table-cell table:style-name="ce1" office:value-type="float" office:value="1.29779" calcext:value-type="float">
            <text:p>1.29779</text:p>
          </table:table-cell>
          <table:table-cell table:style-name="ce1" office:value-type="float" office:value="0.00645964" calcext:value-type="float">
            <text:p>0.00645964</text:p>
          </table:table-cell>
          <table:table-cell table:style-name="ce1"/>
          <table:table-cell table:style-name="ce1" office:value-type="float" office:value="33.3741" calcext:value-type="float">
            <text:p>33.3741</text:p>
          </table:table-cell>
          <table:table-cell table:style-name="ce1" office:value-type="float" office:value="1.39293" calcext:value-type="float">
            <text:p>1.39293</text:p>
          </table:table-cell>
          <table:table-cell table:style-name="ce1" office:value-type="float" office:value="0.0586751" calcext:value-type="float">
            <text:p>0.0586751</text:p>
          </table:table-cell>
          <table:table-cell table:style-name="ce1"/>
          <table:table-cell table:style-name="ce1" office:value-type="float" office:value="33.1585" calcext:value-type="float">
            <text:p>33.1585</text:p>
          </table:table-cell>
          <table:table-cell table:style-name="ce1" office:value-type="float" office:value="1.32535" calcext:value-type="float">
            <text:p>1.32535</text:p>
          </table:table-cell>
          <table:table-cell table:style-name="ce1" office:value-type="float" office:value="0.579308" calcext:value-type="float">
            <text:p>0.579308</text:p>
          </table:table-cell>
        </table:table-row>
        <table:table-row table:style-name="ro1">
          <table:table-cell table:style-name="ce1" office:value-type="float" office:value="0.019994" calcext:value-type="float">
            <text:p>0.0199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71506" calcext:value-type="float">
            <text:p>0.000471506</text:p>
          </table:table-cell>
          <table:table-cell table:style-name="ce1"/>
          <table:table-cell table:style-name="ce1" office:value-type="float" office:value="32.1238" calcext:value-type="float">
            <text:p>32.1238</text:p>
          </table:table-cell>
          <table:table-cell table:style-name="ce1" office:value-type="float" office:value="1.30392" calcext:value-type="float">
            <text:p>1.30392</text:p>
          </table:table-cell>
          <table:table-cell table:style-name="ce1" office:value-type="float" office:value="0.000792899" calcext:value-type="float">
            <text:p>0.000792899</text:p>
          </table:table-cell>
          <table:table-cell table:style-name="ce1"/>
          <table:table-cell table:style-name="ce1" office:value-type="float" office:value="31.5509" calcext:value-type="float">
            <text:p>31.5509</text:p>
          </table:table-cell>
          <table:table-cell table:style-name="ce1" office:value-type="float" office:value="1.40744" calcext:value-type="float">
            <text:p>1.40744</text:p>
          </table:table-cell>
          <table:table-cell table:style-name="ce1" office:value-type="float" office:value="0.000792589" calcext:value-type="float">
            <text:p>0.000792589</text:p>
          </table:table-cell>
          <table:table-cell table:style-name="ce1"/>
          <table:table-cell table:style-name="ce1" office:value-type="float" office:value="32.9681" calcext:value-type="float">
            <text:p>32.9681</text:p>
          </table:table-cell>
          <table:table-cell table:style-name="ce1" office:value-type="float" office:value="1.38764" calcext:value-type="float">
            <text:p>1.38764</text:p>
          </table:table-cell>
          <table:table-cell table:style-name="ce1" office:value-type="float" office:value="0.000824389" calcext:value-type="float">
            <text:p>0.000824389</text:p>
          </table:table-cell>
          <table:table-cell table:style-name="ce1"/>
          <table:table-cell table:style-name="ce1" office:value-type="float" office:value="32.7142" calcext:value-type="float">
            <text:p>32.7142</text:p>
          </table:table-cell>
          <table:table-cell table:style-name="ce1" office:value-type="float" office:value="1.33649" calcext:value-type="float">
            <text:p>1.33649</text:p>
          </table:table-cell>
          <table:table-cell table:style-name="ce1" office:value-type="float" office:value="0.00649304" calcext:value-type="float">
            <text:p>0.00649304</text:p>
          </table:table-cell>
          <table:table-cell table:style-name="ce1"/>
          <table:table-cell table:style-name="ce1" office:value-type="float" office:value="33.538" calcext:value-type="float">
            <text:p>33.538</text:p>
          </table:table-cell>
          <table:table-cell table:style-name="ce1" office:value-type="float" office:value="1.37924" calcext:value-type="float">
            <text:p>1.37924</text:p>
          </table:table-cell>
          <table:table-cell table:style-name="ce1" office:value-type="float" office:value="0.0581002" calcext:value-type="float">
            <text:p>0.0581002</text:p>
          </table:table-cell>
          <table:table-cell table:style-name="ce1"/>
          <table:table-cell table:style-name="ce1" office:value-type="float" office:value="32.0788" calcext:value-type="float">
            <text:p>32.0788</text:p>
          </table:table-cell>
          <table:table-cell table:style-name="ce1" office:value-type="float" office:value="1.54622" calcext:value-type="float">
            <text:p>1.54622</text:p>
          </table:table-cell>
          <table:table-cell table:style-name="ce1" office:value-type="float" office:value="0.588421" calcext:value-type="float">
            <text:p>0.588421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72046" calcext:value-type="float">
            <text:p>0.000472046</text:p>
          </table:table-cell>
          <table:table-cell table:style-name="ce1"/>
          <table:table-cell table:style-name="ce1" office:value-type="float" office:value="31.7074" calcext:value-type="float">
            <text:p>31.7074</text:p>
          </table:table-cell>
          <table:table-cell table:style-name="ce1" office:value-type="float" office:value="1.30359" calcext:value-type="float">
            <text:p>1.30359</text:p>
          </table:table-cell>
          <table:table-cell table:style-name="ce1" office:value-type="float" office:value="0.000791858" calcext:value-type="float">
            <text:p>0.000791858</text:p>
          </table:table-cell>
          <table:table-cell table:style-name="ce1"/>
          <table:table-cell table:style-name="ce1" office:value-type="float" office:value="32.1199" calcext:value-type="float">
            <text:p>32.1199</text:p>
          </table:table-cell>
          <table:table-cell table:style-name="ce1" office:value-type="float" office:value="1.31956" calcext:value-type="float">
            <text:p>1.31956</text:p>
          </table:table-cell>
          <table:table-cell table:style-name="ce1" office:value-type="float" office:value="0.000798069" calcext:value-type="float">
            <text:p>0.000798069</text:p>
          </table:table-cell>
          <table:table-cell table:style-name="ce1"/>
          <table:table-cell table:style-name="ce1" office:value-type="float" office:value="32.5304" calcext:value-type="float">
            <text:p>32.5304</text:p>
          </table:table-cell>
          <table:table-cell table:style-name="ce1" office:value-type="float" office:value="1.39139" calcext:value-type="float">
            <text:p>1.39139</text:p>
          </table:table-cell>
          <table:table-cell table:style-name="ce1" office:value-type="float" office:value="0.000831842" calcext:value-type="float">
            <text:p>0.000831842</text:p>
          </table:table-cell>
          <table:table-cell table:style-name="ce1"/>
          <table:table-cell table:style-name="ce1" office:value-type="float" office:value="32.9428" calcext:value-type="float">
            <text:p>32.9428</text:p>
          </table:table-cell>
          <table:table-cell table:style-name="ce1" office:value-type="float" office:value="1.43881" calcext:value-type="float">
            <text:p>1.43881</text:p>
          </table:table-cell>
          <table:table-cell table:style-name="ce1" office:value-type="float" office:value="0.00644148" calcext:value-type="float">
            <text:p>0.00644148</text:p>
          </table:table-cell>
          <table:table-cell table:style-name="ce1"/>
          <table:table-cell table:style-name="ce1" office:value-type="float" office:value="33.7215" calcext:value-type="float">
            <text:p>33.7215</text:p>
          </table:table-cell>
          <table:table-cell table:style-name="ce1" office:value-type="float" office:value="1.33099" calcext:value-type="float">
            <text:p>1.33099</text:p>
          </table:table-cell>
          <table:table-cell table:style-name="ce1" office:value-type="float" office:value="0.0585089" calcext:value-type="float">
            <text:p>0.0585089</text:p>
          </table:table-cell>
          <table:table-cell table:style-name="ce1"/>
          <table:table-cell table:style-name="ce1" office:value-type="float" office:value="33.7054" calcext:value-type="float">
            <text:p>33.7054</text:p>
          </table:table-cell>
          <table:table-cell table:style-name="ce1" office:value-type="float" office:value="1.254" calcext:value-type="float">
            <text:p>1.254</text:p>
          </table:table-cell>
          <table:table-cell table:style-name="ce1" office:value-type="float" office:value="0.585375" calcext:value-type="float">
            <text:p>0.585375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72197" calcext:value-type="float">
            <text:p>0.000472197</text:p>
          </table:table-cell>
          <table:table-cell table:style-name="ce1"/>
          <table:table-cell table:style-name="ce1" office:value-type="float" office:value="29.8084" calcext:value-type="float">
            <text:p>29.8084</text:p>
          </table:table-cell>
          <table:table-cell table:style-name="ce1" office:value-type="float" office:value="1.40351" calcext:value-type="float">
            <text:p>1.40351</text:p>
          </table:table-cell>
          <table:table-cell table:style-name="ce1" office:value-type="float" office:value="0.000794933" calcext:value-type="float">
            <text:p>0.000794933</text:p>
          </table:table-cell>
          <table:table-cell table:style-name="ce1"/>
          <table:table-cell table:style-name="ce1" office:value-type="float" office:value="31.2905" calcext:value-type="float">
            <text:p>31.2905</text:p>
          </table:table-cell>
          <table:table-cell table:style-name="ce1" office:value-type="float" office:value="1.32785" calcext:value-type="float">
            <text:p>1.32785</text:p>
          </table:table-cell>
          <table:table-cell table:style-name="ce1" office:value-type="float" office:value="0.000800133" calcext:value-type="float">
            <text:p>0.000800133</text:p>
          </table:table-cell>
          <table:table-cell table:style-name="ce1"/>
          <table:table-cell table:style-name="ce1" office:value-type="float" office:value="33.493" calcext:value-type="float">
            <text:p>33.493</text:p>
          </table:table-cell>
          <table:table-cell table:style-name="ce1" office:value-type="float" office:value="1.18661" calcext:value-type="float">
            <text:p>1.18661</text:p>
          </table:table-cell>
          <table:table-cell table:style-name="ce1" office:value-type="float" office:value="0.000822325" calcext:value-type="float">
            <text:p>0.000822325</text:p>
          </table:table-cell>
          <table:table-cell table:style-name="ce1"/>
          <table:table-cell table:style-name="ce1" office:value-type="float" office:value="32.0739" calcext:value-type="float">
            <text:p>32.0739</text:p>
          </table:table-cell>
          <table:table-cell table:style-name="ce1" office:value-type="float" office:value="1.45466" calcext:value-type="float">
            <text:p>1.45466</text:p>
          </table:table-cell>
          <table:table-cell table:style-name="ce1" office:value-type="float" office:value="0.00635147" calcext:value-type="float">
            <text:p>0.00635147</text:p>
          </table:table-cell>
          <table:table-cell table:style-name="ce1"/>
          <table:table-cell table:style-name="ce1" office:value-type="float" office:value="33.2363" calcext:value-type="float">
            <text:p>33.2363</text:p>
          </table:table-cell>
          <table:table-cell table:style-name="ce1" office:value-type="float" office:value="1.34125" calcext:value-type="float">
            <text:p>1.34125</text:p>
          </table:table-cell>
          <table:table-cell table:style-name="ce1" office:value-type="float" office:value="0.0574811" calcext:value-type="float">
            <text:p>0.0574811</text:p>
          </table:table-cell>
          <table:table-cell table:style-name="ce1"/>
          <table:table-cell table:style-name="ce1" office:value-type="float" office:value="33.2608" calcext:value-type="float">
            <text:p>33.2608</text:p>
          </table:table-cell>
          <table:table-cell table:style-name="ce1" office:value-type="float" office:value="1.39262" calcext:value-type="float">
            <text:p>1.39262</text:p>
          </table:table-cell>
          <table:table-cell table:style-name="ce1" office:value-type="float" office:value="0.592857" calcext:value-type="float">
            <text:p>0.592857</text:p>
          </table:table-cell>
        </table:table-row>
        <table:table-row table:style-name="ro1">
          <table:table-cell table:style-name="ce1" office:value-type="float" office:value="0.029988" calcext:value-type="float">
            <text:p>0.0299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67999" calcext:value-type="float">
            <text:p>0.000467999</text:p>
          </table:table-cell>
          <table:table-cell table:style-name="ce1"/>
          <table:table-cell table:style-name="ce1" office:value-type="float" office:value="29.867" calcext:value-type="float">
            <text:p>29.867</text:p>
          </table:table-cell>
          <table:table-cell table:style-name="ce1" office:value-type="float" office:value="1.37487" calcext:value-type="float">
            <text:p>1.37487</text:p>
          </table:table-cell>
          <table:table-cell table:style-name="ce1" office:value-type="float" office:value="0.000826522" calcext:value-type="float">
            <text:p>0.000826522</text:p>
          </table:table-cell>
          <table:table-cell table:style-name="ce1"/>
          <table:table-cell table:style-name="ce1" office:value-type="float" office:value="33.4502" calcext:value-type="float">
            <text:p>33.4502</text:p>
          </table:table-cell>
          <table:table-cell table:style-name="ce1" office:value-type="float" office:value="1.20349" calcext:value-type="float">
            <text:p>1.20349</text:p>
          </table:table-cell>
          <table:table-cell table:style-name="ce1" office:value-type="float" office:value="0.000794783" calcext:value-type="float">
            <text:p>0.000794783</text:p>
          </table:table-cell>
          <table:table-cell table:style-name="ce1"/>
          <table:table-cell table:style-name="ce1" office:value-type="float" office:value="33.1671" calcext:value-type="float">
            <text:p>33.1671</text:p>
          </table:table-cell>
          <table:table-cell table:style-name="ce1" office:value-type="float" office:value="1.32994" calcext:value-type="float">
            <text:p>1.32994</text:p>
          </table:table-cell>
          <table:table-cell table:style-name="ce1" office:value-type="float" office:value="0.000822405" calcext:value-type="float">
            <text:p>0.000822405</text:p>
          </table:table-cell>
          <table:table-cell table:style-name="ce1"/>
          <table:table-cell table:style-name="ce1" office:value-type="float" office:value="35.1683" calcext:value-type="float">
            <text:p>35.1683</text:p>
          </table:table-cell>
          <table:table-cell table:style-name="ce1" office:value-type="float" office:value="1.14319" calcext:value-type="float">
            <text:p>1.14319</text:p>
          </table:table-cell>
          <table:table-cell table:style-name="ce1" office:value-type="float" office:value="0.00657833" calcext:value-type="float">
            <text:p>0.00657833</text:p>
          </table:table-cell>
          <table:table-cell table:style-name="ce1"/>
          <table:table-cell table:style-name="ce1" office:value-type="float" office:value="34.3497" calcext:value-type="float">
            <text:p>34.3497</text:p>
          </table:table-cell>
          <table:table-cell table:style-name="ce1" office:value-type="float" office:value="1.21709" calcext:value-type="float">
            <text:p>1.21709</text:p>
          </table:table-cell>
          <table:table-cell table:style-name="ce1" office:value-type="float" office:value="0.0588619" calcext:value-type="float">
            <text:p>0.0588619</text:p>
          </table:table-cell>
          <table:table-cell table:style-name="ce1"/>
          <table:table-cell table:style-name="ce1" office:value-type="float" office:value="33.2959" calcext:value-type="float">
            <text:p>33.2959</text:p>
          </table:table-cell>
          <table:table-cell table:style-name="ce1" office:value-type="float" office:value="1.20164" calcext:value-type="float">
            <text:p>1.20164</text:p>
          </table:table-cell>
          <table:table-cell table:style-name="ce1" office:value-type="float" office:value="0.5775" calcext:value-type="float">
            <text:p>0.5775</text:p>
          </table:table-cell>
        </table:table-row>
        <table:table-row table:style-name="ro1">
          <table:table-cell table:style-name="ce1" office:value-type="float" office:value="0.019994" calcext:value-type="float">
            <text:p>0.0199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69301" calcext:value-type="float">
            <text:p>0.000469301</text:p>
          </table:table-cell>
          <table:table-cell table:style-name="ce1"/>
          <table:table-cell table:style-name="ce1" office:value-type="float" office:value="31.1264" calcext:value-type="float">
            <text:p>31.1264</text:p>
          </table:table-cell>
          <table:table-cell table:style-name="ce1" office:value-type="float" office:value="1.25966" calcext:value-type="float">
            <text:p>1.25966</text:p>
          </table:table-cell>
          <table:table-cell table:style-name="ce1" office:value-type="float" office:value="0.000822034" calcext:value-type="float">
            <text:p>0.000822034</text:p>
          </table:table-cell>
          <table:table-cell table:style-name="ce1"/>
          <table:table-cell table:style-name="ce1" office:value-type="float" office:value="32.7073" calcext:value-type="float">
            <text:p>32.7073</text:p>
          </table:table-cell>
          <table:table-cell table:style-name="ce1" office:value-type="float" office:value="1.2576" calcext:value-type="float">
            <text:p>1.2576</text:p>
          </table:table-cell>
          <table:table-cell table:style-name="ce1" office:value-type="float" office:value="0.000815351" calcext:value-type="float">
            <text:p>0.000815351</text:p>
          </table:table-cell>
          <table:table-cell table:style-name="ce1"/>
          <table:table-cell table:style-name="ce1" office:value-type="float" office:value="33.096" calcext:value-type="float">
            <text:p>33.096</text:p>
          </table:table-cell>
          <table:table-cell table:style-name="ce1" office:value-type="float" office:value="1.24887" calcext:value-type="float">
            <text:p>1.24887</text:p>
          </table:table-cell>
          <table:table-cell table:style-name="ce1" office:value-type="float" office:value="0.000822435" calcext:value-type="float">
            <text:p>0.000822435</text:p>
          </table:table-cell>
          <table:table-cell table:style-name="ce1"/>
          <table:table-cell table:style-name="ce1" office:value-type="float" office:value="33.8365" calcext:value-type="float">
            <text:p>33.8365</text:p>
          </table:table-cell>
          <table:table-cell table:style-name="ce1" office:value-type="float" office:value="1.26335" calcext:value-type="float">
            <text:p>1.26335</text:p>
          </table:table-cell>
          <table:table-cell table:style-name="ce1" office:value-type="float" office:value="0.00647446" calcext:value-type="float">
            <text:p>0.00647446</text:p>
          </table:table-cell>
          <table:table-cell table:style-name="ce1"/>
          <table:table-cell table:style-name="ce1" office:value-type="float" office:value="33.2978" calcext:value-type="float">
            <text:p>33.2978</text:p>
          </table:table-cell>
          <table:table-cell table:style-name="ce1" office:value-type="float" office:value="1.23398" calcext:value-type="float">
            <text:p>1.23398</text:p>
          </table:table-cell>
          <table:table-cell table:style-name="ce1" office:value-type="float" office:value="0.0586436" calcext:value-type="float">
            <text:p>0.0586436</text:p>
          </table:table-cell>
          <table:table-cell table:style-name="ce1"/>
          <table:table-cell table:style-name="ce1" office:value-type="float" office:value="34.1501" calcext:value-type="float">
            <text:p>34.1501</text:p>
          </table:table-cell>
          <table:table-cell table:style-name="ce1" office:value-type="float" office:value="1.30281" calcext:value-type="float">
            <text:p>1.30281</text:p>
          </table:table-cell>
          <table:table-cell table:style-name="ce1" office:value-type="float" office:value="0.585863" calcext:value-type="float">
            <text:p>0.585863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83458" calcext:value-type="float">
            <text:p>0.000483458</text:p>
          </table:table-cell>
          <table:table-cell table:style-name="ce1"/>
          <table:table-cell table:style-name="ce1" office:value-type="float" office:value="32.926" calcext:value-type="float">
            <text:p>32.926</text:p>
          </table:table-cell>
          <table:table-cell table:style-name="ce1" office:value-type="float" office:value="1.08186" calcext:value-type="float">
            <text:p>1.08186</text:p>
          </table:table-cell>
          <table:table-cell table:style-name="ce1" office:value-type="float" office:value="0.00079859" calcext:value-type="float">
            <text:p>0.00079859</text:p>
          </table:table-cell>
          <table:table-cell table:style-name="ce1"/>
          <table:table-cell table:style-name="ce1" office:value-type="float" office:value="34.7568" calcext:value-type="float">
            <text:p>34.7568</text:p>
          </table:table-cell>
          <table:table-cell table:style-name="ce1" office:value-type="float" office:value="1.1502" calcext:value-type="float">
            <text:p>1.1502</text:p>
          </table:table-cell>
          <table:table-cell table:style-name="ce1" office:value-type="float" office:value="0.000815532" calcext:value-type="float">
            <text:p>0.000815532</text:p>
          </table:table-cell>
          <table:table-cell table:style-name="ce1"/>
          <table:table-cell table:style-name="ce1" office:value-type="float" office:value="31.523" calcext:value-type="float">
            <text:p>31.523</text:p>
          </table:table-cell>
          <table:table-cell table:style-name="ce1" office:value-type="float" office:value="1.51843" calcext:value-type="float">
            <text:p>1.51843</text:p>
          </table:table-cell>
          <table:table-cell table:style-name="ce1" office:value-type="float" office:value="0.000832684" calcext:value-type="float">
            <text:p>0.000832684</text:p>
          </table:table-cell>
          <table:table-cell table:style-name="ce1"/>
          <table:table-cell table:style-name="ce1" office:value-type="float" office:value="34.9605" calcext:value-type="float">
            <text:p>34.9605</text:p>
          </table:table-cell>
          <table:table-cell table:style-name="ce1" office:value-type="float" office:value="1.11442" calcext:value-type="float">
            <text:p>1.11442</text:p>
          </table:table-cell>
          <table:table-cell table:style-name="ce1" office:value-type="float" office:value="0.00646516" calcext:value-type="float">
            <text:p>0.00646516</text:p>
          </table:table-cell>
          <table:table-cell table:style-name="ce1"/>
          <table:table-cell table:style-name="ce1" office:value-type="float" office:value="33.8224" calcext:value-type="float">
            <text:p>33.8224</text:p>
          </table:table-cell>
          <table:table-cell table:style-name="ce1" office:value-type="float" office:value="1.34436" calcext:value-type="float">
            <text:p>1.34436</text:p>
          </table:table-cell>
          <table:table-cell table:style-name="ce1" office:value-type="float" office:value="0.0581609" calcext:value-type="float">
            <text:p>0.0581609</text:p>
          </table:table-cell>
          <table:table-cell table:style-name="ce1"/>
          <table:table-cell table:style-name="ce1" office:value-type="float" office:value="34.7483" calcext:value-type="float">
            <text:p>34.7483</text:p>
          </table:table-cell>
          <table:table-cell table:style-name="ce1" office:value-type="float" office:value="1.25474" calcext:value-type="float">
            <text:p>1.25474</text:p>
          </table:table-cell>
          <table:table-cell table:style-name="ce1" office:value-type="float" office:value="0.585311" calcext:value-type="float">
            <text:p>0.585311</text:p>
          </table:table-cell>
        </table:table-row>
        <table:table-row table:style-name="ro1">
          <table:table-cell table:style-name="ce1" office:value-type="float" office:value="0.019994" calcext:value-type="float">
            <text:p>0.0199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70253" calcext:value-type="float">
            <text:p>0.000470253</text:p>
          </table:table-cell>
          <table:table-cell table:style-name="ce1"/>
          <table:table-cell table:style-name="ce1" office:value-type="float" office:value="32.1874" calcext:value-type="float">
            <text:p>32.1874</text:p>
          </table:table-cell>
          <table:table-cell table:style-name="ce1" office:value-type="float" office:value="1.33275" calcext:value-type="float">
            <text:p>1.33275</text:p>
          </table:table-cell>
          <table:table-cell table:style-name="ce1" office:value-type="float" office:value="0.000794001" calcext:value-type="float">
            <text:p>0.000794001</text:p>
          </table:table-cell>
          <table:table-cell table:style-name="ce1"/>
          <table:table-cell table:style-name="ce1" office:value-type="float" office:value="34.5886" calcext:value-type="float">
            <text:p>34.5886</text:p>
          </table:table-cell>
          <table:table-cell table:style-name="ce1" office:value-type="float" office:value="1.19913" calcext:value-type="float">
            <text:p>1.19913</text:p>
          </table:table-cell>
          <table:table-cell table:style-name="ce1" office:value-type="float" office:value="0.000797568" calcext:value-type="float">
            <text:p>0.000797568</text:p>
          </table:table-cell>
          <table:table-cell table:style-name="ce1"/>
          <table:table-cell table:style-name="ce1" office:value-type="float" office:value="33.8275" calcext:value-type="float">
            <text:p>33.8275</text:p>
          </table:table-cell>
          <table:table-cell table:style-name="ce1" office:value-type="float" office:value="1.21765" calcext:value-type="float">
            <text:p>1.21765</text:p>
          </table:table-cell>
          <table:table-cell table:style-name="ce1" office:value-type="float" office:value="0.000809841" calcext:value-type="float">
            <text:p>0.000809841</text:p>
          </table:table-cell>
          <table:table-cell table:style-name="ce1"/>
          <table:table-cell table:style-name="ce1" office:value-type="float" office:value="32.8346" calcext:value-type="float">
            <text:p>32.8346</text:p>
          </table:table-cell>
          <table:table-cell table:style-name="ce1" office:value-type="float" office:value="1.35722" calcext:value-type="float">
            <text:p>1.35722</text:p>
          </table:table-cell>
          <table:table-cell table:style-name="ce1" office:value-type="float" office:value="0.0063938" calcext:value-type="float">
            <text:p>0.0063938</text:p>
          </table:table-cell>
          <table:table-cell table:style-name="ce1"/>
          <table:table-cell table:style-name="ce1" office:value-type="float" office:value="31.7886" calcext:value-type="float">
            <text:p>31.7886</text:p>
          </table:table-cell>
          <table:table-cell table:style-name="ce1" office:value-type="float" office:value="1.46659" calcext:value-type="float">
            <text:p>1.46659</text:p>
          </table:table-cell>
          <table:table-cell table:style-name="ce1" office:value-type="float" office:value="0.0568316" calcext:value-type="float">
            <text:p>0.0568316</text:p>
          </table:table-cell>
          <table:table-cell table:style-name="ce1"/>
          <table:table-cell table:style-name="ce1" office:value-type="float" office:value="32.7694" calcext:value-type="float">
            <text:p>32.7694</text:p>
          </table:table-cell>
          <table:table-cell table:style-name="ce1" office:value-type="float" office:value="1.48866" calcext:value-type="float">
            <text:p>1.48866</text:p>
          </table:table-cell>
          <table:table-cell table:style-name="ce1" office:value-type="float" office:value="0.576264" calcext:value-type="float">
            <text:p>0.576264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79581" calcext:value-type="float">
            <text:p>0.000479581</text:p>
          </table:table-cell>
          <table:table-cell table:style-name="ce1"/>
          <table:table-cell table:style-name="ce1" office:value-type="float" office:value="30.7586" calcext:value-type="float">
            <text:p>30.7586</text:p>
          </table:table-cell>
          <table:table-cell table:style-name="ce1" office:value-type="float" office:value="1.4331" calcext:value-type="float">
            <text:p>1.4331</text:p>
          </table:table-cell>
          <table:table-cell table:style-name="ce1" office:value-type="float" office:value="0.000791867" calcext:value-type="float">
            <text:p>0.000791867</text:p>
          </table:table-cell>
          <table:table-cell table:style-name="ce1"/>
          <table:table-cell table:style-name="ce1" office:value-type="float" office:value="32.4611" calcext:value-type="float">
            <text:p>32.4611</text:p>
          </table:table-cell>
          <table:table-cell table:style-name="ce1" office:value-type="float" office:value="1.36791" calcext:value-type="float">
            <text:p>1.36791</text:p>
          </table:table-cell>
          <table:table-cell table:style-name="ce1" office:value-type="float" office:value="0.000802888" calcext:value-type="float">
            <text:p>0.000802888</text:p>
          </table:table-cell>
          <table:table-cell table:style-name="ce1"/>
          <table:table-cell table:style-name="ce1" office:value-type="float" office:value="32.4261" calcext:value-type="float">
            <text:p>32.4261</text:p>
          </table:table-cell>
          <table:table-cell table:style-name="ce1" office:value-type="float" office:value="1.21953" calcext:value-type="float">
            <text:p>1.21953</text:p>
          </table:table-cell>
          <table:table-cell table:style-name="ce1" office:value-type="float" office:value="0.000821994" calcext:value-type="float">
            <text:p>0.000821994</text:p>
          </table:table-cell>
          <table:table-cell table:style-name="ce1"/>
          <table:table-cell table:style-name="ce1" office:value-type="float" office:value="34.3867" calcext:value-type="float">
            <text:p>34.3867</text:p>
          </table:table-cell>
          <table:table-cell table:style-name="ce1" office:value-type="float" office:value="1.43888" calcext:value-type="float">
            <text:p>1.43888</text:p>
          </table:table-cell>
          <table:table-cell table:style-name="ce1" office:value-type="float" office:value="0.00656004" calcext:value-type="float">
            <text:p>0.00656004</text:p>
          </table:table-cell>
          <table:table-cell table:style-name="ce1"/>
          <table:table-cell table:style-name="ce1" office:value-type="float" office:value="33.5915" calcext:value-type="float">
            <text:p>33.5915</text:p>
          </table:table-cell>
          <table:table-cell table:style-name="ce1" office:value-type="float" office:value="1.35525" calcext:value-type="float">
            <text:p>1.35525</text:p>
          </table:table-cell>
          <table:table-cell table:style-name="ce1" office:value-type="float" office:value="0.0570206" calcext:value-type="float">
            <text:p>0.0570206</text:p>
          </table:table-cell>
          <table:table-cell table:style-name="ce1"/>
          <table:table-cell table:style-name="ce1" office:value-type="float" office:value="33.3345" calcext:value-type="float">
            <text:p>33.3345</text:p>
          </table:table-cell>
          <table:table-cell table:style-name="ce1" office:value-type="float" office:value="1.27055" calcext:value-type="float">
            <text:p>1.27055</text:p>
          </table:table-cell>
          <table:table-cell table:style-name="ce1" office:value-type="float" office:value="0.571608" calcext:value-type="float">
            <text:p>0.571608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68189" calcext:value-type="float">
            <text:p>0.000468189</text:p>
          </table:table-cell>
          <table:table-cell table:style-name="ce1"/>
          <table:table-cell table:style-name="ce1" office:value-type="float" office:value="31.1678" calcext:value-type="float">
            <text:p>31.1678</text:p>
          </table:table-cell>
          <table:table-cell table:style-name="ce1" office:value-type="float" office:value="1.29286" calcext:value-type="float">
            <text:p>1.29286</text:p>
          </table:table-cell>
          <table:table-cell table:style-name="ce1" office:value-type="float" office:value="0.00079826" calcext:value-type="float">
            <text:p>0.00079826</text:p>
          </table:table-cell>
          <table:table-cell table:style-name="ce1"/>
          <table:table-cell table:style-name="ce1" office:value-type="float" office:value="33.4008" calcext:value-type="float">
            <text:p>33.4008</text:p>
          </table:table-cell>
          <table:table-cell table:style-name="ce1" office:value-type="float" office:value="1.21396" calcext:value-type="float">
            <text:p>1.21396</text:p>
          </table:table-cell>
          <table:table-cell table:style-name="ce1" office:value-type="float" office:value="0.000800754" calcext:value-type="float">
            <text:p>0.000800754</text:p>
          </table:table-cell>
          <table:table-cell table:style-name="ce1"/>
          <table:table-cell table:style-name="ce1" office:value-type="float" office:value="32.293" calcext:value-type="float">
            <text:p>32.293</text:p>
          </table:table-cell>
          <table:table-cell table:style-name="ce1" office:value-type="float" office:value="1.28089" calcext:value-type="float">
            <text:p>1.28089</text:p>
          </table:table-cell>
          <table:table-cell table:style-name="ce1" office:value-type="float" office:value="0.000824368" calcext:value-type="float">
            <text:p>0.000824368</text:p>
          </table:table-cell>
          <table:table-cell table:style-name="ce1"/>
          <table:table-cell table:style-name="ce1" office:value-type="float" office:value="31.7862" calcext:value-type="float">
            <text:p>31.7862</text:p>
          </table:table-cell>
          <table:table-cell table:style-name="ce1" office:value-type="float" office:value="1.39646" calcext:value-type="float">
            <text:p>1.39646</text:p>
          </table:table-cell>
          <table:table-cell table:style-name="ce1" office:value-type="float" office:value="0.00628155" calcext:value-type="float">
            <text:p>0.00628155</text:p>
          </table:table-cell>
          <table:table-cell table:style-name="ce1"/>
          <table:table-cell table:style-name="ce1" office:value-type="float" office:value="34.6652" calcext:value-type="float">
            <text:p>34.6652</text:p>
          </table:table-cell>
          <table:table-cell table:style-name="ce1" office:value-type="float" office:value="1.18852" calcext:value-type="float">
            <text:p>1.18852</text:p>
          </table:table-cell>
          <table:table-cell table:style-name="ce1" office:value-type="float" office:value="0.0586766" calcext:value-type="float">
            <text:p>0.0586766</text:p>
          </table:table-cell>
          <table:table-cell table:style-name="ce1"/>
          <table:table-cell table:style-name="ce1" office:value-type="float" office:value="33.7813" calcext:value-type="float">
            <text:p>33.7813</text:p>
          </table:table-cell>
          <table:table-cell table:style-name="ce1" office:value-type="float" office:value="1.18084" calcext:value-type="float">
            <text:p>1.18084</text:p>
          </table:table-cell>
          <table:table-cell table:style-name="ce1" office:value-type="float" office:value="0.578113" calcext:value-type="float">
            <text:p>0.578113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84139" calcext:value-type="float">
            <text:p>0.000484139</text:p>
          </table:table-cell>
          <table:table-cell table:style-name="ce1"/>
          <table:table-cell table:style-name="ce1" office:value-type="float" office:value="32.4604" calcext:value-type="float">
            <text:p>32.4604</text:p>
          </table:table-cell>
          <table:table-cell table:style-name="ce1" office:value-type="float" office:value="1.16969" calcext:value-type="float">
            <text:p>1.16969</text:p>
          </table:table-cell>
          <table:table-cell table:style-name="ce1" office:value-type="float" office:value="0.000805684" calcext:value-type="float">
            <text:p>0.000805684</text:p>
          </table:table-cell>
          <table:table-cell table:style-name="ce1"/>
          <table:table-cell table:style-name="ce1" office:value-type="float" office:value="32.7556" calcext:value-type="float">
            <text:p>32.7556</text:p>
          </table:table-cell>
          <table:table-cell table:style-name="ce1" office:value-type="float" office:value="1.29253" calcext:value-type="float">
            <text:p>1.29253</text:p>
          </table:table-cell>
          <table:table-cell table:style-name="ce1" office:value-type="float" office:value="0.000802247" calcext:value-type="float">
            <text:p>0.000802247</text:p>
          </table:table-cell>
          <table:table-cell table:style-name="ce1"/>
          <table:table-cell table:style-name="ce1" office:value-type="float" office:value="34.8301" calcext:value-type="float">
            <text:p>34.8301</text:p>
          </table:table-cell>
          <table:table-cell table:style-name="ce1" office:value-type="float" office:value="1.17787" calcext:value-type="float">
            <text:p>1.17787</text:p>
          </table:table-cell>
          <table:table-cell table:style-name="ce1" office:value-type="float" office:value="0.000822375" calcext:value-type="float">
            <text:p>0.000822375</text:p>
          </table:table-cell>
          <table:table-cell table:style-name="ce1"/>
          <table:table-cell table:style-name="ce1" office:value-type="float" office:value="33.6659" calcext:value-type="float">
            <text:p>33.6659</text:p>
          </table:table-cell>
          <table:table-cell table:style-name="ce1" office:value-type="float" office:value="1.15523" calcext:value-type="float">
            <text:p>1.15523</text:p>
          </table:table-cell>
          <table:table-cell table:style-name="ce1" office:value-type="float" office:value="0.00647366" calcext:value-type="float">
            <text:p>0.00647366</text:p>
          </table:table-cell>
          <table:table-cell table:style-name="ce1"/>
          <table:table-cell table:style-name="ce1" office:value-type="float" office:value="35.3499" calcext:value-type="float">
            <text:p>35.3499</text:p>
          </table:table-cell>
          <table:table-cell table:style-name="ce1" office:value-type="float" office:value="1.15135" calcext:value-type="float">
            <text:p>1.15135</text:p>
          </table:table-cell>
          <table:table-cell table:style-name="ce1" office:value-type="float" office:value="0.0584837" calcext:value-type="float">
            <text:p>0.0584837</text:p>
          </table:table-cell>
          <table:table-cell table:style-name="ce1"/>
          <table:table-cell table:style-name="ce1" office:value-type="float" office:value="32.7841" calcext:value-type="float">
            <text:p>32.7841</text:p>
          </table:table-cell>
          <table:table-cell table:style-name="ce1" office:value-type="float" office:value="1.25448" calcext:value-type="float">
            <text:p>1.25448</text:p>
          </table:table-cell>
          <table:table-cell table:style-name="ce1" office:value-type="float" office:value="0.581537" calcext:value-type="float">
            <text:p>0.581537</text:p>
          </table:table-cell>
        </table:table-row>
        <table:table-row table:style-name="ro1">
          <table:table-cell table:style-name="ce1" office:value-type="float" office:value="0.019994" calcext:value-type="float">
            <text:p>0.0199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96683" calcext:value-type="float">
            <text:p>0.000496683</text:p>
          </table:table-cell>
          <table:table-cell table:style-name="ce1"/>
          <table:table-cell table:style-name="ce1" office:value-type="float" office:value="31.8317" calcext:value-type="float">
            <text:p>31.8317</text:p>
          </table:table-cell>
          <table:table-cell table:style-name="ce1" office:value-type="float" office:value="1.19346" calcext:value-type="float">
            <text:p>1.19346</text:p>
          </table:table-cell>
          <table:table-cell table:style-name="ce1" office:value-type="float" office:value="0.000804501" calcext:value-type="float">
            <text:p>0.000804501</text:p>
          </table:table-cell>
          <table:table-cell table:style-name="ce1"/>
          <table:table-cell table:style-name="ce1" office:value-type="float" office:value="32.8264" calcext:value-type="float">
            <text:p>32.8264</text:p>
          </table:table-cell>
          <table:table-cell table:style-name="ce1" office:value-type="float" office:value="1.4592" calcext:value-type="float">
            <text:p>1.4592</text:p>
          </table:table-cell>
          <table:table-cell table:style-name="ce1" office:value-type="float" office:value="0.000817405" calcext:value-type="float">
            <text:p>0.000817405</text:p>
          </table:table-cell>
          <table:table-cell table:style-name="ce1"/>
          <table:table-cell table:style-name="ce1" office:value-type="float" office:value="33.6361" calcext:value-type="float">
            <text:p>33.6361</text:p>
          </table:table-cell>
          <table:table-cell table:style-name="ce1" office:value-type="float" office:value="1.21156" calcext:value-type="float">
            <text:p>1.21156</text:p>
          </table:table-cell>
          <table:table-cell table:style-name="ce1" office:value-type="float" office:value="0.000816845" calcext:value-type="float">
            <text:p>0.000816845</text:p>
          </table:table-cell>
          <table:table-cell table:style-name="ce1"/>
          <table:table-cell table:style-name="ce1" office:value-type="float" office:value="34.8159" calcext:value-type="float">
            <text:p>34.8159</text:p>
          </table:table-cell>
          <table:table-cell table:style-name="ce1" office:value-type="float" office:value="1.14545" calcext:value-type="float">
            <text:p>1.14545</text:p>
          </table:table-cell>
          <table:table-cell table:style-name="ce1" office:value-type="float" office:value="0.00647389" calcext:value-type="float">
            <text:p>0.00647389</text:p>
          </table:table-cell>
          <table:table-cell table:style-name="ce1"/>
          <table:table-cell table:style-name="ce1" office:value-type="float" office:value="34.1293" calcext:value-type="float">
            <text:p>34.1293</text:p>
          </table:table-cell>
          <table:table-cell table:style-name="ce1" office:value-type="float" office:value="1.26343" calcext:value-type="float">
            <text:p>1.26343</text:p>
          </table:table-cell>
          <table:table-cell table:style-name="ce1" office:value-type="float" office:value="0.0582765" calcext:value-type="float">
            <text:p>0.0582765</text:p>
          </table:table-cell>
          <table:table-cell table:style-name="ce1"/>
          <table:table-cell table:style-name="ce1" office:value-type="float" office:value="33.1201" calcext:value-type="float">
            <text:p>33.1201</text:p>
          </table:table-cell>
          <table:table-cell table:style-name="ce1" office:value-type="float" office:value="1.5235" calcext:value-type="float">
            <text:p>1.5235</text:p>
          </table:table-cell>
          <table:table-cell table:style-name="ce1" office:value-type="float" office:value="0.577113" calcext:value-type="float">
            <text:p>0.577113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86684" calcext:value-type="float">
            <text:p>0.000486684</text:p>
          </table:table-cell>
          <table:table-cell table:style-name="ce1"/>
          <table:table-cell table:style-name="ce1" office:value-type="float" office:value="31.8768" calcext:value-type="float">
            <text:p>31.8768</text:p>
          </table:table-cell>
          <table:table-cell table:style-name="ce1" office:value-type="float" office:value="1.18735" calcext:value-type="float">
            <text:p>1.18735</text:p>
          </table:table-cell>
          <table:table-cell table:style-name="ce1" office:value-type="float" office:value="0.000795114" calcext:value-type="float">
            <text:p>0.000795114</text:p>
          </table:table-cell>
          <table:table-cell table:style-name="ce1"/>
          <table:table-cell table:style-name="ce1" office:value-type="float" office:value="33.7829" calcext:value-type="float">
            <text:p>33.7829</text:p>
          </table:table-cell>
          <table:table-cell table:style-name="ce1" office:value-type="float" office:value="1.29508" calcext:value-type="float">
            <text:p>1.29508</text:p>
          </table:table-cell>
          <table:table-cell table:style-name="ce1" office:value-type="float" office:value="0.00080412" calcext:value-type="float">
            <text:p>0.00080412</text:p>
          </table:table-cell>
          <table:table-cell table:style-name="ce1"/>
          <table:table-cell table:style-name="ce1" office:value-type="float" office:value="32.5165" calcext:value-type="float">
            <text:p>32.5165</text:p>
          </table:table-cell>
          <table:table-cell table:style-name="ce1" office:value-type="float" office:value="1.307" calcext:value-type="float">
            <text:p>1.307</text:p>
          </table:table-cell>
          <table:table-cell table:style-name="ce1" office:value-type="float" office:value="0.000847752" calcext:value-type="float">
            <text:p>0.000847752</text:p>
          </table:table-cell>
          <table:table-cell table:style-name="ce1"/>
          <table:table-cell table:style-name="ce1" office:value-type="float" office:value="32.3113" calcext:value-type="float">
            <text:p>32.3113</text:p>
          </table:table-cell>
          <table:table-cell table:style-name="ce1" office:value-type="float" office:value="1.50455" calcext:value-type="float">
            <text:p>1.50455</text:p>
          </table:table-cell>
          <table:table-cell table:style-name="ce1" office:value-type="float" office:value="0.00634489" calcext:value-type="float">
            <text:p>0.00634489</text:p>
          </table:table-cell>
          <table:table-cell table:style-name="ce1"/>
          <table:table-cell table:style-name="ce1" office:value-type="float" office:value="34.3322" calcext:value-type="float">
            <text:p>34.3322</text:p>
          </table:table-cell>
          <table:table-cell table:style-name="ce1" office:value-type="float" office:value="1.20948" calcext:value-type="float">
            <text:p>1.20948</text:p>
          </table:table-cell>
          <table:table-cell table:style-name="ce1" office:value-type="float" office:value="0.0582606" calcext:value-type="float">
            <text:p>0.0582606</text:p>
          </table:table-cell>
          <table:table-cell table:style-name="ce1"/>
          <table:table-cell table:style-name="ce1" office:value-type="float" office:value="33.5676" calcext:value-type="float">
            <text:p>33.5676</text:p>
          </table:table-cell>
          <table:table-cell table:style-name="ce1" office:value-type="float" office:value="1.28702" calcext:value-type="float">
            <text:p>1.28702</text:p>
          </table:table-cell>
          <table:table-cell table:style-name="ce1" office:value-type="float" office:value="0.580819" calcext:value-type="float">
            <text:p>0.580819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68009" calcext:value-type="float">
            <text:p>0.000468009</text:p>
          </table:table-cell>
          <table:table-cell table:style-name="ce1"/>
          <table:table-cell table:style-name="ce1" office:value-type="float" office:value="31.2736" calcext:value-type="float">
            <text:p>31.2736</text:p>
          </table:table-cell>
          <table:table-cell table:style-name="ce1" office:value-type="float" office:value="1.2753" calcext:value-type="float">
            <text:p>1.2753</text:p>
          </table:table-cell>
          <table:table-cell table:style-name="ce1" office:value-type="float" office:value="0.000788792" calcext:value-type="float">
            <text:p>0.000788792</text:p>
          </table:table-cell>
          <table:table-cell table:style-name="ce1"/>
          <table:table-cell table:style-name="ce1" office:value-type="float" office:value="31.8013" calcext:value-type="float">
            <text:p>31.8013</text:p>
          </table:table-cell>
          <table:table-cell table:style-name="ce1" office:value-type="float" office:value="1.45431" calcext:value-type="float">
            <text:p>1.45431</text:p>
          </table:table-cell>
          <table:table-cell table:style-name="ce1" office:value-type="float" office:value="0.000800113" calcext:value-type="float">
            <text:p>0.000800113</text:p>
          </table:table-cell>
          <table:table-cell table:style-name="ce1"/>
          <table:table-cell table:style-name="ce1" office:value-type="float" office:value="33.3341" calcext:value-type="float">
            <text:p>33.3341</text:p>
          </table:table-cell>
          <table:table-cell table:style-name="ce1" office:value-type="float" office:value="1.20899" calcext:value-type="float">
            <text:p>1.20899</text:p>
          </table:table-cell>
          <table:table-cell table:style-name="ce1" office:value-type="float" office:value="0.000817516" calcext:value-type="float">
            <text:p>0.000817516</text:p>
          </table:table-cell>
          <table:table-cell table:style-name="ce1"/>
          <table:table-cell table:style-name="ce1" office:value-type="float" office:value="32.9698" calcext:value-type="float">
            <text:p>32.9698</text:p>
          </table:table-cell>
          <table:table-cell table:style-name="ce1" office:value-type="float" office:value="1.44994" calcext:value-type="float">
            <text:p>1.44994</text:p>
          </table:table-cell>
          <table:table-cell table:style-name="ce1" office:value-type="float" office:value="0.00647398" calcext:value-type="float">
            <text:p>0.00647398</text:p>
          </table:table-cell>
          <table:table-cell table:style-name="ce1"/>
          <table:table-cell table:style-name="ce1" office:value-type="float" office:value="34.3191" calcext:value-type="float">
            <text:p>34.3191</text:p>
          </table:table-cell>
          <table:table-cell table:style-name="ce1" office:value-type="float" office:value="1.31923" calcext:value-type="float">
            <text:p>1.31923</text:p>
          </table:table-cell>
          <table:table-cell table:style-name="ce1" office:value-type="float" office:value="0.0585719" calcext:value-type="float">
            <text:p>0.0585719</text:p>
          </table:table-cell>
          <table:table-cell table:style-name="ce1"/>
          <table:table-cell table:style-name="ce1" office:value-type="float" office:value="34.1471" calcext:value-type="float">
            <text:p>34.1471</text:p>
          </table:table-cell>
          <table:table-cell table:style-name="ce1" office:value-type="float" office:value="1.21085" calcext:value-type="float">
            <text:p>1.21085</text:p>
          </table:table-cell>
          <table:table-cell table:style-name="ce1" office:value-type="float" office:value="0.57704" calcext:value-type="float">
            <text:p>0.57704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78028" calcext:value-type="float">
            <text:p>0.000478028</text:p>
          </table:table-cell>
          <table:table-cell table:style-name="ce1"/>
          <table:table-cell table:style-name="ce1" office:value-type="float" office:value="32.1685" calcext:value-type="float">
            <text:p>32.1685</text:p>
          </table:table-cell>
          <table:table-cell table:style-name="ce1" office:value-type="float" office:value="1.15876" calcext:value-type="float">
            <text:p>1.15876</text:p>
          </table:table-cell>
          <table:table-cell table:style-name="ce1" office:value-type="float" office:value="0.000815061" calcext:value-type="float">
            <text:p>0.000815061</text:p>
          </table:table-cell>
          <table:table-cell table:style-name="ce1"/>
          <table:table-cell table:style-name="ce1" office:value-type="float" office:value="32.3604" calcext:value-type="float">
            <text:p>32.3604</text:p>
          </table:table-cell>
          <table:table-cell table:style-name="ce1" office:value-type="float" office:value="1.54606" calcext:value-type="float">
            <text:p>1.54606</text:p>
          </table:table-cell>
          <table:table-cell table:style-name="ce1" office:value-type="float" office:value="0.000806435" calcext:value-type="float">
            <text:p>0.000806435</text:p>
          </table:table-cell>
          <table:table-cell table:style-name="ce1"/>
          <table:table-cell table:style-name="ce1" office:value-type="float" office:value="32.8967" calcext:value-type="float">
            <text:p>32.8967</text:p>
          </table:table-cell>
          <table:table-cell table:style-name="ce1" office:value-type="float" office:value="1.345" calcext:value-type="float">
            <text:p>1.345</text:p>
          </table:table-cell>
          <table:table-cell table:style-name="ce1" office:value-type="float" office:value="0.000827053" calcext:value-type="float">
            <text:p>0.000827053</text:p>
          </table:table-cell>
          <table:table-cell table:style-name="ce1"/>
          <table:table-cell table:style-name="ce1" office:value-type="float" office:value="34.0123" calcext:value-type="float">
            <text:p>34.0123</text:p>
          </table:table-cell>
          <table:table-cell table:style-name="ce1" office:value-type="float" office:value="1.21772" calcext:value-type="float">
            <text:p>1.21772</text:p>
          </table:table-cell>
          <table:table-cell table:style-name="ce1" office:value-type="float" office:value="0.00645462" calcext:value-type="float">
            <text:p>0.00645462</text:p>
          </table:table-cell>
          <table:table-cell table:style-name="ce1"/>
          <table:table-cell table:style-name="ce1" office:value-type="float" office:value="31.9003" calcext:value-type="float">
            <text:p>31.9003</text:p>
          </table:table-cell>
          <table:table-cell table:style-name="ce1" office:value-type="float" office:value="1.34678" calcext:value-type="float">
            <text:p>1.34678</text:p>
          </table:table-cell>
          <table:table-cell table:style-name="ce1" office:value-type="float" office:value="0.0576836" calcext:value-type="float">
            <text:p>0.0576836</text:p>
          </table:table-cell>
          <table:table-cell table:style-name="ce1"/>
          <table:table-cell table:style-name="ce1" office:value-type="float" office:value="33.3578" calcext:value-type="float">
            <text:p>33.3578</text:p>
          </table:table-cell>
          <table:table-cell table:style-name="ce1" office:value-type="float" office:value="1.17617" calcext:value-type="float">
            <text:p>1.17617</text:p>
          </table:table-cell>
          <table:table-cell table:style-name="ce1" office:value-type="float" office:value="0.577903" calcext:value-type="float">
            <text:p>0.577903</text:p>
          </table:table-cell>
        </table:table-row>
        <table:table-row table:style-name="ro1">
          <table:table-cell table:style-name="ce1" office:value-type="float" office:value="0.019994" calcext:value-type="float">
            <text:p>0.0199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68761" calcext:value-type="float">
            <text:p>0.000468761</text:p>
          </table:table-cell>
          <table:table-cell table:style-name="ce1"/>
          <table:table-cell table:style-name="ce1" office:value-type="float" office:value="31.9373" calcext:value-type="float">
            <text:p>31.9373</text:p>
          </table:table-cell>
          <table:table-cell table:style-name="ce1" office:value-type="float" office:value="1.33564" calcext:value-type="float">
            <text:p>1.33564</text:p>
          </table:table-cell>
          <table:table-cell table:style-name="ce1" office:value-type="float" office:value="0.000812215" calcext:value-type="float">
            <text:p>0.000812215</text:p>
          </table:table-cell>
          <table:table-cell table:style-name="ce1"/>
          <table:table-cell table:style-name="ce1" office:value-type="float" office:value="33.4689" calcext:value-type="float">
            <text:p>33.4689</text:p>
          </table:table-cell>
          <table:table-cell table:style-name="ce1" office:value-type="float" office:value="1.24391" calcext:value-type="float">
            <text:p>1.24391</text:p>
          </table:table-cell>
          <table:table-cell table:style-name="ce1" office:value-type="float" office:value="0.000797799" calcext:value-type="float">
            <text:p>0.000797799</text:p>
          </table:table-cell>
          <table:table-cell table:style-name="ce1"/>
          <table:table-cell table:style-name="ce1" office:value-type="float" office:value="32.6525" calcext:value-type="float">
            <text:p>32.6525</text:p>
          </table:table-cell>
          <table:table-cell table:style-name="ce1" office:value-type="float" office:value="1.35455" calcext:value-type="float">
            <text:p>1.35455</text:p>
          </table:table-cell>
          <table:table-cell table:style-name="ce1" office:value-type="float" office:value="0.000824238" calcext:value-type="float">
            <text:p>0.000824238</text:p>
          </table:table-cell>
          <table:table-cell table:style-name="ce1"/>
          <table:table-cell table:style-name="ce1" office:value-type="float" office:value="32.9163" calcext:value-type="float">
            <text:p>32.9163</text:p>
          </table:table-cell>
          <table:table-cell table:style-name="ce1" office:value-type="float" office:value="1.30237" calcext:value-type="float">
            <text:p>1.30237</text:p>
          </table:table-cell>
          <table:table-cell table:style-name="ce1" office:value-type="float" office:value="0.0064332" calcext:value-type="float">
            <text:p>0.0064332</text:p>
          </table:table-cell>
          <table:table-cell table:style-name="ce1"/>
          <table:table-cell table:style-name="ce1" office:value-type="float" office:value="33.8896" calcext:value-type="float">
            <text:p>33.8896</text:p>
          </table:table-cell>
          <table:table-cell table:style-name="ce1" office:value-type="float" office:value="1.24522" calcext:value-type="float">
            <text:p>1.24522</text:p>
          </table:table-cell>
          <table:table-cell table:style-name="ce1" office:value-type="float" office:value="0.0589522" calcext:value-type="float">
            <text:p>0.0589522</text:p>
          </table:table-cell>
          <table:table-cell table:style-name="ce1"/>
          <table:table-cell table:style-name="ce1" office:value-type="float" office:value="33.9409" calcext:value-type="float">
            <text:p>33.9409</text:p>
          </table:table-cell>
          <table:table-cell table:style-name="ce1" office:value-type="float" office:value="1.31374" calcext:value-type="float">
            <text:p>1.31374</text:p>
          </table:table-cell>
          <table:table-cell table:style-name="ce1" office:value-type="float" office:value="0.577819" calcext:value-type="float">
            <text:p>0.577819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83639" calcext:value-type="float">
            <text:p>0.000483639</text:p>
          </table:table-cell>
          <table:table-cell table:style-name="ce1"/>
          <table:table-cell table:style-name="ce1" office:value-type="float" office:value="32.1624" calcext:value-type="float">
            <text:p>32.1624</text:p>
          </table:table-cell>
          <table:table-cell table:style-name="ce1" office:value-type="float" office:value="1.17865" calcext:value-type="float">
            <text:p>1.17865</text:p>
          </table:table-cell>
          <table:table-cell table:style-name="ce1" office:value-type="float" office:value="0.000805453" calcext:value-type="float">
            <text:p>0.000805453</text:p>
          </table:table-cell>
          <table:table-cell table:style-name="ce1"/>
          <table:table-cell table:style-name="ce1" office:value-type="float" office:value="33.761" calcext:value-type="float">
            <text:p>33.761</text:p>
          </table:table-cell>
          <table:table-cell table:style-name="ce1" office:value-type="float" office:value="1.28652" calcext:value-type="float">
            <text:p>1.28652</text:p>
          </table:table-cell>
          <table:table-cell table:style-name="ce1" office:value-type="float" office:value="0.000800704" calcext:value-type="float">
            <text:p>0.000800704</text:p>
          </table:table-cell>
          <table:table-cell table:style-name="ce1"/>
          <table:table-cell table:style-name="ce1" office:value-type="float" office:value="32.3519" calcext:value-type="float">
            <text:p>32.3519</text:p>
          </table:table-cell>
          <table:table-cell table:style-name="ce1" office:value-type="float" office:value="1.30392" calcext:value-type="float">
            <text:p>1.30392</text:p>
          </table:table-cell>
          <table:table-cell table:style-name="ce1" office:value-type="float" office:value="0.000823056" calcext:value-type="float">
            <text:p>0.000823056</text:p>
          </table:table-cell>
          <table:table-cell table:style-name="ce1"/>
          <table:table-cell table:style-name="ce1" office:value-type="float" office:value="32.5366" calcext:value-type="float">
            <text:p>32.5366</text:p>
          </table:table-cell>
          <table:table-cell table:style-name="ce1" office:value-type="float" office:value="1.36923" calcext:value-type="float">
            <text:p>1.36923</text:p>
          </table:table-cell>
          <table:table-cell table:style-name="ce1" office:value-type="float" office:value="0.00644909" calcext:value-type="float">
            <text:p>0.00644909</text:p>
          </table:table-cell>
          <table:table-cell table:style-name="ce1"/>
          <table:table-cell table:style-name="ce1" office:value-type="float" office:value="34.0267" calcext:value-type="float">
            <text:p>34.0267</text:p>
          </table:table-cell>
          <table:table-cell table:style-name="ce1" office:value-type="float" office:value="1.24681" calcext:value-type="float">
            <text:p>1.24681</text:p>
          </table:table-cell>
          <table:table-cell table:style-name="ce1" office:value-type="float" office:value="0.0577591" calcext:value-type="float">
            <text:p>0.0577591</text:p>
          </table:table-cell>
          <table:table-cell table:style-name="ce1"/>
          <table:table-cell table:style-name="ce1" office:value-type="float" office:value="32.5764" calcext:value-type="float">
            <text:p>32.5764</text:p>
          </table:table-cell>
          <table:table-cell table:style-name="ce1" office:value-type="float" office:value="1.34756" calcext:value-type="float">
            <text:p>1.34756</text:p>
          </table:table-cell>
          <table:table-cell table:style-name="ce1" office:value-type="float" office:value="0.571208" calcext:value-type="float">
            <text:p>0.571208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6893" calcext:value-type="float">
            <text:p>0.00046893</text:p>
          </table:table-cell>
          <table:table-cell table:style-name="ce1"/>
          <table:table-cell table:style-name="ce1" office:value-type="float" office:value="30.8957" calcext:value-type="float">
            <text:p>30.8957</text:p>
          </table:table-cell>
          <table:table-cell table:style-name="ce1" office:value-type="float" office:value="1.34055" calcext:value-type="float">
            <text:p>1.34055</text:p>
          </table:table-cell>
          <table:table-cell table:style-name="ce1" office:value-type="float" office:value="0.000802808" calcext:value-type="float">
            <text:p>0.000802808</text:p>
          </table:table-cell>
          <table:table-cell table:style-name="ce1"/>
          <table:table-cell table:style-name="ce1" office:value-type="float" office:value="32.6492" calcext:value-type="float">
            <text:p>32.6492</text:p>
          </table:table-cell>
          <table:table-cell table:style-name="ce1" office:value-type="float" office:value="1.3132" calcext:value-type="float">
            <text:p>1.3132</text:p>
          </table:table-cell>
          <table:table-cell table:style-name="ce1" office:value-type="float" office:value="0.00080438" calcext:value-type="float">
            <text:p>0.00080438</text:p>
          </table:table-cell>
          <table:table-cell table:style-name="ce1"/>
          <table:table-cell table:style-name="ce1" office:value-type="float" office:value="32.5633" calcext:value-type="float">
            <text:p>32.5633</text:p>
          </table:table-cell>
          <table:table-cell table:style-name="ce1" office:value-type="float" office:value="1.30749" calcext:value-type="float">
            <text:p>1.30749</text:p>
          </table:table-cell>
          <table:table-cell table:style-name="ce1" office:value-type="float" office:value="0.000821102" calcext:value-type="float">
            <text:p>0.000821102</text:p>
          </table:table-cell>
          <table:table-cell table:style-name="ce1"/>
          <table:table-cell table:style-name="ce1" office:value-type="float" office:value="33.4594" calcext:value-type="float">
            <text:p>33.4594</text:p>
          </table:table-cell>
          <table:table-cell table:style-name="ce1" office:value-type="float" office:value="1.19526" calcext:value-type="float">
            <text:p>1.19526</text:p>
          </table:table-cell>
          <table:table-cell table:style-name="ce1" office:value-type="float" office:value="0.00639662" calcext:value-type="float">
            <text:p>0.00639662</text:p>
          </table:table-cell>
          <table:table-cell table:style-name="ce1"/>
          <table:table-cell table:style-name="ce1" office:value-type="float" office:value="32.6735" calcext:value-type="float">
            <text:p>32.6735</text:p>
          </table:table-cell>
          <table:table-cell table:style-name="ce1" office:value-type="float" office:value="1.41723" calcext:value-type="float">
            <text:p>1.41723</text:p>
          </table:table-cell>
          <table:table-cell table:style-name="ce1" office:value-type="float" office:value="0.0576301" calcext:value-type="float">
            <text:p>0.0576301</text:p>
          </table:table-cell>
          <table:table-cell table:style-name="ce1"/>
          <table:table-cell table:style-name="ce1" office:value-type="float" office:value="33.8699" calcext:value-type="float">
            <text:p>33.8699</text:p>
          </table:table-cell>
          <table:table-cell table:style-name="ce1" office:value-type="float" office:value="1.27831" calcext:value-type="float">
            <text:p>1.27831</text:p>
          </table:table-cell>
          <table:table-cell table:style-name="ce1" office:value-type="float" office:value="0.577689" calcext:value-type="float">
            <text:p>0.577689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791" calcext:value-type="float">
            <text:p>0.0004791</text:p>
          </table:table-cell>
          <table:table-cell table:style-name="ce1"/>
          <table:table-cell table:style-name="ce1" office:value-type="float" office:value="30.6488" calcext:value-type="float">
            <text:p>30.6488</text:p>
          </table:table-cell>
          <table:table-cell table:style-name="ce1" office:value-type="float" office:value="1.41775" calcext:value-type="float">
            <text:p>1.41775</text:p>
          </table:table-cell>
          <table:table-cell table:style-name="ce1" office:value-type="float" office:value="0.000816884" calcext:value-type="float">
            <text:p>0.000816884</text:p>
          </table:table-cell>
          <table:table-cell table:style-name="ce1"/>
          <table:table-cell table:style-name="ce1" office:value-type="float" office:value="32.1369" calcext:value-type="float">
            <text:p>32.1369</text:p>
          </table:table-cell>
          <table:table-cell table:style-name="ce1" office:value-type="float" office:value="1.39833" calcext:value-type="float">
            <text:p>1.39833</text:p>
          </table:table-cell>
          <table:table-cell table:style-name="ce1" office:value-type="float" office:value="0.000804381" calcext:value-type="float">
            <text:p>0.000804381</text:p>
          </table:table-cell>
          <table:table-cell table:style-name="ce1"/>
          <table:table-cell table:style-name="ce1" office:value-type="float" office:value="35.5809" calcext:value-type="float">
            <text:p>35.5809</text:p>
          </table:table-cell>
          <table:table-cell table:style-name="ce1" office:value-type="float" office:value="1.13033" calcext:value-type="float">
            <text:p>1.13033</text:p>
          </table:table-cell>
          <table:table-cell table:style-name="ce1" office:value-type="float" office:value="0.000821253" calcext:value-type="float">
            <text:p>0.000821253</text:p>
          </table:table-cell>
          <table:table-cell table:style-name="ce1"/>
          <table:table-cell table:style-name="ce1" office:value-type="float" office:value="33.6906" calcext:value-type="float">
            <text:p>33.6906</text:p>
          </table:table-cell>
          <table:table-cell table:style-name="ce1" office:value-type="float" office:value="1.25563" calcext:value-type="float">
            <text:p>1.25563</text:p>
          </table:table-cell>
          <table:table-cell table:style-name="ce1" office:value-type="float" office:value="0.00635808" calcext:value-type="float">
            <text:p>0.00635808</text:p>
          </table:table-cell>
          <table:table-cell table:style-name="ce1"/>
          <table:table-cell table:style-name="ce1" office:value-type="float" office:value="31.5994" calcext:value-type="float">
            <text:p>31.5994</text:p>
          </table:table-cell>
          <table:table-cell table:style-name="ce1" office:value-type="float" office:value="1.66131" calcext:value-type="float">
            <text:p>1.66131</text:p>
          </table:table-cell>
          <table:table-cell table:style-name="ce1" office:value-type="float" office:value="0.0583055" calcext:value-type="float">
            <text:p>0.0583055</text:p>
          </table:table-cell>
          <table:table-cell table:style-name="ce1"/>
          <table:table-cell table:style-name="ce1" office:value-type="float" office:value="34.0392" calcext:value-type="float">
            <text:p>34.0392</text:p>
          </table:table-cell>
          <table:table-cell table:style-name="ce1" office:value-type="float" office:value="1.1935" calcext:value-type="float">
            <text:p>1.1935</text:p>
          </table:table-cell>
          <table:table-cell table:style-name="ce1" office:value-type="float" office:value="0.584945" calcext:value-type="float">
            <text:p>0.584945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69602" calcext:value-type="float">
            <text:p>0.000469602</text:p>
          </table:table-cell>
          <table:table-cell table:style-name="ce1"/>
          <table:table-cell table:style-name="ce1" office:value-type="float" office:value="30.9279" calcext:value-type="float">
            <text:p>30.9279</text:p>
          </table:table-cell>
          <table:table-cell table:style-name="ce1" office:value-type="float" office:value="1.24556" calcext:value-type="float">
            <text:p>1.24556</text:p>
          </table:table-cell>
          <table:table-cell table:style-name="ce1" office:value-type="float" office:value="0.000803339" calcext:value-type="float">
            <text:p>0.000803339</text:p>
          </table:table-cell>
          <table:table-cell table:style-name="ce1"/>
          <table:table-cell table:style-name="ce1" office:value-type="float" office:value="33.3033" calcext:value-type="float">
            <text:p>33.3033</text:p>
          </table:table-cell>
          <table:table-cell table:style-name="ce1" office:value-type="float" office:value="1.33504" calcext:value-type="float">
            <text:p>1.33504</text:p>
          </table:table-cell>
          <table:table-cell table:style-name="ce1" office:value-type="float" office:value="0.00080441" calcext:value-type="float">
            <text:p>0.00080441</text:p>
          </table:table-cell>
          <table:table-cell table:style-name="ce1"/>
          <table:table-cell table:style-name="ce1" office:value-type="float" office:value="34.4803" calcext:value-type="float">
            <text:p>34.4803</text:p>
          </table:table-cell>
          <table:table-cell table:style-name="ce1" office:value-type="float" office:value="1.1681" calcext:value-type="float">
            <text:p>1.1681</text:p>
          </table:table-cell>
          <table:table-cell table:style-name="ce1" office:value-type="float" office:value="0.000811053" calcext:value-type="float">
            <text:p>0.000811053</text:p>
          </table:table-cell>
          <table:table-cell table:style-name="ce1"/>
          <table:table-cell table:style-name="ce1" office:value-type="float" office:value="33.8832" calcext:value-type="float">
            <text:p>33.8832</text:p>
          </table:table-cell>
          <table:table-cell table:style-name="ce1" office:value-type="float" office:value="1.2543" calcext:value-type="float">
            <text:p>1.2543</text:p>
          </table:table-cell>
          <table:table-cell table:style-name="ce1" office:value-type="float" office:value="0.00646074" calcext:value-type="float">
            <text:p>0.00646074</text:p>
          </table:table-cell>
          <table:table-cell table:style-name="ce1"/>
          <table:table-cell table:style-name="ce1" office:value-type="float" office:value="35.285" calcext:value-type="float">
            <text:p>35.285</text:p>
          </table:table-cell>
          <table:table-cell table:style-name="ce1" office:value-type="float" office:value="1.20392" calcext:value-type="float">
            <text:p>1.20392</text:p>
          </table:table-cell>
          <table:table-cell table:style-name="ce1" office:value-type="float" office:value="0.0585884" calcext:value-type="float">
            <text:p>0.0585884</text:p>
          </table:table-cell>
          <table:table-cell table:style-name="ce1"/>
          <table:table-cell table:style-name="ce1" office:value-type="float" office:value="32.7315" calcext:value-type="float">
            <text:p>32.7315</text:p>
          </table:table-cell>
          <table:table-cell table:style-name="ce1" office:value-type="float" office:value="1.3763" calcext:value-type="float">
            <text:p>1.3763</text:p>
          </table:table-cell>
          <table:table-cell table:style-name="ce1" office:value-type="float" office:value="0.576624" calcext:value-type="float">
            <text:p>0.576624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71115" calcext:value-type="float">
            <text:p>0.000471115</text:p>
          </table:table-cell>
          <table:table-cell table:style-name="ce1"/>
          <table:table-cell table:style-name="ce1" office:value-type="float" office:value="30.7003" calcext:value-type="float">
            <text:p>30.7003</text:p>
          </table:table-cell>
          <table:table-cell table:style-name="ce1" office:value-type="float" office:value="1.41367" calcext:value-type="float">
            <text:p>1.41367</text:p>
          </table:table-cell>
          <table:table-cell table:style-name="ce1" office:value-type="float" office:value="0.000805974" calcext:value-type="float">
            <text:p>0.000805974</text:p>
          </table:table-cell>
          <table:table-cell table:style-name="ce1"/>
          <table:table-cell table:style-name="ce1" office:value-type="float" office:value="31.6774" calcext:value-type="float">
            <text:p>31.6774</text:p>
          </table:table-cell>
          <table:table-cell table:style-name="ce1" office:value-type="float" office:value="1.57218" calcext:value-type="float">
            <text:p>1.57218</text:p>
          </table:table-cell>
          <table:table-cell table:style-name="ce1" office:value-type="float" office:value="0.000803719" calcext:value-type="float">
            <text:p>0.000803719</text:p>
          </table:table-cell>
          <table:table-cell table:style-name="ce1"/>
          <table:table-cell table:style-name="ce1" office:value-type="float" office:value="33.4586" calcext:value-type="float">
            <text:p>33.4586</text:p>
          </table:table-cell>
          <table:table-cell table:style-name="ce1" office:value-type="float" office:value="1.23683" calcext:value-type="float">
            <text:p>1.23683</text:p>
          </table:table-cell>
          <table:table-cell table:style-name="ce1" office:value-type="float" office:value="0.000824779" calcext:value-type="float">
            <text:p>0.000824779</text:p>
          </table:table-cell>
          <table:table-cell table:style-name="ce1"/>
          <table:table-cell table:style-name="ce1" office:value-type="float" office:value="32.0282" calcext:value-type="float">
            <text:p>32.0282</text:p>
          </table:table-cell>
          <table:table-cell table:style-name="ce1" office:value-type="float" office:value="1.47687" calcext:value-type="float">
            <text:p>1.47687</text:p>
          </table:table-cell>
          <table:table-cell table:style-name="ce1" office:value-type="float" office:value="0.00641212" calcext:value-type="float">
            <text:p>0.00641212</text:p>
          </table:table-cell>
          <table:table-cell table:style-name="ce1"/>
          <table:table-cell table:style-name="ce1" office:value-type="float" office:value="33.7727" calcext:value-type="float">
            <text:p>33.7727</text:p>
          </table:table-cell>
          <table:table-cell table:style-name="ce1" office:value-type="float" office:value="1.40782" calcext:value-type="float">
            <text:p>1.40782</text:p>
          </table:table-cell>
          <table:table-cell table:style-name="ce1" office:value-type="float" office:value="0.0573733" calcext:value-type="float">
            <text:p>0.0573733</text:p>
          </table:table-cell>
          <table:table-cell table:style-name="ce1"/>
          <table:table-cell table:style-name="ce1" office:value-type="float" office:value="32.8983" calcext:value-type="float">
            <text:p>32.8983</text:p>
          </table:table-cell>
          <table:table-cell table:style-name="ce1" office:value-type="float" office:value="1.41454" calcext:value-type="float">
            <text:p>1.41454</text:p>
          </table:table-cell>
          <table:table-cell table:style-name="ce1" office:value-type="float" office:value="0.584866" calcext:value-type="float">
            <text:p>0.584866</text:p>
          </table:table-cell>
        </table:table-row>
        <table:table-row table:style-name="ro1">
          <table:table-cell table:style-name="ce1" office:value-type="float" office:value="0.019994" calcext:value-type="float">
            <text:p>0.0199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68951" calcext:value-type="float">
            <text:p>0.000468951</text:p>
          </table:table-cell>
          <table:table-cell table:style-name="ce1"/>
          <table:table-cell table:style-name="ce1" office:value-type="float" office:value="32.5807" calcext:value-type="float">
            <text:p>32.5807</text:p>
          </table:table-cell>
          <table:table-cell table:style-name="ce1" office:value-type="float" office:value="1.26364" calcext:value-type="float">
            <text:p>1.26364</text:p>
          </table:table-cell>
          <table:table-cell table:style-name="ce1" office:value-type="float" office:value="0.000806074" calcext:value-type="float">
            <text:p>0.000806074</text:p>
          </table:table-cell>
          <table:table-cell table:style-name="ce1"/>
          <table:table-cell table:style-name="ce1" office:value-type="float" office:value="31.4314" calcext:value-type="float">
            <text:p>31.4314</text:p>
          </table:table-cell>
          <table:table-cell table:style-name="ce1" office:value-type="float" office:value="1.31801" calcext:value-type="float">
            <text:p>1.31801</text:p>
          </table:table-cell>
          <table:table-cell table:style-name="ce1" office:value-type="float" office:value="0.000802036" calcext:value-type="float">
            <text:p>0.000802036</text:p>
          </table:table-cell>
          <table:table-cell table:style-name="ce1"/>
          <table:table-cell table:style-name="ce1" office:value-type="float" office:value="31.4521" calcext:value-type="float">
            <text:p>31.4521</text:p>
          </table:table-cell>
          <table:table-cell table:style-name="ce1" office:value-type="float" office:value="1.43813" calcext:value-type="float">
            <text:p>1.43813</text:p>
          </table:table-cell>
          <table:table-cell table:style-name="ce1" office:value-type="float" office:value="0.000824389" calcext:value-type="float">
            <text:p>0.000824389</text:p>
          </table:table-cell>
          <table:table-cell table:style-name="ce1"/>
          <table:table-cell table:style-name="ce1" office:value-type="float" office:value="32.3527" calcext:value-type="float">
            <text:p>32.3527</text:p>
          </table:table-cell>
          <table:table-cell table:style-name="ce1" office:value-type="float" office:value="1.2808" calcext:value-type="float">
            <text:p>1.2808</text:p>
          </table:table-cell>
          <table:table-cell table:style-name="ce1" office:value-type="float" office:value="0.0063911" calcext:value-type="float">
            <text:p>0.0063911</text:p>
          </table:table-cell>
          <table:table-cell table:style-name="ce1"/>
          <table:table-cell table:style-name="ce1" office:value-type="float" office:value="31.9359" calcext:value-type="float">
            <text:p>31.9359</text:p>
          </table:table-cell>
          <table:table-cell table:style-name="ce1" office:value-type="float" office:value="1.41568" calcext:value-type="float">
            <text:p>1.41568</text:p>
          </table:table-cell>
          <table:table-cell table:style-name="ce1" office:value-type="float" office:value="0.0577497" calcext:value-type="float">
            <text:p>0.0577497</text:p>
          </table:table-cell>
          <table:table-cell table:style-name="ce1"/>
          <table:table-cell table:style-name="ce1" office:value-type="float" office:value="33.289" calcext:value-type="float">
            <text:p>33.289</text:p>
          </table:table-cell>
          <table:table-cell table:style-name="ce1" office:value-type="float" office:value="1.31465" calcext:value-type="float">
            <text:p>1.31465</text:p>
          </table:table-cell>
          <table:table-cell table:style-name="ce1" office:value-type="float" office:value="0.573225" calcext:value-type="float">
            <text:p>0.573225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74281" calcext:value-type="float">
            <text:p>0.000474281</text:p>
          </table:table-cell>
          <table:table-cell table:style-name="ce1"/>
          <table:table-cell table:style-name="ce1" office:value-type="float" office:value="31.9947" calcext:value-type="float">
            <text:p>31.9947</text:p>
          </table:table-cell>
          <table:table-cell table:style-name="ce1" office:value-type="float" office:value="1.23651" calcext:value-type="float">
            <text:p>1.23651</text:p>
          </table:table-cell>
          <table:table-cell table:style-name="ce1" office:value-type="float" office:value="0.000793751" calcext:value-type="float">
            <text:p>0.000793751</text:p>
          </table:table-cell>
          <table:table-cell table:style-name="ce1"/>
          <table:table-cell table:style-name="ce1" office:value-type="float" office:value="33.311" calcext:value-type="float">
            <text:p>33.311</text:p>
          </table:table-cell>
          <table:table-cell table:style-name="ce1" office:value-type="float" office:value="1.2484" calcext:value-type="float">
            <text:p>1.2484</text:p>
          </table:table-cell>
          <table:table-cell table:style-name="ce1" office:value-type="float" office:value="0.000796876" calcext:value-type="float">
            <text:p>0.000796876</text:p>
          </table:table-cell>
          <table:table-cell table:style-name="ce1"/>
          <table:table-cell table:style-name="ce1" office:value-type="float" office:value="33.1864" calcext:value-type="float">
            <text:p>33.1864</text:p>
          </table:table-cell>
          <table:table-cell table:style-name="ce1" office:value-type="float" office:value="1.37468" calcext:value-type="float">
            <text:p>1.37468</text:p>
          </table:table-cell>
          <table:table-cell table:style-name="ce1" office:value-type="float" office:value="0.000830139" calcext:value-type="float">
            <text:p>0.000830139</text:p>
          </table:table-cell>
          <table:table-cell table:style-name="ce1"/>
          <table:table-cell table:style-name="ce1" office:value-type="float" office:value="34.3913" calcext:value-type="float">
            <text:p>34.3913</text:p>
          </table:table-cell>
          <table:table-cell table:style-name="ce1" office:value-type="float" office:value="1.31548" calcext:value-type="float">
            <text:p>1.31548</text:p>
          </table:table-cell>
          <table:table-cell table:style-name="ce1" office:value-type="float" office:value="0.00638437" calcext:value-type="float">
            <text:p>0.00638437</text:p>
          </table:table-cell>
          <table:table-cell table:style-name="ce1"/>
          <table:table-cell table:style-name="ce1" office:value-type="float" office:value="34.0831" calcext:value-type="float">
            <text:p>34.0831</text:p>
          </table:table-cell>
          <table:table-cell table:style-name="ce1" office:value-type="float" office:value="1.33778" calcext:value-type="float">
            <text:p>1.33778</text:p>
          </table:table-cell>
          <table:table-cell table:style-name="ce1" office:value-type="float" office:value="0.0584343" calcext:value-type="float">
            <text:p>0.0584343</text:p>
          </table:table-cell>
          <table:table-cell table:style-name="ce1"/>
          <table:table-cell table:style-name="ce1" office:value-type="float" office:value="32.3697" calcext:value-type="float">
            <text:p>32.3697</text:p>
          </table:table-cell>
          <table:table-cell table:style-name="ce1" office:value-type="float" office:value="1.46255" calcext:value-type="float">
            <text:p>1.46255</text:p>
          </table:table-cell>
          <table:table-cell table:style-name="ce1" office:value-type="float" office:value="0.571527" calcext:value-type="float">
            <text:p>0.571527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71826" calcext:value-type="float">
            <text:p>0.000471826</text:p>
          </table:table-cell>
          <table:table-cell table:style-name="ce1"/>
          <table:table-cell table:style-name="ce1" office:value-type="float" office:value="33.0954" calcext:value-type="float">
            <text:p>33.0954</text:p>
          </table:table-cell>
          <table:table-cell table:style-name="ce1" office:value-type="float" office:value="1.1509" calcext:value-type="float">
            <text:p>1.1509</text:p>
          </table:table-cell>
          <table:table-cell table:style-name="ce1" office:value-type="float" office:value="0.000792047" calcext:value-type="float">
            <text:p>0.000792047</text:p>
          </table:table-cell>
          <table:table-cell table:style-name="ce1"/>
          <table:table-cell table:style-name="ce1" office:value-type="float" office:value="33.0972" calcext:value-type="float">
            <text:p>33.0972</text:p>
          </table:table-cell>
          <table:table-cell table:style-name="ce1" office:value-type="float" office:value="1.43996" calcext:value-type="float">
            <text:p>1.43996</text:p>
          </table:table-cell>
          <table:table-cell table:style-name="ce1" office:value-type="float" office:value="0.00080393" calcext:value-type="float">
            <text:p>0.00080393</text:p>
          </table:table-cell>
          <table:table-cell table:style-name="ce1"/>
          <table:table-cell table:style-name="ce1" office:value-type="float" office:value="31.8599" calcext:value-type="float">
            <text:p>31.8599</text:p>
          </table:table-cell>
          <table:table-cell table:style-name="ce1" office:value-type="float" office:value="1.34542" calcext:value-type="float">
            <text:p>1.34542</text:p>
          </table:table-cell>
          <table:table-cell table:style-name="ce1" office:value-type="float" office:value="0.000822415" calcext:value-type="float">
            <text:p>0.000822415</text:p>
          </table:table-cell>
          <table:table-cell table:style-name="ce1"/>
          <table:table-cell table:style-name="ce1" office:value-type="float" office:value="33.1884" calcext:value-type="float">
            <text:p>33.1884</text:p>
          </table:table-cell>
          <table:table-cell table:style-name="ce1" office:value-type="float" office:value="1.38519" calcext:value-type="float">
            <text:p>1.38519</text:p>
          </table:table-cell>
          <table:table-cell table:style-name="ce1" office:value-type="float" office:value="0.00639156" calcext:value-type="float">
            <text:p>0.00639156</text:p>
          </table:table-cell>
          <table:table-cell table:style-name="ce1"/>
          <table:table-cell table:style-name="ce1" office:value-type="float" office:value="34.1774" calcext:value-type="float">
            <text:p>34.1774</text:p>
          </table:table-cell>
          <table:table-cell table:style-name="ce1" office:value-type="float" office:value="1.2004" calcext:value-type="float">
            <text:p>1.2004</text:p>
          </table:table-cell>
          <table:table-cell table:style-name="ce1" office:value-type="float" office:value="0.0581952" calcext:value-type="float">
            <text:p>0.0581952</text:p>
          </table:table-cell>
          <table:table-cell table:style-name="ce1"/>
          <table:table-cell table:style-name="ce1" office:value-type="float" office:value="32.7695" calcext:value-type="float">
            <text:p>32.7695</text:p>
          </table:table-cell>
          <table:table-cell table:style-name="ce1" office:value-type="float" office:value="1.40398" calcext:value-type="float">
            <text:p>1.40398</text:p>
          </table:table-cell>
          <table:table-cell table:style-name="ce1" office:value-type="float" office:value="0.5755" calcext:value-type="float">
            <text:p>0.5755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71876" calcext:value-type="float">
            <text:p>0.000471876</text:p>
          </table:table-cell>
          <table:table-cell table:style-name="ce1"/>
          <table:table-cell table:style-name="ce1" office:value-type="float" office:value="32.2775" calcext:value-type="float">
            <text:p>32.2775</text:p>
          </table:table-cell>
          <table:table-cell table:style-name="ce1" office:value-type="float" office:value="1.17577" calcext:value-type="float">
            <text:p>1.17577</text:p>
          </table:table-cell>
          <table:table-cell table:style-name="ce1" office:value-type="float" office:value="0.000802507" calcext:value-type="float">
            <text:p>0.000802507</text:p>
          </table:table-cell>
          <table:table-cell table:style-name="ce1"/>
          <table:table-cell table:style-name="ce1" office:value-type="float" office:value="31.4441" calcext:value-type="float">
            <text:p>31.4441</text:p>
          </table:table-cell>
          <table:table-cell table:style-name="ce1" office:value-type="float" office:value="1.22112" calcext:value-type="float">
            <text:p>1.22112</text:p>
          </table:table-cell>
          <table:table-cell table:style-name="ce1" office:value-type="float" office:value="0.000799462" calcext:value-type="float">
            <text:p>0.000799462</text:p>
          </table:table-cell>
          <table:table-cell table:style-name="ce1"/>
          <table:table-cell table:style-name="ce1" office:value-type="float" office:value="31.1223" calcext:value-type="float">
            <text:p>31.1223</text:p>
          </table:table-cell>
          <table:table-cell table:style-name="ce1" office:value-type="float" office:value="1.4575" calcext:value-type="float">
            <text:p>1.4575</text:p>
          </table:table-cell>
          <table:table-cell table:style-name="ce1" office:value-type="float" office:value="0.000825401" calcext:value-type="float">
            <text:p>0.000825401</text:p>
          </table:table-cell>
          <table:table-cell table:style-name="ce1"/>
          <table:table-cell table:style-name="ce1" office:value-type="float" office:value="31.9036" calcext:value-type="float">
            <text:p>31.9036</text:p>
          </table:table-cell>
          <table:table-cell table:style-name="ce1" office:value-type="float" office:value="1.57494" calcext:value-type="float">
            <text:p>1.57494</text:p>
          </table:table-cell>
          <table:table-cell table:style-name="ce1" office:value-type="float" office:value="0.00640532" calcext:value-type="float">
            <text:p>0.00640532</text:p>
          </table:table-cell>
          <table:table-cell table:style-name="ce1"/>
          <table:table-cell table:style-name="ce1" office:value-type="float" office:value="33.6326" calcext:value-type="float">
            <text:p>33.6326</text:p>
          </table:table-cell>
          <table:table-cell table:style-name="ce1" office:value-type="float" office:value="1.25038" calcext:value-type="float">
            <text:p>1.25038</text:p>
          </table:table-cell>
          <table:table-cell table:style-name="ce1" office:value-type="float" office:value="0.0581964" calcext:value-type="float">
            <text:p>0.0581964</text:p>
          </table:table-cell>
          <table:table-cell table:style-name="ce1"/>
          <table:table-cell table:style-name="ce1" office:value-type="float" office:value="34.3795" calcext:value-type="float">
            <text:p>34.3795</text:p>
          </table:table-cell>
          <table:table-cell table:style-name="ce1" office:value-type="float" office:value="1.23011" calcext:value-type="float">
            <text:p>1.23011</text:p>
          </table:table-cell>
          <table:table-cell table:style-name="ce1" office:value-type="float" office:value="0.582216" calcext:value-type="float">
            <text:p>0.582216</text:p>
          </table:table-cell>
        </table:table-row>
        <table:table-row table:style-name="ro1">
          <table:table-cell table:style-name="ce1" office:value-type="float" office:value="0.019994" calcext:value-type="float">
            <text:p>0.0199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72257" calcext:value-type="float">
            <text:p>0.000472257</text:p>
          </table:table-cell>
          <table:table-cell table:style-name="ce1"/>
          <table:table-cell table:style-name="ce1" office:value-type="float" office:value="31.6899" calcext:value-type="float">
            <text:p>31.6899</text:p>
          </table:table-cell>
          <table:table-cell table:style-name="ce1" office:value-type="float" office:value="1.1872" calcext:value-type="float">
            <text:p>1.1872</text:p>
          </table:table-cell>
          <table:table-cell table:style-name="ce1" office:value-type="float" office:value="0.000804892" calcext:value-type="float">
            <text:p>0.000804892</text:p>
          </table:table-cell>
          <table:table-cell table:style-name="ce1"/>
          <table:table-cell table:style-name="ce1" office:value-type="float" office:value="33.2759" calcext:value-type="float">
            <text:p>33.2759</text:p>
          </table:table-cell>
          <table:table-cell table:style-name="ce1" office:value-type="float" office:value="1.18037" calcext:value-type="float">
            <text:p>1.18037</text:p>
          </table:table-cell>
          <table:table-cell table:style-name="ce1" office:value-type="float" office:value="0.000799081" calcext:value-type="float">
            <text:p>0.000799081</text:p>
          </table:table-cell>
          <table:table-cell table:style-name="ce1"/>
          <table:table-cell table:style-name="ce1" office:value-type="float" office:value="33.3443" calcext:value-type="float">
            <text:p>33.3443</text:p>
          </table:table-cell>
          <table:table-cell table:style-name="ce1" office:value-type="float" office:value="1.26108" calcext:value-type="float">
            <text:p>1.26108</text:p>
          </table:table-cell>
          <table:table-cell table:style-name="ce1" office:value-type="float" office:value="0.000818367" calcext:value-type="float">
            <text:p>0.000818367</text:p>
          </table:table-cell>
          <table:table-cell table:style-name="ce1"/>
          <table:table-cell table:style-name="ce1" office:value-type="float" office:value="33.0778" calcext:value-type="float">
            <text:p>33.0778</text:p>
          </table:table-cell>
          <table:table-cell table:style-name="ce1" office:value-type="float" office:value="1.27331" calcext:value-type="float">
            <text:p>1.27331</text:p>
          </table:table-cell>
          <table:table-cell table:style-name="ce1" office:value-type="float" office:value="0.00643734" calcext:value-type="float">
            <text:p>0.00643734</text:p>
          </table:table-cell>
          <table:table-cell table:style-name="ce1"/>
          <table:table-cell table:style-name="ce1" office:value-type="float" office:value="33.7305" calcext:value-type="float">
            <text:p>33.7305</text:p>
          </table:table-cell>
          <table:table-cell table:style-name="ce1" office:value-type="float" office:value="1.26285" calcext:value-type="float">
            <text:p>1.26285</text:p>
          </table:table-cell>
          <table:table-cell table:style-name="ce1" office:value-type="float" office:value="0.0578625" calcext:value-type="float">
            <text:p>0.0578625</text:p>
          </table:table-cell>
          <table:table-cell table:style-name="ce1"/>
          <table:table-cell table:style-name="ce1" office:value-type="float" office:value="32.2974" calcext:value-type="float">
            <text:p>32.2974</text:p>
          </table:table-cell>
          <table:table-cell table:style-name="ce1" office:value-type="float" office:value="1.36094" calcext:value-type="float">
            <text:p>1.36094</text:p>
          </table:table-cell>
          <table:table-cell table:style-name="ce1" office:value-type="float" office:value="0.574815" calcext:value-type="float">
            <text:p>0.574815</text:p>
          </table:table-cell>
        </table:table-row>
        <table:table-row table:style-name="ro1">
          <table:table-cell table:style-name="ce1" office:value-type="float" office:value="0.019994" calcext:value-type="float">
            <text:p>0.0199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75352" calcext:value-type="float">
            <text:p>0.000475352</text:p>
          </table:table-cell>
          <table:table-cell table:style-name="ce1"/>
          <table:table-cell table:style-name="ce1" office:value-type="float" office:value="32.6877" calcext:value-type="float">
            <text:p>32.6877</text:p>
          </table:table-cell>
          <table:table-cell table:style-name="ce1" office:value-type="float" office:value="1.18039" calcext:value-type="float">
            <text:p>1.18039</text:p>
          </table:table-cell>
          <table:table-cell table:style-name="ce1" office:value-type="float" office:value="0.000797057" calcext:value-type="float">
            <text:p>0.000797057</text:p>
          </table:table-cell>
          <table:table-cell table:style-name="ce1"/>
          <table:table-cell table:style-name="ce1" office:value-type="float" office:value="33.5698" calcext:value-type="float">
            <text:p>33.5698</text:p>
          </table:table-cell>
          <table:table-cell table:style-name="ce1" office:value-type="float" office:value="1.25226" calcext:value-type="float">
            <text:p>1.25226</text:p>
          </table:table-cell>
          <table:table-cell table:style-name="ce1" office:value-type="float" office:value="0.000810322" calcext:value-type="float">
            <text:p>0.000810322</text:p>
          </table:table-cell>
          <table:table-cell table:style-name="ce1"/>
          <table:table-cell table:style-name="ce1" office:value-type="float" office:value="30.3856" calcext:value-type="float">
            <text:p>30.3856</text:p>
          </table:table-cell>
          <table:table-cell table:style-name="ce1" office:value-type="float" office:value="1.71842" calcext:value-type="float">
            <text:p>1.71842</text:p>
          </table:table-cell>
          <table:table-cell table:style-name="ce1" office:value-type="float" office:value="0.000820181" calcext:value-type="float">
            <text:p>0.000820181</text:p>
          </table:table-cell>
          <table:table-cell table:style-name="ce1"/>
          <table:table-cell table:style-name="ce1" office:value-type="float" office:value="34.0118" calcext:value-type="float">
            <text:p>34.0118</text:p>
          </table:table-cell>
          <table:table-cell table:style-name="ce1" office:value-type="float" office:value="1.2729" calcext:value-type="float">
            <text:p>1.2729</text:p>
          </table:table-cell>
          <table:table-cell table:style-name="ce1" office:value-type="float" office:value="0.00643051" calcext:value-type="float">
            <text:p>0.00643051</text:p>
          </table:table-cell>
          <table:table-cell table:style-name="ce1"/>
          <table:table-cell table:style-name="ce1" office:value-type="float" office:value="32.4386" calcext:value-type="float">
            <text:p>32.4386</text:p>
          </table:table-cell>
          <table:table-cell table:style-name="ce1" office:value-type="float" office:value="1.52494" calcext:value-type="float">
            <text:p>1.52494</text:p>
          </table:table-cell>
          <table:table-cell table:style-name="ce1" office:value-type="float" office:value="0.057468" calcext:value-type="float">
            <text:p>0.057468</text:p>
          </table:table-cell>
          <table:table-cell table:style-name="ce1"/>
          <table:table-cell table:style-name="ce1" office:value-type="float" office:value="34.7743" calcext:value-type="float">
            <text:p>34.7743</text:p>
          </table:table-cell>
          <table:table-cell table:style-name="ce1" office:value-type="float" office:value="1.266" calcext:value-type="float">
            <text:p>1.266</text:p>
          </table:table-cell>
          <table:table-cell table:style-name="ce1" office:value-type="float" office:value="0.580307" calcext:value-type="float">
            <text:p>0.580307</text:p>
          </table:table-cell>
        </table:table-row>
        <table:table-row table:style-name="ro1">
          <table:table-cell table:style-name="ce1" office:value-type="float" office:value="0.019994" calcext:value-type="float">
            <text:p>0.0199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67528" calcext:value-type="float">
            <text:p>0.000467528</text:p>
          </table:table-cell>
          <table:table-cell table:style-name="ce1"/>
          <table:table-cell table:style-name="ce1" office:value-type="float" office:value="31.8917" calcext:value-type="float">
            <text:p>31.8917</text:p>
          </table:table-cell>
          <table:table-cell table:style-name="ce1" office:value-type="float" office:value="1.28074" calcext:value-type="float">
            <text:p>1.28074</text:p>
          </table:table-cell>
          <table:table-cell table:style-name="ce1" office:value-type="float" office:value="0.000797297" calcext:value-type="float">
            <text:p>0.000797297</text:p>
          </table:table-cell>
          <table:table-cell table:style-name="ce1"/>
          <table:table-cell table:style-name="ce1" office:value-type="float" office:value="32.9657" calcext:value-type="float">
            <text:p>32.9657</text:p>
          </table:table-cell>
          <table:table-cell table:style-name="ce1" office:value-type="float" office:value="1.24726" calcext:value-type="float">
            <text:p>1.24726</text:p>
          </table:table-cell>
          <table:table-cell table:style-name="ce1" office:value-type="float" office:value="0.000803279" calcext:value-type="float">
            <text:p>0.000803279</text:p>
          </table:table-cell>
          <table:table-cell table:style-name="ce1"/>
          <table:table-cell table:style-name="ce1" office:value-type="float" office:value="32.3668" calcext:value-type="float">
            <text:p>32.3668</text:p>
          </table:table-cell>
          <table:table-cell table:style-name="ce1" office:value-type="float" office:value="1.2568" calcext:value-type="float">
            <text:p>1.2568</text:p>
          </table:table-cell>
          <table:table-cell table:style-name="ce1" office:value-type="float" office:value="0.000839827" calcext:value-type="float">
            <text:p>0.000839827</text:p>
          </table:table-cell>
          <table:table-cell table:style-name="ce1"/>
          <table:table-cell table:style-name="ce1" office:value-type="float" office:value="33.2821" calcext:value-type="float">
            <text:p>33.2821</text:p>
          </table:table-cell>
          <table:table-cell table:style-name="ce1" office:value-type="float" office:value="1.30728" calcext:value-type="float">
            <text:p>1.30728</text:p>
          </table:table-cell>
          <table:table-cell table:style-name="ce1" office:value-type="float" office:value="0.00647738" calcext:value-type="float">
            <text:p>0.00647738</text:p>
          </table:table-cell>
          <table:table-cell table:style-name="ce1"/>
          <table:table-cell table:style-name="ce1" office:value-type="float" office:value="31.1645" calcext:value-type="float">
            <text:p>31.1645</text:p>
          </table:table-cell>
          <table:table-cell table:style-name="ce1" office:value-type="float" office:value="1.61589" calcext:value-type="float">
            <text:p>1.61589</text:p>
          </table:table-cell>
          <table:table-cell table:style-name="ce1" office:value-type="float" office:value="0.0567251" calcext:value-type="float">
            <text:p>0.0567251</text:p>
          </table:table-cell>
          <table:table-cell table:style-name="ce1"/>
          <table:table-cell table:style-name="ce1" office:value-type="float" office:value="31.8026" calcext:value-type="float">
            <text:p>31.8026</text:p>
          </table:table-cell>
          <table:table-cell table:style-name="ce1" office:value-type="float" office:value="1.41846" calcext:value-type="float">
            <text:p>1.41846</text:p>
          </table:table-cell>
          <table:table-cell table:style-name="ce1" office:value-type="float" office:value="0.570724" calcext:value-type="float">
            <text:p>0.570724</text:p>
          </table:table-cell>
        </table:table-row>
        <table:table-row table:style-name="ro1">
          <table:table-cell table:style-name="ce1" office:value-type="float" office:value="0.019994" calcext:value-type="float">
            <text:p>0.0199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80011" calcext:value-type="float">
            <text:p>0.000480011</text:p>
          </table:table-cell>
          <table:table-cell table:style-name="ce1"/>
          <table:table-cell table:style-name="ce1" office:value-type="float" office:value="32.7982" calcext:value-type="float">
            <text:p>32.7982</text:p>
          </table:table-cell>
          <table:table-cell table:style-name="ce1" office:value-type="float" office:value="1.23521" calcext:value-type="float">
            <text:p>1.23521</text:p>
          </table:table-cell>
          <table:table-cell table:style-name="ce1" office:value-type="float" office:value="0.000791767" calcext:value-type="float">
            <text:p>0.000791767</text:p>
          </table:table-cell>
          <table:table-cell table:style-name="ce1"/>
          <table:table-cell table:style-name="ce1" office:value-type="float" office:value="32.6711" calcext:value-type="float">
            <text:p>32.6711</text:p>
          </table:table-cell>
          <table:table-cell table:style-name="ce1" office:value-type="float" office:value="1.14732" calcext:value-type="float">
            <text:p>1.14732</text:p>
          </table:table-cell>
          <table:table-cell table:style-name="ce1" office:value-type="float" office:value="0.000794132" calcext:value-type="float">
            <text:p>0.000794132</text:p>
          </table:table-cell>
          <table:table-cell table:style-name="ce1"/>
          <table:table-cell table:style-name="ce1" office:value-type="float" office:value="32.3457" calcext:value-type="float">
            <text:p>32.3457</text:p>
          </table:table-cell>
          <table:table-cell table:style-name="ce1" office:value-type="float" office:value="1.25978" calcext:value-type="float">
            <text:p>1.25978</text:p>
          </table:table-cell>
          <table:table-cell table:style-name="ce1" office:value-type="float" office:value="0.000823597" calcext:value-type="float">
            <text:p>0.000823597</text:p>
          </table:table-cell>
          <table:table-cell table:style-name="ce1"/>
          <table:table-cell table:style-name="ce1" office:value-type="float" office:value="33.2405" calcext:value-type="float">
            <text:p>33.2405</text:p>
          </table:table-cell>
          <table:table-cell table:style-name="ce1" office:value-type="float" office:value="1.28265" calcext:value-type="float">
            <text:p>1.28265</text:p>
          </table:table-cell>
          <table:table-cell table:style-name="ce1" office:value-type="float" office:value="0.00641873" calcext:value-type="float">
            <text:p>0.00641873</text:p>
          </table:table-cell>
          <table:table-cell table:style-name="ce1"/>
          <table:table-cell table:style-name="ce1" office:value-type="float" office:value="33.6259" calcext:value-type="float">
            <text:p>33.6259</text:p>
          </table:table-cell>
          <table:table-cell table:style-name="ce1" office:value-type="float" office:value="1.43332" calcext:value-type="float">
            <text:p>1.43332</text:p>
          </table:table-cell>
          <table:table-cell table:style-name="ce1" office:value-type="float" office:value="0.0580501" calcext:value-type="float">
            <text:p>0.0580501</text:p>
          </table:table-cell>
          <table:table-cell table:style-name="ce1"/>
          <table:table-cell table:style-name="ce1" office:value-type="float" office:value="33.8189" calcext:value-type="float">
            <text:p>33.8189</text:p>
          </table:table-cell>
          <table:table-cell table:style-name="ce1" office:value-type="float" office:value="1.25651" calcext:value-type="float">
            <text:p>1.25651</text:p>
          </table:table-cell>
          <table:table-cell table:style-name="ce1" office:value-type="float" office:value="0.582392" calcext:value-type="float">
            <text:p>0.582392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71555" calcext:value-type="float">
            <text:p>0.000471555</text:p>
          </table:table-cell>
          <table:table-cell table:style-name="ce1"/>
          <table:table-cell table:style-name="ce1" office:value-type="float" office:value="32.108" calcext:value-type="float">
            <text:p>32.108</text:p>
          </table:table-cell>
          <table:table-cell table:style-name="ce1" office:value-type="float" office:value="1.19155" calcext:value-type="float">
            <text:p>1.19155</text:p>
          </table:table-cell>
          <table:table-cell table:style-name="ce1" office:value-type="float" office:value="0.000801726" calcext:value-type="float">
            <text:p>0.000801726</text:p>
          </table:table-cell>
          <table:table-cell table:style-name="ce1"/>
          <table:table-cell table:style-name="ce1" office:value-type="float" office:value="32.9952" calcext:value-type="float">
            <text:p>32.9952</text:p>
          </table:table-cell>
          <table:table-cell table:style-name="ce1" office:value-type="float" office:value="1.22041" calcext:value-type="float">
            <text:p>1.22041</text:p>
          </table:table-cell>
          <table:table-cell table:style-name="ce1" office:value-type="float" office:value="0.00079872" calcext:value-type="float">
            <text:p>0.00079872</text:p>
          </table:table-cell>
          <table:table-cell table:style-name="ce1"/>
          <table:table-cell table:style-name="ce1" office:value-type="float" office:value="30.9309" calcext:value-type="float">
            <text:p>30.9309</text:p>
          </table:table-cell>
          <table:table-cell table:style-name="ce1" office:value-type="float" office:value="1.53576" calcext:value-type="float">
            <text:p>1.53576</text:p>
          </table:table-cell>
          <table:table-cell table:style-name="ce1" office:value-type="float" office:value="0.000822195" calcext:value-type="float">
            <text:p>0.000822195</text:p>
          </table:table-cell>
          <table:table-cell table:style-name="ce1"/>
          <table:table-cell table:style-name="ce1" office:value-type="float" office:value="31.4696" calcext:value-type="float">
            <text:p>31.4696</text:p>
          </table:table-cell>
          <table:table-cell table:style-name="ce1" office:value-type="float" office:value="1.5725" calcext:value-type="float">
            <text:p>1.5725</text:p>
          </table:table-cell>
          <table:table-cell table:style-name="ce1" office:value-type="float" office:value="0.00634152" calcext:value-type="float">
            <text:p>0.00634152</text:p>
          </table:table-cell>
          <table:table-cell table:style-name="ce1"/>
          <table:table-cell table:style-name="ce1" office:value-type="float" office:value="33.1426" calcext:value-type="float">
            <text:p>33.1426</text:p>
          </table:table-cell>
          <table:table-cell table:style-name="ce1" office:value-type="float" office:value="1.48165" calcext:value-type="float">
            <text:p>1.48165</text:p>
          </table:table-cell>
          <table:table-cell table:style-name="ce1" office:value-type="float" office:value="0.0581712" calcext:value-type="float">
            <text:p>0.0581712</text:p>
          </table:table-cell>
          <table:table-cell table:style-name="ce1"/>
          <table:table-cell table:style-name="ce1" office:value-type="float" office:value="32.2189" calcext:value-type="float">
            <text:p>32.2189</text:p>
          </table:table-cell>
          <table:table-cell table:style-name="ce1" office:value-type="float" office:value="1.38787" calcext:value-type="float">
            <text:p>1.38787</text:p>
          </table:table-cell>
          <table:table-cell table:style-name="ce1" office:value-type="float" office:value="0.576432" calcext:value-type="float">
            <text:p>0.576432</text:p>
          </table:table-cell>
        </table:table-row>
        <table:table-row table:style-name="ro1">
          <table:table-cell table:style-name="ce1" office:value-type="float" office:value="0.019994" calcext:value-type="float">
            <text:p>0.0199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70734" calcext:value-type="float">
            <text:p>0.000470734</text:p>
          </table:table-cell>
          <table:table-cell table:style-name="ce1"/>
          <table:table-cell table:style-name="ce1" office:value-type="float" office:value="33.8182" calcext:value-type="float">
            <text:p>33.8182</text:p>
          </table:table-cell>
          <table:table-cell table:style-name="ce1" office:value-type="float" office:value="1.10737" calcext:value-type="float">
            <text:p>1.10737</text:p>
          </table:table-cell>
          <table:table-cell table:style-name="ce1" office:value-type="float" office:value="0.000800794" calcext:value-type="float">
            <text:p>0.000800794</text:p>
          </table:table-cell>
          <table:table-cell table:style-name="ce1"/>
          <table:table-cell table:style-name="ce1" office:value-type="float" office:value="31.7393" calcext:value-type="float">
            <text:p>31.7393</text:p>
          </table:table-cell>
          <table:table-cell table:style-name="ce1" office:value-type="float" office:value="1.35811" calcext:value-type="float">
            <text:p>1.35811</text:p>
          </table:table-cell>
          <table:table-cell table:style-name="ce1" office:value-type="float" office:value="0.000794572" calcext:value-type="float">
            <text:p>0.000794572</text:p>
          </table:table-cell>
          <table:table-cell table:style-name="ce1"/>
          <table:table-cell table:style-name="ce1" office:value-type="float" office:value="33.2655" calcext:value-type="float">
            <text:p>33.2655</text:p>
          </table:table-cell>
          <table:table-cell table:style-name="ce1" office:value-type="float" office:value="1.19988" calcext:value-type="float">
            <text:p>1.19988</text:p>
          </table:table-cell>
          <table:table-cell table:style-name="ce1" office:value-type="float" office:value="0.000815481" calcext:value-type="float">
            <text:p>0.000815481</text:p>
          </table:table-cell>
          <table:table-cell table:style-name="ce1"/>
          <table:table-cell table:style-name="ce1" office:value-type="float" office:value="32.7324" calcext:value-type="float">
            <text:p>32.7324</text:p>
          </table:table-cell>
          <table:table-cell table:style-name="ce1" office:value-type="float" office:value="1.37674" calcext:value-type="float">
            <text:p>1.37674</text:p>
          </table:table-cell>
          <table:table-cell table:style-name="ce1" office:value-type="float" office:value="0.00642987" calcext:value-type="float">
            <text:p>0.00642987</text:p>
          </table:table-cell>
          <table:table-cell table:style-name="ce1"/>
          <table:table-cell table:style-name="ce1" office:value-type="float" office:value="33.8413" calcext:value-type="float">
            <text:p>33.8413</text:p>
          </table:table-cell>
          <table:table-cell table:style-name="ce1" office:value-type="float" office:value="1.27832" calcext:value-type="float">
            <text:p>1.27832</text:p>
          </table:table-cell>
          <table:table-cell table:style-name="ce1" office:value-type="float" office:value="0.0584565" calcext:value-type="float">
            <text:p>0.0584565</text:p>
          </table:table-cell>
          <table:table-cell table:style-name="ce1"/>
          <table:table-cell table:style-name="ce1" office:value-type="float" office:value="32.4454" calcext:value-type="float">
            <text:p>32.4454</text:p>
          </table:table-cell>
          <table:table-cell table:style-name="ce1" office:value-type="float" office:value="1.4593" calcext:value-type="float">
            <text:p>1.4593</text:p>
          </table:table-cell>
          <table:table-cell table:style-name="ce1" office:value-type="float" office:value="0.581411" calcext:value-type="float">
            <text:p>0.581411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74562" calcext:value-type="float">
            <text:p>0.000474562</text:p>
          </table:table-cell>
          <table:table-cell table:style-name="ce1"/>
          <table:table-cell table:style-name="ce1" office:value-type="float" office:value="33.6612" calcext:value-type="float">
            <text:p>33.6612</text:p>
          </table:table-cell>
          <table:table-cell table:style-name="ce1" office:value-type="float" office:value="1.10797" calcext:value-type="float">
            <text:p>1.10797</text:p>
          </table:table-cell>
          <table:table-cell table:style-name="ce1" office:value-type="float" office:value="0.000802968" calcext:value-type="float">
            <text:p>0.000802968</text:p>
          </table:table-cell>
          <table:table-cell table:style-name="ce1"/>
          <table:table-cell table:style-name="ce1" office:value-type="float" office:value="31.899" calcext:value-type="float">
            <text:p>31.899</text:p>
          </table:table-cell>
          <table:table-cell table:style-name="ce1" office:value-type="float" office:value="1.26518" calcext:value-type="float">
            <text:p>1.26518</text:p>
          </table:table-cell>
          <table:table-cell table:style-name="ce1" office:value-type="float" office:value="0.000792658" calcext:value-type="float">
            <text:p>0.000792658</text:p>
          </table:table-cell>
          <table:table-cell table:style-name="ce1"/>
          <table:table-cell table:style-name="ce1" office:value-type="float" office:value="32.965" calcext:value-type="float">
            <text:p>32.965</text:p>
          </table:table-cell>
          <table:table-cell table:style-name="ce1" office:value-type="float" office:value="1.32631" calcext:value-type="float">
            <text:p>1.32631</text:p>
          </table:table-cell>
          <table:table-cell table:style-name="ce1" office:value-type="float" office:value="0.000840048" calcext:value-type="float">
            <text:p>0.000840048</text:p>
          </table:table-cell>
          <table:table-cell table:style-name="ce1"/>
          <table:table-cell table:style-name="ce1" office:value-type="float" office:value="34.1629" calcext:value-type="float">
            <text:p>34.1629</text:p>
          </table:table-cell>
          <table:table-cell table:style-name="ce1" office:value-type="float" office:value="1.27416" calcext:value-type="float">
            <text:p>1.27416</text:p>
          </table:table-cell>
          <table:table-cell table:style-name="ce1" office:value-type="float" office:value="0.00647876" calcext:value-type="float">
            <text:p>0.00647876</text:p>
          </table:table-cell>
          <table:table-cell table:style-name="ce1"/>
          <table:table-cell table:style-name="ce1" office:value-type="float" office:value="32.7238" calcext:value-type="float">
            <text:p>32.7238</text:p>
          </table:table-cell>
          <table:table-cell table:style-name="ce1" office:value-type="float" office:value="1.30314" calcext:value-type="float">
            <text:p>1.30314</text:p>
          </table:table-cell>
          <table:table-cell table:style-name="ce1" office:value-type="float" office:value="0.058803" calcext:value-type="float">
            <text:p>0.058803</text:p>
          </table:table-cell>
          <table:table-cell table:style-name="ce1"/>
          <table:table-cell table:style-name="ce1" office:value-type="float" office:value="32.4501" calcext:value-type="float">
            <text:p>32.4501</text:p>
          </table:table-cell>
          <table:table-cell table:style-name="ce1" office:value-type="float" office:value="1.33491" calcext:value-type="float">
            <text:p>1.33491</text:p>
          </table:table-cell>
          <table:table-cell table:style-name="ce1" office:value-type="float" office:value="0.575249" calcext:value-type="float">
            <text:p>0.575249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70143" calcext:value-type="float">
            <text:p>0.000470143</text:p>
          </table:table-cell>
          <table:table-cell table:style-name="ce1"/>
          <table:table-cell table:style-name="ce1" office:value-type="float" office:value="31.4024" calcext:value-type="float">
            <text:p>31.4024</text:p>
          </table:table-cell>
          <table:table-cell table:style-name="ce1" office:value-type="float" office:value="1.36982" calcext:value-type="float">
            <text:p>1.36982</text:p>
          </table:table-cell>
          <table:table-cell table:style-name="ce1" office:value-type="float" office:value="0.00079825" calcext:value-type="float">
            <text:p>0.00079825</text:p>
          </table:table-cell>
          <table:table-cell table:style-name="ce1"/>
          <table:table-cell table:style-name="ce1" office:value-type="float" office:value="34.4405" calcext:value-type="float">
            <text:p>34.4405</text:p>
          </table:table-cell>
          <table:table-cell table:style-name="ce1" office:value-type="float" office:value="1.14915" calcext:value-type="float">
            <text:p>1.14915</text:p>
          </table:table-cell>
          <table:table-cell table:style-name="ce1" office:value-type="float" office:value="0.000793711" calcext:value-type="float">
            <text:p>0.000793711</text:p>
          </table:table-cell>
          <table:table-cell table:style-name="ce1"/>
          <table:table-cell table:style-name="ce1" office:value-type="float" office:value="32.8375" calcext:value-type="float">
            <text:p>32.8375</text:p>
          </table:table-cell>
          <table:table-cell table:style-name="ce1" office:value-type="float" office:value="1.42645" calcext:value-type="float">
            <text:p>1.42645</text:p>
          </table:table-cell>
          <table:table-cell table:style-name="ce1" office:value-type="float" office:value="0.000826262" calcext:value-type="float">
            <text:p>0.000826262</text:p>
          </table:table-cell>
          <table:table-cell table:style-name="ce1"/>
          <table:table-cell table:style-name="ce1" office:value-type="float" office:value="32.9172" calcext:value-type="float">
            <text:p>32.9172</text:p>
          </table:table-cell>
          <table:table-cell table:style-name="ce1" office:value-type="float" office:value="1.31724" calcext:value-type="float">
            <text:p>1.31724</text:p>
          </table:table-cell>
          <table:table-cell table:style-name="ce1" office:value-type="float" office:value="0.00646619" calcext:value-type="float">
            <text:p>0.00646619</text:p>
          </table:table-cell>
          <table:table-cell table:style-name="ce1"/>
          <table:table-cell table:style-name="ce1" office:value-type="float" office:value="32.3877" calcext:value-type="float">
            <text:p>32.3877</text:p>
          </table:table-cell>
          <table:table-cell table:style-name="ce1" office:value-type="float" office:value="1.38184" calcext:value-type="float">
            <text:p>1.38184</text:p>
          </table:table-cell>
          <table:table-cell table:style-name="ce1" office:value-type="float" office:value="0.0569255" calcext:value-type="float">
            <text:p>0.0569255</text:p>
          </table:table-cell>
          <table:table-cell table:style-name="ce1"/>
          <table:table-cell table:style-name="ce1" office:value-type="float" office:value="34.7588" calcext:value-type="float">
            <text:p>34.7588</text:p>
          </table:table-cell>
          <table:table-cell table:style-name="ce1" office:value-type="float" office:value="1.12945" calcext:value-type="float">
            <text:p>1.12945</text:p>
          </table:table-cell>
          <table:table-cell table:style-name="ce1" office:value-type="float" office:value="0.590126" calcext:value-type="float">
            <text:p>0.590126</text:p>
          </table:table-cell>
        </table:table-row>
        <table:table-row table:style-name="ro1">
          <table:table-cell table:style-name="ce1" office:value-type="float" office:value="0.019994" calcext:value-type="float">
            <text:p>0.0199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70994" calcext:value-type="float">
            <text:p>0.000470994</text:p>
          </table:table-cell>
          <table:table-cell table:style-name="ce1"/>
          <table:table-cell table:style-name="ce1" office:value-type="float" office:value="33.4804" calcext:value-type="float">
            <text:p>33.4804</text:p>
          </table:table-cell>
          <table:table-cell table:style-name="ce1" office:value-type="float" office:value="1.20315" calcext:value-type="float">
            <text:p>1.20315</text:p>
          </table:table-cell>
          <table:table-cell table:style-name="ce1" office:value-type="float" office:value="0.000791978" calcext:value-type="float">
            <text:p>0.000791978</text:p>
          </table:table-cell>
          <table:table-cell table:style-name="ce1"/>
          <table:table-cell table:style-name="ce1" office:value-type="float" office:value="31.4696" calcext:value-type="float">
            <text:p>31.4696</text:p>
          </table:table-cell>
          <table:table-cell table:style-name="ce1" office:value-type="float" office:value="1.38891" calcext:value-type="float">
            <text:p>1.38891</text:p>
          </table:table-cell>
          <table:table-cell table:style-name="ce1" office:value-type="float" office:value="0.000796446" calcext:value-type="float">
            <text:p>0.000796446</text:p>
          </table:table-cell>
          <table:table-cell table:style-name="ce1"/>
          <table:table-cell table:style-name="ce1" office:value-type="float" office:value="32.1277" calcext:value-type="float">
            <text:p>32.1277</text:p>
          </table:table-cell>
          <table:table-cell table:style-name="ce1" office:value-type="float" office:value="1.30706" calcext:value-type="float">
            <text:p>1.30706</text:p>
          </table:table-cell>
          <table:table-cell table:style-name="ce1" office:value-type="float" office:value="0.000818056" calcext:value-type="float">
            <text:p>0.000818056</text:p>
          </table:table-cell>
          <table:table-cell table:style-name="ce1"/>
          <table:table-cell table:style-name="ce1" office:value-type="float" office:value="32.3082" calcext:value-type="float">
            <text:p>32.3082</text:p>
          </table:table-cell>
          <table:table-cell table:style-name="ce1" office:value-type="float" office:value="1.48237" calcext:value-type="float">
            <text:p>1.48237</text:p>
          </table:table-cell>
          <table:table-cell table:style-name="ce1" office:value-type="float" office:value="0.00643021" calcext:value-type="float">
            <text:p>0.00643021</text:p>
          </table:table-cell>
          <table:table-cell table:style-name="ce1"/>
          <table:table-cell table:style-name="ce1" office:value-type="float" office:value="33.8243" calcext:value-type="float">
            <text:p>33.8243</text:p>
          </table:table-cell>
          <table:table-cell table:style-name="ce1" office:value-type="float" office:value="1.26679" calcext:value-type="float">
            <text:p>1.26679</text:p>
          </table:table-cell>
          <table:table-cell table:style-name="ce1" office:value-type="float" office:value="0.057971" calcext:value-type="float">
            <text:p>0.057971</text:p>
          </table:table-cell>
          <table:table-cell table:style-name="ce1"/>
          <table:table-cell table:style-name="ce1" office:value-type="float" office:value="33.4627" calcext:value-type="float">
            <text:p>33.4627</text:p>
          </table:table-cell>
          <table:table-cell table:style-name="ce1" office:value-type="float" office:value="1.28327" calcext:value-type="float">
            <text:p>1.28327</text:p>
          </table:table-cell>
          <table:table-cell table:style-name="ce1" office:value-type="float" office:value="0.5832" calcext:value-type="float">
            <text:p>0.5832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68931" calcext:value-type="float">
            <text:p>0.000468931</text:p>
          </table:table-cell>
          <table:table-cell table:style-name="ce1"/>
          <table:table-cell table:style-name="ce1" office:value-type="float" office:value="32.8119" calcext:value-type="float">
            <text:p>32.8119</text:p>
          </table:table-cell>
          <table:table-cell table:style-name="ce1" office:value-type="float" office:value="1.23413" calcext:value-type="float">
            <text:p>1.23413</text:p>
          </table:table-cell>
          <table:table-cell table:style-name="ce1" office:value-type="float" office:value="0.000810653" calcext:value-type="float">
            <text:p>0.000810653</text:p>
          </table:table-cell>
          <table:table-cell table:style-name="ce1"/>
          <table:table-cell table:style-name="ce1" office:value-type="float" office:value="31.9314" calcext:value-type="float">
            <text:p>31.9314</text:p>
          </table:table-cell>
          <table:table-cell table:style-name="ce1" office:value-type="float" office:value="1.42965" calcext:value-type="float">
            <text:p>1.42965</text:p>
          </table:table-cell>
          <table:table-cell table:style-name="ce1" office:value-type="float" office:value="0.000790705" calcext:value-type="float">
            <text:p>0.000790705</text:p>
          </table:table-cell>
          <table:table-cell table:style-name="ce1"/>
          <table:table-cell table:style-name="ce1" office:value-type="float" office:value="31.7061" calcext:value-type="float">
            <text:p>31.7061</text:p>
          </table:table-cell>
          <table:table-cell table:style-name="ce1" office:value-type="float" office:value="1.34625" calcext:value-type="float">
            <text:p>1.34625</text:p>
          </table:table-cell>
          <table:table-cell table:style-name="ce1" office:value-type="float" office:value="0.00083054" calcext:value-type="float">
            <text:p>0.00083054</text:p>
          </table:table-cell>
          <table:table-cell table:style-name="ce1"/>
          <table:table-cell table:style-name="ce1" office:value-type="float" office:value="34.559" calcext:value-type="float">
            <text:p>34.559</text:p>
          </table:table-cell>
          <table:table-cell table:style-name="ce1" office:value-type="float" office:value="1.32427" calcext:value-type="float">
            <text:p>1.32427</text:p>
          </table:table-cell>
          <table:table-cell table:style-name="ce1" office:value-type="float" office:value="0.00648079" calcext:value-type="float">
            <text:p>0.00648079</text:p>
          </table:table-cell>
          <table:table-cell table:style-name="ce1"/>
          <table:table-cell table:style-name="ce1" office:value-type="float" office:value="32.7461" calcext:value-type="float">
            <text:p>32.7461</text:p>
          </table:table-cell>
          <table:table-cell table:style-name="ce1" office:value-type="float" office:value="1.43863" calcext:value-type="float">
            <text:p>1.43863</text:p>
          </table:table-cell>
          <table:table-cell table:style-name="ce1" office:value-type="float" office:value="0.0574315" calcext:value-type="float">
            <text:p>0.0574315</text:p>
          </table:table-cell>
          <table:table-cell table:style-name="ce1"/>
          <table:table-cell table:style-name="ce1" office:value-type="float" office:value="33.3593" calcext:value-type="float">
            <text:p>33.3593</text:p>
          </table:table-cell>
          <table:table-cell table:style-name="ce1" office:value-type="float" office:value="1.31479" calcext:value-type="float">
            <text:p>1.31479</text:p>
          </table:table-cell>
          <table:table-cell table:style-name="ce1" office:value-type="float" office:value="0.580289" calcext:value-type="float">
            <text:p>0.580289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76274" calcext:value-type="float">
            <text:p>0.000476274</text:p>
          </table:table-cell>
          <table:table-cell table:style-name="ce1"/>
          <table:table-cell table:style-name="ce1" office:value-type="float" office:value="31.2386" calcext:value-type="float">
            <text:p>31.2386</text:p>
          </table:table-cell>
          <table:table-cell table:style-name="ce1" office:value-type="float" office:value="1.2341" calcext:value-type="float">
            <text:p>1.2341</text:p>
          </table:table-cell>
          <table:table-cell table:style-name="ce1" office:value-type="float" office:value="0.000817776" calcext:value-type="float">
            <text:p>0.000817776</text:p>
          </table:table-cell>
          <table:table-cell table:style-name="ce1"/>
          <table:table-cell table:style-name="ce1" office:value-type="float" office:value="32.5221" calcext:value-type="float">
            <text:p>32.5221</text:p>
          </table:table-cell>
          <table:table-cell table:style-name="ce1" office:value-type="float" office:value="1.28158" calcext:value-type="float">
            <text:p>1.28158</text:p>
          </table:table-cell>
          <table:table-cell table:style-name="ce1" office:value-type="float" office:value="0.00079325" calcext:value-type="float">
            <text:p>0.00079325</text:p>
          </table:table-cell>
          <table:table-cell table:style-name="ce1"/>
          <table:table-cell table:style-name="ce1" office:value-type="float" office:value="30.3511" calcext:value-type="float">
            <text:p>30.3511</text:p>
          </table:table-cell>
          <table:table-cell table:style-name="ce1" office:value-type="float" office:value="1.68019" calcext:value-type="float">
            <text:p>1.68019</text:p>
          </table:table-cell>
          <table:table-cell table:style-name="ce1" office:value-type="float" office:value="0.0008357" calcext:value-type="float">
            <text:p>0.0008357</text:p>
          </table:table-cell>
          <table:table-cell table:style-name="ce1"/>
          <table:table-cell table:style-name="ce1" office:value-type="float" office:value="32.9035" calcext:value-type="float">
            <text:p>32.9035</text:p>
          </table:table-cell>
          <table:table-cell table:style-name="ce1" office:value-type="float" office:value="1.31934" calcext:value-type="float">
            <text:p>1.31934</text:p>
          </table:table-cell>
          <table:table-cell table:style-name="ce1" office:value-type="float" office:value="0.00634132" calcext:value-type="float">
            <text:p>0.00634132</text:p>
          </table:table-cell>
          <table:table-cell table:style-name="ce1"/>
          <table:table-cell table:style-name="ce1" office:value-type="float" office:value="31.344" calcext:value-type="float">
            <text:p>31.344</text:p>
          </table:table-cell>
          <table:table-cell table:style-name="ce1" office:value-type="float" office:value="1.39774" calcext:value-type="float">
            <text:p>1.39774</text:p>
          </table:table-cell>
          <table:table-cell table:style-name="ce1" office:value-type="float" office:value="0.0567129" calcext:value-type="float">
            <text:p>0.0567129</text:p>
          </table:table-cell>
          <table:table-cell table:style-name="ce1"/>
          <table:table-cell table:style-name="ce1" office:value-type="float" office:value="32.8861" calcext:value-type="float">
            <text:p>32.8861</text:p>
          </table:table-cell>
          <table:table-cell table:style-name="ce1" office:value-type="float" office:value="1.36829" calcext:value-type="float">
            <text:p>1.36829</text:p>
          </table:table-cell>
          <table:table-cell table:style-name="ce1" office:value-type="float" office:value="0.588659" calcext:value-type="float">
            <text:p>0.588659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6865" calcext:value-type="float">
            <text:p>0.00046865</text:p>
          </table:table-cell>
          <table:table-cell table:style-name="ce1"/>
          <table:table-cell table:style-name="ce1" office:value-type="float" office:value="32.2905" calcext:value-type="float">
            <text:p>32.2905</text:p>
          </table:table-cell>
          <table:table-cell table:style-name="ce1" office:value-type="float" office:value="1.222" calcext:value-type="float">
            <text:p>1.222</text:p>
          </table:table-cell>
          <table:table-cell table:style-name="ce1" office:value-type="float" office:value="0.000844335" calcext:value-type="float">
            <text:p>0.000844335</text:p>
          </table:table-cell>
          <table:table-cell table:style-name="ce1"/>
          <table:table-cell table:style-name="ce1" office:value-type="float" office:value="33.0656" calcext:value-type="float">
            <text:p>33.0656</text:p>
          </table:table-cell>
          <table:table-cell table:style-name="ce1" office:value-type="float" office:value="1.31923" calcext:value-type="float">
            <text:p>1.31923</text:p>
          </table:table-cell>
          <table:table-cell table:style-name="ce1" office:value-type="float" office:value="0.000792158" calcext:value-type="float">
            <text:p>0.000792158</text:p>
          </table:table-cell>
          <table:table-cell table:style-name="ce1"/>
          <table:table-cell table:style-name="ce1" office:value-type="float" office:value="33.2824" calcext:value-type="float">
            <text:p>33.2824</text:p>
          </table:table-cell>
          <table:table-cell table:style-name="ce1" office:value-type="float" office:value="1.25317" calcext:value-type="float">
            <text:p>1.25317</text:p>
          </table:table-cell>
          <table:table-cell table:style-name="ce1" office:value-type="float" office:value="0.000813177" calcext:value-type="float">
            <text:p>0.000813177</text:p>
          </table:table-cell>
          <table:table-cell table:style-name="ce1"/>
          <table:table-cell table:style-name="ce1" office:value-type="float" office:value="31.6488" calcext:value-type="float">
            <text:p>31.6488</text:p>
          </table:table-cell>
          <table:table-cell table:style-name="ce1" office:value-type="float" office:value="1.42783" calcext:value-type="float">
            <text:p>1.42783</text:p>
          </table:table-cell>
          <table:table-cell table:style-name="ce1" office:value-type="float" office:value="0.00631695" calcext:value-type="float">
            <text:p>0.00631695</text:p>
          </table:table-cell>
          <table:table-cell table:style-name="ce1"/>
          <table:table-cell table:style-name="ce1" office:value-type="float" office:value="32.7084" calcext:value-type="float">
            <text:p>32.7084</text:p>
          </table:table-cell>
          <table:table-cell table:style-name="ce1" office:value-type="float" office:value="1.38151" calcext:value-type="float">
            <text:p>1.38151</text:p>
          </table:table-cell>
          <table:table-cell table:style-name="ce1" office:value-type="float" office:value="0.0571953" calcext:value-type="float">
            <text:p>0.0571953</text:p>
          </table:table-cell>
          <table:table-cell table:style-name="ce1"/>
          <table:table-cell table:style-name="ce1" office:value-type="float" office:value="31.8377" calcext:value-type="float">
            <text:p>31.8377</text:p>
          </table:table-cell>
          <table:table-cell table:style-name="ce1" office:value-type="float" office:value="1.28108" calcext:value-type="float">
            <text:p>1.28108</text:p>
          </table:table-cell>
          <table:table-cell table:style-name="ce1" office:value-type="float" office:value="0.573899" calcext:value-type="float">
            <text:p>0.573899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75332" calcext:value-type="float">
            <text:p>0.000475332</text:p>
          </table:table-cell>
          <table:table-cell table:style-name="ce1"/>
          <table:table-cell table:style-name="ce1" office:value-type="float" office:value="30.6893" calcext:value-type="float">
            <text:p>30.6893</text:p>
          </table:table-cell>
          <table:table-cell table:style-name="ce1" office:value-type="float" office:value="1.32831" calcext:value-type="float">
            <text:p>1.32831</text:p>
          </table:table-cell>
          <table:table-cell table:style-name="ce1" office:value-type="float" office:value="0.00082503" calcext:value-type="float">
            <text:p>0.00082503</text:p>
          </table:table-cell>
          <table:table-cell table:style-name="ce1"/>
          <table:table-cell table:style-name="ce1" office:value-type="float" office:value="33.0292" calcext:value-type="float">
            <text:p>33.0292</text:p>
          </table:table-cell>
          <table:table-cell table:style-name="ce1" office:value-type="float" office:value="1.26647" calcext:value-type="float">
            <text:p>1.26647</text:p>
          </table:table-cell>
          <table:table-cell table:style-name="ce1" office:value-type="float" office:value="0.000793841" calcext:value-type="float">
            <text:p>0.000793841</text:p>
          </table:table-cell>
          <table:table-cell table:style-name="ce1"/>
          <table:table-cell table:style-name="ce1" office:value-type="float" office:value="32.9889" calcext:value-type="float">
            <text:p>32.9889</text:p>
          </table:table-cell>
          <table:table-cell table:style-name="ce1" office:value-type="float" office:value="1.29829" calcext:value-type="float">
            <text:p>1.29829</text:p>
          </table:table-cell>
          <table:table-cell table:style-name="ce1" office:value-type="float" office:value="0.000811134" calcext:value-type="float">
            <text:p>0.000811134</text:p>
          </table:table-cell>
          <table:table-cell table:style-name="ce1"/>
          <table:table-cell table:style-name="ce1" office:value-type="float" office:value="32.9343" calcext:value-type="float">
            <text:p>32.9343</text:p>
          </table:table-cell>
          <table:table-cell table:style-name="ce1" office:value-type="float" office:value="1.41191" calcext:value-type="float">
            <text:p>1.41191</text:p>
          </table:table-cell>
          <table:table-cell table:style-name="ce1" office:value-type="float" office:value="0.0063997" calcext:value-type="float">
            <text:p>0.0063997</text:p>
          </table:table-cell>
          <table:table-cell table:style-name="ce1"/>
          <table:table-cell table:style-name="ce1" office:value-type="float" office:value="33.0122" calcext:value-type="float">
            <text:p>33.0122</text:p>
          </table:table-cell>
          <table:table-cell table:style-name="ce1" office:value-type="float" office:value="1.42808" calcext:value-type="float">
            <text:p>1.42808</text:p>
          </table:table-cell>
          <table:table-cell table:style-name="ce1" office:value-type="float" office:value="0.0581416" calcext:value-type="float">
            <text:p>0.0581416</text:p>
          </table:table-cell>
          <table:table-cell table:style-name="ce1"/>
          <table:table-cell table:style-name="ce1" office:value-type="float" office:value="32.8078" calcext:value-type="float">
            <text:p>32.8078</text:p>
          </table:table-cell>
          <table:table-cell table:style-name="ce1" office:value-type="float" office:value="1.33351" calcext:value-type="float">
            <text:p>1.33351</text:p>
          </table:table-cell>
          <table:table-cell table:style-name="ce1" office:value-type="float" office:value="0.584021" calcext:value-type="float">
            <text:p>0.584021</text:p>
          </table:table-cell>
        </table:table-row>
        <table:table-row table:style-name="ro1">
          <table:table-cell table:style-name="ce1" office:value-type="float" office:value="0.029988" calcext:value-type="float">
            <text:p>0.0299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69031" calcext:value-type="float">
            <text:p>0.000469031</text:p>
          </table:table-cell>
          <table:table-cell table:style-name="ce1"/>
          <table:table-cell table:style-name="ce1" office:value-type="float" office:value="31.4145" calcext:value-type="float">
            <text:p>31.4145</text:p>
          </table:table-cell>
          <table:table-cell table:style-name="ce1" office:value-type="float" office:value="1.38935" calcext:value-type="float">
            <text:p>1.38935</text:p>
          </table:table-cell>
          <table:table-cell table:style-name="ce1" office:value-type="float" office:value="0.000805984" calcext:value-type="float">
            <text:p>0.000805984</text:p>
          </table:table-cell>
          <table:table-cell table:style-name="ce1"/>
          <table:table-cell table:style-name="ce1" office:value-type="float" office:value="32.9771" calcext:value-type="float">
            <text:p>32.9771</text:p>
          </table:table-cell>
          <table:table-cell table:style-name="ce1" office:value-type="float" office:value="1.27899" calcext:value-type="float">
            <text:p>1.27899</text:p>
          </table:table-cell>
          <table:table-cell table:style-name="ce1" office:value-type="float" office:value="0.000792719" calcext:value-type="float">
            <text:p>0.000792719</text:p>
          </table:table-cell>
          <table:table-cell table:style-name="ce1"/>
          <table:table-cell table:style-name="ce1" office:value-type="float" office:value="33.0749" calcext:value-type="float">
            <text:p>33.0749</text:p>
          </table:table-cell>
          <table:table-cell table:style-name="ce1" office:value-type="float" office:value="1.32489" calcext:value-type="float">
            <text:p>1.32489</text:p>
          </table:table-cell>
          <table:table-cell table:style-name="ce1" office:value-type="float" office:value="0.000822435" calcext:value-type="float">
            <text:p>0.000822435</text:p>
          </table:table-cell>
          <table:table-cell table:style-name="ce1"/>
          <table:table-cell table:style-name="ce1" office:value-type="float" office:value="33.2852" calcext:value-type="float">
            <text:p>33.2852</text:p>
          </table:table-cell>
          <table:table-cell table:style-name="ce1" office:value-type="float" office:value="1.21903" calcext:value-type="float">
            <text:p>1.21903</text:p>
          </table:table-cell>
          <table:table-cell table:style-name="ce1" office:value-type="float" office:value="0.00644115" calcext:value-type="float">
            <text:p>0.00644115</text:p>
          </table:table-cell>
          <table:table-cell table:style-name="ce1"/>
          <table:table-cell table:style-name="ce1" office:value-type="float" office:value="33.6478" calcext:value-type="float">
            <text:p>33.6478</text:p>
          </table:table-cell>
          <table:table-cell table:style-name="ce1" office:value-type="float" office:value="1.30232" calcext:value-type="float">
            <text:p>1.30232</text:p>
          </table:table-cell>
          <table:table-cell table:style-name="ce1" office:value-type="float" office:value="0.0586613" calcext:value-type="float">
            <text:p>0.0586613</text:p>
          </table:table-cell>
          <table:table-cell table:style-name="ce1"/>
          <table:table-cell table:style-name="ce1" office:value-type="float" office:value="33.6998" calcext:value-type="float">
            <text:p>33.6998</text:p>
          </table:table-cell>
          <table:table-cell table:style-name="ce1" office:value-type="float" office:value="1.20479" calcext:value-type="float">
            <text:p>1.20479</text:p>
          </table:table-cell>
          <table:table-cell table:style-name="ce1" office:value-type="float" office:value="0.577253" calcext:value-type="float">
            <text:p>0.577253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71786" calcext:value-type="float">
            <text:p>0.000471786</text:p>
          </table:table-cell>
          <table:table-cell table:style-name="ce1"/>
          <table:table-cell table:style-name="ce1" office:value-type="float" office:value="30.451" calcext:value-type="float">
            <text:p>30.451</text:p>
          </table:table-cell>
          <table:table-cell table:style-name="ce1" office:value-type="float" office:value="1.32094" calcext:value-type="float">
            <text:p>1.32094</text:p>
          </table:table-cell>
          <table:table-cell table:style-name="ce1" office:value-type="float" office:value="0.000799862" calcext:value-type="float">
            <text:p>0.000799862</text:p>
          </table:table-cell>
          <table:table-cell table:style-name="ce1"/>
          <table:table-cell table:style-name="ce1" office:value-type="float" office:value="31.1092" calcext:value-type="float">
            <text:p>31.1092</text:p>
          </table:table-cell>
          <table:table-cell table:style-name="ce1" office:value-type="float" office:value="1.3656" calcext:value-type="float">
            <text:p>1.3656</text:p>
          </table:table-cell>
          <table:table-cell table:style-name="ce1" office:value-type="float" office:value="0.00079359" calcext:value-type="float">
            <text:p>0.00079359</text:p>
          </table:table-cell>
          <table:table-cell table:style-name="ce1"/>
          <table:table-cell table:style-name="ce1" office:value-type="float" office:value="32.8563" calcext:value-type="float">
            <text:p>32.8563</text:p>
          </table:table-cell>
          <table:table-cell table:style-name="ce1" office:value-type="float" office:value="1.34266" calcext:value-type="float">
            <text:p>1.34266</text:p>
          </table:table-cell>
          <table:table-cell table:style-name="ce1" office:value-type="float" office:value="0.000818107" calcext:value-type="float">
            <text:p>0.000818107</text:p>
          </table:table-cell>
          <table:table-cell table:style-name="ce1"/>
          <table:table-cell table:style-name="ce1" office:value-type="float" office:value="32.7909" calcext:value-type="float">
            <text:p>32.7909</text:p>
          </table:table-cell>
          <table:table-cell table:style-name="ce1" office:value-type="float" office:value="1.33205" calcext:value-type="float">
            <text:p>1.33205</text:p>
          </table:table-cell>
          <table:table-cell table:style-name="ce1" office:value-type="float" office:value="0.00641404" calcext:value-type="float">
            <text:p>0.00641404</text:p>
          </table:table-cell>
          <table:table-cell table:style-name="ce1"/>
          <table:table-cell table:style-name="ce1" office:value-type="float" office:value="34.2985" calcext:value-type="float">
            <text:p>34.2985</text:p>
          </table:table-cell>
          <table:table-cell table:style-name="ce1" office:value-type="float" office:value="1.10943" calcext:value-type="float">
            <text:p>1.10943</text:p>
          </table:table-cell>
          <table:table-cell table:style-name="ce1" office:value-type="float" office:value="0.059265" calcext:value-type="float">
            <text:p>0.059265</text:p>
          </table:table-cell>
          <table:table-cell table:style-name="ce1"/>
          <table:table-cell table:style-name="ce1" office:value-type="float" office:value="33.1541" calcext:value-type="float">
            <text:p>33.1541</text:p>
          </table:table-cell>
          <table:table-cell table:style-name="ce1" office:value-type="float" office:value="1.27673" calcext:value-type="float">
            <text:p>1.27673</text:p>
          </table:table-cell>
          <table:table-cell table:style-name="ce1" office:value-type="float" office:value="0.572089" calcext:value-type="float">
            <text:p>0.572089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69131" calcext:value-type="float">
            <text:p>0.000469131</text:p>
          </table:table-cell>
          <table:table-cell table:style-name="ce1"/>
          <table:table-cell table:style-name="ce1" office:value-type="float" office:value="31.9312" calcext:value-type="float">
            <text:p>31.9312</text:p>
          </table:table-cell>
          <table:table-cell table:style-name="ce1" office:value-type="float" office:value="1.25303" calcext:value-type="float">
            <text:p>1.25303</text:p>
          </table:table-cell>
          <table:table-cell table:style-name="ce1" office:value-type="float" office:value="0.000806344" calcext:value-type="float">
            <text:p>0.000806344</text:p>
          </table:table-cell>
          <table:table-cell table:style-name="ce1"/>
          <table:table-cell table:style-name="ce1" office:value-type="float" office:value="31.9994" calcext:value-type="float">
            <text:p>31.9994</text:p>
          </table:table-cell>
          <table:table-cell table:style-name="ce1" office:value-type="float" office:value="1.24923" calcext:value-type="float">
            <text:p>1.24923</text:p>
          </table:table-cell>
          <table:table-cell table:style-name="ce1" office:value-type="float" office:value="0.000791156" calcext:value-type="float">
            <text:p>0.000791156</text:p>
          </table:table-cell>
          <table:table-cell table:style-name="ce1"/>
          <table:table-cell table:style-name="ce1" office:value-type="float" office:value="32.7536" calcext:value-type="float">
            <text:p>32.7536</text:p>
          </table:table-cell>
          <table:table-cell table:style-name="ce1" office:value-type="float" office:value="1.48961" calcext:value-type="float">
            <text:p>1.48961</text:p>
          </table:table-cell>
          <table:table-cell table:style-name="ce1" office:value-type="float" office:value="0.00081456" calcext:value-type="float">
            <text:p>0.00081456</text:p>
          </table:table-cell>
          <table:table-cell table:style-name="ce1"/>
          <table:table-cell table:style-name="ce1" office:value-type="float" office:value="33.9397" calcext:value-type="float">
            <text:p>33.9397</text:p>
          </table:table-cell>
          <table:table-cell table:style-name="ce1" office:value-type="float" office:value="1.33449" calcext:value-type="float">
            <text:p>1.33449</text:p>
          </table:table-cell>
          <table:table-cell table:style-name="ce1" office:value-type="float" office:value="0.00651031" calcext:value-type="float">
            <text:p>0.00651031</text:p>
          </table:table-cell>
          <table:table-cell table:style-name="ce1"/>
          <table:table-cell table:style-name="ce1" office:value-type="float" office:value="34.0905" calcext:value-type="float">
            <text:p>34.0905</text:p>
          </table:table-cell>
          <table:table-cell table:style-name="ce1" office:value-type="float" office:value="1.3146" calcext:value-type="float">
            <text:p>1.3146</text:p>
          </table:table-cell>
          <table:table-cell table:style-name="ce1" office:value-type="float" office:value="0.0582766" calcext:value-type="float">
            <text:p>0.0582766</text:p>
          </table:table-cell>
          <table:table-cell table:style-name="ce1"/>
          <table:table-cell table:style-name="ce1" office:value-type="float" office:value="33.4997" calcext:value-type="float">
            <text:p>33.4997</text:p>
          </table:table-cell>
          <table:table-cell table:style-name="ce1" office:value-type="float" office:value="1.37629" calcext:value-type="float">
            <text:p>1.37629</text:p>
          </table:table-cell>
          <table:table-cell table:style-name="ce1" office:value-type="float" office:value="0.578905" calcext:value-type="float">
            <text:p>0.578905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85001" calcext:value-type="float">
            <text:p>0.000485001</text:p>
          </table:table-cell>
          <table:table-cell table:style-name="ce1"/>
          <table:table-cell table:style-name="ce1" office:value-type="float" office:value="32.1013" calcext:value-type="float">
            <text:p>32.1013</text:p>
          </table:table-cell>
          <table:table-cell table:style-name="ce1" office:value-type="float" office:value="1.236" calcext:value-type="float">
            <text:p>1.236</text:p>
          </table:table-cell>
          <table:table-cell table:style-name="ce1" office:value-type="float" office:value="0.000811254" calcext:value-type="float">
            <text:p>0.000811254</text:p>
          </table:table-cell>
          <table:table-cell table:style-name="ce1"/>
          <table:table-cell table:style-name="ce1" office:value-type="float" office:value="32.8512" calcext:value-type="float">
            <text:p>32.8512</text:p>
          </table:table-cell>
          <table:table-cell table:style-name="ce1" office:value-type="float" office:value="1.2424" calcext:value-type="float">
            <text:p>1.2424</text:p>
          </table:table-cell>
          <table:table-cell table:style-name="ce1" office:value-type="float" office:value="0.000810783" calcext:value-type="float">
            <text:p>0.000810783</text:p>
          </table:table-cell>
          <table:table-cell table:style-name="ce1"/>
          <table:table-cell table:style-name="ce1" office:value-type="float" office:value="32.6751" calcext:value-type="float">
            <text:p>32.6751</text:p>
          </table:table-cell>
          <table:table-cell table:style-name="ce1" office:value-type="float" office:value="1.32235" calcext:value-type="float">
            <text:p>1.32235</text:p>
          </table:table-cell>
          <table:table-cell table:style-name="ce1" office:value-type="float" office:value="0.000836461" calcext:value-type="float">
            <text:p>0.000836461</text:p>
          </table:table-cell>
          <table:table-cell table:style-name="ce1"/>
          <table:table-cell table:style-name="ce1" office:value-type="float" office:value="34.9031" calcext:value-type="float">
            <text:p>34.9031</text:p>
          </table:table-cell>
          <table:table-cell table:style-name="ce1" office:value-type="float" office:value="1.17837" calcext:value-type="float">
            <text:p>1.17837</text:p>
          </table:table-cell>
          <table:table-cell table:style-name="ce1" office:value-type="float" office:value="0.00648474" calcext:value-type="float">
            <text:p>0.00648474</text:p>
          </table:table-cell>
          <table:table-cell table:style-name="ce1"/>
          <table:table-cell table:style-name="ce1" office:value-type="float" office:value="33.6618" calcext:value-type="float">
            <text:p>33.6618</text:p>
          </table:table-cell>
          <table:table-cell table:style-name="ce1" office:value-type="float" office:value="1.3797" calcext:value-type="float">
            <text:p>1.3797</text:p>
          </table:table-cell>
          <table:table-cell table:style-name="ce1" office:value-type="float" office:value="0.0579309" calcext:value-type="float">
            <text:p>0.0579309</text:p>
          </table:table-cell>
          <table:table-cell table:style-name="ce1"/>
          <table:table-cell table:style-name="ce1" office:value-type="float" office:value="32.6644" calcext:value-type="float">
            <text:p>32.6644</text:p>
          </table:table-cell>
          <table:table-cell table:style-name="ce1" office:value-type="float" office:value="1.39179" calcext:value-type="float">
            <text:p>1.39179</text:p>
          </table:table-cell>
          <table:table-cell table:style-name="ce1" office:value-type="float" office:value="0.571446" calcext:value-type="float">
            <text:p>0.571446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67688" calcext:value-type="float">
            <text:p>0.000467688</text:p>
          </table:table-cell>
          <table:table-cell table:style-name="ce1"/>
          <table:table-cell table:style-name="ce1" office:value-type="float" office:value="30.4768" calcext:value-type="float">
            <text:p>30.4768</text:p>
          </table:table-cell>
          <table:table-cell table:style-name="ce1" office:value-type="float" office:value="1.18739" calcext:value-type="float">
            <text:p>1.18739</text:p>
          </table:table-cell>
          <table:table-cell table:style-name="ce1" office:value-type="float" office:value="0.000800253" calcext:value-type="float">
            <text:p>0.000800253</text:p>
          </table:table-cell>
          <table:table-cell table:style-name="ce1"/>
          <table:table-cell table:style-name="ce1" office:value-type="float" office:value="33.1608" calcext:value-type="float">
            <text:p>33.1608</text:p>
          </table:table-cell>
          <table:table-cell table:style-name="ce1" office:value-type="float" office:value="1.40174" calcext:value-type="float">
            <text:p>1.40174</text:p>
          </table:table-cell>
          <table:table-cell table:style-name="ce1" office:value-type="float" office:value="0.000793441" calcext:value-type="float">
            <text:p>0.000793441</text:p>
          </table:table-cell>
          <table:table-cell table:style-name="ce1"/>
          <table:table-cell table:style-name="ce1" office:value-type="float" office:value="32.2763" calcext:value-type="float">
            <text:p>32.2763</text:p>
          </table:table-cell>
          <table:table-cell table:style-name="ce1" office:value-type="float" office:value="1.27015" calcext:value-type="float">
            <text:p>1.27015</text:p>
          </table:table-cell>
          <table:table-cell table:style-name="ce1" office:value-type="float" office:value="0.000810963" calcext:value-type="float">
            <text:p>0.000810963</text:p>
          </table:table-cell>
          <table:table-cell table:style-name="ce1"/>
          <table:table-cell table:style-name="ce1" office:value-type="float" office:value="30.6835" calcext:value-type="float">
            <text:p>30.6835</text:p>
          </table:table-cell>
          <table:table-cell table:style-name="ce1" office:value-type="float" office:value="1.45048" calcext:value-type="float">
            <text:p>1.45048</text:p>
          </table:table-cell>
          <table:table-cell table:style-name="ce1" office:value-type="float" office:value="0.00631793" calcext:value-type="float">
            <text:p>0.00631793</text:p>
          </table:table-cell>
          <table:table-cell table:style-name="ce1"/>
          <table:table-cell table:style-name="ce1" office:value-type="float" office:value="33.2517" calcext:value-type="float">
            <text:p>33.2517</text:p>
          </table:table-cell>
          <table:table-cell table:style-name="ce1" office:value-type="float" office:value="1.26637" calcext:value-type="float">
            <text:p>1.26637</text:p>
          </table:table-cell>
          <table:table-cell table:style-name="ce1" office:value-type="float" office:value="0.0575751" calcext:value-type="float">
            <text:p>0.0575751</text:p>
          </table:table-cell>
          <table:table-cell table:style-name="ce1"/>
          <table:table-cell table:style-name="ce1" office:value-type="float" office:value="33.5993" calcext:value-type="float">
            <text:p>33.5993</text:p>
          </table:table-cell>
          <table:table-cell table:style-name="ce1" office:value-type="float" office:value="1.18437" calcext:value-type="float">
            <text:p>1.18437</text:p>
          </table:table-cell>
          <table:table-cell table:style-name="ce1" office:value-type="float" office:value="0.588216" calcext:value-type="float">
            <text:p>0.588216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79942" calcext:value-type="float">
            <text:p>0.000479942</text:p>
          </table:table-cell>
          <table:table-cell table:style-name="ce1"/>
          <table:table-cell table:style-name="ce1" office:value-type="float" office:value="31.5962" calcext:value-type="float">
            <text:p>31.5962</text:p>
          </table:table-cell>
          <table:table-cell table:style-name="ce1" office:value-type="float" office:value="1.26799" calcext:value-type="float">
            <text:p>1.26799</text:p>
          </table:table-cell>
          <table:table-cell table:style-name="ce1" office:value-type="float" office:value="0.00079869" calcext:value-type="float">
            <text:p>0.00079869</text:p>
          </table:table-cell>
          <table:table-cell table:style-name="ce1"/>
          <table:table-cell table:style-name="ce1" office:value-type="float" office:value="32.5354" calcext:value-type="float">
            <text:p>32.5354</text:p>
          </table:table-cell>
          <table:table-cell table:style-name="ce1" office:value-type="float" office:value="1.28125" calcext:value-type="float">
            <text:p>1.28125</text:p>
          </table:table-cell>
          <table:table-cell table:style-name="ce1" office:value-type="float" office:value="0.000789914" calcext:value-type="float">
            <text:p>0.000789914</text:p>
          </table:table-cell>
          <table:table-cell table:style-name="ce1"/>
          <table:table-cell table:style-name="ce1" office:value-type="float" office:value="32.8786" calcext:value-type="float">
            <text:p>32.8786</text:p>
          </table:table-cell>
          <table:table-cell table:style-name="ce1" office:value-type="float" office:value="1.41364" calcext:value-type="float">
            <text:p>1.41364</text:p>
          </table:table-cell>
          <table:table-cell table:style-name="ce1" office:value-type="float" office:value="0.000815923" calcext:value-type="float">
            <text:p>0.000815923</text:p>
          </table:table-cell>
          <table:table-cell table:style-name="ce1"/>
          <table:table-cell table:style-name="ce1" office:value-type="float" office:value="32.558" calcext:value-type="float">
            <text:p>32.558</text:p>
          </table:table-cell>
          <table:table-cell table:style-name="ce1" office:value-type="float" office:value="1.36675" calcext:value-type="float">
            <text:p>1.36675</text:p>
          </table:table-cell>
          <table:table-cell table:style-name="ce1" office:value-type="float" office:value="0.00632358" calcext:value-type="float">
            <text:p>0.00632358</text:p>
          </table:table-cell>
          <table:table-cell table:style-name="ce1"/>
          <table:table-cell table:style-name="ce1" office:value-type="float" office:value="33.6274" calcext:value-type="float">
            <text:p>33.6274</text:p>
          </table:table-cell>
          <table:table-cell table:style-name="ce1" office:value-type="float" office:value="1.34153" calcext:value-type="float">
            <text:p>1.34153</text:p>
          </table:table-cell>
          <table:table-cell table:style-name="ce1" office:value-type="float" office:value="0.0577751" calcext:value-type="float">
            <text:p>0.0577751</text:p>
          </table:table-cell>
          <table:table-cell table:style-name="ce1"/>
          <table:table-cell table:style-name="ce1" office:value-type="float" office:value="33.0391" calcext:value-type="float">
            <text:p>33.0391</text:p>
          </table:table-cell>
          <table:table-cell table:style-name="ce1" office:value-type="float" office:value="1.34971" calcext:value-type="float">
            <text:p>1.34971</text:p>
          </table:table-cell>
          <table:table-cell table:style-name="ce1" office:value-type="float" office:value="0.589017" calcext:value-type="float">
            <text:p>0.589017</text:p>
          </table:table-cell>
        </table:table-row>
        <table:table-row table:style-name="ro1">
          <table:table-cell table:style-name="ce1" office:value-type="float" office:value="0.029988" calcext:value-type="float">
            <text:p>0.0299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67869" calcext:value-type="float">
            <text:p>0.000467869</text:p>
          </table:table-cell>
          <table:table-cell table:style-name="ce1"/>
          <table:table-cell table:style-name="ce1" office:value-type="float" office:value="32.8883" calcext:value-type="float">
            <text:p>32.8883</text:p>
          </table:table-cell>
          <table:table-cell table:style-name="ce1" office:value-type="float" office:value="1.19791" calcext:value-type="float">
            <text:p>1.19791</text:p>
          </table:table-cell>
          <table:table-cell table:style-name="ce1" office:value-type="float" office:value="0.00078791" calcext:value-type="float">
            <text:p>0.00078791</text:p>
          </table:table-cell>
          <table:table-cell table:style-name="ce1"/>
          <table:table-cell table:style-name="ce1" office:value-type="float" office:value="33.3698" calcext:value-type="float">
            <text:p>33.3698</text:p>
          </table:table-cell>
          <table:table-cell table:style-name="ce1" office:value-type="float" office:value="1.22776" calcext:value-type="float">
            <text:p>1.22776</text:p>
          </table:table-cell>
          <table:table-cell table:style-name="ce1" office:value-type="float" office:value="0.000794883" calcext:value-type="float">
            <text:p>0.000794883</text:p>
          </table:table-cell>
          <table:table-cell table:style-name="ce1"/>
          <table:table-cell table:style-name="ce1" office:value-type="float" office:value="32.6636" calcext:value-type="float">
            <text:p>32.6636</text:p>
          </table:table-cell>
          <table:table-cell table:style-name="ce1" office:value-type="float" office:value="1.28086" calcext:value-type="float">
            <text:p>1.28086</text:p>
          </table:table-cell>
          <table:table-cell table:style-name="ce1" office:value-type="float" office:value="0.000828947" calcext:value-type="float">
            <text:p>0.000828947</text:p>
          </table:table-cell>
          <table:table-cell table:style-name="ce1"/>
          <table:table-cell table:style-name="ce1" office:value-type="float" office:value="32.8356" calcext:value-type="float">
            <text:p>32.8356</text:p>
          </table:table-cell>
          <table:table-cell table:style-name="ce1" office:value-type="float" office:value="1.40014" calcext:value-type="float">
            <text:p>1.40014</text:p>
          </table:table-cell>
          <table:table-cell table:style-name="ce1" office:value-type="float" office:value="0.00633674" calcext:value-type="float">
            <text:p>0.00633674</text:p>
          </table:table-cell>
          <table:table-cell table:style-name="ce1"/>
          <table:table-cell table:style-name="ce1" office:value-type="float" office:value="32.5837" calcext:value-type="float">
            <text:p>32.5837</text:p>
          </table:table-cell>
          <table:table-cell table:style-name="ce1" office:value-type="float" office:value="1.52537" calcext:value-type="float">
            <text:p>1.52537</text:p>
          </table:table-cell>
          <table:table-cell table:style-name="ce1" office:value-type="float" office:value="0.0576913" calcext:value-type="float">
            <text:p>0.0576913</text:p>
          </table:table-cell>
          <table:table-cell table:style-name="ce1"/>
          <table:table-cell table:style-name="ce1" office:value-type="float" office:value="32.4024" calcext:value-type="float">
            <text:p>32.4024</text:p>
          </table:table-cell>
          <table:table-cell table:style-name="ce1" office:value-type="float" office:value="1.35035" calcext:value-type="float">
            <text:p>1.35035</text:p>
          </table:table-cell>
          <table:table-cell table:style-name="ce1" office:value-type="float" office:value="0.574468" calcext:value-type="float">
            <text:p>0.574468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509567" calcext:value-type="float">
            <text:p>0.000509567</text:p>
          </table:table-cell>
          <table:table-cell table:style-name="ce1"/>
          <table:table-cell table:style-name="ce1" office:value-type="float" office:value="33.0574" calcext:value-type="float">
            <text:p>33.0574</text:p>
          </table:table-cell>
          <table:table-cell table:style-name="ce1" office:value-type="float" office:value="1.15772" calcext:value-type="float">
            <text:p>1.15772</text:p>
          </table:table-cell>
          <table:table-cell table:style-name="ce1" office:value-type="float" office:value="0.000802277" calcext:value-type="float">
            <text:p>0.000802277</text:p>
          </table:table-cell>
          <table:table-cell table:style-name="ce1"/>
          <table:table-cell table:style-name="ce1" office:value-type="float" office:value="32.9839" calcext:value-type="float">
            <text:p>32.9839</text:p>
          </table:table-cell>
          <table:table-cell table:style-name="ce1" office:value-type="float" office:value="1.33744" calcext:value-type="float">
            <text:p>1.33744</text:p>
          </table:table-cell>
          <table:table-cell table:style-name="ce1" office:value-type="float" office:value="0.000794732" calcext:value-type="float">
            <text:p>0.000794732</text:p>
          </table:table-cell>
          <table:table-cell table:style-name="ce1"/>
          <table:table-cell table:style-name="ce1" office:value-type="float" office:value="33.9395" calcext:value-type="float">
            <text:p>33.9395</text:p>
          </table:table-cell>
          <table:table-cell table:style-name="ce1" office:value-type="float" office:value="1.2317" calcext:value-type="float">
            <text:p>1.2317</text:p>
          </table:table-cell>
          <table:table-cell table:style-name="ce1" office:value-type="float" office:value="0.00081451" calcext:value-type="float">
            <text:p>0.00081451</text:p>
          </table:table-cell>
          <table:table-cell table:style-name="ce1"/>
          <table:table-cell table:style-name="ce1" office:value-type="float" office:value="32.4198" calcext:value-type="float">
            <text:p>32.4198</text:p>
          </table:table-cell>
          <table:table-cell table:style-name="ce1" office:value-type="float" office:value="1.40532" calcext:value-type="float">
            <text:p>1.40532</text:p>
          </table:table-cell>
          <table:table-cell table:style-name="ce1" office:value-type="float" office:value="0.00640172" calcext:value-type="float">
            <text:p>0.00640172</text:p>
          </table:table-cell>
          <table:table-cell table:style-name="ce1"/>
          <table:table-cell table:style-name="ce1" office:value-type="float" office:value="32.3005" calcext:value-type="float">
            <text:p>32.3005</text:p>
          </table:table-cell>
          <table:table-cell table:style-name="ce1" office:value-type="float" office:value="1.4269" calcext:value-type="float">
            <text:p>1.4269</text:p>
          </table:table-cell>
          <table:table-cell table:style-name="ce1" office:value-type="float" office:value="0.058481" calcext:value-type="float">
            <text:p>0.058481</text:p>
          </table:table-cell>
          <table:table-cell table:style-name="ce1"/>
          <table:table-cell table:style-name="ce1" office:value-type="float" office:value="33.3815" calcext:value-type="float">
            <text:p>33.3815</text:p>
          </table:table-cell>
          <table:table-cell table:style-name="ce1" office:value-type="float" office:value="1.43719" calcext:value-type="float">
            <text:p>1.43719</text:p>
          </table:table-cell>
          <table:table-cell table:style-name="ce1" office:value-type="float" office:value="0.575988" calcext:value-type="float">
            <text:p>0.575988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69482" calcext:value-type="float">
            <text:p>0.000469482</text:p>
          </table:table-cell>
          <table:table-cell table:style-name="ce1"/>
          <table:table-cell table:style-name="ce1" office:value-type="float" office:value="31.0036" calcext:value-type="float">
            <text:p>31.0036</text:p>
          </table:table-cell>
          <table:table-cell table:style-name="ce1" office:value-type="float" office:value="1.21803" calcext:value-type="float">
            <text:p>1.21803</text:p>
          </table:table-cell>
          <table:table-cell table:style-name="ce1" office:value-type="float" office:value="0.000797768" calcext:value-type="float">
            <text:p>0.000797768</text:p>
          </table:table-cell>
          <table:table-cell table:style-name="ce1"/>
          <table:table-cell table:style-name="ce1" office:value-type="float" office:value="33.8433" calcext:value-type="float">
            <text:p>33.8433</text:p>
          </table:table-cell>
          <table:table-cell table:style-name="ce1" office:value-type="float" office:value="1.19434" calcext:value-type="float">
            <text:p>1.19434</text:p>
          </table:table-cell>
          <table:table-cell table:style-name="ce1" office:value-type="float" office:value="0.000792569" calcext:value-type="float">
            <text:p>0.000792569</text:p>
          </table:table-cell>
          <table:table-cell table:style-name="ce1"/>
          <table:table-cell table:style-name="ce1" office:value-type="float" office:value="32.0192" calcext:value-type="float">
            <text:p>32.0192</text:p>
          </table:table-cell>
          <table:table-cell table:style-name="ce1" office:value-type="float" office:value="1.26302" calcext:value-type="float">
            <text:p>1.26302</text:p>
          </table:table-cell>
          <table:table-cell table:style-name="ce1" office:value-type="float" office:value="0.000819439" calcext:value-type="float">
            <text:p>0.000819439</text:p>
          </table:table-cell>
          <table:table-cell table:style-name="ce1"/>
          <table:table-cell table:style-name="ce1" office:value-type="float" office:value="34.0668" calcext:value-type="float">
            <text:p>34.0668</text:p>
          </table:table-cell>
          <table:table-cell table:style-name="ce1" office:value-type="float" office:value="1.24789" calcext:value-type="float">
            <text:p>1.24789</text:p>
          </table:table-cell>
          <table:table-cell table:style-name="ce1" office:value-type="float" office:value="0.00641452" calcext:value-type="float">
            <text:p>0.00641452</text:p>
          </table:table-cell>
          <table:table-cell table:style-name="ce1"/>
          <table:table-cell table:style-name="ce1" office:value-type="float" office:value="33.1245" calcext:value-type="float">
            <text:p>33.1245</text:p>
          </table:table-cell>
          <table:table-cell table:style-name="ce1" office:value-type="float" office:value="1.35891" calcext:value-type="float">
            <text:p>1.35891</text:p>
          </table:table-cell>
          <table:table-cell table:style-name="ce1" office:value-type="float" office:value="0.0580551" calcext:value-type="float">
            <text:p>0.0580551</text:p>
          </table:table-cell>
          <table:table-cell table:style-name="ce1"/>
          <table:table-cell table:style-name="ce1" office:value-type="float" office:value="32.4045" calcext:value-type="float">
            <text:p>32.4045</text:p>
          </table:table-cell>
          <table:table-cell table:style-name="ce1" office:value-type="float" office:value="1.25438" calcext:value-type="float">
            <text:p>1.25438</text:p>
          </table:table-cell>
          <table:table-cell table:style-name="ce1" office:value-type="float" office:value="0.583782" calcext:value-type="float">
            <text:p>0.583782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75363" calcext:value-type="float">
            <text:p>0.000475363</text:p>
          </table:table-cell>
          <table:table-cell table:style-name="ce1"/>
          <table:table-cell table:style-name="ce1" office:value-type="float" office:value="32.4106" calcext:value-type="float">
            <text:p>32.4106</text:p>
          </table:table-cell>
          <table:table-cell table:style-name="ce1" office:value-type="float" office:value="1.1776" calcext:value-type="float">
            <text:p>1.1776</text:p>
          </table:table-cell>
          <table:table-cell table:style-name="ce1" office:value-type="float" office:value="0.000799091" calcext:value-type="float">
            <text:p>0.000799091</text:p>
          </table:table-cell>
          <table:table-cell table:style-name="ce1"/>
          <table:table-cell table:style-name="ce1" office:value-type="float" office:value="32.3089" calcext:value-type="float">
            <text:p>32.3089</text:p>
          </table:table-cell>
          <table:table-cell table:style-name="ce1" office:value-type="float" office:value="1.2727" calcext:value-type="float">
            <text:p>1.2727</text:p>
          </table:table-cell>
          <table:table-cell table:style-name="ce1" office:value-type="float" office:value="0.000822695" calcext:value-type="float">
            <text:p>0.000822695</text:p>
          </table:table-cell>
          <table:table-cell table:style-name="ce1"/>
          <table:table-cell table:style-name="ce1" office:value-type="float" office:value="33.5111" calcext:value-type="float">
            <text:p>33.5111</text:p>
          </table:table-cell>
          <table:table-cell table:style-name="ce1" office:value-type="float" office:value="1.19209" calcext:value-type="float">
            <text:p>1.19209</text:p>
          </table:table-cell>
          <table:table-cell table:style-name="ce1" office:value-type="float" office:value="0.000838856" calcext:value-type="float">
            <text:p>0.000838856</text:p>
          </table:table-cell>
          <table:table-cell table:style-name="ce1"/>
          <table:table-cell table:style-name="ce1" office:value-type="float" office:value="33.1423" calcext:value-type="float">
            <text:p>33.1423</text:p>
          </table:table-cell>
          <table:table-cell table:style-name="ce1" office:value-type="float" office:value="1.42915" calcext:value-type="float">
            <text:p>1.42915</text:p>
          </table:table-cell>
          <table:table-cell table:style-name="ce1" office:value-type="float" office:value="0.00643558" calcext:value-type="float">
            <text:p>0.00643558</text:p>
          </table:table-cell>
          <table:table-cell table:style-name="ce1"/>
          <table:table-cell table:style-name="ce1" office:value-type="float" office:value="32.2787" calcext:value-type="float">
            <text:p>32.2787</text:p>
          </table:table-cell>
          <table:table-cell table:style-name="ce1" office:value-type="float" office:value="1.38653" calcext:value-type="float">
            <text:p>1.38653</text:p>
          </table:table-cell>
          <table:table-cell table:style-name="ce1" office:value-type="float" office:value="0.0577147" calcext:value-type="float">
            <text:p>0.0577147</text:p>
          </table:table-cell>
          <table:table-cell table:style-name="ce1"/>
          <table:table-cell table:style-name="ce1" office:value-type="float" office:value="31.8078" calcext:value-type="float">
            <text:p>31.8078</text:p>
          </table:table-cell>
          <table:table-cell table:style-name="ce1" office:value-type="float" office:value="1.47291" calcext:value-type="float">
            <text:p>1.47291</text:p>
          </table:table-cell>
          <table:table-cell table:style-name="ce1" office:value-type="float" office:value="0.571791" calcext:value-type="float">
            <text:p>0.571791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72548" calcext:value-type="float">
            <text:p>0.000472548</text:p>
          </table:table-cell>
          <table:table-cell table:style-name="ce1"/>
          <table:table-cell table:style-name="ce1" office:value-type="float" office:value="33.707" calcext:value-type="float">
            <text:p>33.707</text:p>
          </table:table-cell>
          <table:table-cell table:style-name="ce1" office:value-type="float" office:value="1.23614" calcext:value-type="float">
            <text:p>1.23614</text:p>
          </table:table-cell>
          <table:table-cell table:style-name="ce1" office:value-type="float" office:value="0.000799722" calcext:value-type="float">
            <text:p>0.000799722</text:p>
          </table:table-cell>
          <table:table-cell table:style-name="ce1"/>
          <table:table-cell table:style-name="ce1" office:value-type="float" office:value="33.0969" calcext:value-type="float">
            <text:p>33.0969</text:p>
          </table:table-cell>
          <table:table-cell table:style-name="ce1" office:value-type="float" office:value="1.21943" calcext:value-type="float">
            <text:p>1.21943</text:p>
          </table:table-cell>
          <table:table-cell table:style-name="ce1" office:value-type="float" office:value="0.000792689" calcext:value-type="float">
            <text:p>0.000792689</text:p>
          </table:table-cell>
          <table:table-cell table:style-name="ce1"/>
          <table:table-cell table:style-name="ce1" office:value-type="float" office:value="30.745" calcext:value-type="float">
            <text:p>30.745</text:p>
          </table:table-cell>
          <table:table-cell table:style-name="ce1" office:value-type="float" office:value="1.59709" calcext:value-type="float">
            <text:p>1.59709</text:p>
          </table:table-cell>
          <table:table-cell table:style-name="ce1" office:value-type="float" office:value="0.00081433" calcext:value-type="float">
            <text:p>0.00081433</text:p>
          </table:table-cell>
          <table:table-cell table:style-name="ce1"/>
          <table:table-cell table:style-name="ce1" office:value-type="float" office:value="33.4206" calcext:value-type="float">
            <text:p>33.4206</text:p>
          </table:table-cell>
          <table:table-cell table:style-name="ce1" office:value-type="float" office:value="1.27976" calcext:value-type="float">
            <text:p>1.27976</text:p>
          </table:table-cell>
          <table:table-cell table:style-name="ce1" office:value-type="float" office:value="0.00651151" calcext:value-type="float">
            <text:p>0.00651151</text:p>
          </table:table-cell>
          <table:table-cell table:style-name="ce1"/>
          <table:table-cell table:style-name="ce1" office:value-type="float" office:value="32.375" calcext:value-type="float">
            <text:p>32.375</text:p>
          </table:table-cell>
          <table:table-cell table:style-name="ce1" office:value-type="float" office:value="1.46357" calcext:value-type="float">
            <text:p>1.46357</text:p>
          </table:table-cell>
          <table:table-cell table:style-name="ce1" office:value-type="float" office:value="0.0579995" calcext:value-type="float">
            <text:p>0.0579995</text:p>
          </table:table-cell>
          <table:table-cell table:style-name="ce1"/>
          <table:table-cell table:style-name="ce1" office:value-type="float" office:value="31.9772" calcext:value-type="float">
            <text:p>31.9772</text:p>
          </table:table-cell>
          <table:table-cell table:style-name="ce1" office:value-type="float" office:value="1.2436" calcext:value-type="float">
            <text:p>1.2436</text:p>
          </table:table-cell>
          <table:table-cell table:style-name="ce1" office:value-type="float" office:value="0.576447" calcext:value-type="float">
            <text:p>0.576447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842" calcext:value-type="float">
            <text:p>0.0004842</text:p>
          </table:table-cell>
          <table:table-cell table:style-name="ce1"/>
          <table:table-cell table:style-name="ce1" office:value-type="float" office:value="32.275" calcext:value-type="float">
            <text:p>32.275</text:p>
          </table:table-cell>
          <table:table-cell table:style-name="ce1" office:value-type="float" office:value="1.16424" calcext:value-type="float">
            <text:p>1.16424</text:p>
          </table:table-cell>
          <table:table-cell table:style-name="ce1" office:value-type="float" office:value="0.000790084" calcext:value-type="float">
            <text:p>0.000790084</text:p>
          </table:table-cell>
          <table:table-cell table:style-name="ce1"/>
          <table:table-cell table:style-name="ce1" office:value-type="float" office:value="32.3288" calcext:value-type="float">
            <text:p>32.3288</text:p>
          </table:table-cell>
          <table:table-cell table:style-name="ce1" office:value-type="float" office:value="1.29913" calcext:value-type="float">
            <text:p>1.29913</text:p>
          </table:table-cell>
          <table:table-cell table:style-name="ce1" office:value-type="float" office:value="0.000830019" calcext:value-type="float">
            <text:p>0.000830019</text:p>
          </table:table-cell>
          <table:table-cell table:style-name="ce1"/>
          <table:table-cell table:style-name="ce1" office:value-type="float" office:value="33.7267" calcext:value-type="float">
            <text:p>33.7267</text:p>
          </table:table-cell>
          <table:table-cell table:style-name="ce1" office:value-type="float" office:value="1.21375" calcext:value-type="float">
            <text:p>1.21375</text:p>
          </table:table-cell>
          <table:table-cell table:style-name="ce1" office:value-type="float" office:value="0.000816052" calcext:value-type="float">
            <text:p>0.000816052</text:p>
          </table:table-cell>
          <table:table-cell table:style-name="ce1"/>
          <table:table-cell table:style-name="ce1" office:value-type="float" office:value="32.6781" calcext:value-type="float">
            <text:p>32.6781</text:p>
          </table:table-cell>
          <table:table-cell table:style-name="ce1" office:value-type="float" office:value="1.35494" calcext:value-type="float">
            <text:p>1.35494</text:p>
          </table:table-cell>
          <table:table-cell table:style-name="ce1" office:value-type="float" office:value="0.00643806" calcext:value-type="float">
            <text:p>0.00643806</text:p>
          </table:table-cell>
          <table:table-cell table:style-name="ce1"/>
          <table:table-cell table:style-name="ce1" office:value-type="float" office:value="31.9237" calcext:value-type="float">
            <text:p>31.9237</text:p>
          </table:table-cell>
          <table:table-cell table:style-name="ce1" office:value-type="float" office:value="1.30718" calcext:value-type="float">
            <text:p>1.30718</text:p>
          </table:table-cell>
          <table:table-cell table:style-name="ce1" office:value-type="float" office:value="0.0580231" calcext:value-type="float">
            <text:p>0.0580231</text:p>
          </table:table-cell>
          <table:table-cell table:style-name="ce1"/>
          <table:table-cell table:style-name="ce1" office:value-type="float" office:value="34.1772" calcext:value-type="float">
            <text:p>34.1772</text:p>
          </table:table-cell>
          <table:table-cell table:style-name="ce1" office:value-type="float" office:value="1.26943" calcext:value-type="float">
            <text:p>1.26943</text:p>
          </table:table-cell>
          <table:table-cell table:style-name="ce1" office:value-type="float" office:value="0.587259" calcext:value-type="float">
            <text:p>0.587259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69542" calcext:value-type="float">
            <text:p>0.000469542</text:p>
          </table:table-cell>
          <table:table-cell table:style-name="ce1"/>
          <table:table-cell table:style-name="ce1" office:value-type="float" office:value="31.7801" calcext:value-type="float">
            <text:p>31.7801</text:p>
          </table:table-cell>
          <table:table-cell table:style-name="ce1" office:value-type="float" office:value="1.25326" calcext:value-type="float">
            <text:p>1.25326</text:p>
          </table:table-cell>
          <table:table-cell table:style-name="ce1" office:value-type="float" office:value="0.000791386" calcext:value-type="float">
            <text:p>0.000791386</text:p>
          </table:table-cell>
          <table:table-cell table:style-name="ce1"/>
          <table:table-cell table:style-name="ce1" office:value-type="float" office:value="33.3275" calcext:value-type="float">
            <text:p>33.3275</text:p>
          </table:table-cell>
          <table:table-cell table:style-name="ce1" office:value-type="float" office:value="1.28459" calcext:value-type="float">
            <text:p>1.28459</text:p>
          </table:table-cell>
          <table:table-cell table:style-name="ce1" office:value-type="float" office:value="0.00079875" calcext:value-type="float">
            <text:p>0.00079875</text:p>
          </table:table-cell>
          <table:table-cell table:style-name="ce1"/>
          <table:table-cell table:style-name="ce1" office:value-type="float" office:value="32.3122" calcext:value-type="float">
            <text:p>32.3122</text:p>
          </table:table-cell>
          <table:table-cell table:style-name="ce1" office:value-type="float" office:value="1.31826" calcext:value-type="float">
            <text:p>1.31826</text:p>
          </table:table-cell>
          <table:table-cell table:style-name="ce1" office:value-type="float" office:value="0.00082536" calcext:value-type="float">
            <text:p>0.00082536</text:p>
          </table:table-cell>
          <table:table-cell table:style-name="ce1"/>
          <table:table-cell table:style-name="ce1" office:value-type="float" office:value="32.1989" calcext:value-type="float">
            <text:p>32.1989</text:p>
          </table:table-cell>
          <table:table-cell table:style-name="ce1" office:value-type="float" office:value="1.43164" calcext:value-type="float">
            <text:p>1.43164</text:p>
          </table:table-cell>
          <table:table-cell table:style-name="ce1" office:value-type="float" office:value="0.00635992" calcext:value-type="float">
            <text:p>0.00635992</text:p>
          </table:table-cell>
          <table:table-cell table:style-name="ce1"/>
          <table:table-cell table:style-name="ce1" office:value-type="float" office:value="32.9296" calcext:value-type="float">
            <text:p>32.9296</text:p>
          </table:table-cell>
          <table:table-cell table:style-name="ce1" office:value-type="float" office:value="1.34356" calcext:value-type="float">
            <text:p>1.34356</text:p>
          </table:table-cell>
          <table:table-cell table:style-name="ce1" office:value-type="float" office:value="0.0591296" calcext:value-type="float">
            <text:p>0.0591296</text:p>
          </table:table-cell>
          <table:table-cell table:style-name="ce1"/>
          <table:table-cell table:style-name="ce1" office:value-type="float" office:value="32.527" calcext:value-type="float">
            <text:p>32.527</text:p>
          </table:table-cell>
          <table:table-cell table:style-name="ce1" office:value-type="float" office:value="1.42329" calcext:value-type="float">
            <text:p>1.42329</text:p>
          </table:table-cell>
          <table:table-cell table:style-name="ce1" office:value-type="float" office:value="0.571753" calcext:value-type="float">
            <text:p>0.571753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77457" calcext:value-type="float">
            <text:p>0.000477457</text:p>
          </table:table-cell>
          <table:table-cell table:style-name="ce1"/>
          <table:table-cell table:style-name="ce1" office:value-type="float" office:value="30.9772" calcext:value-type="float">
            <text:p>30.9772</text:p>
          </table:table-cell>
          <table:table-cell table:style-name="ce1" office:value-type="float" office:value="1.34902" calcext:value-type="float">
            <text:p>1.34902</text:p>
          </table:table-cell>
          <table:table-cell table:style-name="ce1" office:value-type="float" office:value="0.000793491" calcext:value-type="float">
            <text:p>0.000793491</text:p>
          </table:table-cell>
          <table:table-cell table:style-name="ce1"/>
          <table:table-cell table:style-name="ce1" office:value-type="float" office:value="33.6947" calcext:value-type="float">
            <text:p>33.6947</text:p>
          </table:table-cell>
          <table:table-cell table:style-name="ce1" office:value-type="float" office:value="1.17225" calcext:value-type="float">
            <text:p>1.17225</text:p>
          </table:table-cell>
          <table:table-cell table:style-name="ce1" office:value-type="float" office:value="0.00081996" calcext:value-type="float">
            <text:p>0.00081996</text:p>
          </table:table-cell>
          <table:table-cell table:style-name="ce1"/>
          <table:table-cell table:style-name="ce1" office:value-type="float" office:value="33.749" calcext:value-type="float">
            <text:p>33.749</text:p>
          </table:table-cell>
          <table:table-cell table:style-name="ce1" office:value-type="float" office:value="1.22523" calcext:value-type="float">
            <text:p>1.22523</text:p>
          </table:table-cell>
          <table:table-cell table:style-name="ce1" office:value-type="float" office:value="0.000843164" calcext:value-type="float">
            <text:p>0.000843164</text:p>
          </table:table-cell>
          <table:table-cell table:style-name="ce1"/>
          <table:table-cell table:style-name="ce1" office:value-type="float" office:value="33.0763" calcext:value-type="float">
            <text:p>33.0763</text:p>
          </table:table-cell>
          <table:table-cell table:style-name="ce1" office:value-type="float" office:value="1.39787" calcext:value-type="float">
            <text:p>1.39787</text:p>
          </table:table-cell>
          <table:table-cell table:style-name="ce1" office:value-type="float" office:value="0.00637405" calcext:value-type="float">
            <text:p>0.00637405</text:p>
          </table:table-cell>
          <table:table-cell table:style-name="ce1"/>
          <table:table-cell table:style-name="ce1" office:value-type="float" office:value="32.3898" calcext:value-type="float">
            <text:p>32.3898</text:p>
          </table:table-cell>
          <table:table-cell table:style-name="ce1" office:value-type="float" office:value="1.41783" calcext:value-type="float">
            <text:p>1.41783</text:p>
          </table:table-cell>
          <table:table-cell table:style-name="ce1" office:value-type="float" office:value="0.0582386" calcext:value-type="float">
            <text:p>0.0582386</text:p>
          </table:table-cell>
          <table:table-cell table:style-name="ce1"/>
          <table:table-cell table:style-name="ce1" office:value-type="float" office:value="33.244" calcext:value-type="float">
            <text:p>33.244</text:p>
          </table:table-cell>
          <table:table-cell table:style-name="ce1" office:value-type="float" office:value="1.23863" calcext:value-type="float">
            <text:p>1.23863</text:p>
          </table:table-cell>
          <table:table-cell table:style-name="ce1" office:value-type="float" office:value="0.577814" calcext:value-type="float">
            <text:p>0.577814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71666" calcext:value-type="float">
            <text:p>0.000471666</text:p>
          </table:table-cell>
          <table:table-cell table:style-name="ce1"/>
          <table:table-cell table:style-name="ce1" office:value-type="float" office:value="30.545" calcext:value-type="float">
            <text:p>30.545</text:p>
          </table:table-cell>
          <table:table-cell table:style-name="ce1" office:value-type="float" office:value="1.49923" calcext:value-type="float">
            <text:p>1.49923</text:p>
          </table:table-cell>
          <table:table-cell table:style-name="ce1" office:value-type="float" office:value="0.000794993" calcext:value-type="float">
            <text:p>0.000794993</text:p>
          </table:table-cell>
          <table:table-cell table:style-name="ce1"/>
          <table:table-cell table:style-name="ce1" office:value-type="float" office:value="33.4328" calcext:value-type="float">
            <text:p>33.4328</text:p>
          </table:table-cell>
          <table:table-cell table:style-name="ce1" office:value-type="float" office:value="1.25472" calcext:value-type="float">
            <text:p>1.25472</text:p>
          </table:table-cell>
          <table:table-cell table:style-name="ce1" office:value-type="float" office:value="0.000806414" calcext:value-type="float">
            <text:p>0.000806414</text:p>
          </table:table-cell>
          <table:table-cell table:style-name="ce1"/>
          <table:table-cell table:style-name="ce1" office:value-type="float" office:value="32.4621" calcext:value-type="float">
            <text:p>32.4621</text:p>
          </table:table-cell>
          <table:table-cell table:style-name="ce1" office:value-type="float" office:value="1.35886" calcext:value-type="float">
            <text:p>1.35886</text:p>
          </table:table-cell>
          <table:table-cell table:style-name="ce1" office:value-type="float" office:value="0.000812296" calcext:value-type="float">
            <text:p>0.000812296</text:p>
          </table:table-cell>
          <table:table-cell table:style-name="ce1"/>
          <table:table-cell table:style-name="ce1" office:value-type="float" office:value="35.5701" calcext:value-type="float">
            <text:p>35.5701</text:p>
          </table:table-cell>
          <table:table-cell table:style-name="ce1" office:value-type="float" office:value="1.09973" calcext:value-type="float">
            <text:p>1.09973</text:p>
          </table:table-cell>
          <table:table-cell table:style-name="ce1" office:value-type="float" office:value="0.00661645" calcext:value-type="float">
            <text:p>0.00661645</text:p>
          </table:table-cell>
          <table:table-cell table:style-name="ce1"/>
          <table:table-cell table:style-name="ce1" office:value-type="float" office:value="32.8481" calcext:value-type="float">
            <text:p>32.8481</text:p>
          </table:table-cell>
          <table:table-cell table:style-name="ce1" office:value-type="float" office:value="1.22942" calcext:value-type="float">
            <text:p>1.22942</text:p>
          </table:table-cell>
          <table:table-cell table:style-name="ce1" office:value-type="float" office:value="0.0605119" calcext:value-type="float">
            <text:p>0.0605119</text:p>
          </table:table-cell>
          <table:table-cell table:style-name="ce1"/>
          <table:table-cell table:style-name="ce1" office:value-type="float" office:value="34.2136" calcext:value-type="float">
            <text:p>34.2136</text:p>
          </table:table-cell>
          <table:table-cell table:style-name="ce1" office:value-type="float" office:value="1.38895" calcext:value-type="float">
            <text:p>1.38895</text:p>
          </table:table-cell>
          <table:table-cell table:style-name="ce1" office:value-type="float" office:value="0.582581" calcext:value-type="float">
            <text:p>0.582581</text:p>
          </table:table-cell>
        </table:table-row>
        <table:table-row table:style-name="ro1">
          <table:table-cell table:style-name="ce1" office:value-type="float" office:value="0.019994" calcext:value-type="float">
            <text:p>0.0199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71245" calcext:value-type="float">
            <text:p>0.000471245</text:p>
          </table:table-cell>
          <table:table-cell table:style-name="ce1"/>
          <table:table-cell table:style-name="ce1" office:value-type="float" office:value="29.4924" calcext:value-type="float">
            <text:p>29.4924</text:p>
          </table:table-cell>
          <table:table-cell table:style-name="ce1" office:value-type="float" office:value="1.40627" calcext:value-type="float">
            <text:p>1.40627</text:p>
          </table:table-cell>
          <table:table-cell table:style-name="ce1" office:value-type="float" office:value="0.000794502" calcext:value-type="float">
            <text:p>0.000794502</text:p>
          </table:table-cell>
          <table:table-cell table:style-name="ce1"/>
          <table:table-cell table:style-name="ce1" office:value-type="float" office:value="31.6797" calcext:value-type="float">
            <text:p>31.6797</text:p>
          </table:table-cell>
          <table:table-cell table:style-name="ce1" office:value-type="float" office:value="1.47747" calcext:value-type="float">
            <text:p>1.47747</text:p>
          </table:table-cell>
          <table:table-cell table:style-name="ce1" office:value-type="float" office:value="0.000795865" calcext:value-type="float">
            <text:p>0.000795865</text:p>
          </table:table-cell>
          <table:table-cell table:style-name="ce1"/>
          <table:table-cell table:style-name="ce1" office:value-type="float" office:value="32.7008" calcext:value-type="float">
            <text:p>32.7008</text:p>
          </table:table-cell>
          <table:table-cell table:style-name="ce1" office:value-type="float" office:value="1.33255" calcext:value-type="float">
            <text:p>1.33255</text:p>
          </table:table-cell>
          <table:table-cell table:style-name="ce1" office:value-type="float" office:value="0.000813949" calcext:value-type="float">
            <text:p>0.000813949</text:p>
          </table:table-cell>
          <table:table-cell table:style-name="ce1"/>
          <table:table-cell table:style-name="ce1" office:value-type="float" office:value="32.5511" calcext:value-type="float">
            <text:p>32.5511</text:p>
          </table:table-cell>
          <table:table-cell table:style-name="ce1" office:value-type="float" office:value="1.37857" calcext:value-type="float">
            <text:p>1.37857</text:p>
          </table:table-cell>
          <table:table-cell table:style-name="ce1" office:value-type="float" office:value="0.00634979" calcext:value-type="float">
            <text:p>0.00634979</text:p>
          </table:table-cell>
          <table:table-cell table:style-name="ce1"/>
          <table:table-cell table:style-name="ce1" office:value-type="float" office:value="33.8978" calcext:value-type="float">
            <text:p>33.8978</text:p>
          </table:table-cell>
          <table:table-cell table:style-name="ce1" office:value-type="float" office:value="1.24532" calcext:value-type="float">
            <text:p>1.24532</text:p>
          </table:table-cell>
          <table:table-cell table:style-name="ce1" office:value-type="float" office:value="0.0597925" calcext:value-type="float">
            <text:p>0.0597925</text:p>
          </table:table-cell>
          <table:table-cell table:style-name="ce1"/>
          <table:table-cell table:style-name="ce1" office:value-type="float" office:value="34.0485" calcext:value-type="float">
            <text:p>34.0485</text:p>
          </table:table-cell>
          <table:table-cell table:style-name="ce1" office:value-type="float" office:value="1.25292" calcext:value-type="float">
            <text:p>1.25292</text:p>
          </table:table-cell>
          <table:table-cell table:style-name="ce1" office:value-type="float" office:value="0.578797" calcext:value-type="float">
            <text:p>0.578797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72076" calcext:value-type="float">
            <text:p>0.000472076</text:p>
          </table:table-cell>
          <table:table-cell table:style-name="ce1"/>
          <table:table-cell table:style-name="ce1" office:value-type="float" office:value="32.0425" calcext:value-type="float">
            <text:p>32.0425</text:p>
          </table:table-cell>
          <table:table-cell table:style-name="ce1" office:value-type="float" office:value="1.14667" calcext:value-type="float">
            <text:p>1.14667</text:p>
          </table:table-cell>
          <table:table-cell table:style-name="ce1" office:value-type="float" office:value="0.000800934" calcext:value-type="float">
            <text:p>0.000800934</text:p>
          </table:table-cell>
          <table:table-cell table:style-name="ce1"/>
          <table:table-cell table:style-name="ce1" office:value-type="float" office:value="33.394" calcext:value-type="float">
            <text:p>33.394</text:p>
          </table:table-cell>
          <table:table-cell table:style-name="ce1" office:value-type="float" office:value="1.29292" calcext:value-type="float">
            <text:p>1.29292</text:p>
          </table:table-cell>
          <table:table-cell table:style-name="ce1" office:value-type="float" office:value="0.000798209" calcext:value-type="float">
            <text:p>0.000798209</text:p>
          </table:table-cell>
          <table:table-cell table:style-name="ce1"/>
          <table:table-cell table:style-name="ce1" office:value-type="float" office:value="32.2979" calcext:value-type="float">
            <text:p>32.2979</text:p>
          </table:table-cell>
          <table:table-cell table:style-name="ce1" office:value-type="float" office:value="1.33321" calcext:value-type="float">
            <text:p>1.33321</text:p>
          </table:table-cell>
          <table:table-cell table:style-name="ce1" office:value-type="float" office:value="0.000812366" calcext:value-type="float">
            <text:p>0.000812366</text:p>
          </table:table-cell>
          <table:table-cell table:style-name="ce1"/>
          <table:table-cell table:style-name="ce1" office:value-type="float" office:value="33.9253" calcext:value-type="float">
            <text:p>33.9253</text:p>
          </table:table-cell>
          <table:table-cell table:style-name="ce1" office:value-type="float" office:value="1.23819" calcext:value-type="float">
            <text:p>1.23819</text:p>
          </table:table-cell>
          <table:table-cell table:style-name="ce1" office:value-type="float" office:value="0.00650813" calcext:value-type="float">
            <text:p>0.00650813</text:p>
          </table:table-cell>
          <table:table-cell table:style-name="ce1"/>
          <table:table-cell table:style-name="ce1" office:value-type="float" office:value="34.1558" calcext:value-type="float">
            <text:p>34.1558</text:p>
          </table:table-cell>
          <table:table-cell table:style-name="ce1" office:value-type="float" office:value="1.31718" calcext:value-type="float">
            <text:p>1.31718</text:p>
          </table:table-cell>
          <table:table-cell table:style-name="ce1" office:value-type="float" office:value="0.0606847" calcext:value-type="float">
            <text:p>0.0606847</text:p>
          </table:table-cell>
          <table:table-cell table:style-name="ce1"/>
          <table:table-cell table:style-name="ce1" office:value-type="float" office:value="33.2101" calcext:value-type="float">
            <text:p>33.2101</text:p>
          </table:table-cell>
          <table:table-cell table:style-name="ce1" office:value-type="float" office:value="1.31936" calcext:value-type="float">
            <text:p>1.31936</text:p>
          </table:table-cell>
          <table:table-cell table:style-name="ce1" office:value-type="float" office:value="0.584397" calcext:value-type="float">
            <text:p>0.584397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6862" calcext:value-type="float">
            <text:p>0.00046862</text:p>
          </table:table-cell>
          <table:table-cell table:style-name="ce1"/>
          <table:table-cell table:style-name="ce1" office:value-type="float" office:value="32.6367" calcext:value-type="float">
            <text:p>32.6367</text:p>
          </table:table-cell>
          <table:table-cell table:style-name="ce1" office:value-type="float" office:value="1.23151" calcext:value-type="float">
            <text:p>1.23151</text:p>
          </table:table-cell>
          <table:table-cell table:style-name="ce1" office:value-type="float" office:value="0.000813678" calcext:value-type="float">
            <text:p>0.000813678</text:p>
          </table:table-cell>
          <table:table-cell table:style-name="ce1"/>
          <table:table-cell table:style-name="ce1" office:value-type="float" office:value="33.1344" calcext:value-type="float">
            <text:p>33.1344</text:p>
          </table:table-cell>
          <table:table-cell table:style-name="ce1" office:value-type="float" office:value="1.44665" calcext:value-type="float">
            <text:p>1.44665</text:p>
          </table:table-cell>
          <table:table-cell table:style-name="ce1" office:value-type="float" office:value="0.000790114" calcext:value-type="float">
            <text:p>0.000790114</text:p>
          </table:table-cell>
          <table:table-cell table:style-name="ce1"/>
          <table:table-cell table:style-name="ce1" office:value-type="float" office:value="33.3492" calcext:value-type="float">
            <text:p>33.3492</text:p>
          </table:table-cell>
          <table:table-cell table:style-name="ce1" office:value-type="float" office:value="1.35269" calcext:value-type="float">
            <text:p>1.35269</text:p>
          </table:table-cell>
          <table:table-cell table:style-name="ce1" office:value-type="float" office:value="0.000824519" calcext:value-type="float">
            <text:p>0.000824519</text:p>
          </table:table-cell>
          <table:table-cell table:style-name="ce1"/>
          <table:table-cell table:style-name="ce1" office:value-type="float" office:value="33.4172" calcext:value-type="float">
            <text:p>33.4172</text:p>
          </table:table-cell>
          <table:table-cell table:style-name="ce1" office:value-type="float" office:value="1.30894" calcext:value-type="float">
            <text:p>1.30894</text:p>
          </table:table-cell>
          <table:table-cell table:style-name="ce1" office:value-type="float" office:value="0.0064671" calcext:value-type="float">
            <text:p>0.0064671</text:p>
          </table:table-cell>
          <table:table-cell table:style-name="ce1"/>
          <table:table-cell table:style-name="ce1" office:value-type="float" office:value="31.3794" calcext:value-type="float">
            <text:p>31.3794</text:p>
          </table:table-cell>
          <table:table-cell table:style-name="ce1" office:value-type="float" office:value="1.63339" calcext:value-type="float">
            <text:p>1.63339</text:p>
          </table:table-cell>
          <table:table-cell table:style-name="ce1" office:value-type="float" office:value="0.0588966" calcext:value-type="float">
            <text:p>0.0588966</text:p>
          </table:table-cell>
          <table:table-cell table:style-name="ce1"/>
          <table:table-cell table:style-name="ce1" office:value-type="float" office:value="32.5247" calcext:value-type="float">
            <text:p>32.5247</text:p>
          </table:table-cell>
          <table:table-cell table:style-name="ce1" office:value-type="float" office:value="1.32591" calcext:value-type="float">
            <text:p>1.32591</text:p>
          </table:table-cell>
          <table:table-cell table:style-name="ce1" office:value-type="float" office:value="0.570486" calcext:value-type="float">
            <text:p>0.570486</text:p>
          </table:table-cell>
        </table:table-row>
        <table:table-row table:style-name="ro1">
          <table:table-cell table:style-name="ce1" office:value-type="float" office:value="0.019994" calcext:value-type="float">
            <text:p>0.0199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71125" calcext:value-type="float">
            <text:p>0.000471125</text:p>
          </table:table-cell>
          <table:table-cell table:style-name="ce1"/>
          <table:table-cell table:style-name="ce1" office:value-type="float" office:value="33.0563" calcext:value-type="float">
            <text:p>33.0563</text:p>
          </table:table-cell>
          <table:table-cell table:style-name="ce1" office:value-type="float" office:value="1.15047" calcext:value-type="float">
            <text:p>1.15047</text:p>
          </table:table-cell>
          <table:table-cell table:style-name="ce1" office:value-type="float" office:value="0.000816594" calcext:value-type="float">
            <text:p>0.000816594</text:p>
          </table:table-cell>
          <table:table-cell table:style-name="ce1"/>
          <table:table-cell table:style-name="ce1" office:value-type="float" office:value="34.0203" calcext:value-type="float">
            <text:p>34.0203</text:p>
          </table:table-cell>
          <table:table-cell table:style-name="ce1" office:value-type="float" office:value="1.12056" calcext:value-type="float">
            <text:p>1.12056</text:p>
          </table:table-cell>
          <table:table-cell table:style-name="ce1" office:value-type="float" office:value="0.000793701" calcext:value-type="float">
            <text:p>0.000793701</text:p>
          </table:table-cell>
          <table:table-cell table:style-name="ce1"/>
          <table:table-cell table:style-name="ce1" office:value-type="float" office:value="30.6959" calcext:value-type="float">
            <text:p>30.6959</text:p>
          </table:table-cell>
          <table:table-cell table:style-name="ce1" office:value-type="float" office:value="1.45966" calcext:value-type="float">
            <text:p>1.45966</text:p>
          </table:table-cell>
          <table:table-cell table:style-name="ce1" office:value-type="float" office:value="0.000816964" calcext:value-type="float">
            <text:p>0.000816964</text:p>
          </table:table-cell>
          <table:table-cell table:style-name="ce1"/>
          <table:table-cell table:style-name="ce1" office:value-type="float" office:value="34.7769" calcext:value-type="float">
            <text:p>34.7769</text:p>
          </table:table-cell>
          <table:table-cell table:style-name="ce1" office:value-type="float" office:value="1.24674" calcext:value-type="float">
            <text:p>1.24674</text:p>
          </table:table-cell>
          <table:table-cell table:style-name="ce1" office:value-type="float" office:value="0.00652862" calcext:value-type="float">
            <text:p>0.00652862</text:p>
          </table:table-cell>
          <table:table-cell table:style-name="ce1"/>
          <table:table-cell table:style-name="ce1" office:value-type="float" office:value="34.4024" calcext:value-type="float">
            <text:p>34.4024</text:p>
          </table:table-cell>
          <table:table-cell table:style-name="ce1" office:value-type="float" office:value="1.1813" calcext:value-type="float">
            <text:p>1.1813</text:p>
          </table:table-cell>
          <table:table-cell table:style-name="ce1" office:value-type="float" office:value="0.0605578" calcext:value-type="float">
            <text:p>0.0605578</text:p>
          </table:table-cell>
          <table:table-cell table:style-name="ce1"/>
          <table:table-cell table:style-name="ce1" office:value-type="float" office:value="32.6667" calcext:value-type="float">
            <text:p>32.6667</text:p>
          </table:table-cell>
          <table:table-cell table:style-name="ce1" office:value-type="float" office:value="1.53644" calcext:value-type="float">
            <text:p>1.53644</text:p>
          </table:table-cell>
          <table:table-cell table:style-name="ce1" office:value-type="float" office:value="0.569539" calcext:value-type="float">
            <text:p>0.569539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67478" calcext:value-type="float">
            <text:p>0.000467478</text:p>
          </table:table-cell>
          <table:table-cell table:style-name="ce1"/>
          <table:table-cell table:style-name="ce1" office:value-type="float" office:value="32.6674" calcext:value-type="float">
            <text:p>32.6674</text:p>
          </table:table-cell>
          <table:table-cell table:style-name="ce1" office:value-type="float" office:value="1.16387" calcext:value-type="float">
            <text:p>1.16387</text:p>
          </table:table-cell>
          <table:table-cell table:style-name="ce1" office:value-type="float" office:value="0.000805113" calcext:value-type="float">
            <text:p>0.000805113</text:p>
          </table:table-cell>
          <table:table-cell table:style-name="ce1"/>
          <table:table-cell table:style-name="ce1" office:value-type="float" office:value="33.2335" calcext:value-type="float">
            <text:p>33.2335</text:p>
          </table:table-cell>
          <table:table-cell table:style-name="ce1" office:value-type="float" office:value="1.13663" calcext:value-type="float">
            <text:p>1.13663</text:p>
          </table:table-cell>
          <table:table-cell table:style-name="ce1" office:value-type="float" office:value="0.00079312" calcext:value-type="float">
            <text:p>0.00079312</text:p>
          </table:table-cell>
          <table:table-cell table:style-name="ce1"/>
          <table:table-cell table:style-name="ce1" office:value-type="float" office:value="32.6182" calcext:value-type="float">
            <text:p>32.6182</text:p>
          </table:table-cell>
          <table:table-cell table:style-name="ce1" office:value-type="float" office:value="1.37349" calcext:value-type="float">
            <text:p>1.37349</text:p>
          </table:table-cell>
          <table:table-cell table:style-name="ce1" office:value-type="float" office:value="0.000812095" calcext:value-type="float">
            <text:p>0.000812095</text:p>
          </table:table-cell>
          <table:table-cell table:style-name="ce1"/>
          <table:table-cell table:style-name="ce1" office:value-type="float" office:value="33.2723" calcext:value-type="float">
            <text:p>33.2723</text:p>
          </table:table-cell>
          <table:table-cell table:style-name="ce1" office:value-type="float" office:value="1.24181" calcext:value-type="float">
            <text:p>1.24181</text:p>
          </table:table-cell>
          <table:table-cell table:style-name="ce1" office:value-type="float" office:value="0.00640957" calcext:value-type="float">
            <text:p>0.00640957</text:p>
          </table:table-cell>
          <table:table-cell table:style-name="ce1"/>
          <table:table-cell table:style-name="ce1" office:value-type="float" office:value="32.3504" calcext:value-type="float">
            <text:p>32.3504</text:p>
          </table:table-cell>
          <table:table-cell table:style-name="ce1" office:value-type="float" office:value="1.42441" calcext:value-type="float">
            <text:p>1.42441</text:p>
          </table:table-cell>
          <table:table-cell table:style-name="ce1" office:value-type="float" office:value="0.0591568" calcext:value-type="float">
            <text:p>0.0591568</text:p>
          </table:table-cell>
          <table:table-cell table:style-name="ce1"/>
          <table:table-cell table:style-name="ce1" office:value-type="float" office:value="33.5093" calcext:value-type="float">
            <text:p>33.5093</text:p>
          </table:table-cell>
          <table:table-cell table:style-name="ce1" office:value-type="float" office:value="1.25876" calcext:value-type="float">
            <text:p>1.25876</text:p>
          </table:table-cell>
          <table:table-cell table:style-name="ce1" office:value-type="float" office:value="0.577511" calcext:value-type="float">
            <text:p>0.577511</text:p>
          </table:table-cell>
        </table:table-row>
        <table:table-row table:style-name="ro1">
          <table:table-cell table:style-name="ce1" office:value-type="float" office:value="0.009998" calcext:value-type="float">
            <text:p>0.0099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474822" calcext:value-type="float">
            <text:p>0.000474822</text:p>
          </table:table-cell>
          <table:table-cell table:style-name="ce1"/>
          <table:table-cell table:style-name="ce1" office:value-type="float" office:value="29.9939" calcext:value-type="float">
            <text:p>29.9939</text:p>
          </table:table-cell>
          <table:table-cell table:style-name="ce1" office:value-type="float" office:value="1.40859" calcext:value-type="float">
            <text:p>1.40859</text:p>
          </table:table-cell>
          <table:table-cell table:style-name="ce1" office:value-type="float" office:value="0.000814861" calcext:value-type="float">
            <text:p>0.000814861</text:p>
          </table:table-cell>
          <table:table-cell table:style-name="ce1"/>
          <table:table-cell table:style-name="ce1" office:value-type="float" office:value="31.2141" calcext:value-type="float">
            <text:p>31.2141</text:p>
          </table:table-cell>
          <table:table-cell table:style-name="ce1" office:value-type="float" office:value="1.48277" calcext:value-type="float">
            <text:p>1.48277</text:p>
          </table:table-cell>
          <table:table-cell table:style-name="ce1" office:value-type="float" office:value="0.0007931" calcext:value-type="float">
            <text:p>0.0007931</text:p>
          </table:table-cell>
          <table:table-cell table:style-name="ce1"/>
          <table:table-cell table:style-name="ce1" office:value-type="float" office:value="33.472" calcext:value-type="float">
            <text:p>33.472</text:p>
          </table:table-cell>
          <table:table-cell table:style-name="ce1" office:value-type="float" office:value="1.12531" calcext:value-type="float">
            <text:p>1.12531</text:p>
          </table:table-cell>
          <table:table-cell table:style-name="ce1" office:value-type="float" office:value="0.000818457" calcext:value-type="float">
            <text:p>0.000818457</text:p>
          </table:table-cell>
          <table:table-cell table:style-name="ce1"/>
          <table:table-cell table:style-name="ce1" office:value-type="float" office:value="34.5364" calcext:value-type="float">
            <text:p>34.5364</text:p>
          </table:table-cell>
          <table:table-cell table:style-name="ce1" office:value-type="float" office:value="1.12235" calcext:value-type="float">
            <text:p>1.12235</text:p>
          </table:table-cell>
          <table:table-cell table:style-name="ce1" office:value-type="float" office:value="0.00647488" calcext:value-type="float">
            <text:p>0.00647488</text:p>
          </table:table-cell>
          <table:table-cell table:style-name="ce1"/>
          <table:table-cell table:style-name="ce1" office:value-type="float" office:value="33.7189" calcext:value-type="float">
            <text:p>33.7189</text:p>
          </table:table-cell>
          <table:table-cell table:style-name="ce1" office:value-type="float" office:value="1.20962" calcext:value-type="float">
            <text:p>1.20962</text:p>
          </table:table-cell>
          <table:table-cell table:style-name="ce1" office:value-type="float" office:value="0.0604577" calcext:value-type="float">
            <text:p>0.0604577</text:p>
          </table:table-cell>
          <table:table-cell table:style-name="ce1"/>
          <table:table-cell table:style-name="ce1" office:value-type="float" office:value="34.0167" calcext:value-type="float">
            <text:p>34.0167</text:p>
          </table:table-cell>
          <table:table-cell table:style-name="ce1" office:value-type="float" office:value="1.37167" calcext:value-type="float">
            <text:p>1.37167</text:p>
          </table:table-cell>
          <table:table-cell table:style-name="ce1" office:value-type="float" office:value="0.574918" calcext:value-type="float">
            <text:p>0.574918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style-name="ce1" table:formula="of:=AVERAGE([.A2:.A101])" office:value-type="float" office:value="0.01289676" calcext:value-type="float">
            <text:p>0.01289676</text:p>
          </table:table-cell>
          <table:table-cell table:style-name="ce1" table:formula="of:=AVERAGE([.B2:.B101])" office:value-type="float" office:value="0" calcext:value-type="float">
            <text:p>0</text:p>
          </table:table-cell>
          <table:table-cell table:style-name="ce1" table:formula="of:=AVERAGE([.C2:.C101])" office:value-type="float" office:value="0.00077048043" calcext:value-type="float">
            <text:p>0.00077048043</text:p>
          </table:table-cell>
          <table:table-cell/>
          <table:table-cell table:style-name="ce1" table:formula="of:=AVERAGE([.E2:.E101])" office:value-type="float" office:value="31.742317" calcext:value-type="float">
            <text:p>31.742317</text:p>
          </table:table-cell>
          <table:table-cell table:style-name="ce1" table:formula="of:=AVERAGE([.F2:.F101])" office:value-type="float" office:value="1.260239" calcext:value-type="float">
            <text:p>1.260239</text:p>
          </table:table-cell>
          <table:table-cell table:style-name="ce1" table:formula="of:=AVERAGE([.G2:.G101])" office:value-type="float" office:value="0.00081458839" calcext:value-type="float">
            <text:p>0.00081458839</text:p>
          </table:table-cell>
          <table:table-cell/>
          <table:table-cell table:style-name="ce1" table:formula="of:=AVERAGE([.I2:.I101])" office:value-type="float" office:value="32.814245" calcext:value-type="float">
            <text:p>32.814245</text:p>
            <draw:frame draw:z-index="1" draw:style-name="gr1" draw:text-style-name="P1" svg:width="5.7677in" svg:height="4.6402in" svg:x="1.6547in" svg:y="0.1071in">
              <draw:object draw:notify-on-update-of-ranges="Sheet1.B2:Sheet1.B101 Sheet1.F2:Sheet1.F101 Sheet1.J2:Sheet1.J101 Sheet1.N2:Sheet1.N101 Sheet1.R2:Sheet1.R101 Sheet1.V2:Sheet1.V101 Sheet1.Z2:Sheet1.Z10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" table:formula="of:=AVERAGE([.J2:.J101])" office:value-type="float" office:value="1.2912124" calcext:value-type="float">
            <text:p>1.2912124</text:p>
          </table:table-cell>
          <table:table-cell table:style-name="ce1" table:formula="of:=AVERAGE([.K2:.K101])" office:value-type="float" office:value="0.00108435556" calcext:value-type="float">
            <text:p>0.00108435556</text:p>
          </table:table-cell>
          <table:table-cell/>
          <table:table-cell table:style-name="ce1" table:formula="of:=AVERAGE([.M2:.M101])" office:value-type="float" office:value="32.901228" calcext:value-type="float">
            <text:p>32.901228</text:p>
          </table:table-cell>
          <table:table-cell table:style-name="ce1" table:formula="of:=AVERAGE([.N2:.N101])" office:value-type="float" office:value="1.3155765" calcext:value-type="float">
            <text:p>1.3155765</text:p>
          </table:table-cell>
          <table:table-cell table:style-name="ce1" table:formula="of:=AVERAGE([.O2:.O101])" office:value-type="float" office:value="0.0009692193" calcext:value-type="float">
            <text:p>0.0009692193</text:p>
          </table:table-cell>
          <table:table-cell/>
          <table:table-cell table:style-name="ce1" table:formula="of:=AVERAGE([.Q2:.Q101])" office:value-type="float" office:value="33.182336" calcext:value-type="float">
            <text:p>33.182336</text:p>
          </table:table-cell>
          <table:table-cell table:style-name="ce1" table:formula="of:=AVERAGE([.R2:.R101])" office:value-type="float" office:value="1.3335208" calcext:value-type="float">
            <text:p>1.3335208</text:p>
          </table:table-cell>
          <table:table-cell table:style-name="ce1" table:formula="of:=AVERAGE([.S2:.S101])" office:value-type="float" office:value="0.0067238491" calcext:value-type="float">
            <text:p>0.0067238491</text:p>
          </table:table-cell>
          <table:table-cell/>
          <table:table-cell table:style-name="ce1" table:formula="of:=AVERAGE([.U2:.U101])" office:value-type="float" office:value="33.338336" calcext:value-type="float">
            <text:p>33.338336</text:p>
          </table:table-cell>
          <table:table-cell table:style-name="ce1" table:formula="of:=AVERAGE([.V2:.V101])" office:value-type="float" office:value="1.3386199" calcext:value-type="float">
            <text:p>1.3386199</text:p>
          </table:table-cell>
          <table:table-cell table:style-name="ce1" table:formula="of:=AVERAGE([.W2:.W101])" office:value-type="float" office:value="0.06656899" calcext:value-type="float">
            <text:p>0.06656899</text:p>
          </table:table-cell>
          <table:table-cell/>
          <table:table-cell table:style-name="ce1" table:formula="of:=AVERAGE([.Y2:.Y101])" office:value-type="float" office:value="33.186988" calcext:value-type="float">
            <text:p>33.186988</text:p>
          </table:table-cell>
          <table:table-cell table:style-name="ce1" table:formula="of:=AVERAGE([.Z2:.Z101])" office:value-type="float" office:value="1.3291968" calcext:value-type="float">
            <text:p>1.3291968</text:p>
          </table:table-cell>
          <table:table-cell table:style-name="ce1" table:formula="of:=AVERAGE([.AA2:.AA101])" office:value-type="float" office:value="0.58698766" calcext:value-type="float">
            <text:p>0.58698766</text:p>
          </table:table-cell>
        </table:table-row>
        <table:table-row table:style-name="ro1" table:number-rows-repeated="898">
          <table:table-cell table:number-columns-repeated="27"/>
        </table:table-row>
        <table:table-row table:style-name="ro1">
          <table:table-cell table:style-name="ce1"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3:54:59.482359705</meta:creation-date>
    <dc:date>2022-12-05T11:31:53.112625039</dc:date>
    <meta:editing-duration>PT2H10M8S</meta:editing-duration>
    <meta:editing-cycles>8</meta:editing-cycles>
    <meta:generator>LibreOffice/7.4.3.2$Linux_X86_64 LibreOffice_project/40$Build-2</meta:generator>
    <meta:document-statistic meta:table-count="1" meta:cell-count="2142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827cm" svg:height="10.522cm" xlink:href=".." xlink:type="simple" chart:class="chart:line" chart:style-name="ch1">
        <chart:title svg:x="4.872cm" svg:y="0.346cm" chart:style-name="ch2">
          <text:p>Porcentajes de ocio</text:p>
        </chart:title>
        <chart:legend chart:legend-position="end" svg:x="9.44cm" svg:y="3.468cm" style:legend-expansion="high" chart:style-name="ch3"/>
        <chart:plot-area chart:style-name="ch4" table:cell-range-address="Sheet1.A2:Sheet1.A101 Sheet1.E2:Sheet1.E101 Sheet1.I2:Sheet1.I101 Sheet1.M2:Sheet1.M101 Sheet1.Q2:Sheet1.Q101 Sheet1.U2:Sheet1.U101 Sheet1.Y2:Sheet1.Y101" chart:data-source-has-labels="row" svg:x="1.287cm" svg:y="1.335cm" svg:width="7.877cm" svg:height="7.996cm">
          <chart:coordinate-region svg:x="1.908cm" svg:y="1.534cm" svg:width="7.256cm" svg:height="7.005cm"/>
          <chart:axis chart:dimension="x" chart:name="primary-x" chart:style-name="ch5">
            <chart:title svg:x="3.369cm" svg:y="9.541cm" chart:style-name="ch6">
              <text:p>Numero de simulaciones</text:p>
            </chart:title>
          </chart:axis>
          <chart:axis chart:dimension="y" chart:name="primary-y" chart:style-name="ch5">
            <chart:title svg:x="0.451cm" svg:y="6.74cm" chart:style-name="ch7">
              <text:p>Porcentaje de ocio</text:p>
            </chart:title>
            <chart:grid chart:style-name="ch8" chart:class="major"/>
          </chart:axis>
          <chart:series chart:style-name="ch9" chart:values-cell-range-address="Sheet1.A2:Sheet1.A101" loext:label-string="horas" chart:class="chart:line">
            <chart:data-point chart:repeated="100"/>
          </chart:series>
          <chart:series chart:style-name="ch10" chart:values-cell-range-address="Sheet1.E2:Sheet1.E101" loext:label-string="medias_horas" chart:class="chart:line">
            <chart:data-point chart:repeated="100"/>
          </chart:series>
          <chart:series chart:style-name="ch11" chart:values-cell-range-address="Sheet1.I2:Sheet1.I101" loext:label-string="cuartos_horas" chart:class="chart:line">
            <chart:data-point chart:repeated="100"/>
          </chart:series>
          <chart:series chart:style-name="ch12" chart:values-cell-range-address="Sheet1.M2:Sheet1.M101" loext:label-string="minutos" chart:class="chart:line">
            <chart:data-point chart:repeated="100"/>
          </chart:series>
          <chart:series chart:style-name="ch13" chart:values-cell-range-address="Sheet1.Q2:Sheet1.Q101" loext:label-string="segundos" chart:class="chart:line">
            <chart:data-point chart:repeated="100"/>
          </chart:series>
          <chart:series chart:style-name="ch14" chart:values-cell-range-address="Sheet1.U2:Sheet1.U101" loext:label-string="decimas_segundo" chart:class="chart:line">
            <chart:data-point chart:repeated="100"/>
          </chart:series>
          <chart:series chart:style-name="ch15" chart:values-cell-range-address="Sheet1.Y2:Sheet1.Y101" loext:label-string="milesimas_segundo" chart:class="chart:line">
            <chart:data-point chart:repeated="10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</text:p>
              </table:table-cell>
              <table:table-cell office:value-type="string">
                <text:p>medias_horas</text:p>
              </table:table-cell>
              <table:table-cell office:value-type="string">
                <text:p>cuartos_horas</text:p>
              </table:table-cell>
              <table:table-cell office:value-type="string">
                <text:p>minutos</text:p>
              </table:table-cell>
              <table:table-cell office:value-type="string">
                <text:p>segundos</text:p>
              </table:table-cell>
              <table:table-cell office:value-type="string">
                <text:p>decimas_segundo</text:p>
              </table:table-cell>
              <table:table-cell office:value-type="string">
                <text:p>milesimas_segund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998">
                <text:p>0.009998</text:p>
                <draw:g>
                  <svg:desc>Sheet1.A2:Sheet1.A101</svg:desc>
                </draw:g>
              </table:table-cell>
              <table:table-cell office:value-type="float" office:value="33.2776">
                <text:p>33.2776</text:p>
                <draw:g>
                  <svg:desc>Sheet1.E2:Sheet1.E101</svg:desc>
                </draw:g>
              </table:table-cell>
              <table:table-cell office:value-type="float" office:value="32.2002">
                <text:p>32.2002</text:p>
                <draw:g>
                  <svg:desc>Sheet1.I2:Sheet1.I101</svg:desc>
                </draw:g>
              </table:table-cell>
              <table:table-cell office:value-type="float" office:value="32.6102">
                <text:p>32.6102</text:p>
                <draw:g>
                  <svg:desc>Sheet1.M2:Sheet1.M101</svg:desc>
                </draw:g>
              </table:table-cell>
              <table:table-cell office:value-type="float" office:value="33.2153">
                <text:p>33.2153</text:p>
                <draw:g>
                  <svg:desc>Sheet1.Q2:Sheet1.Q101</svg:desc>
                </draw:g>
              </table:table-cell>
              <table:table-cell office:value-type="float" office:value="34.1958">
                <text:p>34.1958</text:p>
                <draw:g>
                  <svg:desc>Sheet1.U2:Sheet1.U101</svg:desc>
                </draw:g>
              </table:table-cell>
              <table:table-cell office:value-type="float" office:value="33.3535">
                <text:p>33.3535</text:p>
                <draw:g>
                  <svg:desc>Sheet1.Y2:Sheet1.Y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9994">
                <text:p>0.019994</text:p>
              </table:table-cell>
              <table:table-cell office:value-type="float" office:value="31.6323">
                <text:p>31.6323</text:p>
              </table:table-cell>
              <table:table-cell office:value-type="float" office:value="32.9474">
                <text:p>32.9474</text:p>
              </table:table-cell>
              <table:table-cell office:value-type="float" office:value="34.113">
                <text:p>34.113</text:p>
              </table:table-cell>
              <table:table-cell office:value-type="float" office:value="33.581">
                <text:p>33.581</text:p>
              </table:table-cell>
              <table:table-cell office:value-type="float" office:value="33.2141">
                <text:p>33.2141</text:p>
              </table:table-cell>
              <table:table-cell office:value-type="float" office:value="32.0145">
                <text:p>32.01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994">
                <text:p>0.019994</text:p>
              </table:table-cell>
              <table:table-cell office:value-type="float" office:value="31.2349">
                <text:p>31.2349</text:p>
              </table:table-cell>
              <table:table-cell office:value-type="float" office:value="32.1683">
                <text:p>32.1683</text:p>
              </table:table-cell>
              <table:table-cell office:value-type="float" office:value="33.2579">
                <text:p>33.2579</text:p>
              </table:table-cell>
              <table:table-cell office:value-type="float" office:value="31.4516">
                <text:p>31.4516</text:p>
              </table:table-cell>
              <table:table-cell office:value-type="float" office:value="34.3966">
                <text:p>34.3966</text:p>
              </table:table-cell>
              <table:table-cell office:value-type="float" office:value="34.9718">
                <text:p>34.9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998">
                <text:p>0.009998</text:p>
              </table:table-cell>
              <table:table-cell office:value-type="float" office:value="31.7654">
                <text:p>31.7654</text:p>
              </table:table-cell>
              <table:table-cell office:value-type="float" office:value="33.4584">
                <text:p>33.4584</text:p>
              </table:table-cell>
              <table:table-cell office:value-type="float" office:value="33.8588">
                <text:p>33.8588</text:p>
              </table:table-cell>
              <table:table-cell office:value-type="float" office:value="32.2032">
                <text:p>32.2032</text:p>
              </table:table-cell>
              <table:table-cell office:value-type="float" office:value="33.4199">
                <text:p>33.4199</text:p>
              </table:table-cell>
              <table:table-cell office:value-type="float" office:value="33.4999">
                <text:p>33.4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9998">
                <text:p>0.009998</text:p>
              </table:table-cell>
              <table:table-cell office:value-type="float" office:value="31.4834">
                <text:p>31.4834</text:p>
              </table:table-cell>
              <table:table-cell office:value-type="float" office:value="32.7356">
                <text:p>32.7356</text:p>
              </table:table-cell>
              <table:table-cell office:value-type="float" office:value="33.1285">
                <text:p>33.1285</text:p>
              </table:table-cell>
              <table:table-cell office:value-type="float" office:value="32.2279">
                <text:p>32.2279</text:p>
              </table:table-cell>
              <table:table-cell office:value-type="float" office:value="34.099">
                <text:p>34.099</text:p>
              </table:table-cell>
              <table:table-cell office:value-type="float" office:value="33.9841">
                <text:p>33.98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9998">
                <text:p>0.009998</text:p>
              </table:table-cell>
              <table:table-cell office:value-type="float" office:value="31.1983">
                <text:p>31.1983</text:p>
              </table:table-cell>
              <table:table-cell office:value-type="float" office:value="34.4772">
                <text:p>34.4772</text:p>
              </table:table-cell>
              <table:table-cell office:value-type="float" office:value="31.9999">
                <text:p>31.9999</text:p>
              </table:table-cell>
              <table:table-cell office:value-type="float" office:value="32.2403">
                <text:p>32.2403</text:p>
              </table:table-cell>
              <table:table-cell office:value-type="float" office:value="34.2282">
                <text:p>34.2282</text:p>
              </table:table-cell>
              <table:table-cell office:value-type="float" office:value="32.9744">
                <text:p>32.9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998">
                <text:p>0.009998</text:p>
              </table:table-cell>
              <table:table-cell office:value-type="float" office:value="32.4818">
                <text:p>32.4818</text:p>
              </table:table-cell>
              <table:table-cell office:value-type="float" office:value="32.1938">
                <text:p>32.1938</text:p>
              </table:table-cell>
              <table:table-cell office:value-type="float" office:value="32.46">
                <text:p>32.46</text:p>
              </table:table-cell>
              <table:table-cell office:value-type="float" office:value="34.101">
                <text:p>34.101</text:p>
              </table:table-cell>
              <table:table-cell office:value-type="float" office:value="32.9848">
                <text:p>32.9848</text:p>
              </table:table-cell>
              <table:table-cell office:value-type="float" office:value="33.6696">
                <text:p>33.66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9998">
                <text:p>0.009998</text:p>
              </table:table-cell>
              <table:table-cell office:value-type="float" office:value="31.7492">
                <text:p>31.7492</text:p>
              </table:table-cell>
              <table:table-cell office:value-type="float" office:value="33.1176">
                <text:p>33.1176</text:p>
              </table:table-cell>
              <table:table-cell office:value-type="float" office:value="34.1642">
                <text:p>34.1642</text:p>
              </table:table-cell>
              <table:table-cell office:value-type="float" office:value="33.2375">
                <text:p>33.2375</text:p>
              </table:table-cell>
              <table:table-cell office:value-type="float" office:value="32.1908">
                <text:p>32.1908</text:p>
              </table:table-cell>
              <table:table-cell office:value-type="float" office:value="32.9324">
                <text:p>32.93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9998">
                <text:p>0.009998</text:p>
              </table:table-cell>
              <table:table-cell office:value-type="float" office:value="32.2323">
                <text:p>32.2323</text:p>
              </table:table-cell>
              <table:table-cell office:value-type="float" office:value="34.1764">
                <text:p>34.1764</text:p>
              </table:table-cell>
              <table:table-cell office:value-type="float" office:value="32.341">
                <text:p>32.341</text:p>
              </table:table-cell>
              <table:table-cell office:value-type="float" office:value="34.1661">
                <text:p>34.1661</text:p>
              </table:table-cell>
              <table:table-cell office:value-type="float" office:value="32.7855">
                <text:p>32.7855</text:p>
              </table:table-cell>
              <table:table-cell office:value-type="float" office:value="32.785">
                <text:p>32.7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998">
                <text:p>0.009998</text:p>
              </table:table-cell>
              <table:table-cell office:value-type="float" office:value="31.482">
                <text:p>31.482</text:p>
              </table:table-cell>
              <table:table-cell office:value-type="float" office:value="33.2797">
                <text:p>33.2797</text:p>
              </table:table-cell>
              <table:table-cell office:value-type="float" office:value="34.0206">
                <text:p>34.0206</text:p>
              </table:table-cell>
              <table:table-cell office:value-type="float" office:value="31.9799">
                <text:p>31.9799</text:p>
              </table:table-cell>
              <table:table-cell office:value-type="float" office:value="35.1911">
                <text:p>35.1911</text:p>
              </table:table-cell>
              <table:table-cell office:value-type="float" office:value="33.6839">
                <text:p>33.68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998">
                <text:p>0.009998</text:p>
              </table:table-cell>
              <table:table-cell office:value-type="float" office:value="32.0248">
                <text:p>32.0248</text:p>
              </table:table-cell>
              <table:table-cell office:value-type="float" office:value="31.942">
                <text:p>31.942</text:p>
              </table:table-cell>
              <table:table-cell office:value-type="float" office:value="31.8416">
                <text:p>31.8416</text:p>
              </table:table-cell>
              <table:table-cell office:value-type="float" office:value="32.2464">
                <text:p>32.2464</text:p>
              </table:table-cell>
              <table:table-cell office:value-type="float" office:value="33.1371">
                <text:p>33.1371</text:p>
              </table:table-cell>
              <table:table-cell office:value-type="float" office:value="32.137">
                <text:p>32.1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9998">
                <text:p>0.009998</text:p>
              </table:table-cell>
              <table:table-cell office:value-type="float" office:value="30.4079">
                <text:p>30.4079</text:p>
              </table:table-cell>
              <table:table-cell office:value-type="float" office:value="32.6461">
                <text:p>32.6461</text:p>
              </table:table-cell>
              <table:table-cell office:value-type="float" office:value="31.9583">
                <text:p>31.9583</text:p>
              </table:table-cell>
              <table:table-cell office:value-type="float" office:value="33.2049">
                <text:p>33.2049</text:p>
              </table:table-cell>
              <table:table-cell office:value-type="float" office:value="33.3858">
                <text:p>33.3858</text:p>
              </table:table-cell>
              <table:table-cell office:value-type="float" office:value="32.1181">
                <text:p>32.11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9994">
                <text:p>0.019994</text:p>
              </table:table-cell>
              <table:table-cell office:value-type="float" office:value="32.0897">
                <text:p>32.0897</text:p>
              </table:table-cell>
              <table:table-cell office:value-type="float" office:value="32.8994">
                <text:p>32.8994</text:p>
              </table:table-cell>
              <table:table-cell office:value-type="float" office:value="32.8536">
                <text:p>32.8536</text:p>
              </table:table-cell>
              <table:table-cell office:value-type="float" office:value="31.9266">
                <text:p>31.9266</text:p>
              </table:table-cell>
              <table:table-cell office:value-type="float" office:value="34.2449">
                <text:p>34.2449</text:p>
              </table:table-cell>
              <table:table-cell office:value-type="float" office:value="34.0859">
                <text:p>34.08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9994">
                <text:p>0.019994</text:p>
              </table:table-cell>
              <table:table-cell office:value-type="float" office:value="31.6464">
                <text:p>31.6464</text:p>
              </table:table-cell>
              <table:table-cell office:value-type="float" office:value="32.8">
                <text:p>32.8</text:p>
              </table:table-cell>
              <table:table-cell office:value-type="float" office:value="34.2868">
                <text:p>34.2868</text:p>
              </table:table-cell>
              <table:table-cell office:value-type="float" office:value="33.674">
                <text:p>33.674</text:p>
              </table:table-cell>
              <table:table-cell office:value-type="float" office:value="32.9258">
                <text:p>32.9258</text:p>
              </table:table-cell>
              <table:table-cell office:value-type="float" office:value="31.3971">
                <text:p>31.39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9998">
                <text:p>0.009998</text:p>
              </table:table-cell>
              <table:table-cell office:value-type="float" office:value="32.7576">
                <text:p>32.7576</text:p>
              </table:table-cell>
              <table:table-cell office:value-type="float" office:value="35.3445">
                <text:p>35.3445</text:p>
              </table:table-cell>
              <table:table-cell office:value-type="float" office:value="34.2509">
                <text:p>34.2509</text:p>
              </table:table-cell>
              <table:table-cell office:value-type="float" office:value="33.7882">
                <text:p>33.7882</text:p>
              </table:table-cell>
              <table:table-cell office:value-type="float" office:value="32.1897">
                <text:p>32.1897</text:p>
              </table:table-cell>
              <table:table-cell office:value-type="float" office:value="32.3593">
                <text:p>32.35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9998">
                <text:p>0.009998</text:p>
              </table:table-cell>
              <table:table-cell office:value-type="float" office:value="31.8987">
                <text:p>31.8987</text:p>
              </table:table-cell>
              <table:table-cell office:value-type="float" office:value="31.8816">
                <text:p>31.8816</text:p>
              </table:table-cell>
              <table:table-cell office:value-type="float" office:value="33.0095">
                <text:p>33.0095</text:p>
              </table:table-cell>
              <table:table-cell office:value-type="float" office:value="32.1066">
                <text:p>32.1066</text:p>
              </table:table-cell>
              <table:table-cell office:value-type="float" office:value="33.1283">
                <text:p>33.1283</text:p>
              </table:table-cell>
              <table:table-cell office:value-type="float" office:value="32.4212">
                <text:p>32.42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9994">
                <text:p>0.019994</text:p>
              </table:table-cell>
              <table:table-cell office:value-type="float" office:value="33.1881">
                <text:p>33.1881</text:p>
              </table:table-cell>
              <table:table-cell office:value-type="float" office:value="33.3734">
                <text:p>33.3734</text:p>
              </table:table-cell>
              <table:table-cell office:value-type="float" office:value="32.6009">
                <text:p>32.6009</text:p>
              </table:table-cell>
              <table:table-cell office:value-type="float" office:value="32.9215">
                <text:p>32.9215</text:p>
              </table:table-cell>
              <table:table-cell office:value-type="float" office:value="34.7391">
                <text:p>34.7391</text:p>
              </table:table-cell>
              <table:table-cell office:value-type="float" office:value="33.871">
                <text:p>33.8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9998">
                <text:p>0.009998</text:p>
              </table:table-cell>
              <table:table-cell office:value-type="float" office:value="30.25">
                <text:p>30.25</text:p>
              </table:table-cell>
              <table:table-cell office:value-type="float" office:value="31.394">
                <text:p>31.394</text:p>
              </table:table-cell>
              <table:table-cell office:value-type="float" office:value="33.4865">
                <text:p>33.4865</text:p>
              </table:table-cell>
              <table:table-cell office:value-type="float" office:value="34.4804">
                <text:p>34.4804</text:p>
              </table:table-cell>
              <table:table-cell office:value-type="float" office:value="33.5181">
                <text:p>33.5181</text:p>
              </table:table-cell>
              <table:table-cell office:value-type="float" office:value="33.2901">
                <text:p>33.29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9998">
                <text:p>0.009998</text:p>
              </table:table-cell>
              <table:table-cell office:value-type="float" office:value="31.4238">
                <text:p>31.4238</text:p>
              </table:table-cell>
              <table:table-cell office:value-type="float" office:value="32.0965">
                <text:p>32.0965</text:p>
              </table:table-cell>
              <table:table-cell office:value-type="float" office:value="33.5794">
                <text:p>33.5794</text:p>
              </table:table-cell>
              <table:table-cell office:value-type="float" office:value="33.4633">
                <text:p>33.4633</text:p>
              </table:table-cell>
              <table:table-cell office:value-type="float" office:value="34.1617">
                <text:p>34.1617</text:p>
              </table:table-cell>
              <table:table-cell office:value-type="float" office:value="32.6718">
                <text:p>32.67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9998">
                <text:p>0.009998</text:p>
              </table:table-cell>
              <table:table-cell office:value-type="float" office:value="30.8169">
                <text:p>30.8169</text:p>
              </table:table-cell>
              <table:table-cell office:value-type="float" office:value="32.6446">
                <text:p>32.6446</text:p>
              </table:table-cell>
              <table:table-cell office:value-type="float" office:value="33.3068">
                <text:p>33.3068</text:p>
              </table:table-cell>
              <table:table-cell office:value-type="float" office:value="32.8544">
                <text:p>32.8544</text:p>
              </table:table-cell>
              <table:table-cell office:value-type="float" office:value="31.5456">
                <text:p>31.5456</text:p>
              </table:table-cell>
              <table:table-cell office:value-type="float" office:value="32.7338">
                <text:p>32.73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9998">
                <text:p>0.009998</text:p>
              </table:table-cell>
              <table:table-cell office:value-type="float" office:value="30.565">
                <text:p>30.565</text:p>
              </table:table-cell>
              <table:table-cell office:value-type="float" office:value="32.9328">
                <text:p>32.9328</text:p>
              </table:table-cell>
              <table:table-cell office:value-type="float" office:value="34.0958">
                <text:p>34.0958</text:p>
              </table:table-cell>
              <table:table-cell office:value-type="float" office:value="33.3152">
                <text:p>33.3152</text:p>
              </table:table-cell>
              <table:table-cell office:value-type="float" office:value="33.6206">
                <text:p>33.6206</text:p>
              </table:table-cell>
              <table:table-cell office:value-type="float" office:value="33.019">
                <text:p>33.0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9998">
                <text:p>0.009998</text:p>
              </table:table-cell>
              <table:table-cell office:value-type="float" office:value="30.4517">
                <text:p>30.4517</text:p>
              </table:table-cell>
              <table:table-cell office:value-type="float" office:value="31.9083">
                <text:p>31.9083</text:p>
              </table:table-cell>
              <table:table-cell office:value-type="float" office:value="32.474">
                <text:p>32.474</text:p>
              </table:table-cell>
              <table:table-cell office:value-type="float" office:value="32.7144">
                <text:p>32.7144</text:p>
              </table:table-cell>
              <table:table-cell office:value-type="float" office:value="32.933">
                <text:p>32.933</text:p>
              </table:table-cell>
              <table:table-cell office:value-type="float" office:value="34.5154">
                <text:p>34.51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9998">
                <text:p>0.009998</text:p>
              </table:table-cell>
              <table:table-cell office:value-type="float" office:value="32.563">
                <text:p>32.563</text:p>
              </table:table-cell>
              <table:table-cell office:value-type="float" office:value="33.5879">
                <text:p>33.5879</text:p>
              </table:table-cell>
              <table:table-cell office:value-type="float" office:value="32.3661">
                <text:p>32.3661</text:p>
              </table:table-cell>
              <table:table-cell office:value-type="float" office:value="32.3875">
                <text:p>32.3875</text:p>
              </table:table-cell>
              <table:table-cell office:value-type="float" office:value="33.1874">
                <text:p>33.1874</text:p>
              </table:table-cell>
              <table:table-cell office:value-type="float" office:value="32.7886">
                <text:p>32.78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9998">
                <text:p>0.009998</text:p>
              </table:table-cell>
              <table:table-cell office:value-type="float" office:value="31.6198">
                <text:p>31.6198</text:p>
              </table:table-cell>
              <table:table-cell office:value-type="float" office:value="32.7788">
                <text:p>32.7788</text:p>
              </table:table-cell>
              <table:table-cell office:value-type="float" office:value="32.5647">
                <text:p>32.5647</text:p>
              </table:table-cell>
              <table:table-cell office:value-type="float" office:value="33.4588">
                <text:p>33.4588</text:p>
              </table:table-cell>
              <table:table-cell office:value-type="float" office:value="32.7251">
                <text:p>32.7251</text:p>
              </table:table-cell>
              <table:table-cell office:value-type="float" office:value="32.5775">
                <text:p>32.57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9998">
                <text:p>0.009998</text:p>
              </table:table-cell>
              <table:table-cell office:value-type="float" office:value="31.714">
                <text:p>31.714</text:p>
              </table:table-cell>
              <table:table-cell office:value-type="float" office:value="32.941">
                <text:p>32.941</text:p>
              </table:table-cell>
              <table:table-cell office:value-type="float" office:value="33.1732">
                <text:p>33.1732</text:p>
              </table:table-cell>
              <table:table-cell office:value-type="float" office:value="33.5015">
                <text:p>33.5015</text:p>
              </table:table-cell>
              <table:table-cell office:value-type="float" office:value="34.4318">
                <text:p>34.4318</text:p>
              </table:table-cell>
              <table:table-cell office:value-type="float" office:value="34.3413">
                <text:p>34.34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9998">
                <text:p>0.009998</text:p>
              </table:table-cell>
              <table:table-cell office:value-type="float" office:value="31.8323">
                <text:p>31.8323</text:p>
              </table:table-cell>
              <table:table-cell office:value-type="float" office:value="33.1391">
                <text:p>33.1391</text:p>
              </table:table-cell>
              <table:table-cell office:value-type="float" office:value="34.299">
                <text:p>34.299</text:p>
              </table:table-cell>
              <table:table-cell office:value-type="float" office:value="32.4755">
                <text:p>32.4755</text:p>
              </table:table-cell>
              <table:table-cell office:value-type="float" office:value="33.9904">
                <text:p>33.9904</text:p>
              </table:table-cell>
              <table:table-cell office:value-type="float" office:value="31.8788">
                <text:p>31.87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9998">
                <text:p>0.009998</text:p>
              </table:table-cell>
              <table:table-cell office:value-type="float" office:value="31.1476">
                <text:p>31.1476</text:p>
              </table:table-cell>
              <table:table-cell office:value-type="float" office:value="33.0414">
                <text:p>33.0414</text:p>
              </table:table-cell>
              <table:table-cell office:value-type="float" office:value="33.8074">
                <text:p>33.8074</text:p>
              </table:table-cell>
              <table:table-cell office:value-type="float" office:value="34.395">
                <text:p>34.395</text:p>
              </table:table-cell>
              <table:table-cell office:value-type="float" office:value="32.4537">
                <text:p>32.4537</text:p>
              </table:table-cell>
              <table:table-cell office:value-type="float" office:value="34.5619">
                <text:p>34.56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9998">
                <text:p>0.009998</text:p>
              </table:table-cell>
              <table:table-cell office:value-type="float" office:value="32.8793">
                <text:p>32.8793</text:p>
              </table:table-cell>
              <table:table-cell office:value-type="float" office:value="32.6525">
                <text:p>32.6525</text:p>
              </table:table-cell>
              <table:table-cell office:value-type="float" office:value="33.395">
                <text:p>33.395</text:p>
              </table:table-cell>
              <table:table-cell office:value-type="float" office:value="32.8094">
                <text:p>32.8094</text:p>
              </table:table-cell>
              <table:table-cell office:value-type="float" office:value="34.0721">
                <text:p>34.0721</text:p>
              </table:table-cell>
              <table:table-cell office:value-type="float" office:value="32.4447">
                <text:p>32.44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9998">
                <text:p>0.009998</text:p>
              </table:table-cell>
              <table:table-cell office:value-type="float" office:value="31.2295">
                <text:p>31.2295</text:p>
              </table:table-cell>
              <table:table-cell office:value-type="float" office:value="33.6771">
                <text:p>33.6771</text:p>
              </table:table-cell>
              <table:table-cell office:value-type="float" office:value="33.3236">
                <text:p>33.3236</text:p>
              </table:table-cell>
              <table:table-cell office:value-type="float" office:value="34.0811">
                <text:p>34.0811</text:p>
              </table:table-cell>
              <table:table-cell office:value-type="float" office:value="33.2969">
                <text:p>33.2969</text:p>
              </table:table-cell>
              <table:table-cell office:value-type="float" office:value="33.8033">
                <text:p>33.80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9994">
                <text:p>0.019994</text:p>
              </table:table-cell>
              <table:table-cell office:value-type="float" office:value="32.5328">
                <text:p>32.5328</text:p>
              </table:table-cell>
              <table:table-cell office:value-type="float" office:value="33.0838">
                <text:p>33.0838</text:p>
              </table:table-cell>
              <table:table-cell office:value-type="float" office:value="31.7519">
                <text:p>31.7519</text:p>
              </table:table-cell>
              <table:table-cell office:value-type="float" office:value="33.8899">
                <text:p>33.8899</text:p>
              </table:table-cell>
              <table:table-cell office:value-type="float" office:value="33.8654">
                <text:p>33.8654</text:p>
              </table:table-cell>
              <table:table-cell office:value-type="float" office:value="33.1765">
                <text:p>33.17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9998">
                <text:p>0.009998</text:p>
              </table:table-cell>
              <table:table-cell office:value-type="float" office:value="30.9829">
                <text:p>30.9829</text:p>
              </table:table-cell>
              <table:table-cell office:value-type="float" office:value="33.9751">
                <text:p>33.9751</text:p>
              </table:table-cell>
              <table:table-cell office:value-type="float" office:value="33.0686">
                <text:p>33.0686</text:p>
              </table:table-cell>
              <table:table-cell office:value-type="float" office:value="33.0033">
                <text:p>33.0033</text:p>
              </table:table-cell>
              <table:table-cell office:value-type="float" office:value="33.442">
                <text:p>33.442</text:p>
              </table:table-cell>
              <table:table-cell office:value-type="float" office:value="32.2872">
                <text:p>32.28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9998">
                <text:p>0.009998</text:p>
              </table:table-cell>
              <table:table-cell office:value-type="float" office:value="32.8405">
                <text:p>32.8405</text:p>
              </table:table-cell>
              <table:table-cell office:value-type="float" office:value="32.6028">
                <text:p>32.6028</text:p>
              </table:table-cell>
              <table:table-cell office:value-type="float" office:value="33.0723">
                <text:p>33.0723</text:p>
              </table:table-cell>
              <table:table-cell office:value-type="float" office:value="33.3544">
                <text:p>33.3544</text:p>
              </table:table-cell>
              <table:table-cell office:value-type="float" office:value="33.8063">
                <text:p>33.8063</text:p>
              </table:table-cell>
              <table:table-cell office:value-type="float" office:value="34.5176">
                <text:p>34.51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9988">
                <text:p>0.029988</text:p>
              </table:table-cell>
              <table:table-cell office:value-type="float" office:value="31.2851">
                <text:p>31.2851</text:p>
              </table:table-cell>
              <table:table-cell office:value-type="float" office:value="32.5371">
                <text:p>32.5371</text:p>
              </table:table-cell>
              <table:table-cell office:value-type="float" office:value="34.5708">
                <text:p>34.5708</text:p>
              </table:table-cell>
              <table:table-cell office:value-type="float" office:value="33.0816">
                <text:p>33.0816</text:p>
              </table:table-cell>
              <table:table-cell office:value-type="float" office:value="31.7019">
                <text:p>31.7019</text:p>
              </table:table-cell>
              <table:table-cell office:value-type="float" office:value="32.4307">
                <text:p>32.43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9998">
                <text:p>0.009998</text:p>
              </table:table-cell>
              <table:table-cell office:value-type="float" office:value="30.4412">
                <text:p>30.4412</text:p>
              </table:table-cell>
              <table:table-cell office:value-type="float" office:value="33.8663">
                <text:p>33.8663</text:p>
              </table:table-cell>
              <table:table-cell office:value-type="float" office:value="32.3323">
                <text:p>32.3323</text:p>
              </table:table-cell>
              <table:table-cell office:value-type="float" office:value="33.9934">
                <text:p>33.9934</text:p>
              </table:table-cell>
              <table:table-cell office:value-type="float" office:value="32.478">
                <text:p>32.478</text:p>
              </table:table-cell>
              <table:table-cell office:value-type="float" office:value="33.2472">
                <text:p>33.24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9998">
                <text:p>0.009998</text:p>
              </table:table-cell>
              <table:table-cell office:value-type="float" office:value="30.9132">
                <text:p>30.9132</text:p>
              </table:table-cell>
              <table:table-cell office:value-type="float" office:value="32.7903">
                <text:p>32.7903</text:p>
              </table:table-cell>
              <table:table-cell office:value-type="float" office:value="35.0044">
                <text:p>35.0044</text:p>
              </table:table-cell>
              <table:table-cell office:value-type="float" office:value="34.5934">
                <text:p>34.5934</text:p>
              </table:table-cell>
              <table:table-cell office:value-type="float" office:value="33.9318">
                <text:p>33.9318</text:p>
              </table:table-cell>
              <table:table-cell office:value-type="float" office:value="34.125">
                <text:p>34.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9998">
                <text:p>0.009998</text:p>
              </table:table-cell>
              <table:table-cell office:value-type="float" office:value="29.8983">
                <text:p>29.8983</text:p>
              </table:table-cell>
              <table:table-cell office:value-type="float" office:value="34.4223">
                <text:p>34.4223</text:p>
              </table:table-cell>
              <table:table-cell office:value-type="float" office:value="33.7545">
                <text:p>33.7545</text:p>
              </table:table-cell>
              <table:table-cell office:value-type="float" office:value="33.0819">
                <text:p>33.0819</text:p>
              </table:table-cell>
              <table:table-cell office:value-type="float" office:value="34.8942">
                <text:p>34.8942</text:p>
              </table:table-cell>
              <table:table-cell office:value-type="float" office:value="32.4337">
                <text:p>32.43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9998">
                <text:p>0.009998</text:p>
              </table:table-cell>
              <table:table-cell office:value-type="float" office:value="33.4096">
                <text:p>33.4096</text:p>
              </table:table-cell>
              <table:table-cell office:value-type="float" office:value="32.3833">
                <text:p>32.3833</text:p>
              </table:table-cell>
              <table:table-cell office:value-type="float" office:value="32.4521">
                <text:p>32.4521</text:p>
              </table:table-cell>
              <table:table-cell office:value-type="float" office:value="32.9457">
                <text:p>32.9457</text:p>
              </table:table-cell>
              <table:table-cell office:value-type="float" office:value="32.0967">
                <text:p>32.0967</text:p>
              </table:table-cell>
              <table:table-cell office:value-type="float" office:value="32.4551">
                <text:p>32.45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9994">
                <text:p>0.019994</text:p>
              </table:table-cell>
              <table:table-cell office:value-type="float" office:value="32.555">
                <text:p>32.555</text:p>
              </table:table-cell>
              <table:table-cell office:value-type="float" office:value="30.5833">
                <text:p>30.5833</text:p>
              </table:table-cell>
              <table:table-cell office:value-type="float" office:value="33.3823">
                <text:p>33.3823</text:p>
              </table:table-cell>
              <table:table-cell office:value-type="float" office:value="31.7246">
                <text:p>31.7246</text:p>
              </table:table-cell>
              <table:table-cell office:value-type="float" office:value="34.9466">
                <text:p>34.9466</text:p>
              </table:table-cell>
              <table:table-cell office:value-type="float" office:value="33.5216">
                <text:p>33.52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9998">
                <text:p>0.009998</text:p>
              </table:table-cell>
              <table:table-cell office:value-type="float" office:value="32.0071">
                <text:p>32.0071</text:p>
              </table:table-cell>
              <table:table-cell office:value-type="float" office:value="33.3518">
                <text:p>33.3518</text:p>
              </table:table-cell>
              <table:table-cell office:value-type="float" office:value="31.4587">
                <text:p>31.4587</text:p>
              </table:table-cell>
              <table:table-cell office:value-type="float" office:value="32.6993">
                <text:p>32.6993</text:p>
              </table:table-cell>
              <table:table-cell office:value-type="float" office:value="33.6744">
                <text:p>33.6744</text:p>
              </table:table-cell>
              <table:table-cell office:value-type="float" office:value="32.8711">
                <text:p>32.87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9998">
                <text:p>0.009998</text:p>
              </table:table-cell>
              <table:table-cell office:value-type="float" office:value="31.2451">
                <text:p>31.2451</text:p>
              </table:table-cell>
              <table:table-cell office:value-type="float" office:value="32.3542">
                <text:p>32.3542</text:p>
              </table:table-cell>
              <table:table-cell office:value-type="float" office:value="31.7618">
                <text:p>31.7618</text:p>
              </table:table-cell>
              <table:table-cell office:value-type="float" office:value="34.4022">
                <text:p>34.4022</text:p>
              </table:table-cell>
              <table:table-cell office:value-type="float" office:value="32.5867">
                <text:p>32.5867</text:p>
              </table:table-cell>
              <table:table-cell office:value-type="float" office:value="33.2206">
                <text:p>33.22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9998">
                <text:p>0.009998</text:p>
              </table:table-cell>
              <table:table-cell office:value-type="float" office:value="31.9542">
                <text:p>31.9542</text:p>
              </table:table-cell>
              <table:table-cell office:value-type="float" office:value="31.1937">
                <text:p>31.1937</text:p>
              </table:table-cell>
              <table:table-cell office:value-type="float" office:value="35.0104">
                <text:p>35.0104</text:p>
              </table:table-cell>
              <table:table-cell office:value-type="float" office:value="31.8457">
                <text:p>31.8457</text:p>
              </table:table-cell>
              <table:table-cell office:value-type="float" office:value="33.599">
                <text:p>33.599</text:p>
              </table:table-cell>
              <table:table-cell office:value-type="float" office:value="34.7164">
                <text:p>34.71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9998">
                <text:p>0.009998</text:p>
              </table:table-cell>
              <table:table-cell office:value-type="float" office:value="29.5465">
                <text:p>29.5465</text:p>
              </table:table-cell>
              <table:table-cell office:value-type="float" office:value="32.4417">
                <text:p>32.4417</text:p>
              </table:table-cell>
              <table:table-cell office:value-type="float" office:value="32.9549">
                <text:p>32.9549</text:p>
              </table:table-cell>
              <table:table-cell office:value-type="float" office:value="33.2843">
                <text:p>33.2843</text:p>
              </table:table-cell>
              <table:table-cell office:value-type="float" office:value="33.3741">
                <text:p>33.3741</text:p>
              </table:table-cell>
              <table:table-cell office:value-type="float" office:value="33.1585">
                <text:p>33.15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9994">
                <text:p>0.019994</text:p>
              </table:table-cell>
              <table:table-cell office:value-type="float" office:value="32.1238">
                <text:p>32.1238</text:p>
              </table:table-cell>
              <table:table-cell office:value-type="float" office:value="31.5509">
                <text:p>31.5509</text:p>
              </table:table-cell>
              <table:table-cell office:value-type="float" office:value="32.9681">
                <text:p>32.9681</text:p>
              </table:table-cell>
              <table:table-cell office:value-type="float" office:value="32.7142">
                <text:p>32.7142</text:p>
              </table:table-cell>
              <table:table-cell office:value-type="float" office:value="33.538">
                <text:p>33.538</text:p>
              </table:table-cell>
              <table:table-cell office:value-type="float" office:value="32.0788">
                <text:p>32.07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9998">
                <text:p>0.009998</text:p>
              </table:table-cell>
              <table:table-cell office:value-type="float" office:value="31.7074">
                <text:p>31.7074</text:p>
              </table:table-cell>
              <table:table-cell office:value-type="float" office:value="32.1199">
                <text:p>32.1199</text:p>
              </table:table-cell>
              <table:table-cell office:value-type="float" office:value="32.5304">
                <text:p>32.5304</text:p>
              </table:table-cell>
              <table:table-cell office:value-type="float" office:value="32.9428">
                <text:p>32.9428</text:p>
              </table:table-cell>
              <table:table-cell office:value-type="float" office:value="33.7215">
                <text:p>33.7215</text:p>
              </table:table-cell>
              <table:table-cell office:value-type="float" office:value="33.7054">
                <text:p>33.70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9998">
                <text:p>0.009998</text:p>
              </table:table-cell>
              <table:table-cell office:value-type="float" office:value="29.8084">
                <text:p>29.8084</text:p>
              </table:table-cell>
              <table:table-cell office:value-type="float" office:value="31.2905">
                <text:p>31.2905</text:p>
              </table:table-cell>
              <table:table-cell office:value-type="float" office:value="33.493">
                <text:p>33.493</text:p>
              </table:table-cell>
              <table:table-cell office:value-type="float" office:value="32.0739">
                <text:p>32.0739</text:p>
              </table:table-cell>
              <table:table-cell office:value-type="float" office:value="33.2363">
                <text:p>33.2363</text:p>
              </table:table-cell>
              <table:table-cell office:value-type="float" office:value="33.2608">
                <text:p>33.26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9988">
                <text:p>0.029988</text:p>
              </table:table-cell>
              <table:table-cell office:value-type="float" office:value="29.867">
                <text:p>29.867</text:p>
              </table:table-cell>
              <table:table-cell office:value-type="float" office:value="33.4502">
                <text:p>33.4502</text:p>
              </table:table-cell>
              <table:table-cell office:value-type="float" office:value="33.1671">
                <text:p>33.1671</text:p>
              </table:table-cell>
              <table:table-cell office:value-type="float" office:value="35.1683">
                <text:p>35.1683</text:p>
              </table:table-cell>
              <table:table-cell office:value-type="float" office:value="34.3497">
                <text:p>34.3497</text:p>
              </table:table-cell>
              <table:table-cell office:value-type="float" office:value="33.2959">
                <text:p>33.29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9994">
                <text:p>0.019994</text:p>
              </table:table-cell>
              <table:table-cell office:value-type="float" office:value="31.1264">
                <text:p>31.1264</text:p>
              </table:table-cell>
              <table:table-cell office:value-type="float" office:value="32.7073">
                <text:p>32.7073</text:p>
              </table:table-cell>
              <table:table-cell office:value-type="float" office:value="33.096">
                <text:p>33.096</text:p>
              </table:table-cell>
              <table:table-cell office:value-type="float" office:value="33.8365">
                <text:p>33.8365</text:p>
              </table:table-cell>
              <table:table-cell office:value-type="float" office:value="33.2978">
                <text:p>33.2978</text:p>
              </table:table-cell>
              <table:table-cell office:value-type="float" office:value="34.1501">
                <text:p>34.15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9998">
                <text:p>0.009998</text:p>
              </table:table-cell>
              <table:table-cell office:value-type="float" office:value="32.926">
                <text:p>32.926</text:p>
              </table:table-cell>
              <table:table-cell office:value-type="float" office:value="34.7568">
                <text:p>34.7568</text:p>
              </table:table-cell>
              <table:table-cell office:value-type="float" office:value="31.523">
                <text:p>31.523</text:p>
              </table:table-cell>
              <table:table-cell office:value-type="float" office:value="34.9605">
                <text:p>34.9605</text:p>
              </table:table-cell>
              <table:table-cell office:value-type="float" office:value="33.8224">
                <text:p>33.8224</text:p>
              </table:table-cell>
              <table:table-cell office:value-type="float" office:value="34.7483">
                <text:p>34.74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9994">
                <text:p>0.019994</text:p>
              </table:table-cell>
              <table:table-cell office:value-type="float" office:value="32.1874">
                <text:p>32.1874</text:p>
              </table:table-cell>
              <table:table-cell office:value-type="float" office:value="34.5886">
                <text:p>34.5886</text:p>
              </table:table-cell>
              <table:table-cell office:value-type="float" office:value="33.8275">
                <text:p>33.8275</text:p>
              </table:table-cell>
              <table:table-cell office:value-type="float" office:value="32.8346">
                <text:p>32.8346</text:p>
              </table:table-cell>
              <table:table-cell office:value-type="float" office:value="31.7886">
                <text:p>31.7886</text:p>
              </table:table-cell>
              <table:table-cell office:value-type="float" office:value="32.7694">
                <text:p>32.76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9998">
                <text:p>0.009998</text:p>
              </table:table-cell>
              <table:table-cell office:value-type="float" office:value="30.7586">
                <text:p>30.7586</text:p>
              </table:table-cell>
              <table:table-cell office:value-type="float" office:value="32.4611">
                <text:p>32.4611</text:p>
              </table:table-cell>
              <table:table-cell office:value-type="float" office:value="32.4261">
                <text:p>32.4261</text:p>
              </table:table-cell>
              <table:table-cell office:value-type="float" office:value="34.3867">
                <text:p>34.3867</text:p>
              </table:table-cell>
              <table:table-cell office:value-type="float" office:value="33.5915">
                <text:p>33.5915</text:p>
              </table:table-cell>
              <table:table-cell office:value-type="float" office:value="33.3345">
                <text:p>33.33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9998">
                <text:p>0.009998</text:p>
              </table:table-cell>
              <table:table-cell office:value-type="float" office:value="31.1678">
                <text:p>31.1678</text:p>
              </table:table-cell>
              <table:table-cell office:value-type="float" office:value="33.4008">
                <text:p>33.4008</text:p>
              </table:table-cell>
              <table:table-cell office:value-type="float" office:value="32.293">
                <text:p>32.293</text:p>
              </table:table-cell>
              <table:table-cell office:value-type="float" office:value="31.7862">
                <text:p>31.7862</text:p>
              </table:table-cell>
              <table:table-cell office:value-type="float" office:value="34.6652">
                <text:p>34.6652</text:p>
              </table:table-cell>
              <table:table-cell office:value-type="float" office:value="33.7813">
                <text:p>33.78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9998">
                <text:p>0.009998</text:p>
              </table:table-cell>
              <table:table-cell office:value-type="float" office:value="32.4604">
                <text:p>32.4604</text:p>
              </table:table-cell>
              <table:table-cell office:value-type="float" office:value="32.7556">
                <text:p>32.7556</text:p>
              </table:table-cell>
              <table:table-cell office:value-type="float" office:value="34.8301">
                <text:p>34.8301</text:p>
              </table:table-cell>
              <table:table-cell office:value-type="float" office:value="33.6659">
                <text:p>33.6659</text:p>
              </table:table-cell>
              <table:table-cell office:value-type="float" office:value="35.3499">
                <text:p>35.3499</text:p>
              </table:table-cell>
              <table:table-cell office:value-type="float" office:value="32.7841">
                <text:p>32.78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9994">
                <text:p>0.019994</text:p>
              </table:table-cell>
              <table:table-cell office:value-type="float" office:value="31.8317">
                <text:p>31.8317</text:p>
              </table:table-cell>
              <table:table-cell office:value-type="float" office:value="32.8264">
                <text:p>32.8264</text:p>
              </table:table-cell>
              <table:table-cell office:value-type="float" office:value="33.6361">
                <text:p>33.6361</text:p>
              </table:table-cell>
              <table:table-cell office:value-type="float" office:value="34.8159">
                <text:p>34.8159</text:p>
              </table:table-cell>
              <table:table-cell office:value-type="float" office:value="34.1293">
                <text:p>34.1293</text:p>
              </table:table-cell>
              <table:table-cell office:value-type="float" office:value="33.1201">
                <text:p>33.12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9998">
                <text:p>0.009998</text:p>
              </table:table-cell>
              <table:table-cell office:value-type="float" office:value="31.8768">
                <text:p>31.8768</text:p>
              </table:table-cell>
              <table:table-cell office:value-type="float" office:value="33.7829">
                <text:p>33.7829</text:p>
              </table:table-cell>
              <table:table-cell office:value-type="float" office:value="32.5165">
                <text:p>32.5165</text:p>
              </table:table-cell>
              <table:table-cell office:value-type="float" office:value="32.3113">
                <text:p>32.3113</text:p>
              </table:table-cell>
              <table:table-cell office:value-type="float" office:value="34.3322">
                <text:p>34.3322</text:p>
              </table:table-cell>
              <table:table-cell office:value-type="float" office:value="33.5676">
                <text:p>33.56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9998">
                <text:p>0.009998</text:p>
              </table:table-cell>
              <table:table-cell office:value-type="float" office:value="31.2736">
                <text:p>31.2736</text:p>
              </table:table-cell>
              <table:table-cell office:value-type="float" office:value="31.8013">
                <text:p>31.8013</text:p>
              </table:table-cell>
              <table:table-cell office:value-type="float" office:value="33.3341">
                <text:p>33.3341</text:p>
              </table:table-cell>
              <table:table-cell office:value-type="float" office:value="32.9698">
                <text:p>32.9698</text:p>
              </table:table-cell>
              <table:table-cell office:value-type="float" office:value="34.3191">
                <text:p>34.3191</text:p>
              </table:table-cell>
              <table:table-cell office:value-type="float" office:value="34.1471">
                <text:p>34.14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9998">
                <text:p>0.009998</text:p>
              </table:table-cell>
              <table:table-cell office:value-type="float" office:value="32.1685">
                <text:p>32.1685</text:p>
              </table:table-cell>
              <table:table-cell office:value-type="float" office:value="32.3604">
                <text:p>32.3604</text:p>
              </table:table-cell>
              <table:table-cell office:value-type="float" office:value="32.8967">
                <text:p>32.8967</text:p>
              </table:table-cell>
              <table:table-cell office:value-type="float" office:value="34.0123">
                <text:p>34.0123</text:p>
              </table:table-cell>
              <table:table-cell office:value-type="float" office:value="31.9003">
                <text:p>31.9003</text:p>
              </table:table-cell>
              <table:table-cell office:value-type="float" office:value="33.3578">
                <text:p>33.35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9994">
                <text:p>0.019994</text:p>
              </table:table-cell>
              <table:table-cell office:value-type="float" office:value="31.9373">
                <text:p>31.9373</text:p>
              </table:table-cell>
              <table:table-cell office:value-type="float" office:value="33.4689">
                <text:p>33.4689</text:p>
              </table:table-cell>
              <table:table-cell office:value-type="float" office:value="32.6525">
                <text:p>32.6525</text:p>
              </table:table-cell>
              <table:table-cell office:value-type="float" office:value="32.9163">
                <text:p>32.9163</text:p>
              </table:table-cell>
              <table:table-cell office:value-type="float" office:value="33.8896">
                <text:p>33.8896</text:p>
              </table:table-cell>
              <table:table-cell office:value-type="float" office:value="33.9409">
                <text:p>33.94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9998">
                <text:p>0.009998</text:p>
              </table:table-cell>
              <table:table-cell office:value-type="float" office:value="32.1624">
                <text:p>32.1624</text:p>
              </table:table-cell>
              <table:table-cell office:value-type="float" office:value="33.761">
                <text:p>33.761</text:p>
              </table:table-cell>
              <table:table-cell office:value-type="float" office:value="32.3519">
                <text:p>32.3519</text:p>
              </table:table-cell>
              <table:table-cell office:value-type="float" office:value="32.5366">
                <text:p>32.5366</text:p>
              </table:table-cell>
              <table:table-cell office:value-type="float" office:value="34.0267">
                <text:p>34.0267</text:p>
              </table:table-cell>
              <table:table-cell office:value-type="float" office:value="32.5764">
                <text:p>32.57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9998">
                <text:p>0.009998</text:p>
              </table:table-cell>
              <table:table-cell office:value-type="float" office:value="30.8957">
                <text:p>30.8957</text:p>
              </table:table-cell>
              <table:table-cell office:value-type="float" office:value="32.6492">
                <text:p>32.6492</text:p>
              </table:table-cell>
              <table:table-cell office:value-type="float" office:value="32.5633">
                <text:p>32.5633</text:p>
              </table:table-cell>
              <table:table-cell office:value-type="float" office:value="33.4594">
                <text:p>33.4594</text:p>
              </table:table-cell>
              <table:table-cell office:value-type="float" office:value="32.6735">
                <text:p>32.6735</text:p>
              </table:table-cell>
              <table:table-cell office:value-type="float" office:value="33.8699">
                <text:p>33.86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9998">
                <text:p>0.009998</text:p>
              </table:table-cell>
              <table:table-cell office:value-type="float" office:value="30.6488">
                <text:p>30.6488</text:p>
              </table:table-cell>
              <table:table-cell office:value-type="float" office:value="32.1369">
                <text:p>32.1369</text:p>
              </table:table-cell>
              <table:table-cell office:value-type="float" office:value="35.5809">
                <text:p>35.5809</text:p>
              </table:table-cell>
              <table:table-cell office:value-type="float" office:value="33.6906">
                <text:p>33.6906</text:p>
              </table:table-cell>
              <table:table-cell office:value-type="float" office:value="31.5994">
                <text:p>31.5994</text:p>
              </table:table-cell>
              <table:table-cell office:value-type="float" office:value="34.0392">
                <text:p>34.03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9998">
                <text:p>0.009998</text:p>
              </table:table-cell>
              <table:table-cell office:value-type="float" office:value="30.9279">
                <text:p>30.9279</text:p>
              </table:table-cell>
              <table:table-cell office:value-type="float" office:value="33.3033">
                <text:p>33.3033</text:p>
              </table:table-cell>
              <table:table-cell office:value-type="float" office:value="34.4803">
                <text:p>34.4803</text:p>
              </table:table-cell>
              <table:table-cell office:value-type="float" office:value="33.8832">
                <text:p>33.8832</text:p>
              </table:table-cell>
              <table:table-cell office:value-type="float" office:value="35.285">
                <text:p>35.285</text:p>
              </table:table-cell>
              <table:table-cell office:value-type="float" office:value="32.7315">
                <text:p>32.73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9998">
                <text:p>0.009998</text:p>
              </table:table-cell>
              <table:table-cell office:value-type="float" office:value="30.7003">
                <text:p>30.7003</text:p>
              </table:table-cell>
              <table:table-cell office:value-type="float" office:value="31.6774">
                <text:p>31.6774</text:p>
              </table:table-cell>
              <table:table-cell office:value-type="float" office:value="33.4586">
                <text:p>33.4586</text:p>
              </table:table-cell>
              <table:table-cell office:value-type="float" office:value="32.0282">
                <text:p>32.0282</text:p>
              </table:table-cell>
              <table:table-cell office:value-type="float" office:value="33.7727">
                <text:p>33.7727</text:p>
              </table:table-cell>
              <table:table-cell office:value-type="float" office:value="32.8983">
                <text:p>32.89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9994">
                <text:p>0.019994</text:p>
              </table:table-cell>
              <table:table-cell office:value-type="float" office:value="32.5807">
                <text:p>32.5807</text:p>
              </table:table-cell>
              <table:table-cell office:value-type="float" office:value="31.4314">
                <text:p>31.4314</text:p>
              </table:table-cell>
              <table:table-cell office:value-type="float" office:value="31.4521">
                <text:p>31.4521</text:p>
              </table:table-cell>
              <table:table-cell office:value-type="float" office:value="32.3527">
                <text:p>32.3527</text:p>
              </table:table-cell>
              <table:table-cell office:value-type="float" office:value="31.9359">
                <text:p>31.9359</text:p>
              </table:table-cell>
              <table:table-cell office:value-type="float" office:value="33.289">
                <text:p>33.2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9998">
                <text:p>0.009998</text:p>
              </table:table-cell>
              <table:table-cell office:value-type="float" office:value="31.9947">
                <text:p>31.9947</text:p>
              </table:table-cell>
              <table:table-cell office:value-type="float" office:value="33.311">
                <text:p>33.311</text:p>
              </table:table-cell>
              <table:table-cell office:value-type="float" office:value="33.1864">
                <text:p>33.1864</text:p>
              </table:table-cell>
              <table:table-cell office:value-type="float" office:value="34.3913">
                <text:p>34.3913</text:p>
              </table:table-cell>
              <table:table-cell office:value-type="float" office:value="34.0831">
                <text:p>34.0831</text:p>
              </table:table-cell>
              <table:table-cell office:value-type="float" office:value="32.3697">
                <text:p>32.36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9998">
                <text:p>0.009998</text:p>
              </table:table-cell>
              <table:table-cell office:value-type="float" office:value="33.0954">
                <text:p>33.0954</text:p>
              </table:table-cell>
              <table:table-cell office:value-type="float" office:value="33.0972">
                <text:p>33.0972</text:p>
              </table:table-cell>
              <table:table-cell office:value-type="float" office:value="31.8599">
                <text:p>31.8599</text:p>
              </table:table-cell>
              <table:table-cell office:value-type="float" office:value="33.1884">
                <text:p>33.1884</text:p>
              </table:table-cell>
              <table:table-cell office:value-type="float" office:value="34.1774">
                <text:p>34.1774</text:p>
              </table:table-cell>
              <table:table-cell office:value-type="float" office:value="32.7695">
                <text:p>32.76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9998">
                <text:p>0.009998</text:p>
              </table:table-cell>
              <table:table-cell office:value-type="float" office:value="32.2775">
                <text:p>32.2775</text:p>
              </table:table-cell>
              <table:table-cell office:value-type="float" office:value="31.4441">
                <text:p>31.4441</text:p>
              </table:table-cell>
              <table:table-cell office:value-type="float" office:value="31.1223">
                <text:p>31.1223</text:p>
              </table:table-cell>
              <table:table-cell office:value-type="float" office:value="31.9036">
                <text:p>31.9036</text:p>
              </table:table-cell>
              <table:table-cell office:value-type="float" office:value="33.6326">
                <text:p>33.6326</text:p>
              </table:table-cell>
              <table:table-cell office:value-type="float" office:value="34.3795">
                <text:p>34.37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9994">
                <text:p>0.019994</text:p>
              </table:table-cell>
              <table:table-cell office:value-type="float" office:value="31.6899">
                <text:p>31.6899</text:p>
              </table:table-cell>
              <table:table-cell office:value-type="float" office:value="33.2759">
                <text:p>33.2759</text:p>
              </table:table-cell>
              <table:table-cell office:value-type="float" office:value="33.3443">
                <text:p>33.3443</text:p>
              </table:table-cell>
              <table:table-cell office:value-type="float" office:value="33.0778">
                <text:p>33.0778</text:p>
              </table:table-cell>
              <table:table-cell office:value-type="float" office:value="33.7305">
                <text:p>33.7305</text:p>
              </table:table-cell>
              <table:table-cell office:value-type="float" office:value="32.2974">
                <text:p>32.29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9994">
                <text:p>0.019994</text:p>
              </table:table-cell>
              <table:table-cell office:value-type="float" office:value="32.6877">
                <text:p>32.6877</text:p>
              </table:table-cell>
              <table:table-cell office:value-type="float" office:value="33.5698">
                <text:p>33.5698</text:p>
              </table:table-cell>
              <table:table-cell office:value-type="float" office:value="30.3856">
                <text:p>30.3856</text:p>
              </table:table-cell>
              <table:table-cell office:value-type="float" office:value="34.0118">
                <text:p>34.0118</text:p>
              </table:table-cell>
              <table:table-cell office:value-type="float" office:value="32.4386">
                <text:p>32.4386</text:p>
              </table:table-cell>
              <table:table-cell office:value-type="float" office:value="34.7743">
                <text:p>34.77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9994">
                <text:p>0.019994</text:p>
              </table:table-cell>
              <table:table-cell office:value-type="float" office:value="31.8917">
                <text:p>31.8917</text:p>
              </table:table-cell>
              <table:table-cell office:value-type="float" office:value="32.9657">
                <text:p>32.9657</text:p>
              </table:table-cell>
              <table:table-cell office:value-type="float" office:value="32.3668">
                <text:p>32.3668</text:p>
              </table:table-cell>
              <table:table-cell office:value-type="float" office:value="33.2821">
                <text:p>33.2821</text:p>
              </table:table-cell>
              <table:table-cell office:value-type="float" office:value="31.1645">
                <text:p>31.1645</text:p>
              </table:table-cell>
              <table:table-cell office:value-type="float" office:value="31.8026">
                <text:p>31.80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9994">
                <text:p>0.019994</text:p>
              </table:table-cell>
              <table:table-cell office:value-type="float" office:value="32.7982">
                <text:p>32.7982</text:p>
              </table:table-cell>
              <table:table-cell office:value-type="float" office:value="32.6711">
                <text:p>32.6711</text:p>
              </table:table-cell>
              <table:table-cell office:value-type="float" office:value="32.3457">
                <text:p>32.3457</text:p>
              </table:table-cell>
              <table:table-cell office:value-type="float" office:value="33.2405">
                <text:p>33.2405</text:p>
              </table:table-cell>
              <table:table-cell office:value-type="float" office:value="33.6259">
                <text:p>33.6259</text:p>
              </table:table-cell>
              <table:table-cell office:value-type="float" office:value="33.8189">
                <text:p>33.81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9998">
                <text:p>0.009998</text:p>
              </table:table-cell>
              <table:table-cell office:value-type="float" office:value="32.108">
                <text:p>32.108</text:p>
              </table:table-cell>
              <table:table-cell office:value-type="float" office:value="32.9952">
                <text:p>32.9952</text:p>
              </table:table-cell>
              <table:table-cell office:value-type="float" office:value="30.9309">
                <text:p>30.9309</text:p>
              </table:table-cell>
              <table:table-cell office:value-type="float" office:value="31.4696">
                <text:p>31.4696</text:p>
              </table:table-cell>
              <table:table-cell office:value-type="float" office:value="33.1426">
                <text:p>33.1426</text:p>
              </table:table-cell>
              <table:table-cell office:value-type="float" office:value="32.2189">
                <text:p>32.21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9994">
                <text:p>0.019994</text:p>
              </table:table-cell>
              <table:table-cell office:value-type="float" office:value="33.8182">
                <text:p>33.8182</text:p>
              </table:table-cell>
              <table:table-cell office:value-type="float" office:value="31.7393">
                <text:p>31.7393</text:p>
              </table:table-cell>
              <table:table-cell office:value-type="float" office:value="33.2655">
                <text:p>33.2655</text:p>
              </table:table-cell>
              <table:table-cell office:value-type="float" office:value="32.7324">
                <text:p>32.7324</text:p>
              </table:table-cell>
              <table:table-cell office:value-type="float" office:value="33.8413">
                <text:p>33.8413</text:p>
              </table:table-cell>
              <table:table-cell office:value-type="float" office:value="32.4454">
                <text:p>32.44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9998">
                <text:p>0.009998</text:p>
              </table:table-cell>
              <table:table-cell office:value-type="float" office:value="33.6612">
                <text:p>33.6612</text:p>
              </table:table-cell>
              <table:table-cell office:value-type="float" office:value="31.899">
                <text:p>31.899</text:p>
              </table:table-cell>
              <table:table-cell office:value-type="float" office:value="32.965">
                <text:p>32.965</text:p>
              </table:table-cell>
              <table:table-cell office:value-type="float" office:value="34.1629">
                <text:p>34.1629</text:p>
              </table:table-cell>
              <table:table-cell office:value-type="float" office:value="32.7238">
                <text:p>32.7238</text:p>
              </table:table-cell>
              <table:table-cell office:value-type="float" office:value="32.4501">
                <text:p>32.45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9998">
                <text:p>0.009998</text:p>
              </table:table-cell>
              <table:table-cell office:value-type="float" office:value="31.4024">
                <text:p>31.4024</text:p>
              </table:table-cell>
              <table:table-cell office:value-type="float" office:value="34.4405">
                <text:p>34.4405</text:p>
              </table:table-cell>
              <table:table-cell office:value-type="float" office:value="32.8375">
                <text:p>32.8375</text:p>
              </table:table-cell>
              <table:table-cell office:value-type="float" office:value="32.9172">
                <text:p>32.9172</text:p>
              </table:table-cell>
              <table:table-cell office:value-type="float" office:value="32.3877">
                <text:p>32.3877</text:p>
              </table:table-cell>
              <table:table-cell office:value-type="float" office:value="34.7588">
                <text:p>34.75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9994">
                <text:p>0.019994</text:p>
              </table:table-cell>
              <table:table-cell office:value-type="float" office:value="33.4804">
                <text:p>33.4804</text:p>
              </table:table-cell>
              <table:table-cell office:value-type="float" office:value="31.4696">
                <text:p>31.4696</text:p>
              </table:table-cell>
              <table:table-cell office:value-type="float" office:value="32.1277">
                <text:p>32.1277</text:p>
              </table:table-cell>
              <table:table-cell office:value-type="float" office:value="32.3082">
                <text:p>32.3082</text:p>
              </table:table-cell>
              <table:table-cell office:value-type="float" office:value="33.8243">
                <text:p>33.8243</text:p>
              </table:table-cell>
              <table:table-cell office:value-type="float" office:value="33.4627">
                <text:p>33.46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9998">
                <text:p>0.009998</text:p>
              </table:table-cell>
              <table:table-cell office:value-type="float" office:value="32.8119">
                <text:p>32.8119</text:p>
              </table:table-cell>
              <table:table-cell office:value-type="float" office:value="31.9314">
                <text:p>31.9314</text:p>
              </table:table-cell>
              <table:table-cell office:value-type="float" office:value="31.7061">
                <text:p>31.7061</text:p>
              </table:table-cell>
              <table:table-cell office:value-type="float" office:value="34.559">
                <text:p>34.559</text:p>
              </table:table-cell>
              <table:table-cell office:value-type="float" office:value="32.7461">
                <text:p>32.7461</text:p>
              </table:table-cell>
              <table:table-cell office:value-type="float" office:value="33.3593">
                <text:p>33.35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9998">
                <text:p>0.009998</text:p>
              </table:table-cell>
              <table:table-cell office:value-type="float" office:value="31.2386">
                <text:p>31.2386</text:p>
              </table:table-cell>
              <table:table-cell office:value-type="float" office:value="32.5221">
                <text:p>32.5221</text:p>
              </table:table-cell>
              <table:table-cell office:value-type="float" office:value="30.3511">
                <text:p>30.3511</text:p>
              </table:table-cell>
              <table:table-cell office:value-type="float" office:value="32.9035">
                <text:p>32.9035</text:p>
              </table:table-cell>
              <table:table-cell office:value-type="float" office:value="31.344">
                <text:p>31.344</text:p>
              </table:table-cell>
              <table:table-cell office:value-type="float" office:value="32.8861">
                <text:p>32.88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9998">
                <text:p>0.009998</text:p>
              </table:table-cell>
              <table:table-cell office:value-type="float" office:value="32.2905">
                <text:p>32.2905</text:p>
              </table:table-cell>
              <table:table-cell office:value-type="float" office:value="33.0656">
                <text:p>33.0656</text:p>
              </table:table-cell>
              <table:table-cell office:value-type="float" office:value="33.2824">
                <text:p>33.2824</text:p>
              </table:table-cell>
              <table:table-cell office:value-type="float" office:value="31.6488">
                <text:p>31.6488</text:p>
              </table:table-cell>
              <table:table-cell office:value-type="float" office:value="32.7084">
                <text:p>32.7084</text:p>
              </table:table-cell>
              <table:table-cell office:value-type="float" office:value="31.8377">
                <text:p>31.83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9998">
                <text:p>0.009998</text:p>
              </table:table-cell>
              <table:table-cell office:value-type="float" office:value="30.6893">
                <text:p>30.6893</text:p>
              </table:table-cell>
              <table:table-cell office:value-type="float" office:value="33.0292">
                <text:p>33.0292</text:p>
              </table:table-cell>
              <table:table-cell office:value-type="float" office:value="32.9889">
                <text:p>32.9889</text:p>
              </table:table-cell>
              <table:table-cell office:value-type="float" office:value="32.9343">
                <text:p>32.9343</text:p>
              </table:table-cell>
              <table:table-cell office:value-type="float" office:value="33.0122">
                <text:p>33.0122</text:p>
              </table:table-cell>
              <table:table-cell office:value-type="float" office:value="32.8078">
                <text:p>32.80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9988">
                <text:p>0.029988</text:p>
              </table:table-cell>
              <table:table-cell office:value-type="float" office:value="31.4145">
                <text:p>31.4145</text:p>
              </table:table-cell>
              <table:table-cell office:value-type="float" office:value="32.9771">
                <text:p>32.9771</text:p>
              </table:table-cell>
              <table:table-cell office:value-type="float" office:value="33.0749">
                <text:p>33.0749</text:p>
              </table:table-cell>
              <table:table-cell office:value-type="float" office:value="33.2852">
                <text:p>33.2852</text:p>
              </table:table-cell>
              <table:table-cell office:value-type="float" office:value="33.6478">
                <text:p>33.6478</text:p>
              </table:table-cell>
              <table:table-cell office:value-type="float" office:value="33.6998">
                <text:p>33.69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9998">
                <text:p>0.009998</text:p>
              </table:table-cell>
              <table:table-cell office:value-type="float" office:value="30.451">
                <text:p>30.451</text:p>
              </table:table-cell>
              <table:table-cell office:value-type="float" office:value="31.1092">
                <text:p>31.1092</text:p>
              </table:table-cell>
              <table:table-cell office:value-type="float" office:value="32.8563">
                <text:p>32.8563</text:p>
              </table:table-cell>
              <table:table-cell office:value-type="float" office:value="32.7909">
                <text:p>32.7909</text:p>
              </table:table-cell>
              <table:table-cell office:value-type="float" office:value="34.2985">
                <text:p>34.2985</text:p>
              </table:table-cell>
              <table:table-cell office:value-type="float" office:value="33.1541">
                <text:p>33.15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9998">
                <text:p>0.009998</text:p>
              </table:table-cell>
              <table:table-cell office:value-type="float" office:value="31.9312">
                <text:p>31.9312</text:p>
              </table:table-cell>
              <table:table-cell office:value-type="float" office:value="31.9994">
                <text:p>31.9994</text:p>
              </table:table-cell>
              <table:table-cell office:value-type="float" office:value="32.7536">
                <text:p>32.7536</text:p>
              </table:table-cell>
              <table:table-cell office:value-type="float" office:value="33.9397">
                <text:p>33.9397</text:p>
              </table:table-cell>
              <table:table-cell office:value-type="float" office:value="34.0905">
                <text:p>34.0905</text:p>
              </table:table-cell>
              <table:table-cell office:value-type="float" office:value="33.4997">
                <text:p>33.49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9998">
                <text:p>0.009998</text:p>
              </table:table-cell>
              <table:table-cell office:value-type="float" office:value="32.1013">
                <text:p>32.1013</text:p>
              </table:table-cell>
              <table:table-cell office:value-type="float" office:value="32.8512">
                <text:p>32.8512</text:p>
              </table:table-cell>
              <table:table-cell office:value-type="float" office:value="32.6751">
                <text:p>32.6751</text:p>
              </table:table-cell>
              <table:table-cell office:value-type="float" office:value="34.9031">
                <text:p>34.9031</text:p>
              </table:table-cell>
              <table:table-cell office:value-type="float" office:value="33.6618">
                <text:p>33.6618</text:p>
              </table:table-cell>
              <table:table-cell office:value-type="float" office:value="32.6644">
                <text:p>32.66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9998">
                <text:p>0.009998</text:p>
              </table:table-cell>
              <table:table-cell office:value-type="float" office:value="30.4768">
                <text:p>30.4768</text:p>
              </table:table-cell>
              <table:table-cell office:value-type="float" office:value="33.1608">
                <text:p>33.1608</text:p>
              </table:table-cell>
              <table:table-cell office:value-type="float" office:value="32.2763">
                <text:p>32.2763</text:p>
              </table:table-cell>
              <table:table-cell office:value-type="float" office:value="30.6835">
                <text:p>30.6835</text:p>
              </table:table-cell>
              <table:table-cell office:value-type="float" office:value="33.2517">
                <text:p>33.2517</text:p>
              </table:table-cell>
              <table:table-cell office:value-type="float" office:value="33.5993">
                <text:p>33.59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9998">
                <text:p>0.009998</text:p>
              </table:table-cell>
              <table:table-cell office:value-type="float" office:value="31.5962">
                <text:p>31.5962</text:p>
              </table:table-cell>
              <table:table-cell office:value-type="float" office:value="32.5354">
                <text:p>32.5354</text:p>
              </table:table-cell>
              <table:table-cell office:value-type="float" office:value="32.8786">
                <text:p>32.8786</text:p>
              </table:table-cell>
              <table:table-cell office:value-type="float" office:value="32.558">
                <text:p>32.558</text:p>
              </table:table-cell>
              <table:table-cell office:value-type="float" office:value="33.6274">
                <text:p>33.6274</text:p>
              </table:table-cell>
              <table:table-cell office:value-type="float" office:value="33.0391">
                <text:p>33.03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9988">
                <text:p>0.029988</text:p>
              </table:table-cell>
              <table:table-cell office:value-type="float" office:value="32.8883">
                <text:p>32.8883</text:p>
              </table:table-cell>
              <table:table-cell office:value-type="float" office:value="33.3698">
                <text:p>33.3698</text:p>
              </table:table-cell>
              <table:table-cell office:value-type="float" office:value="32.6636">
                <text:p>32.6636</text:p>
              </table:table-cell>
              <table:table-cell office:value-type="float" office:value="32.8356">
                <text:p>32.8356</text:p>
              </table:table-cell>
              <table:table-cell office:value-type="float" office:value="32.5837">
                <text:p>32.5837</text:p>
              </table:table-cell>
              <table:table-cell office:value-type="float" office:value="32.4024">
                <text:p>32.40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9998">
                <text:p>0.009998</text:p>
              </table:table-cell>
              <table:table-cell office:value-type="float" office:value="33.0574">
                <text:p>33.0574</text:p>
              </table:table-cell>
              <table:table-cell office:value-type="float" office:value="32.9839">
                <text:p>32.9839</text:p>
              </table:table-cell>
              <table:table-cell office:value-type="float" office:value="33.9395">
                <text:p>33.9395</text:p>
              </table:table-cell>
              <table:table-cell office:value-type="float" office:value="32.4198">
                <text:p>32.4198</text:p>
              </table:table-cell>
              <table:table-cell office:value-type="float" office:value="32.3005">
                <text:p>32.3005</text:p>
              </table:table-cell>
              <table:table-cell office:value-type="float" office:value="33.3815">
                <text:p>33.38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9998">
                <text:p>0.009998</text:p>
              </table:table-cell>
              <table:table-cell office:value-type="float" office:value="31.0036">
                <text:p>31.0036</text:p>
              </table:table-cell>
              <table:table-cell office:value-type="float" office:value="33.8433">
                <text:p>33.8433</text:p>
              </table:table-cell>
              <table:table-cell office:value-type="float" office:value="32.0192">
                <text:p>32.0192</text:p>
              </table:table-cell>
              <table:table-cell office:value-type="float" office:value="34.0668">
                <text:p>34.0668</text:p>
              </table:table-cell>
              <table:table-cell office:value-type="float" office:value="33.1245">
                <text:p>33.1245</text:p>
              </table:table-cell>
              <table:table-cell office:value-type="float" office:value="32.4045">
                <text:p>32.40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9998">
                <text:p>0.009998</text:p>
              </table:table-cell>
              <table:table-cell office:value-type="float" office:value="32.4106">
                <text:p>32.4106</text:p>
              </table:table-cell>
              <table:table-cell office:value-type="float" office:value="32.3089">
                <text:p>32.3089</text:p>
              </table:table-cell>
              <table:table-cell office:value-type="float" office:value="33.5111">
                <text:p>33.5111</text:p>
              </table:table-cell>
              <table:table-cell office:value-type="float" office:value="33.1423">
                <text:p>33.1423</text:p>
              </table:table-cell>
              <table:table-cell office:value-type="float" office:value="32.2787">
                <text:p>32.2787</text:p>
              </table:table-cell>
              <table:table-cell office:value-type="float" office:value="31.8078">
                <text:p>31.80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9998">
                <text:p>0.009998</text:p>
              </table:table-cell>
              <table:table-cell office:value-type="float" office:value="33.707">
                <text:p>33.707</text:p>
              </table:table-cell>
              <table:table-cell office:value-type="float" office:value="33.0969">
                <text:p>33.0969</text:p>
              </table:table-cell>
              <table:table-cell office:value-type="float" office:value="30.745">
                <text:p>30.745</text:p>
              </table:table-cell>
              <table:table-cell office:value-type="float" office:value="33.4206">
                <text:p>33.4206</text:p>
              </table:table-cell>
              <table:table-cell office:value-type="float" office:value="32.375">
                <text:p>32.375</text:p>
              </table:table-cell>
              <table:table-cell office:value-type="float" office:value="31.9772">
                <text:p>31.97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9998">
                <text:p>0.009998</text:p>
              </table:table-cell>
              <table:table-cell office:value-type="float" office:value="32.275">
                <text:p>32.275</text:p>
              </table:table-cell>
              <table:table-cell office:value-type="float" office:value="32.3288">
                <text:p>32.3288</text:p>
              </table:table-cell>
              <table:table-cell office:value-type="float" office:value="33.7267">
                <text:p>33.7267</text:p>
              </table:table-cell>
              <table:table-cell office:value-type="float" office:value="32.6781">
                <text:p>32.6781</text:p>
              </table:table-cell>
              <table:table-cell office:value-type="float" office:value="31.9237">
                <text:p>31.9237</text:p>
              </table:table-cell>
              <table:table-cell office:value-type="float" office:value="34.1772">
                <text:p>34.17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9998">
                <text:p>0.009998</text:p>
              </table:table-cell>
              <table:table-cell office:value-type="float" office:value="31.7801">
                <text:p>31.7801</text:p>
              </table:table-cell>
              <table:table-cell office:value-type="float" office:value="33.3275">
                <text:p>33.3275</text:p>
              </table:table-cell>
              <table:table-cell office:value-type="float" office:value="32.3122">
                <text:p>32.3122</text:p>
              </table:table-cell>
              <table:table-cell office:value-type="float" office:value="32.1989">
                <text:p>32.1989</text:p>
              </table:table-cell>
              <table:table-cell office:value-type="float" office:value="32.9296">
                <text:p>32.9296</text:p>
              </table:table-cell>
              <table:table-cell office:value-type="float" office:value="32.527">
                <text:p>32.5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9998">
                <text:p>0.009998</text:p>
              </table:table-cell>
              <table:table-cell office:value-type="float" office:value="30.9772">
                <text:p>30.9772</text:p>
              </table:table-cell>
              <table:table-cell office:value-type="float" office:value="33.6947">
                <text:p>33.6947</text:p>
              </table:table-cell>
              <table:table-cell office:value-type="float" office:value="33.749">
                <text:p>33.749</text:p>
              </table:table-cell>
              <table:table-cell office:value-type="float" office:value="33.0763">
                <text:p>33.0763</text:p>
              </table:table-cell>
              <table:table-cell office:value-type="float" office:value="32.3898">
                <text:p>32.3898</text:p>
              </table:table-cell>
              <table:table-cell office:value-type="float" office:value="33.244">
                <text:p>33.2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9998">
                <text:p>0.009998</text:p>
              </table:table-cell>
              <table:table-cell office:value-type="float" office:value="30.545">
                <text:p>30.545</text:p>
              </table:table-cell>
              <table:table-cell office:value-type="float" office:value="33.4328">
                <text:p>33.4328</text:p>
              </table:table-cell>
              <table:table-cell office:value-type="float" office:value="32.4621">
                <text:p>32.4621</text:p>
              </table:table-cell>
              <table:table-cell office:value-type="float" office:value="35.5701">
                <text:p>35.5701</text:p>
              </table:table-cell>
              <table:table-cell office:value-type="float" office:value="32.8481">
                <text:p>32.8481</text:p>
              </table:table-cell>
              <table:table-cell office:value-type="float" office:value="34.2136">
                <text:p>34.21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9994">
                <text:p>0.019994</text:p>
              </table:table-cell>
              <table:table-cell office:value-type="float" office:value="29.4924">
                <text:p>29.4924</text:p>
              </table:table-cell>
              <table:table-cell office:value-type="float" office:value="31.6797">
                <text:p>31.6797</text:p>
              </table:table-cell>
              <table:table-cell office:value-type="float" office:value="32.7008">
                <text:p>32.7008</text:p>
              </table:table-cell>
              <table:table-cell office:value-type="float" office:value="32.5511">
                <text:p>32.5511</text:p>
              </table:table-cell>
              <table:table-cell office:value-type="float" office:value="33.8978">
                <text:p>33.8978</text:p>
              </table:table-cell>
              <table:table-cell office:value-type="float" office:value="34.0485">
                <text:p>34.04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9998">
                <text:p>0.009998</text:p>
              </table:table-cell>
              <table:table-cell office:value-type="float" office:value="32.0425">
                <text:p>32.0425</text:p>
              </table:table-cell>
              <table:table-cell office:value-type="float" office:value="33.394">
                <text:p>33.394</text:p>
              </table:table-cell>
              <table:table-cell office:value-type="float" office:value="32.2979">
                <text:p>32.2979</text:p>
              </table:table-cell>
              <table:table-cell office:value-type="float" office:value="33.9253">
                <text:p>33.9253</text:p>
              </table:table-cell>
              <table:table-cell office:value-type="float" office:value="34.1558">
                <text:p>34.1558</text:p>
              </table:table-cell>
              <table:table-cell office:value-type="float" office:value="33.2101">
                <text:p>33.21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9998">
                <text:p>0.009998</text:p>
              </table:table-cell>
              <table:table-cell office:value-type="float" office:value="32.6367">
                <text:p>32.6367</text:p>
              </table:table-cell>
              <table:table-cell office:value-type="float" office:value="33.1344">
                <text:p>33.1344</text:p>
              </table:table-cell>
              <table:table-cell office:value-type="float" office:value="33.3492">
                <text:p>33.3492</text:p>
              </table:table-cell>
              <table:table-cell office:value-type="float" office:value="33.4172">
                <text:p>33.4172</text:p>
              </table:table-cell>
              <table:table-cell office:value-type="float" office:value="31.3794">
                <text:p>31.3794</text:p>
              </table:table-cell>
              <table:table-cell office:value-type="float" office:value="32.5247">
                <text:p>32.52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9994">
                <text:p>0.019994</text:p>
              </table:table-cell>
              <table:table-cell office:value-type="float" office:value="33.0563">
                <text:p>33.0563</text:p>
              </table:table-cell>
              <table:table-cell office:value-type="float" office:value="34.0203">
                <text:p>34.0203</text:p>
              </table:table-cell>
              <table:table-cell office:value-type="float" office:value="30.6959">
                <text:p>30.6959</text:p>
              </table:table-cell>
              <table:table-cell office:value-type="float" office:value="34.7769">
                <text:p>34.7769</text:p>
              </table:table-cell>
              <table:table-cell office:value-type="float" office:value="34.4024">
                <text:p>34.4024</text:p>
              </table:table-cell>
              <table:table-cell office:value-type="float" office:value="32.6667">
                <text:p>32.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9998">
                <text:p>0.009998</text:p>
              </table:table-cell>
              <table:table-cell office:value-type="float" office:value="32.6674">
                <text:p>32.6674</text:p>
              </table:table-cell>
              <table:table-cell office:value-type="float" office:value="33.2335">
                <text:p>33.2335</text:p>
              </table:table-cell>
              <table:table-cell office:value-type="float" office:value="32.6182">
                <text:p>32.6182</text:p>
              </table:table-cell>
              <table:table-cell office:value-type="float" office:value="33.2723">
                <text:p>33.2723</text:p>
              </table:table-cell>
              <table:table-cell office:value-type="float" office:value="32.3504">
                <text:p>32.3504</text:p>
              </table:table-cell>
              <table:table-cell office:value-type="float" office:value="33.5093">
                <text:p>33.50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9998">
                <text:p>0.009998</text:p>
              </table:table-cell>
              <table:table-cell office:value-type="float" office:value="29.9939">
                <text:p>29.9939</text:p>
              </table:table-cell>
              <table:table-cell office:value-type="float" office:value="31.2141">
                <text:p>31.2141</text:p>
              </table:table-cell>
              <table:table-cell office:value-type="float" office:value="33.472">
                <text:p>33.472</text:p>
              </table:table-cell>
              <table:table-cell office:value-type="float" office:value="34.5364">
                <text:p>34.5364</text:p>
              </table:table-cell>
              <table:table-cell office:value-type="float" office:value="33.7189">
                <text:p>33.7189</text:p>
              </table:table-cell>
              <table:table-cell office:value-type="float" office:value="34.0167">
                <text:p>34.01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4.651cm" svg:height="11.787cm" xlink:href=".." xlink:type="simple" chart:class="chart:line" chart:style-name="ch1">
        <chart:title svg:x="5.654cm" svg:y="0.371cm" chart:style-name="ch2">
          <text:p>Clientes en cola</text:p>
        </chart:title>
        <chart:legend chart:legend-position="end" svg:x="10.264cm" svg:y="4.1cm" style:legend-expansion="high" chart:style-name="ch3"/>
        <chart:plot-area chart:style-name="ch4" table:cell-range-address="Sheet1.B2:Sheet1.B101 Sheet1.F2:Sheet1.F101 Sheet1.J2:Sheet1.J101 Sheet1.N2:Sheet1.N101 Sheet1.R2:Sheet1.R101 Sheet1.V2:Sheet1.V101 Sheet1.Z2:Sheet1.Z101" chart:data-source-has-labels="row" svg:x="1.304cm" svg:y="1.385cm" svg:width="8.667cm" svg:height="9.186cm">
          <chart:coordinate-region svg:x="2.031cm" svg:y="1.584cm" svg:width="7.88cm" svg:height="8.195cm"/>
          <chart:axis chart:dimension="x" chart:name="primary-x" chart:style-name="ch5">
            <chart:title svg:x="3.781cm" svg:y="10.806cm" chart:style-name="ch6">
              <text:p>Numero de simulaciones</text:p>
            </chart:title>
          </chart:axis>
          <chart:axis chart:dimension="y" chart:name="primary-y" chart:style-name="ch5">
            <chart:title svg:x="0.451cm" svg:y="7.438cm" chart:style-name="ch7">
              <text:p>Numero de clientes</text:p>
            </chart:title>
            <chart:grid chart:style-name="ch8" chart:class="major"/>
          </chart:axis>
          <chart:series chart:style-name="ch9" chart:values-cell-range-address="Sheet1.B2:Sheet1.B101" loext:label-string="horas" chart:class="chart:line">
            <chart:data-point chart:repeated="100"/>
          </chart:series>
          <chart:series chart:style-name="ch10" chart:values-cell-range-address="Sheet1.F2:Sheet1.F101" loext:label-string="medias_horas" chart:class="chart:line">
            <chart:data-point chart:repeated="100"/>
          </chart:series>
          <chart:series chart:style-name="ch11" chart:values-cell-range-address="Sheet1.J2:Sheet1.J101" loext:label-string="cuartos_horas" chart:class="chart:line">
            <chart:data-point chart:repeated="100"/>
          </chart:series>
          <chart:series chart:style-name="ch12" chart:values-cell-range-address="Sheet1.N2:Sheet1.N101" loext:label-string="minutos" chart:class="chart:line">
            <chart:data-point chart:repeated="100"/>
          </chart:series>
          <chart:series chart:style-name="ch13" chart:values-cell-range-address="Sheet1.R2:Sheet1.R101" loext:label-string="segundos" chart:class="chart:line">
            <chart:data-point chart:repeated="100"/>
          </chart:series>
          <chart:series chart:style-name="ch14" chart:values-cell-range-address="Sheet1.V2:Sheet1.V101" loext:label-string="decimas_segundo" chart:class="chart:line">
            <chart:data-point chart:repeated="100"/>
          </chart:series>
          <chart:series chart:style-name="ch15" chart:values-cell-range-address="Sheet1.Z2:Sheet1.Z101" loext:label-string="milesimas_segundo" chart:class="chart:line">
            <chart:data-point chart:repeated="10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</text:p>
              </table:table-cell>
              <table:table-cell office:value-type="string">
                <text:p>medias_horas</text:p>
              </table:table-cell>
              <table:table-cell office:value-type="string">
                <text:p>cuartos_horas</text:p>
              </table:table-cell>
              <table:table-cell office:value-type="string">
                <text:p>minutos</text:p>
              </table:table-cell>
              <table:table-cell office:value-type="string">
                <text:p>segundos</text:p>
              </table:table-cell>
              <table:table-cell office:value-type="string">
                <text:p>decimas_segundo</text:p>
              </table:table-cell>
              <table:table-cell office:value-type="string">
                <text:p>milesimas_segund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101</svg:desc>
                </draw:g>
              </table:table-cell>
              <table:table-cell office:value-type="float" office:value="1.17307">
                <text:p>1.17307</text:p>
                <draw:g>
                  <svg:desc>Sheet1.F2:Sheet1.F101</svg:desc>
                </draw:g>
              </table:table-cell>
              <table:table-cell office:value-type="float" office:value="1.35355">
                <text:p>1.35355</text:p>
                <draw:g>
                  <svg:desc>Sheet1.J2:Sheet1.J101</svg:desc>
                </draw:g>
              </table:table-cell>
              <table:table-cell office:value-type="float" office:value="1.28017">
                <text:p>1.28017</text:p>
                <draw:g>
                  <svg:desc>Sheet1.N2:Sheet1.N101</svg:desc>
                </draw:g>
              </table:table-cell>
              <table:table-cell office:value-type="float" office:value="1.46596">
                <text:p>1.46596</text:p>
                <draw:g>
                  <svg:desc>Sheet1.R2:Sheet1.R101</svg:desc>
                </draw:g>
              </table:table-cell>
              <table:table-cell office:value-type="float" office:value="1.19981">
                <text:p>1.19981</text:p>
                <draw:g>
                  <svg:desc>Sheet1.V2:Sheet1.V101</svg:desc>
                </draw:g>
              </table:table-cell>
              <table:table-cell office:value-type="float" office:value="1.35791">
                <text:p>1.35791</text:p>
                <draw:g>
                  <svg:desc>Sheet1.Z2:Sheet1.Z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27675">
                <text:p>1.27675</text:p>
              </table:table-cell>
              <table:table-cell office:value-type="float" office:value="1.27085">
                <text:p>1.27085</text:p>
              </table:table-cell>
              <table:table-cell office:value-type="float" office:value="1.29392">
                <text:p>1.29392</text:p>
              </table:table-cell>
              <table:table-cell office:value-type="float" office:value="1.27498">
                <text:p>1.27498</text:p>
              </table:table-cell>
              <table:table-cell office:value-type="float" office:value="1.22351">
                <text:p>1.22351</text:p>
              </table:table-cell>
              <table:table-cell office:value-type="float" office:value="1.44637">
                <text:p>1.446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22559">
                <text:p>1.22559</text:p>
              </table:table-cell>
              <table:table-cell office:value-type="float" office:value="1.29153">
                <text:p>1.29153</text:p>
              </table:table-cell>
              <table:table-cell office:value-type="float" office:value="1.22696">
                <text:p>1.22696</text:p>
              </table:table-cell>
              <table:table-cell office:value-type="float" office:value="1.43909">
                <text:p>1.43909</text:p>
              </table:table-cell>
              <table:table-cell office:value-type="float" office:value="1.29008">
                <text:p>1.29008</text:p>
              </table:table-cell>
              <table:table-cell office:value-type="float" office:value="1.17236">
                <text:p>1.172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.21376">
                <text:p>1.21376</text:p>
              </table:table-cell>
              <table:table-cell office:value-type="float" office:value="1.21891">
                <text:p>1.21891</text:p>
              </table:table-cell>
              <table:table-cell office:value-type="float" office:value="1.21395">
                <text:p>1.21395</text:p>
              </table:table-cell>
              <table:table-cell office:value-type="float" office:value="1.42206">
                <text:p>1.42206</text:p>
              </table:table-cell>
              <table:table-cell office:value-type="float" office:value="1.36873">
                <text:p>1.36873</text:p>
              </table:table-cell>
              <table:table-cell office:value-type="float" office:value="1.38223">
                <text:p>1.38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.21626">
                <text:p>1.21626</text:p>
              </table:table-cell>
              <table:table-cell office:value-type="float" office:value="1.17038">
                <text:p>1.17038</text:p>
              </table:table-cell>
              <table:table-cell office:value-type="float" office:value="1.54287">
                <text:p>1.54287</text:p>
              </table:table-cell>
              <table:table-cell office:value-type="float" office:value="1.38369">
                <text:p>1.38369</text:p>
              </table:table-cell>
              <table:table-cell office:value-type="float" office:value="1.20439">
                <text:p>1.20439</text:p>
              </table:table-cell>
              <table:table-cell office:value-type="float" office:value="1.36347">
                <text:p>1.363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.30558">
                <text:p>1.30558</text:p>
              </table:table-cell>
              <table:table-cell office:value-type="float" office:value="1.15843">
                <text:p>1.15843</text:p>
              </table:table-cell>
              <table:table-cell office:value-type="float" office:value="1.42912">
                <text:p>1.42912</text:p>
              </table:table-cell>
              <table:table-cell office:value-type="float" office:value="1.3655">
                <text:p>1.3655</text:p>
              </table:table-cell>
              <table:table-cell office:value-type="float" office:value="1.19235">
                <text:p>1.19235</text:p>
              </table:table-cell>
              <table:table-cell office:value-type="float" office:value="1.34923">
                <text:p>1.349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.12542">
                <text:p>1.12542</text:p>
              </table:table-cell>
              <table:table-cell office:value-type="float" office:value="1.27732">
                <text:p>1.27732</text:p>
              </table:table-cell>
              <table:table-cell office:value-type="float" office:value="1.42464">
                <text:p>1.42464</text:p>
              </table:table-cell>
              <table:table-cell office:value-type="float" office:value="1.26265">
                <text:p>1.26265</text:p>
              </table:table-cell>
              <table:table-cell office:value-type="float" office:value="1.40574">
                <text:p>1.40574</text:p>
              </table:table-cell>
              <table:table-cell office:value-type="float" office:value="1.22739">
                <text:p>1.227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.18109">
                <text:p>1.18109</text:p>
              </table:table-cell>
              <table:table-cell office:value-type="float" office:value="1.21544">
                <text:p>1.21544</text:p>
              </table:table-cell>
              <table:table-cell office:value-type="float" office:value="1.22626">
                <text:p>1.22626</text:p>
              </table:table-cell>
              <table:table-cell office:value-type="float" office:value="1.22868">
                <text:p>1.22868</text:p>
              </table:table-cell>
              <table:table-cell office:value-type="float" office:value="1.39498">
                <text:p>1.39498</text:p>
              </table:table-cell>
              <table:table-cell office:value-type="float" office:value="1.35279">
                <text:p>1.352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34969">
                <text:p>1.34969</text:p>
              </table:table-cell>
              <table:table-cell office:value-type="float" office:value="1.22165">
                <text:p>1.22165</text:p>
              </table:table-cell>
              <table:table-cell office:value-type="float" office:value="1.33788">
                <text:p>1.33788</text:p>
              </table:table-cell>
              <table:table-cell office:value-type="float" office:value="1.22599">
                <text:p>1.22599</text:p>
              </table:table-cell>
              <table:table-cell office:value-type="float" office:value="1.38472">
                <text:p>1.38472</text:p>
              </table:table-cell>
              <table:table-cell office:value-type="float" office:value="1.39487">
                <text:p>1.394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.24618">
                <text:p>1.24618</text:p>
              </table:table-cell>
              <table:table-cell office:value-type="float" office:value="1.2307">
                <text:p>1.2307</text:p>
              </table:table-cell>
              <table:table-cell office:value-type="float" office:value="1.14471">
                <text:p>1.14471</text:p>
              </table:table-cell>
              <table:table-cell office:value-type="float" office:value="1.37213">
                <text:p>1.37213</text:p>
              </table:table-cell>
              <table:table-cell office:value-type="float" office:value="1.22738">
                <text:p>1.22738</text:p>
              </table:table-cell>
              <table:table-cell office:value-type="float" office:value="1.2832">
                <text:p>1.28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.18073">
                <text:p>1.18073</text:p>
              </table:table-cell>
              <table:table-cell office:value-type="float" office:value="1.35099">
                <text:p>1.35099</text:p>
              </table:table-cell>
              <table:table-cell office:value-type="float" office:value="1.4024">
                <text:p>1.4024</text:p>
              </table:table-cell>
              <table:table-cell office:value-type="float" office:value="1.41723">
                <text:p>1.41723</text:p>
              </table:table-cell>
              <table:table-cell office:value-type="float" office:value="1.47749">
                <text:p>1.47749</text:p>
              </table:table-cell>
              <table:table-cell office:value-type="float" office:value="1.53642">
                <text:p>1.536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.44076">
                <text:p>1.44076</text:p>
              </table:table-cell>
              <table:table-cell office:value-type="float" office:value="1.3029">
                <text:p>1.3029</text:p>
              </table:table-cell>
              <table:table-cell office:value-type="float" office:value="1.45407">
                <text:p>1.45407</text:p>
              </table:table-cell>
              <table:table-cell office:value-type="float" office:value="1.44902">
                <text:p>1.44902</text:p>
              </table:table-cell>
              <table:table-cell office:value-type="float" office:value="1.22089">
                <text:p>1.22089</text:p>
              </table:table-cell>
              <table:table-cell office:value-type="float" office:value="1.55165">
                <text:p>1.551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.23535">
                <text:p>1.23535</text:p>
              </table:table-cell>
              <table:table-cell office:value-type="float" office:value="1.1817">
                <text:p>1.1817</text:p>
              </table:table-cell>
              <table:table-cell office:value-type="float" office:value="1.45394">
                <text:p>1.45394</text:p>
              </table:table-cell>
              <table:table-cell office:value-type="float" office:value="1.39347">
                <text:p>1.39347</text:p>
              </table:table-cell>
              <table:table-cell office:value-type="float" office:value="1.30371">
                <text:p>1.30371</text:p>
              </table:table-cell>
              <table:table-cell office:value-type="float" office:value="1.24696">
                <text:p>1.246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.17326">
                <text:p>1.17326</text:p>
              </table:table-cell>
              <table:table-cell office:value-type="float" office:value="1.32322">
                <text:p>1.32322</text:p>
              </table:table-cell>
              <table:table-cell office:value-type="float" office:value="1.08076">
                <text:p>1.08076</text:p>
              </table:table-cell>
              <table:table-cell office:value-type="float" office:value="1.32124">
                <text:p>1.32124</text:p>
              </table:table-cell>
              <table:table-cell office:value-type="float" office:value="1.37012">
                <text:p>1.37012</text:p>
              </table:table-cell>
              <table:table-cell office:value-type="float" office:value="1.51175">
                <text:p>1.511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.09719">
                <text:p>1.09719</text:p>
              </table:table-cell>
              <table:table-cell office:value-type="float" office:value="1.01851">
                <text:p>1.01851</text:p>
              </table:table-cell>
              <table:table-cell office:value-type="float" office:value="1.2402">
                <text:p>1.2402</text:p>
              </table:table-cell>
              <table:table-cell office:value-type="float" office:value="1.27827">
                <text:p>1.27827</text:p>
              </table:table-cell>
              <table:table-cell office:value-type="float" office:value="1.39631">
                <text:p>1.39631</text:p>
              </table:table-cell>
              <table:table-cell office:value-type="float" office:value="1.30814">
                <text:p>1.308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.13894">
                <text:p>1.13894</text:p>
              </table:table-cell>
              <table:table-cell office:value-type="float" office:value="1.35186">
                <text:p>1.35186</text:p>
              </table:table-cell>
              <table:table-cell office:value-type="float" office:value="1.44826">
                <text:p>1.44826</text:p>
              </table:table-cell>
              <table:table-cell office:value-type="float" office:value="1.5238">
                <text:p>1.5238</text:p>
              </table:table-cell>
              <table:table-cell office:value-type="float" office:value="1.40641">
                <text:p>1.40641</text:p>
              </table:table-cell>
              <table:table-cell office:value-type="float" office:value="1.38363">
                <text:p>1.383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.20188">
                <text:p>1.20188</text:p>
              </table:table-cell>
              <table:table-cell office:value-type="float" office:value="1.26457">
                <text:p>1.26457</text:p>
              </table:table-cell>
              <table:table-cell office:value-type="float" office:value="1.3832">
                <text:p>1.3832</text:p>
              </table:table-cell>
              <table:table-cell office:value-type="float" office:value="1.35507">
                <text:p>1.35507</text:p>
              </table:table-cell>
              <table:table-cell office:value-type="float" office:value="1.34448">
                <text:p>1.34448</text:p>
              </table:table-cell>
              <table:table-cell office:value-type="float" office:value="1.16974">
                <text:p>1.169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.38476">
                <text:p>1.38476</text:p>
              </table:table-cell>
              <table:table-cell office:value-type="float" office:value="1.41785">
                <text:p>1.41785</text:p>
              </table:table-cell>
              <table:table-cell office:value-type="float" office:value="1.29041">
                <text:p>1.29041</text:p>
              </table:table-cell>
              <table:table-cell office:value-type="float" office:value="1.17533">
                <text:p>1.17533</text:p>
              </table:table-cell>
              <table:table-cell office:value-type="float" office:value="1.3032">
                <text:p>1.3032</text:p>
              </table:table-cell>
              <table:table-cell office:value-type="float" office:value="1.24729">
                <text:p>1.247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.31132">
                <text:p>1.31132</text:p>
              </table:table-cell>
              <table:table-cell office:value-type="float" office:value="1.33452">
                <text:p>1.33452</text:p>
              </table:table-cell>
              <table:table-cell office:value-type="float" office:value="1.19365">
                <text:p>1.19365</text:p>
              </table:table-cell>
              <table:table-cell office:value-type="float" office:value="1.37228">
                <text:p>1.37228</text:p>
              </table:table-cell>
              <table:table-cell office:value-type="float" office:value="1.31921">
                <text:p>1.31921</text:p>
              </table:table-cell>
              <table:table-cell office:value-type="float" office:value="1.41261">
                <text:p>1.412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.39637">
                <text:p>1.39637</text:p>
              </table:table-cell>
              <table:table-cell office:value-type="float" office:value="1.3273">
                <text:p>1.3273</text:p>
              </table:table-cell>
              <table:table-cell office:value-type="float" office:value="1.33949">
                <text:p>1.33949</text:p>
              </table:table-cell>
              <table:table-cell office:value-type="float" office:value="1.38085">
                <text:p>1.38085</text:p>
              </table:table-cell>
              <table:table-cell office:value-type="float" office:value="1.42596">
                <text:p>1.42596</text:p>
              </table:table-cell>
              <table:table-cell office:value-type="float" office:value="1.43127">
                <text:p>1.431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.44808">
                <text:p>1.44808</text:p>
              </table:table-cell>
              <table:table-cell office:value-type="float" office:value="1.32211">
                <text:p>1.32211</text:p>
              </table:table-cell>
              <table:table-cell office:value-type="float" office:value="1.18287">
                <text:p>1.18287</text:p>
              </table:table-cell>
              <table:table-cell office:value-type="float" office:value="1.15754">
                <text:p>1.15754</text:p>
              </table:table-cell>
              <table:table-cell office:value-type="float" office:value="1.22942">
                <text:p>1.22942</text:p>
              </table:table-cell>
              <table:table-cell office:value-type="float" office:value="1.35106">
                <text:p>1.351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.41545">
                <text:p>1.41545</text:p>
              </table:table-cell>
              <table:table-cell office:value-type="float" office:value="1.40649">
                <text:p>1.40649</text:p>
              </table:table-cell>
              <table:table-cell office:value-type="float" office:value="1.37287">
                <text:p>1.37287</text:p>
              </table:table-cell>
              <table:table-cell office:value-type="float" office:value="1.3105">
                <text:p>1.3105</text:p>
              </table:table-cell>
              <table:table-cell office:value-type="float" office:value="1.48761">
                <text:p>1.48761</text:p>
              </table:table-cell>
              <table:table-cell office:value-type="float" office:value="1.15664">
                <text:p>1.156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.24547">
                <text:p>1.24547</text:p>
              </table:table-cell>
              <table:table-cell office:value-type="float" office:value="1.39248">
                <text:p>1.39248</text:p>
              </table:table-cell>
              <table:table-cell office:value-type="float" office:value="1.36792">
                <text:p>1.36792</text:p>
              </table:table-cell>
              <table:table-cell office:value-type="float" office:value="1.45448">
                <text:p>1.45448</text:p>
              </table:table-cell>
              <table:table-cell office:value-type="float" office:value="1.41931">
                <text:p>1.41931</text:p>
              </table:table-cell>
              <table:table-cell office:value-type="float" office:value="1.30786">
                <text:p>1.307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.40123">
                <text:p>1.40123</text:p>
              </table:table-cell>
              <table:table-cell office:value-type="float" office:value="1.23231">
                <text:p>1.23231</text:p>
              </table:table-cell>
              <table:table-cell office:value-type="float" office:value="1.3508">
                <text:p>1.3508</text:p>
              </table:table-cell>
              <table:table-cell office:value-type="float" office:value="1.30823">
                <text:p>1.30823</text:p>
              </table:table-cell>
              <table:table-cell office:value-type="float" office:value="1.40922">
                <text:p>1.40922</text:p>
              </table:table-cell>
              <table:table-cell office:value-type="float" office:value="1.40549">
                <text:p>1.405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.35066">
                <text:p>1.35066</text:p>
              </table:table-cell>
              <table:table-cell office:value-type="float" office:value="1.16177">
                <text:p>1.16177</text:p>
              </table:table-cell>
              <table:table-cell office:value-type="float" office:value="1.28476">
                <text:p>1.28476</text:p>
              </table:table-cell>
              <table:table-cell office:value-type="float" office:value="1.34858">
                <text:p>1.34858</text:p>
              </table:table-cell>
              <table:table-cell office:value-type="float" office:value="1.31896">
                <text:p>1.31896</text:p>
              </table:table-cell>
              <table:table-cell office:value-type="float" office:value="1.1236">
                <text:p>1.12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.30964">
                <text:p>1.30964</text:p>
              </table:table-cell>
              <table:table-cell office:value-type="float" office:value="1.25076">
                <text:p>1.25076</text:p>
              </table:table-cell>
              <table:table-cell office:value-type="float" office:value="1.10249">
                <text:p>1.10249</text:p>
              </table:table-cell>
              <table:table-cell office:value-type="float" office:value="1.37264">
                <text:p>1.37264</text:p>
              </table:table-cell>
              <table:table-cell office:value-type="float" office:value="1.32105">
                <text:p>1.32105</text:p>
              </table:table-cell>
              <table:table-cell office:value-type="float" office:value="1.44228">
                <text:p>1.442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.24536">
                <text:p>1.24536</text:p>
              </table:table-cell>
              <table:table-cell office:value-type="float" office:value="1.24048">
                <text:p>1.24048</text:p>
              </table:table-cell>
              <table:table-cell office:value-type="float" office:value="1.30557">
                <text:p>1.30557</text:p>
              </table:table-cell>
              <table:table-cell office:value-type="float" office:value="1.24273">
                <text:p>1.24273</text:p>
              </table:table-cell>
              <table:table-cell office:value-type="float" office:value="1.44685">
                <text:p>1.44685</text:p>
              </table:table-cell>
              <table:table-cell office:value-type="float" office:value="1.25235">
                <text:p>1.252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.13731">
                <text:p>1.13731</text:p>
              </table:table-cell>
              <table:table-cell office:value-type="float" office:value="1.23352">
                <text:p>1.23352</text:p>
              </table:table-cell>
              <table:table-cell office:value-type="float" office:value="1.35966">
                <text:p>1.35966</text:p>
              </table:table-cell>
              <table:table-cell office:value-type="float" office:value="1.30113">
                <text:p>1.30113</text:p>
              </table:table-cell>
              <table:table-cell office:value-type="float" office:value="1.33046">
                <text:p>1.33046</text:p>
              </table:table-cell>
              <table:table-cell office:value-type="float" office:value="1.36098">
                <text:p>1.360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.35824">
                <text:p>1.35824</text:p>
              </table:table-cell>
              <table:table-cell office:value-type="float" office:value="1.2571">
                <text:p>1.2571</text:p>
              </table:table-cell>
              <table:table-cell office:value-type="float" office:value="1.28008">
                <text:p>1.28008</text:p>
              </table:table-cell>
              <table:table-cell office:value-type="float" office:value="1.25989">
                <text:p>1.25989</text:p>
              </table:table-cell>
              <table:table-cell office:value-type="float" office:value="1.32598">
                <text:p>1.32598</text:p>
              </table:table-cell>
              <table:table-cell office:value-type="float" office:value="1.31619">
                <text:p>1.316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.17547">
                <text:p>1.17547</text:p>
              </table:table-cell>
              <table:table-cell office:value-type="float" office:value="1.23679">
                <text:p>1.23679</text:p>
              </table:table-cell>
              <table:table-cell office:value-type="float" office:value="1.37682">
                <text:p>1.37682</text:p>
              </table:table-cell>
              <table:table-cell office:value-type="float" office:value="1.23326">
                <text:p>1.23326</text:p>
              </table:table-cell>
              <table:table-cell office:value-type="float" office:value="1.27467">
                <text:p>1.27467</text:p>
              </table:table-cell>
              <table:table-cell office:value-type="float" office:value="1.36254">
                <text:p>1.362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.339">
                <text:p>1.339</text:p>
              </table:table-cell>
              <table:table-cell office:value-type="float" office:value="1.22137">
                <text:p>1.22137</text:p>
              </table:table-cell>
              <table:table-cell office:value-type="float" office:value="1.21544">
                <text:p>1.21544</text:p>
              </table:table-cell>
              <table:table-cell office:value-type="float" office:value="1.45125">
                <text:p>1.45125</text:p>
              </table:table-cell>
              <table:table-cell office:value-type="float" office:value="1.27654">
                <text:p>1.27654</text:p>
              </table:table-cell>
              <table:table-cell office:value-type="float" office:value="1.32053">
                <text:p>1.320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.14546">
                <text:p>1.14546</text:p>
              </table:table-cell>
              <table:table-cell office:value-type="float" office:value="1.20963">
                <text:p>1.20963</text:p>
              </table:table-cell>
              <table:table-cell office:value-type="float" office:value="1.27023">
                <text:p>1.27023</text:p>
              </table:table-cell>
              <table:table-cell office:value-type="float" office:value="1.306">
                <text:p>1.306</text:p>
              </table:table-cell>
              <table:table-cell office:value-type="float" office:value="1.26195">
                <text:p>1.26195</text:p>
              </table:table-cell>
              <table:table-cell office:value-type="float" office:value="1.19645">
                <text:p>1.196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.2347">
                <text:p>1.2347</text:p>
              </table:table-cell>
              <table:table-cell office:value-type="float" office:value="1.37383">
                <text:p>1.37383</text:p>
              </table:table-cell>
              <table:table-cell office:value-type="float" office:value="1.14125">
                <text:p>1.14125</text:p>
              </table:table-cell>
              <table:table-cell office:value-type="float" office:value="1.44963">
                <text:p>1.44963</text:p>
              </table:table-cell>
              <table:table-cell office:value-type="float" office:value="1.38482">
                <text:p>1.38482</text:p>
              </table:table-cell>
              <table:table-cell office:value-type="float" office:value="1.36773">
                <text:p>1.367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.36132">
                <text:p>1.36132</text:p>
              </table:table-cell>
              <table:table-cell office:value-type="float" office:value="1.12727">
                <text:p>1.12727</text:p>
              </table:table-cell>
              <table:table-cell office:value-type="float" office:value="1.25873">
                <text:p>1.25873</text:p>
              </table:table-cell>
              <table:table-cell office:value-type="float" office:value="1.34004">
                <text:p>1.34004</text:p>
              </table:table-cell>
              <table:table-cell office:value-type="float" office:value="1.40854">
                <text:p>1.40854</text:p>
              </table:table-cell>
              <table:table-cell office:value-type="float" office:value="1.3609">
                <text:p>1.36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.33764">
                <text:p>1.33764</text:p>
              </table:table-cell>
              <table:table-cell office:value-type="float" office:value="1.24813">
                <text:p>1.24813</text:p>
              </table:table-cell>
              <table:table-cell office:value-type="float" office:value="1.1879">
                <text:p>1.1879</text:p>
              </table:table-cell>
              <table:table-cell office:value-type="float" office:value="1.23078">
                <text:p>1.23078</text:p>
              </table:table-cell>
              <table:table-cell office:value-type="float" office:value="1.32467">
                <text:p>1.32467</text:p>
              </table:table-cell>
              <table:table-cell office:value-type="float" office:value="1.29391">
                <text:p>1.293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.39422">
                <text:p>1.39422</text:p>
              </table:table-cell>
              <table:table-cell office:value-type="float" office:value="1.17277">
                <text:p>1.17277</text:p>
              </table:table-cell>
              <table:table-cell office:value-type="float" office:value="1.35349">
                <text:p>1.35349</text:p>
              </table:table-cell>
              <table:table-cell office:value-type="float" office:value="1.32093">
                <text:p>1.32093</text:p>
              </table:table-cell>
              <table:table-cell office:value-type="float" office:value="1.17769">
                <text:p>1.17769</text:p>
              </table:table-cell>
              <table:table-cell office:value-type="float" office:value="1.33508">
                <text:p>1.335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.17542">
                <text:p>1.17542</text:p>
              </table:table-cell>
              <table:table-cell office:value-type="float" office:value="1.29675">
                <text:p>1.29675</text:p>
              </table:table-cell>
              <table:table-cell office:value-type="float" office:value="1.26294">
                <text:p>1.26294</text:p>
              </table:table-cell>
              <table:table-cell office:value-type="float" office:value="1.33291">
                <text:p>1.33291</text:p>
              </table:table-cell>
              <table:table-cell office:value-type="float" office:value="1.41205">
                <text:p>1.41205</text:p>
              </table:table-cell>
              <table:table-cell office:value-type="float" office:value="1.41621">
                <text:p>1.416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.128">
                <text:p>1.128</text:p>
              </table:table-cell>
              <table:table-cell office:value-type="float" office:value="1.52926">
                <text:p>1.52926</text:p>
              </table:table-cell>
              <table:table-cell office:value-type="float" office:value="1.22326">
                <text:p>1.22326</text:p>
              </table:table-cell>
              <table:table-cell office:value-type="float" office:value="1.54607">
                <text:p>1.54607</text:p>
              </table:table-cell>
              <table:table-cell office:value-type="float" office:value="1.28541">
                <text:p>1.28541</text:p>
              </table:table-cell>
              <table:table-cell office:value-type="float" office:value="1.29709">
                <text:p>1.297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.26847">
                <text:p>1.26847</text:p>
              </table:table-cell>
              <table:table-cell office:value-type="float" office:value="1.24864">
                <text:p>1.24864</text:p>
              </table:table-cell>
              <table:table-cell office:value-type="float" office:value="1.44178">
                <text:p>1.44178</text:p>
              </table:table-cell>
              <table:table-cell office:value-type="float" office:value="1.36439">
                <text:p>1.36439</text:p>
              </table:table-cell>
              <table:table-cell office:value-type="float" office:value="1.3373">
                <text:p>1.3373</text:p>
              </table:table-cell>
              <table:table-cell office:value-type="float" office:value="1.43139">
                <text:p>1.431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.29486">
                <text:p>1.29486</text:p>
              </table:table-cell>
              <table:table-cell office:value-type="float" office:value="1.49216">
                <text:p>1.49216</text:p>
              </table:table-cell>
              <table:table-cell office:value-type="float" office:value="1.43568">
                <text:p>1.43568</text:p>
              </table:table-cell>
              <table:table-cell office:value-type="float" office:value="1.24656">
                <text:p>1.24656</text:p>
              </table:table-cell>
              <table:table-cell office:value-type="float" office:value="1.38893">
                <text:p>1.38893</text:p>
              </table:table-cell>
              <table:table-cell office:value-type="float" office:value="1.3334">
                <text:p>1.33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.17891">
                <text:p>1.17891</text:p>
              </table:table-cell>
              <table:table-cell office:value-type="float" office:value="1.4302">
                <text:p>1.4302</text:p>
              </table:table-cell>
              <table:table-cell office:value-type="float" office:value="1.19439">
                <text:p>1.19439</text:p>
              </table:table-cell>
              <table:table-cell office:value-type="float" office:value="1.43631">
                <text:p>1.43631</text:p>
              </table:table-cell>
              <table:table-cell office:value-type="float" office:value="1.27493">
                <text:p>1.27493</text:p>
              </table:table-cell>
              <table:table-cell office:value-type="float" office:value="1.23218">
                <text:p>1.232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.37855">
                <text:p>1.37855</text:p>
              </table:table-cell>
              <table:table-cell office:value-type="float" office:value="1.33978">
                <text:p>1.33978</text:p>
              </table:table-cell>
              <table:table-cell office:value-type="float" office:value="1.34303">
                <text:p>1.34303</text:p>
              </table:table-cell>
              <table:table-cell office:value-type="float" office:value="1.29779">
                <text:p>1.29779</text:p>
              </table:table-cell>
              <table:table-cell office:value-type="float" office:value="1.39293">
                <text:p>1.39293</text:p>
              </table:table-cell>
              <table:table-cell office:value-type="float" office:value="1.32535">
                <text:p>1.325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.30392">
                <text:p>1.30392</text:p>
              </table:table-cell>
              <table:table-cell office:value-type="float" office:value="1.40744">
                <text:p>1.40744</text:p>
              </table:table-cell>
              <table:table-cell office:value-type="float" office:value="1.38764">
                <text:p>1.38764</text:p>
              </table:table-cell>
              <table:table-cell office:value-type="float" office:value="1.33649">
                <text:p>1.33649</text:p>
              </table:table-cell>
              <table:table-cell office:value-type="float" office:value="1.37924">
                <text:p>1.37924</text:p>
              </table:table-cell>
              <table:table-cell office:value-type="float" office:value="1.54622">
                <text:p>1.546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.30359">
                <text:p>1.30359</text:p>
              </table:table-cell>
              <table:table-cell office:value-type="float" office:value="1.31956">
                <text:p>1.31956</text:p>
              </table:table-cell>
              <table:table-cell office:value-type="float" office:value="1.39139">
                <text:p>1.39139</text:p>
              </table:table-cell>
              <table:table-cell office:value-type="float" office:value="1.43881">
                <text:p>1.43881</text:p>
              </table:table-cell>
              <table:table-cell office:value-type="float" office:value="1.33099">
                <text:p>1.33099</text:p>
              </table:table-cell>
              <table:table-cell office:value-type="float" office:value="1.254">
                <text:p>1.2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.40351">
                <text:p>1.40351</text:p>
              </table:table-cell>
              <table:table-cell office:value-type="float" office:value="1.32785">
                <text:p>1.32785</text:p>
              </table:table-cell>
              <table:table-cell office:value-type="float" office:value="1.18661">
                <text:p>1.18661</text:p>
              </table:table-cell>
              <table:table-cell office:value-type="float" office:value="1.45466">
                <text:p>1.45466</text:p>
              </table:table-cell>
              <table:table-cell office:value-type="float" office:value="1.34125">
                <text:p>1.34125</text:p>
              </table:table-cell>
              <table:table-cell office:value-type="float" office:value="1.39262">
                <text:p>1.392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.37487">
                <text:p>1.37487</text:p>
              </table:table-cell>
              <table:table-cell office:value-type="float" office:value="1.20349">
                <text:p>1.20349</text:p>
              </table:table-cell>
              <table:table-cell office:value-type="float" office:value="1.32994">
                <text:p>1.32994</text:p>
              </table:table-cell>
              <table:table-cell office:value-type="float" office:value="1.14319">
                <text:p>1.14319</text:p>
              </table:table-cell>
              <table:table-cell office:value-type="float" office:value="1.21709">
                <text:p>1.21709</text:p>
              </table:table-cell>
              <table:table-cell office:value-type="float" office:value="1.20164">
                <text:p>1.201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.25966">
                <text:p>1.25966</text:p>
              </table:table-cell>
              <table:table-cell office:value-type="float" office:value="1.2576">
                <text:p>1.2576</text:p>
              </table:table-cell>
              <table:table-cell office:value-type="float" office:value="1.24887">
                <text:p>1.24887</text:p>
              </table:table-cell>
              <table:table-cell office:value-type="float" office:value="1.26335">
                <text:p>1.26335</text:p>
              </table:table-cell>
              <table:table-cell office:value-type="float" office:value="1.23398">
                <text:p>1.23398</text:p>
              </table:table-cell>
              <table:table-cell office:value-type="float" office:value="1.30281">
                <text:p>1.30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1.08186">
                <text:p>1.08186</text:p>
              </table:table-cell>
              <table:table-cell office:value-type="float" office:value="1.1502">
                <text:p>1.1502</text:p>
              </table:table-cell>
              <table:table-cell office:value-type="float" office:value="1.51843">
                <text:p>1.51843</text:p>
              </table:table-cell>
              <table:table-cell office:value-type="float" office:value="1.11442">
                <text:p>1.11442</text:p>
              </table:table-cell>
              <table:table-cell office:value-type="float" office:value="1.34436">
                <text:p>1.34436</text:p>
              </table:table-cell>
              <table:table-cell office:value-type="float" office:value="1.25474">
                <text:p>1.254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1.33275">
                <text:p>1.33275</text:p>
              </table:table-cell>
              <table:table-cell office:value-type="float" office:value="1.19913">
                <text:p>1.19913</text:p>
              </table:table-cell>
              <table:table-cell office:value-type="float" office:value="1.21765">
                <text:p>1.21765</text:p>
              </table:table-cell>
              <table:table-cell office:value-type="float" office:value="1.35722">
                <text:p>1.35722</text:p>
              </table:table-cell>
              <table:table-cell office:value-type="float" office:value="1.46659">
                <text:p>1.46659</text:p>
              </table:table-cell>
              <table:table-cell office:value-type="float" office:value="1.48866">
                <text:p>1.488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.4331">
                <text:p>1.4331</text:p>
              </table:table-cell>
              <table:table-cell office:value-type="float" office:value="1.36791">
                <text:p>1.36791</text:p>
              </table:table-cell>
              <table:table-cell office:value-type="float" office:value="1.21953">
                <text:p>1.21953</text:p>
              </table:table-cell>
              <table:table-cell office:value-type="float" office:value="1.43888">
                <text:p>1.43888</text:p>
              </table:table-cell>
              <table:table-cell office:value-type="float" office:value="1.35525">
                <text:p>1.35525</text:p>
              </table:table-cell>
              <table:table-cell office:value-type="float" office:value="1.27055">
                <text:p>1.270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.29286">
                <text:p>1.29286</text:p>
              </table:table-cell>
              <table:table-cell office:value-type="float" office:value="1.21396">
                <text:p>1.21396</text:p>
              </table:table-cell>
              <table:table-cell office:value-type="float" office:value="1.28089">
                <text:p>1.28089</text:p>
              </table:table-cell>
              <table:table-cell office:value-type="float" office:value="1.39646">
                <text:p>1.39646</text:p>
              </table:table-cell>
              <table:table-cell office:value-type="float" office:value="1.18852">
                <text:p>1.18852</text:p>
              </table:table-cell>
              <table:table-cell office:value-type="float" office:value="1.18084">
                <text:p>1.180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.16969">
                <text:p>1.16969</text:p>
              </table:table-cell>
              <table:table-cell office:value-type="float" office:value="1.29253">
                <text:p>1.29253</text:p>
              </table:table-cell>
              <table:table-cell office:value-type="float" office:value="1.17787">
                <text:p>1.17787</text:p>
              </table:table-cell>
              <table:table-cell office:value-type="float" office:value="1.15523">
                <text:p>1.15523</text:p>
              </table:table-cell>
              <table:table-cell office:value-type="float" office:value="1.15135">
                <text:p>1.15135</text:p>
              </table:table-cell>
              <table:table-cell office:value-type="float" office:value="1.25448">
                <text:p>1.254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.19346">
                <text:p>1.19346</text:p>
              </table:table-cell>
              <table:table-cell office:value-type="float" office:value="1.4592">
                <text:p>1.4592</text:p>
              </table:table-cell>
              <table:table-cell office:value-type="float" office:value="1.21156">
                <text:p>1.21156</text:p>
              </table:table-cell>
              <table:table-cell office:value-type="float" office:value="1.14545">
                <text:p>1.14545</text:p>
              </table:table-cell>
              <table:table-cell office:value-type="float" office:value="1.26343">
                <text:p>1.26343</text:p>
              </table:table-cell>
              <table:table-cell office:value-type="float" office:value="1.5235">
                <text:p>1.52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.18735">
                <text:p>1.18735</text:p>
              </table:table-cell>
              <table:table-cell office:value-type="float" office:value="1.29508">
                <text:p>1.29508</text:p>
              </table:table-cell>
              <table:table-cell office:value-type="float" office:value="1.307">
                <text:p>1.307</text:p>
              </table:table-cell>
              <table:table-cell office:value-type="float" office:value="1.50455">
                <text:p>1.50455</text:p>
              </table:table-cell>
              <table:table-cell office:value-type="float" office:value="1.20948">
                <text:p>1.20948</text:p>
              </table:table-cell>
              <table:table-cell office:value-type="float" office:value="1.28702">
                <text:p>1.287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.2753">
                <text:p>1.2753</text:p>
              </table:table-cell>
              <table:table-cell office:value-type="float" office:value="1.45431">
                <text:p>1.45431</text:p>
              </table:table-cell>
              <table:table-cell office:value-type="float" office:value="1.20899">
                <text:p>1.20899</text:p>
              </table:table-cell>
              <table:table-cell office:value-type="float" office:value="1.44994">
                <text:p>1.44994</text:p>
              </table:table-cell>
              <table:table-cell office:value-type="float" office:value="1.31923">
                <text:p>1.31923</text:p>
              </table:table-cell>
              <table:table-cell office:value-type="float" office:value="1.21085">
                <text:p>1.210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1.15876">
                <text:p>1.15876</text:p>
              </table:table-cell>
              <table:table-cell office:value-type="float" office:value="1.54606">
                <text:p>1.54606</text:p>
              </table:table-cell>
              <table:table-cell office:value-type="float" office:value="1.345">
                <text:p>1.345</text:p>
              </table:table-cell>
              <table:table-cell office:value-type="float" office:value="1.21772">
                <text:p>1.21772</text:p>
              </table:table-cell>
              <table:table-cell office:value-type="float" office:value="1.34678">
                <text:p>1.34678</text:p>
              </table:table-cell>
              <table:table-cell office:value-type="float" office:value="1.17617">
                <text:p>1.176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.33564">
                <text:p>1.33564</text:p>
              </table:table-cell>
              <table:table-cell office:value-type="float" office:value="1.24391">
                <text:p>1.24391</text:p>
              </table:table-cell>
              <table:table-cell office:value-type="float" office:value="1.35455">
                <text:p>1.35455</text:p>
              </table:table-cell>
              <table:table-cell office:value-type="float" office:value="1.30237">
                <text:p>1.30237</text:p>
              </table:table-cell>
              <table:table-cell office:value-type="float" office:value="1.24522">
                <text:p>1.24522</text:p>
              </table:table-cell>
              <table:table-cell office:value-type="float" office:value="1.31374">
                <text:p>1.313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.17865">
                <text:p>1.17865</text:p>
              </table:table-cell>
              <table:table-cell office:value-type="float" office:value="1.28652">
                <text:p>1.28652</text:p>
              </table:table-cell>
              <table:table-cell office:value-type="float" office:value="1.30392">
                <text:p>1.30392</text:p>
              </table:table-cell>
              <table:table-cell office:value-type="float" office:value="1.36923">
                <text:p>1.36923</text:p>
              </table:table-cell>
              <table:table-cell office:value-type="float" office:value="1.24681">
                <text:p>1.24681</text:p>
              </table:table-cell>
              <table:table-cell office:value-type="float" office:value="1.34756">
                <text:p>1.347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.34055">
                <text:p>1.34055</text:p>
              </table:table-cell>
              <table:table-cell office:value-type="float" office:value="1.3132">
                <text:p>1.3132</text:p>
              </table:table-cell>
              <table:table-cell office:value-type="float" office:value="1.30749">
                <text:p>1.30749</text:p>
              </table:table-cell>
              <table:table-cell office:value-type="float" office:value="1.19526">
                <text:p>1.19526</text:p>
              </table:table-cell>
              <table:table-cell office:value-type="float" office:value="1.41723">
                <text:p>1.41723</text:p>
              </table:table-cell>
              <table:table-cell office:value-type="float" office:value="1.27831">
                <text:p>1.278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.41775">
                <text:p>1.41775</text:p>
              </table:table-cell>
              <table:table-cell office:value-type="float" office:value="1.39833">
                <text:p>1.39833</text:p>
              </table:table-cell>
              <table:table-cell office:value-type="float" office:value="1.13033">
                <text:p>1.13033</text:p>
              </table:table-cell>
              <table:table-cell office:value-type="float" office:value="1.25563">
                <text:p>1.25563</text:p>
              </table:table-cell>
              <table:table-cell office:value-type="float" office:value="1.66131">
                <text:p>1.66131</text:p>
              </table:table-cell>
              <table:table-cell office:value-type="float" office:value="1.1935">
                <text:p>1.19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.24556">
                <text:p>1.24556</text:p>
              </table:table-cell>
              <table:table-cell office:value-type="float" office:value="1.33504">
                <text:p>1.33504</text:p>
              </table:table-cell>
              <table:table-cell office:value-type="float" office:value="1.1681">
                <text:p>1.1681</text:p>
              </table:table-cell>
              <table:table-cell office:value-type="float" office:value="1.2543">
                <text:p>1.2543</text:p>
              </table:table-cell>
              <table:table-cell office:value-type="float" office:value="1.20392">
                <text:p>1.20392</text:p>
              </table:table-cell>
              <table:table-cell office:value-type="float" office:value="1.3763">
                <text:p>1.37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1.41367">
                <text:p>1.41367</text:p>
              </table:table-cell>
              <table:table-cell office:value-type="float" office:value="1.57218">
                <text:p>1.57218</text:p>
              </table:table-cell>
              <table:table-cell office:value-type="float" office:value="1.23683">
                <text:p>1.23683</text:p>
              </table:table-cell>
              <table:table-cell office:value-type="float" office:value="1.47687">
                <text:p>1.47687</text:p>
              </table:table-cell>
              <table:table-cell office:value-type="float" office:value="1.40782">
                <text:p>1.40782</text:p>
              </table:table-cell>
              <table:table-cell office:value-type="float" office:value="1.41454">
                <text:p>1.414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.26364">
                <text:p>1.26364</text:p>
              </table:table-cell>
              <table:table-cell office:value-type="float" office:value="1.31801">
                <text:p>1.31801</text:p>
              </table:table-cell>
              <table:table-cell office:value-type="float" office:value="1.43813">
                <text:p>1.43813</text:p>
              </table:table-cell>
              <table:table-cell office:value-type="float" office:value="1.2808">
                <text:p>1.2808</text:p>
              </table:table-cell>
              <table:table-cell office:value-type="float" office:value="1.41568">
                <text:p>1.41568</text:p>
              </table:table-cell>
              <table:table-cell office:value-type="float" office:value="1.31465">
                <text:p>1.314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1.23651">
                <text:p>1.23651</text:p>
              </table:table-cell>
              <table:table-cell office:value-type="float" office:value="1.2484">
                <text:p>1.2484</text:p>
              </table:table-cell>
              <table:table-cell office:value-type="float" office:value="1.37468">
                <text:p>1.37468</text:p>
              </table:table-cell>
              <table:table-cell office:value-type="float" office:value="1.31548">
                <text:p>1.31548</text:p>
              </table:table-cell>
              <table:table-cell office:value-type="float" office:value="1.33778">
                <text:p>1.33778</text:p>
              </table:table-cell>
              <table:table-cell office:value-type="float" office:value="1.46255">
                <text:p>1.462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1.1509">
                <text:p>1.1509</text:p>
              </table:table-cell>
              <table:table-cell office:value-type="float" office:value="1.43996">
                <text:p>1.43996</text:p>
              </table:table-cell>
              <table:table-cell office:value-type="float" office:value="1.34542">
                <text:p>1.34542</text:p>
              </table:table-cell>
              <table:table-cell office:value-type="float" office:value="1.38519">
                <text:p>1.38519</text:p>
              </table:table-cell>
              <table:table-cell office:value-type="float" office:value="1.2004">
                <text:p>1.2004</text:p>
              </table:table-cell>
              <table:table-cell office:value-type="float" office:value="1.40398">
                <text:p>1.403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1.17577">
                <text:p>1.17577</text:p>
              </table:table-cell>
              <table:table-cell office:value-type="float" office:value="1.22112">
                <text:p>1.22112</text:p>
              </table:table-cell>
              <table:table-cell office:value-type="float" office:value="1.4575">
                <text:p>1.4575</text:p>
              </table:table-cell>
              <table:table-cell office:value-type="float" office:value="1.57494">
                <text:p>1.57494</text:p>
              </table:table-cell>
              <table:table-cell office:value-type="float" office:value="1.25038">
                <text:p>1.25038</text:p>
              </table:table-cell>
              <table:table-cell office:value-type="float" office:value="1.23011">
                <text:p>1.230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1.1872">
                <text:p>1.1872</text:p>
              </table:table-cell>
              <table:table-cell office:value-type="float" office:value="1.18037">
                <text:p>1.18037</text:p>
              </table:table-cell>
              <table:table-cell office:value-type="float" office:value="1.26108">
                <text:p>1.26108</text:p>
              </table:table-cell>
              <table:table-cell office:value-type="float" office:value="1.27331">
                <text:p>1.27331</text:p>
              </table:table-cell>
              <table:table-cell office:value-type="float" office:value="1.26285">
                <text:p>1.26285</text:p>
              </table:table-cell>
              <table:table-cell office:value-type="float" office:value="1.36094">
                <text:p>1.360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1.18039">
                <text:p>1.18039</text:p>
              </table:table-cell>
              <table:table-cell office:value-type="float" office:value="1.25226">
                <text:p>1.25226</text:p>
              </table:table-cell>
              <table:table-cell office:value-type="float" office:value="1.71842">
                <text:p>1.71842</text:p>
              </table:table-cell>
              <table:table-cell office:value-type="float" office:value="1.2729">
                <text:p>1.2729</text:p>
              </table:table-cell>
              <table:table-cell office:value-type="float" office:value="1.52494">
                <text:p>1.52494</text:p>
              </table:table-cell>
              <table:table-cell office:value-type="float" office:value="1.266">
                <text:p>1.2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1.28074">
                <text:p>1.28074</text:p>
              </table:table-cell>
              <table:table-cell office:value-type="float" office:value="1.24726">
                <text:p>1.24726</text:p>
              </table:table-cell>
              <table:table-cell office:value-type="float" office:value="1.2568">
                <text:p>1.2568</text:p>
              </table:table-cell>
              <table:table-cell office:value-type="float" office:value="1.30728">
                <text:p>1.30728</text:p>
              </table:table-cell>
              <table:table-cell office:value-type="float" office:value="1.61589">
                <text:p>1.61589</text:p>
              </table:table-cell>
              <table:table-cell office:value-type="float" office:value="1.41846">
                <text:p>1.418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1.23521">
                <text:p>1.23521</text:p>
              </table:table-cell>
              <table:table-cell office:value-type="float" office:value="1.14732">
                <text:p>1.14732</text:p>
              </table:table-cell>
              <table:table-cell office:value-type="float" office:value="1.25978">
                <text:p>1.25978</text:p>
              </table:table-cell>
              <table:table-cell office:value-type="float" office:value="1.28265">
                <text:p>1.28265</text:p>
              </table:table-cell>
              <table:table-cell office:value-type="float" office:value="1.43332">
                <text:p>1.43332</text:p>
              </table:table-cell>
              <table:table-cell office:value-type="float" office:value="1.25651">
                <text:p>1.256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1.19155">
                <text:p>1.19155</text:p>
              </table:table-cell>
              <table:table-cell office:value-type="float" office:value="1.22041">
                <text:p>1.22041</text:p>
              </table:table-cell>
              <table:table-cell office:value-type="float" office:value="1.53576">
                <text:p>1.53576</text:p>
              </table:table-cell>
              <table:table-cell office:value-type="float" office:value="1.5725">
                <text:p>1.5725</text:p>
              </table:table-cell>
              <table:table-cell office:value-type="float" office:value="1.48165">
                <text:p>1.48165</text:p>
              </table:table-cell>
              <table:table-cell office:value-type="float" office:value="1.38787">
                <text:p>1.387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1.10737">
                <text:p>1.10737</text:p>
              </table:table-cell>
              <table:table-cell office:value-type="float" office:value="1.35811">
                <text:p>1.35811</text:p>
              </table:table-cell>
              <table:table-cell office:value-type="float" office:value="1.19988">
                <text:p>1.19988</text:p>
              </table:table-cell>
              <table:table-cell office:value-type="float" office:value="1.37674">
                <text:p>1.37674</text:p>
              </table:table-cell>
              <table:table-cell office:value-type="float" office:value="1.27832">
                <text:p>1.27832</text:p>
              </table:table-cell>
              <table:table-cell office:value-type="float" office:value="1.4593">
                <text:p>1.45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1.10797">
                <text:p>1.10797</text:p>
              </table:table-cell>
              <table:table-cell office:value-type="float" office:value="1.26518">
                <text:p>1.26518</text:p>
              </table:table-cell>
              <table:table-cell office:value-type="float" office:value="1.32631">
                <text:p>1.32631</text:p>
              </table:table-cell>
              <table:table-cell office:value-type="float" office:value="1.27416">
                <text:p>1.27416</text:p>
              </table:table-cell>
              <table:table-cell office:value-type="float" office:value="1.30314">
                <text:p>1.30314</text:p>
              </table:table-cell>
              <table:table-cell office:value-type="float" office:value="1.33491">
                <text:p>1.334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1.36982">
                <text:p>1.36982</text:p>
              </table:table-cell>
              <table:table-cell office:value-type="float" office:value="1.14915">
                <text:p>1.14915</text:p>
              </table:table-cell>
              <table:table-cell office:value-type="float" office:value="1.42645">
                <text:p>1.42645</text:p>
              </table:table-cell>
              <table:table-cell office:value-type="float" office:value="1.31724">
                <text:p>1.31724</text:p>
              </table:table-cell>
              <table:table-cell office:value-type="float" office:value="1.38184">
                <text:p>1.38184</text:p>
              </table:table-cell>
              <table:table-cell office:value-type="float" office:value="1.12945">
                <text:p>1.129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1.20315">
                <text:p>1.20315</text:p>
              </table:table-cell>
              <table:table-cell office:value-type="float" office:value="1.38891">
                <text:p>1.38891</text:p>
              </table:table-cell>
              <table:table-cell office:value-type="float" office:value="1.30706">
                <text:p>1.30706</text:p>
              </table:table-cell>
              <table:table-cell office:value-type="float" office:value="1.48237">
                <text:p>1.48237</text:p>
              </table:table-cell>
              <table:table-cell office:value-type="float" office:value="1.26679">
                <text:p>1.26679</text:p>
              </table:table-cell>
              <table:table-cell office:value-type="float" office:value="1.28327">
                <text:p>1.283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1.23413">
                <text:p>1.23413</text:p>
              </table:table-cell>
              <table:table-cell office:value-type="float" office:value="1.42965">
                <text:p>1.42965</text:p>
              </table:table-cell>
              <table:table-cell office:value-type="float" office:value="1.34625">
                <text:p>1.34625</text:p>
              </table:table-cell>
              <table:table-cell office:value-type="float" office:value="1.32427">
                <text:p>1.32427</text:p>
              </table:table-cell>
              <table:table-cell office:value-type="float" office:value="1.43863">
                <text:p>1.43863</text:p>
              </table:table-cell>
              <table:table-cell office:value-type="float" office:value="1.31479">
                <text:p>1.314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1.2341">
                <text:p>1.2341</text:p>
              </table:table-cell>
              <table:table-cell office:value-type="float" office:value="1.28158">
                <text:p>1.28158</text:p>
              </table:table-cell>
              <table:table-cell office:value-type="float" office:value="1.68019">
                <text:p>1.68019</text:p>
              </table:table-cell>
              <table:table-cell office:value-type="float" office:value="1.31934">
                <text:p>1.31934</text:p>
              </table:table-cell>
              <table:table-cell office:value-type="float" office:value="1.39774">
                <text:p>1.39774</text:p>
              </table:table-cell>
              <table:table-cell office:value-type="float" office:value="1.36829">
                <text:p>1.368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.222">
                <text:p>1.222</text:p>
              </table:table-cell>
              <table:table-cell office:value-type="float" office:value="1.31923">
                <text:p>1.31923</text:p>
              </table:table-cell>
              <table:table-cell office:value-type="float" office:value="1.25317">
                <text:p>1.25317</text:p>
              </table:table-cell>
              <table:table-cell office:value-type="float" office:value="1.42783">
                <text:p>1.42783</text:p>
              </table:table-cell>
              <table:table-cell office:value-type="float" office:value="1.38151">
                <text:p>1.38151</text:p>
              </table:table-cell>
              <table:table-cell office:value-type="float" office:value="1.28108">
                <text:p>1.281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1.32831">
                <text:p>1.32831</text:p>
              </table:table-cell>
              <table:table-cell office:value-type="float" office:value="1.26647">
                <text:p>1.26647</text:p>
              </table:table-cell>
              <table:table-cell office:value-type="float" office:value="1.29829">
                <text:p>1.29829</text:p>
              </table:table-cell>
              <table:table-cell office:value-type="float" office:value="1.41191">
                <text:p>1.41191</text:p>
              </table:table-cell>
              <table:table-cell office:value-type="float" office:value="1.42808">
                <text:p>1.42808</text:p>
              </table:table-cell>
              <table:table-cell office:value-type="float" office:value="1.33351">
                <text:p>1.333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.38935">
                <text:p>1.38935</text:p>
              </table:table-cell>
              <table:table-cell office:value-type="float" office:value="1.27899">
                <text:p>1.27899</text:p>
              </table:table-cell>
              <table:table-cell office:value-type="float" office:value="1.32489">
                <text:p>1.32489</text:p>
              </table:table-cell>
              <table:table-cell office:value-type="float" office:value="1.21903">
                <text:p>1.21903</text:p>
              </table:table-cell>
              <table:table-cell office:value-type="float" office:value="1.30232">
                <text:p>1.30232</text:p>
              </table:table-cell>
              <table:table-cell office:value-type="float" office:value="1.20479">
                <text:p>1.204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1.32094">
                <text:p>1.32094</text:p>
              </table:table-cell>
              <table:table-cell office:value-type="float" office:value="1.3656">
                <text:p>1.3656</text:p>
              </table:table-cell>
              <table:table-cell office:value-type="float" office:value="1.34266">
                <text:p>1.34266</text:p>
              </table:table-cell>
              <table:table-cell office:value-type="float" office:value="1.33205">
                <text:p>1.33205</text:p>
              </table:table-cell>
              <table:table-cell office:value-type="float" office:value="1.10943">
                <text:p>1.10943</text:p>
              </table:table-cell>
              <table:table-cell office:value-type="float" office:value="1.27673">
                <text:p>1.276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1.25303">
                <text:p>1.25303</text:p>
              </table:table-cell>
              <table:table-cell office:value-type="float" office:value="1.24923">
                <text:p>1.24923</text:p>
              </table:table-cell>
              <table:table-cell office:value-type="float" office:value="1.48961">
                <text:p>1.48961</text:p>
              </table:table-cell>
              <table:table-cell office:value-type="float" office:value="1.33449">
                <text:p>1.33449</text:p>
              </table:table-cell>
              <table:table-cell office:value-type="float" office:value="1.3146">
                <text:p>1.3146</text:p>
              </table:table-cell>
              <table:table-cell office:value-type="float" office:value="1.37629">
                <text:p>1.376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1.236">
                <text:p>1.236</text:p>
              </table:table-cell>
              <table:table-cell office:value-type="float" office:value="1.2424">
                <text:p>1.2424</text:p>
              </table:table-cell>
              <table:table-cell office:value-type="float" office:value="1.32235">
                <text:p>1.32235</text:p>
              </table:table-cell>
              <table:table-cell office:value-type="float" office:value="1.17837">
                <text:p>1.17837</text:p>
              </table:table-cell>
              <table:table-cell office:value-type="float" office:value="1.3797">
                <text:p>1.3797</text:p>
              </table:table-cell>
              <table:table-cell office:value-type="float" office:value="1.39179">
                <text:p>1.391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1.18739">
                <text:p>1.18739</text:p>
              </table:table-cell>
              <table:table-cell office:value-type="float" office:value="1.40174">
                <text:p>1.40174</text:p>
              </table:table-cell>
              <table:table-cell office:value-type="float" office:value="1.27015">
                <text:p>1.27015</text:p>
              </table:table-cell>
              <table:table-cell office:value-type="float" office:value="1.45048">
                <text:p>1.45048</text:p>
              </table:table-cell>
              <table:table-cell office:value-type="float" office:value="1.26637">
                <text:p>1.26637</text:p>
              </table:table-cell>
              <table:table-cell office:value-type="float" office:value="1.18437">
                <text:p>1.184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1.26799">
                <text:p>1.26799</text:p>
              </table:table-cell>
              <table:table-cell office:value-type="float" office:value="1.28125">
                <text:p>1.28125</text:p>
              </table:table-cell>
              <table:table-cell office:value-type="float" office:value="1.41364">
                <text:p>1.41364</text:p>
              </table:table-cell>
              <table:table-cell office:value-type="float" office:value="1.36675">
                <text:p>1.36675</text:p>
              </table:table-cell>
              <table:table-cell office:value-type="float" office:value="1.34153">
                <text:p>1.34153</text:p>
              </table:table-cell>
              <table:table-cell office:value-type="float" office:value="1.34971">
                <text:p>1.349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1.19791">
                <text:p>1.19791</text:p>
              </table:table-cell>
              <table:table-cell office:value-type="float" office:value="1.22776">
                <text:p>1.22776</text:p>
              </table:table-cell>
              <table:table-cell office:value-type="float" office:value="1.28086">
                <text:p>1.28086</text:p>
              </table:table-cell>
              <table:table-cell office:value-type="float" office:value="1.40014">
                <text:p>1.40014</text:p>
              </table:table-cell>
              <table:table-cell office:value-type="float" office:value="1.52537">
                <text:p>1.52537</text:p>
              </table:table-cell>
              <table:table-cell office:value-type="float" office:value="1.35035">
                <text:p>1.350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1.15772">
                <text:p>1.15772</text:p>
              </table:table-cell>
              <table:table-cell office:value-type="float" office:value="1.33744">
                <text:p>1.33744</text:p>
              </table:table-cell>
              <table:table-cell office:value-type="float" office:value="1.2317">
                <text:p>1.2317</text:p>
              </table:table-cell>
              <table:table-cell office:value-type="float" office:value="1.40532">
                <text:p>1.40532</text:p>
              </table:table-cell>
              <table:table-cell office:value-type="float" office:value="1.4269">
                <text:p>1.4269</text:p>
              </table:table-cell>
              <table:table-cell office:value-type="float" office:value="1.43719">
                <text:p>1.437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1.21803">
                <text:p>1.21803</text:p>
              </table:table-cell>
              <table:table-cell office:value-type="float" office:value="1.19434">
                <text:p>1.19434</text:p>
              </table:table-cell>
              <table:table-cell office:value-type="float" office:value="1.26302">
                <text:p>1.26302</text:p>
              </table:table-cell>
              <table:table-cell office:value-type="float" office:value="1.24789">
                <text:p>1.24789</text:p>
              </table:table-cell>
              <table:table-cell office:value-type="float" office:value="1.35891">
                <text:p>1.35891</text:p>
              </table:table-cell>
              <table:table-cell office:value-type="float" office:value="1.25438">
                <text:p>1.254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1.1776">
                <text:p>1.1776</text:p>
              </table:table-cell>
              <table:table-cell office:value-type="float" office:value="1.2727">
                <text:p>1.2727</text:p>
              </table:table-cell>
              <table:table-cell office:value-type="float" office:value="1.19209">
                <text:p>1.19209</text:p>
              </table:table-cell>
              <table:table-cell office:value-type="float" office:value="1.42915">
                <text:p>1.42915</text:p>
              </table:table-cell>
              <table:table-cell office:value-type="float" office:value="1.38653">
                <text:p>1.38653</text:p>
              </table:table-cell>
              <table:table-cell office:value-type="float" office:value="1.47291">
                <text:p>1.472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.23614">
                <text:p>1.23614</text:p>
              </table:table-cell>
              <table:table-cell office:value-type="float" office:value="1.21943">
                <text:p>1.21943</text:p>
              </table:table-cell>
              <table:table-cell office:value-type="float" office:value="1.59709">
                <text:p>1.59709</text:p>
              </table:table-cell>
              <table:table-cell office:value-type="float" office:value="1.27976">
                <text:p>1.27976</text:p>
              </table:table-cell>
              <table:table-cell office:value-type="float" office:value="1.46357">
                <text:p>1.46357</text:p>
              </table:table-cell>
              <table:table-cell office:value-type="float" office:value="1.2436">
                <text:p>1.24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1.16424">
                <text:p>1.16424</text:p>
              </table:table-cell>
              <table:table-cell office:value-type="float" office:value="1.29913">
                <text:p>1.29913</text:p>
              </table:table-cell>
              <table:table-cell office:value-type="float" office:value="1.21375">
                <text:p>1.21375</text:p>
              </table:table-cell>
              <table:table-cell office:value-type="float" office:value="1.35494">
                <text:p>1.35494</text:p>
              </table:table-cell>
              <table:table-cell office:value-type="float" office:value="1.30718">
                <text:p>1.30718</text:p>
              </table:table-cell>
              <table:table-cell office:value-type="float" office:value="1.26943">
                <text:p>1.269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1.25326">
                <text:p>1.25326</text:p>
              </table:table-cell>
              <table:table-cell office:value-type="float" office:value="1.28459">
                <text:p>1.28459</text:p>
              </table:table-cell>
              <table:table-cell office:value-type="float" office:value="1.31826">
                <text:p>1.31826</text:p>
              </table:table-cell>
              <table:table-cell office:value-type="float" office:value="1.43164">
                <text:p>1.43164</text:p>
              </table:table-cell>
              <table:table-cell office:value-type="float" office:value="1.34356">
                <text:p>1.34356</text:p>
              </table:table-cell>
              <table:table-cell office:value-type="float" office:value="1.42329">
                <text:p>1.423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1.34902">
                <text:p>1.34902</text:p>
              </table:table-cell>
              <table:table-cell office:value-type="float" office:value="1.17225">
                <text:p>1.17225</text:p>
              </table:table-cell>
              <table:table-cell office:value-type="float" office:value="1.22523">
                <text:p>1.22523</text:p>
              </table:table-cell>
              <table:table-cell office:value-type="float" office:value="1.39787">
                <text:p>1.39787</text:p>
              </table:table-cell>
              <table:table-cell office:value-type="float" office:value="1.41783">
                <text:p>1.41783</text:p>
              </table:table-cell>
              <table:table-cell office:value-type="float" office:value="1.23863">
                <text:p>1.238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1.49923">
                <text:p>1.49923</text:p>
              </table:table-cell>
              <table:table-cell office:value-type="float" office:value="1.25472">
                <text:p>1.25472</text:p>
              </table:table-cell>
              <table:table-cell office:value-type="float" office:value="1.35886">
                <text:p>1.35886</text:p>
              </table:table-cell>
              <table:table-cell office:value-type="float" office:value="1.09973">
                <text:p>1.09973</text:p>
              </table:table-cell>
              <table:table-cell office:value-type="float" office:value="1.22942">
                <text:p>1.22942</text:p>
              </table:table-cell>
              <table:table-cell office:value-type="float" office:value="1.38895">
                <text:p>1.388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1.40627">
                <text:p>1.40627</text:p>
              </table:table-cell>
              <table:table-cell office:value-type="float" office:value="1.47747">
                <text:p>1.47747</text:p>
              </table:table-cell>
              <table:table-cell office:value-type="float" office:value="1.33255">
                <text:p>1.33255</text:p>
              </table:table-cell>
              <table:table-cell office:value-type="float" office:value="1.37857">
                <text:p>1.37857</text:p>
              </table:table-cell>
              <table:table-cell office:value-type="float" office:value="1.24532">
                <text:p>1.24532</text:p>
              </table:table-cell>
              <table:table-cell office:value-type="float" office:value="1.25292">
                <text:p>1.252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1.14667">
                <text:p>1.14667</text:p>
              </table:table-cell>
              <table:table-cell office:value-type="float" office:value="1.29292">
                <text:p>1.29292</text:p>
              </table:table-cell>
              <table:table-cell office:value-type="float" office:value="1.33321">
                <text:p>1.33321</text:p>
              </table:table-cell>
              <table:table-cell office:value-type="float" office:value="1.23819">
                <text:p>1.23819</text:p>
              </table:table-cell>
              <table:table-cell office:value-type="float" office:value="1.31718">
                <text:p>1.31718</text:p>
              </table:table-cell>
              <table:table-cell office:value-type="float" office:value="1.31936">
                <text:p>1.319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1.23151">
                <text:p>1.23151</text:p>
              </table:table-cell>
              <table:table-cell office:value-type="float" office:value="1.44665">
                <text:p>1.44665</text:p>
              </table:table-cell>
              <table:table-cell office:value-type="float" office:value="1.35269">
                <text:p>1.35269</text:p>
              </table:table-cell>
              <table:table-cell office:value-type="float" office:value="1.30894">
                <text:p>1.30894</text:p>
              </table:table-cell>
              <table:table-cell office:value-type="float" office:value="1.63339">
                <text:p>1.63339</text:p>
              </table:table-cell>
              <table:table-cell office:value-type="float" office:value="1.32591">
                <text:p>1.325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1.15047">
                <text:p>1.15047</text:p>
              </table:table-cell>
              <table:table-cell office:value-type="float" office:value="1.12056">
                <text:p>1.12056</text:p>
              </table:table-cell>
              <table:table-cell office:value-type="float" office:value="1.45966">
                <text:p>1.45966</text:p>
              </table:table-cell>
              <table:table-cell office:value-type="float" office:value="1.24674">
                <text:p>1.24674</text:p>
              </table:table-cell>
              <table:table-cell office:value-type="float" office:value="1.1813">
                <text:p>1.1813</text:p>
              </table:table-cell>
              <table:table-cell office:value-type="float" office:value="1.53644">
                <text:p>1.536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1.16387">
                <text:p>1.16387</text:p>
              </table:table-cell>
              <table:table-cell office:value-type="float" office:value="1.13663">
                <text:p>1.13663</text:p>
              </table:table-cell>
              <table:table-cell office:value-type="float" office:value="1.37349">
                <text:p>1.37349</text:p>
              </table:table-cell>
              <table:table-cell office:value-type="float" office:value="1.24181">
                <text:p>1.24181</text:p>
              </table:table-cell>
              <table:table-cell office:value-type="float" office:value="1.42441">
                <text:p>1.42441</text:p>
              </table:table-cell>
              <table:table-cell office:value-type="float" office:value="1.25876">
                <text:p>1.258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.40859">
                <text:p>1.40859</text:p>
              </table:table-cell>
              <table:table-cell office:value-type="float" office:value="1.48277">
                <text:p>1.48277</text:p>
              </table:table-cell>
              <table:table-cell office:value-type="float" office:value="1.12531">
                <text:p>1.12531</text:p>
              </table:table-cell>
              <table:table-cell office:value-type="float" office:value="1.12235">
                <text:p>1.12235</text:p>
              </table:table-cell>
              <table:table-cell office:value-type="float" office:value="1.20962">
                <text:p>1.20962</text:p>
              </table:table-cell>
              <table:table-cell office:value-type="float" office:value="1.37167">
                <text:p>1.371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